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19/settings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151/settings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manifest.rdf" manifest:media-type="application/rdf+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Pictures/100000000000001F0000001E35C4926BF93FBE97.png" manifest:media-type="image/png"/>
  <manifest:file-entry manifest:full-path="Pictures/2000000900006C0B000044E8AD8B070AA8C59B85.svm" manifest:media-type=""/>
  <manifest:file-entry manifest:full-path="Pictures/200000090000614B000049513F93304CDE30014C.svm" manifest:media-type=""/>
  <manifest:file-entry manifest:full-path="Pictures/2000000900004DBA00003766102C3265C817CD84.svm" manifest:media-type=""/>
  <manifest:file-entry manifest:full-path="Pictures/2000000900005109000034EC0DC6BB8CA618519B.svm" manifest:media-type=""/>
  <manifest:file-entry manifest:full-path="Pictures/200000090000526900003E4A1AA6F7C64B7BF9CE.svm" manifest:media-type="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1/settings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212/settings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0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33" manifest:media-type="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220/content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5/content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47/content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34/settings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296/settings.xml" manifest:media-type="text/xml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1/settings.xml" manifest:media-type="text/xml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Gothic" svg:font-family="Gothic" style:font-pitch="variable"/>
    <style:font-face style:name="Lucidasans" svg:font-family="Lucidasans" style:font-pitch="variable"/>
    <style:font-face style:name="OpenSymbol3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0.61cm"/>
    </style:style>
    <style:style style:name="Tableau2.B" style:family="table-column">
      <style:table-column-properties style:column-width="6.403cm"/>
    </style:style>
    <style:style style:name="Tableau2.A1" style:family="table-cell">
      <style:table-cell-properties fo:padding="0.097cm" fo:border="none"/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0.186cm"/>
    </style:style>
    <style:style style:name="Tableau4.B" style:family="table-column">
      <style:table-column-properties style:column-width="6.826cm"/>
    </style:style>
    <style:style style:name="Tableau4.A1" style:family="table-cell">
      <style:table-cell-properties fo:padding="0.097cm" fo:border="none"/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0.478cm"/>
    </style:style>
    <style:style style:name="Tableau5.B" style:family="table-column">
      <style:table-column-properties style:column-width="6.535cm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6.985cm"/>
    </style:style>
    <style:style style:name="Tableau6.B" style:family="table-column">
      <style:table-column-properties style:column-width="10.028cm"/>
    </style:style>
    <style:style style:name="Tableau6.A1" style:family="table-cell">
      <style:table-cell-properties style:vertical-align="middle" fo:padding="0.097cm" fo:border="none"/>
    </style:style>
    <style:style style:name="Tableau7" style:family="table">
      <style:table-properties style:width="5.339cm" table:align="center" style:may-break-between-rows="false"/>
    </style:style>
    <style:style style:name="Tableau7.A" style:family="table-column">
      <style:table-column-properties style:column-width="1.055cm"/>
    </style:style>
    <style:style style:name="Tableau7.B" style:family="table-column">
      <style:table-column-properties style:column-width="0.873cm"/>
    </style:style>
    <style:style style:name="Tableau7.C" style:family="table-column">
      <style:table-column-properties style:column-width="2.062cm"/>
    </style:style>
    <style:style style:name="Tableau7.D" style:family="table-column">
      <style:table-column-properties style:column-width="1.349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none" fo:border-right="none" fo:border-top="0.05pt solid #000000" fo:border-bottom="0.05pt solid #000000"/>
    </style:style>
    <style:style style:name="Tableau7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7.D2" style:family="table-cell">
      <style:table-cell-properties fo:padding="0.097cm" fo:border-left="none" fo:border-right="0.05pt solid #000000" fo:border-top="none" fo:border-bottom="0.05pt solid #000000"/>
    </style:style>
    <style:style style:name="Tableau7.3" style:family="table-row">
      <style:table-row-properties style:row-height="1.6cm"/>
    </style:style>
    <style:style style:name="Tableau7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7.D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1.615cm"/>
    </style:style>
    <style:style style:name="Tableau8.B" style:family="table-column">
      <style:table-column-properties style:column-width="5.398cm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7cm" fo:break-before="page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.7cm" style:rel-column-width="6553*"/>
    </style:style>
    <style:style style:name="Tableau11.J" style:family="table-column">
      <style:table-column-properties style:column-width="1.7cm" style:rel-column-width="655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J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break-before="page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9" style:family="table">
      <style:table-properties style:width="18.964cm" fo:margin-left="-0.191cm" table:align="left"/>
    </style:style>
    <style:style style:name="Tableau9.A" style:family="table-column">
      <style:table-column-properties style:column-width="5.166cm"/>
    </style:style>
    <style:style style:name="Tableau9.B" style:family="table-column">
      <style:table-column-properties style:column-width="6.618cm"/>
    </style:style>
    <style:style style:name="Tableau9.C" style:family="table-column">
      <style:table-column-properties style:column-width="7.179cm"/>
    </style:style>
    <style:style style:name="Tableau9.1" style:family="table-row">
      <style:table-row-properties style:row-height="0.58cm" fo:keep-together="auto"/>
    </style:style>
    <style:style style:name="Tableau9.A1" style:family="table-cell">
      <style:table-cell-properties style:vertical-align="" fo:padding-left="0.191cm" fo:padding-right="0.191cm" fo:padding-top="0cm" fo:padding-bottom="0cm" fo:border="1pt solid #000001"/>
    </style:style>
    <style:style style:name="Tableau9.2" style:family="table-row">
      <style:table-row-properties style:row-height="13.628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a36c3"/>
    </style:style>
    <style:style style:name="P4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0a36c3"/>
    </style:style>
    <style:style style:name="P5" style:family="paragraph" style:parent-style-name="Standard">
      <style:paragraph-properties fo:text-align="center" style:justify-single-word="false"/>
      <style:text-properties officeooo:paragraph-rsid="000b4ae1"/>
    </style:style>
    <style:style style:name="P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0b4ae1"/>
    </style:style>
    <style:style style:name="P7" style:family="paragraph" style:parent-style-name="Standard">
      <style:paragraph-properties fo:text-align="center" style:justify-single-word="false"/>
      <style:text-properties officeooo:paragraph-rsid="0011d9f0"/>
    </style:style>
    <style:style style:name="P8" style:family="paragraph" style:parent-style-name="Standard">
      <style:paragraph-properties fo:text-align="center" style:justify-single-word="false"/>
      <style:text-properties officeooo:paragraph-rsid="001513dd"/>
    </style:style>
    <style:style style:name="P9" style:family="paragraph" style:parent-style-name="Standard">
      <style:paragraph-properties fo:text-align="center" style:justify-single-word="false"/>
      <style:text-properties officeooo:paragraph-rsid="0019974e"/>
    </style:style>
    <style:style style:name="P10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08feaa"/>
    </style:style>
    <style:style style:name="P11" style:family="paragraph" style:parent-style-name="Standard">
      <style:text-properties fo:font-style="italic" officeooo:paragraph-rsid="00089744"/>
    </style:style>
    <style:style style:name="P12" style:family="paragraph" style:parent-style-name="Standard">
      <style:text-properties fo:font-style="italic" officeooo:rsid="000578ad" officeooo:paragraph-rsid="000578ad" style:font-style-asian="italic" style:font-style-complex="italic"/>
    </style:style>
    <style:style style:name="P13" style:family="paragraph" style:parent-style-name="Standard">
      <style:text-properties fo:font-style="italic" officeooo:rsid="00089744" officeooo:paragraph-rsid="00089744" style:font-style-asian="italic" style:font-style-complex="italic"/>
    </style:style>
    <style:style style:name="P14" style:family="paragraph" style:parent-style-name="Standard">
      <style:text-properties fo:font-style="italic" officeooo:rsid="0008feaa" officeooo:paragraph-rsid="0008feaa" style:font-style-asian="italic" style:font-style-complex="italic"/>
    </style:style>
    <style:style style:name="P15" style:family="paragraph" style:parent-style-name="Standard">
      <style:text-properties fo:font-style="italic" officeooo:rsid="0009f9c7" officeooo:paragraph-rsid="0009f9c7" style:font-style-asian="italic" style:font-style-complex="italic"/>
    </style:style>
    <style:style style:name="P16" style:family="paragraph" style:parent-style-name="Standard">
      <style:text-properties fo:font-style="italic" officeooo:rsid="000b0de8" officeooo:paragraph-rsid="000b0de8" style:font-style-asian="italic" style:font-style-complex="italic"/>
    </style:style>
    <style:style style:name="P17" style:family="paragraph" style:parent-style-name="Standard">
      <style:text-properties fo:font-style="italic" officeooo:rsid="000b4ae1" officeooo:paragraph-rsid="000b4ae1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0a36c3" officeooo:paragraph-rsid="000a36c3" style:font-style-asian="italic" style:font-style-complex="italic"/>
    </style:style>
    <style:style style:name="P19" style:family="paragraph" style:parent-style-name="Standard">
      <style:text-properties fo:font-style="italic" officeooo:paragraph-rsid="000b4ae1"/>
    </style:style>
    <style:style style:name="P20" style:family="paragraph" style:parent-style-name="Standard">
      <loext:graphic-properties draw:fill="solid" draw:fill-color="#dddddd" draw:opacity="100%"/>
      <style:paragraph-properties fo:background-color="#dddddd"/>
      <style:text-properties fo:font-style="italic" officeooo:paragraph-rsid="000b4ae1"/>
    </style:style>
    <style:style style:name="P21" style:family="paragraph" style:parent-style-name="Standard">
      <style:paragraph-properties fo:text-align="justify" style:justify-single-word="false"/>
      <style:text-properties fo:font-style="italic" officeooo:paragraph-rsid="000b4ae1"/>
    </style:style>
    <style:style style:name="P22" style:family="paragraph" style:parent-style-name="Standard">
      <style:text-properties style:font-name="Atalante" officeooo:paragraph-rsid="000578ad"/>
    </style:style>
    <style:style style:name="P23" style:family="paragraph" style:parent-style-name="Standard">
      <loext:graphic-properties draw:fill="solid" draw:fill-color="#dddddd" draw:opacity="100%"/>
      <style:paragraph-properties fo:background-color="#dddddd"/>
      <style:text-properties style:font-name="Atalante" officeooo:paragraph-rsid="000578ad"/>
    </style:style>
    <style:style style:name="P24" style:family="paragraph" style:parent-style-name="Standard">
      <style:paragraph-properties fo:text-align="center" style:justify-single-word="false"/>
      <style:text-properties style:font-name="Atalante" officeooo:rsid="000578ad" officeooo:paragraph-rsid="000578ad"/>
    </style:style>
    <style:style style:name="P25" style:family="paragraph" style:parent-style-name="Standard">
      <style:paragraph-properties fo:text-align="justify" style:justify-single-word="false"/>
      <style:text-properties style:font-name="Atalante" fo:font-style="italic" officeooo:paragraph-rsid="000578ad"/>
    </style:style>
    <style:style style:name="P26" style:family="paragraph" style:parent-style-name="Standard">
      <style:text-properties style:font-name="Times" officeooo:paragraph-rsid="0008feaa"/>
    </style:style>
    <style:style style:name="P27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officeooo:paragraph-rsid="0008feaa"/>
    </style:style>
    <style:style style:name="P28" style:family="paragraph" style:parent-style-name="Standard">
      <style:text-properties style:font-name="Times" fo:font-style="italic" officeooo:rsid="0008feaa" officeooo:paragraph-rsid="0008feaa" style:font-style-asian="italic" style:font-style-complex="italic"/>
    </style:style>
    <style:style style:name="P29" style:family="paragraph" style:parent-style-name="Standard">
      <style:text-properties style:font-name="Times" fo:font-style="normal" officeooo:rsid="0008feaa" officeooo:paragraph-rsid="0008feaa"/>
    </style:style>
    <style:style style:name="P30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officeooo:rsid="0008feaa" officeooo:paragraph-rsid="0008feaa"/>
    </style:style>
    <style:style style:name="P31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08feaa" officeooo:paragraph-rsid="0008feaa" style:font-weight-asian="bold" style:font-weight-complex="bold"/>
    </style:style>
    <style:style style:name="P32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fo:font-style="normal" style:text-underline-style="solid" style:text-underline-width="auto" style:text-underline-color="font-color" fo:font-weight="bold" officeooo:rsid="0008feaa" officeooo:paragraph-rsid="0008feaa" style:font-weight-asian="bold" style:font-weight-complex="bold"/>
    </style:style>
    <style:style style:name="P33" style:family="paragraph" style:parent-style-name="Standard">
      <style:text-properties style:font-name="Times" officeooo:paragraph-rsid="000578ad"/>
    </style:style>
    <style:style style:name="P34" style:family="paragraph" style:parent-style-name="Standard">
      <style:text-properties officeooo:rsid="00016c4d" officeooo:paragraph-rsid="00016c4d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officeooo:rsid="00016c4d" officeooo:paragraph-rsid="0022407a"/>
    </style:style>
    <style:style style:name="P36" style:family="paragraph" style:parent-style-name="Standard">
      <style:text-properties fo:font-style="normal" officeooo:rsid="00089744" officeooo:paragraph-rsid="00089744"/>
    </style:style>
    <style:style style:name="P37" style:family="paragraph" style:parent-style-name="Standard">
      <style:text-properties fo:font-style="normal" style:text-underline-style="solid" style:text-underline-width="auto" style:text-underline-color="font-color" fo:font-weight="bold" officeooo:rsid="00089744" officeooo:paragraph-rsid="00089744" style:font-weight-asian="bold" style:font-weight-complex="bold"/>
    </style:style>
    <style:style style:name="P38" style:family="paragraph" style:parent-style-name="Standard">
      <style:text-properties fo:font-style="normal" style:text-underline-style="solid" style:text-underline-width="auto" style:text-underline-color="font-color" fo:font-weight="bold" officeooo:rsid="0003be6a" officeooo:paragraph-rsid="0003be6a" style:font-weight-asian="bold" style:font-weight-complex="bold"/>
    </style:style>
    <style:style style:name="P39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rsid="0003be6a" officeooo:paragraph-rsid="0003be6a" style:font-weight-asian="bold" style:font-weight-complex="bold"/>
    </style:style>
    <style:style style:name="P40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rsid="00016c4d" officeooo:paragraph-rsid="00016c4d" style:font-weight-asian="bold" style:font-weight-complex="bold"/>
    </style:style>
    <style:style style:name="P41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rsid="000b4ae1" officeooo:paragraph-rsid="000b4ae1" style:font-weight-asian="bold" style:font-weight-complex="bold"/>
    </style:style>
    <style:style style:name="P42" style:family="paragraph" style:parent-style-name="Standard">
      <style:text-properties fo:font-style="normal" style:text-underline-style="solid" style:text-underline-width="auto" style:text-underline-color="font-color" fo:font-weight="bold" officeooo:rsid="000b4ae1" officeooo:paragraph-rsid="000b4ae1" style:font-style-asian="normal" style:font-weight-asian="bold" style:font-style-complex="normal" style:font-weight-complex="bold"/>
    </style:style>
    <style:style style:name="P43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rsid="000b4ae1" officeooo:paragraph-rsid="000b4ae1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solid" style:text-underline-width="auto" style:text-underline-color="font-color" fo:font-weight="bold" officeooo:rsid="000bb05f" officeooo:paragraph-rsid="000bb05f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solid" style:text-underline-width="auto" style:text-underline-color="font-color" fo:font-weight="bold" officeooo:rsid="00012771" officeooo:paragraph-rsid="001513dd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officeooo:rsid="0008feaa" officeooo:paragraph-rsid="0008feaa"/>
    </style:style>
    <style:style style:name="P47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rsid="0008feaa" officeooo:paragraph-rsid="0008feaa"/>
    </style:style>
    <style:style style:name="P48" style:family="paragraph" style:parent-style-name="Standard">
      <style:text-properties fo:font-style="normal" officeooo:rsid="000b4ae1" officeooo:paragraph-rsid="000b4ae1"/>
    </style:style>
    <style:style style:name="P49" style:family="paragraph" style:parent-style-name="Standard">
      <style:paragraph-properties fo:text-align="center" style:justify-single-word="false"/>
      <style:text-properties fo:font-style="normal" officeooo:rsid="000b4ae1" officeooo:paragraph-rsid="000b4ae1"/>
    </style:style>
    <style:style style:name="P50" style:family="paragraph" style:parent-style-name="Standard">
      <style:text-properties fo:font-style="normal" officeooo:rsid="000b4ae1" officeooo:paragraph-rsid="000b4ae1" style:font-style-asian="normal" style:font-style-complex="normal"/>
    </style:style>
    <style:style style:name="P51" style:family="paragraph" style:parent-style-name="Standard">
      <style:text-properties fo:font-style="normal" officeooo:rsid="000bb05f" officeooo:paragraph-rsid="000bb05f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1c25ca" officeooo:paragraph-rsid="001c25ca"/>
    </style:style>
    <style:style style:name="P53" style:family="paragraph" style:parent-style-name="Standard">
      <style:text-properties fo:font-style="normal" officeooo:rsid="00016c4d" officeooo:paragraph-rsid="00016c4d"/>
    </style:style>
    <style:style style:name="P54" style:family="paragraph" style:parent-style-name="Standard">
      <style:text-properties style:font-name="Times New Roman" fo:font-style="normal" officeooo:rsid="000578ad" officeooo:paragraph-rsid="000578ad"/>
    </style:style>
    <style:style style:name="P55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0578ad" officeooo:paragraph-rsid="000578ad" style:font-weight-asian="bold" style:font-weight-complex="bold"/>
    </style:style>
    <style:style style:name="P56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fo:font-style="normal" style:text-underline-style="solid" style:text-underline-width="auto" style:text-underline-color="font-color" fo:font-weight="bold" officeooo:rsid="000578ad" officeooo:paragraph-rsid="000578ad" style:font-weight-asian="bold" style:font-weight-complex="bold"/>
    </style:style>
    <style:style style:name="P57" style:family="paragraph" style:parent-style-name="Standard">
      <style:text-properties style:font-name="Times New Roman" fo:font-style="italic" officeooo:rsid="000578ad" officeooo:paragraph-rsid="000578ad" style:font-style-asian="italic" style:font-style-complex="italic"/>
    </style:style>
    <style:style style:name="P58" style:family="paragraph" style:parent-style-name="Standard">
      <style:text-properties officeooo:rsid="00089744" officeooo:paragraph-rsid="000854e3"/>
    </style:style>
    <style:style style:name="P59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89744" officeooo:paragraph-rsid="000854e3"/>
    </style:style>
    <style:style style:name="P60" style:family="paragraph" style:parent-style-name="Standard">
      <style:text-properties officeooo:rsid="0008feaa" officeooo:paragraph-rsid="0008feaa"/>
    </style:style>
    <style:style style:name="P61" style:family="paragraph" style:parent-style-name="Standard">
      <style:text-properties officeooo:rsid="0009f9c7" officeooo:paragraph-rsid="0009f9c7"/>
    </style:style>
    <style:style style:name="P6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9f9c7" officeooo:paragraph-rsid="0009f9c7"/>
    </style:style>
    <style:style style:name="P63" style:family="paragraph" style:parent-style-name="Standard">
      <style:text-properties officeooo:rsid="000a36c3" officeooo:paragraph-rsid="000a36c3"/>
    </style:style>
    <style:style style:name="P64" style:family="paragraph" style:parent-style-name="Standard">
      <style:paragraph-properties fo:text-align="start" style:justify-single-word="false"/>
      <style:text-properties officeooo:rsid="000a36c3" officeooo:paragraph-rsid="000a36c3"/>
    </style:style>
    <style:style style:name="P65" style:family="paragraph" style:parent-style-name="Standard">
      <style:text-properties officeooo:paragraph-rsid="000b0de8"/>
    </style:style>
    <style:style style:name="P66" style:family="paragraph" style:parent-style-name="Standard">
      <style:text-properties officeooo:paragraph-rsid="000b4ae1"/>
    </style:style>
    <style:style style:name="P6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b4ae1"/>
    </style:style>
    <style:style style:name="P68" style:family="paragraph" style:parent-style-name="Standard">
      <style:text-properties style:text-position="0% 100%" officeooo:paragraph-rsid="000c9e6d"/>
    </style:style>
    <style:style style:name="P69" style:family="paragraph" style:parent-style-name="Standard">
      <style:text-properties officeooo:paragraph-rsid="000c9e6d"/>
    </style:style>
    <style:style style:name="P70" style:family="paragraph" style:parent-style-name="Standard">
      <style:text-properties officeooo:rsid="000b0de8" officeooo:paragraph-rsid="000b0de8"/>
    </style:style>
    <style:style style:name="P7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b0de8" officeooo:paragraph-rsid="000b0de8"/>
    </style:style>
    <style:style style:name="P72" style:family="paragraph" style:parent-style-name="Standard">
      <style:text-properties officeooo:rsid="000b4ae1" officeooo:paragraph-rsid="000b4ae1"/>
    </style:style>
    <style:style style:name="P73" style:family="paragraph" style:parent-style-name="Standard">
      <style:text-properties style:text-underline-style="solid" style:text-underline-width="auto" style:text-underline-color="font-color" fo:font-weight="bold" officeooo:rsid="000b4ae1" officeooo:paragraph-rsid="000b4ae1" style:font-weight-asian="bold" style:font-weight-complex="bold"/>
    </style:style>
    <style:style style:name="P74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b4ae1" officeooo:paragraph-rsid="000b4ae1" style:font-weight-asian="bold" style:font-weight-complex="bold"/>
    </style:style>
    <style:style style:name="P75" style:family="paragraph" style:parent-style-name="Standard">
      <style:text-properties style:text-underline-style="solid" style:text-underline-width="auto" style:text-underline-color="font-color" fo:font-weight="bold" officeooo:rsid="00102ab6" officeooo:paragraph-rsid="00102ab6" style:font-weight-asian="bold" style:font-weight-complex="bold"/>
    </style:style>
    <style:style style:name="P76" style:family="paragraph" style:parent-style-name="Standard">
      <style:text-properties style:text-underline-style="solid" style:text-underline-width="auto" style:text-underline-color="font-color" fo:font-weight="bold" officeooo:rsid="0002ed84" officeooo:paragraph-rsid="0011d9f0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974e" officeooo:paragraph-rsid="0019974e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da72d" officeooo:paragraph-rsid="001da72d" style:font-weight-asian="bold" style:font-weight-complex="bold"/>
    </style:style>
    <style:style style:name="P79" style:family="paragraph" style:parent-style-name="Standard">
      <style:text-properties style:text-underline-style="solid" style:text-underline-width="auto" style:text-underline-color="font-color" fo:font-weight="bold" officeooo:rsid="000578ad" officeooo:paragraph-rsid="000578ad" style:font-weight-asian="bold" style:font-weight-complex="bold"/>
    </style:style>
    <style:style style:name="P80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rsid="000578ad" officeooo:paragraph-rsid="0022407a" style:font-weight-asian="bold" style:font-weight-complex="bold"/>
    </style:style>
    <style:style style:name="P81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rsid="00016c4d" officeooo:paragraph-rsid="0022407a" style:font-weight-asian="bold" style:font-weight-complex="bold"/>
    </style:style>
    <style:style style:name="P82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854e3" officeooo:paragraph-rsid="000854e3" style:font-weight-asian="bold" style:font-weight-complex="bold"/>
    </style:style>
    <style:style style:name="P8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8feaa" officeooo:paragraph-rsid="0008feaa" style:font-weight-asian="bold" style:font-weight-complex="bold"/>
    </style:style>
    <style:style style:name="P84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9f9c7" officeooo:paragraph-rsid="0009f9c7" style:font-weight-asian="bold" style:font-weight-complex="bold"/>
    </style:style>
    <style:style style:name="P8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a36c3" officeooo:paragraph-rsid="000a36c3" style:font-weight-asian="bold" style:font-weight-complex="bold"/>
    </style:style>
    <style:style style:name="P86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0b0de8" style:font-weight-asian="bold" style:font-weight-complex="bold"/>
    </style:style>
    <style:style style:name="P88" style:family="paragraph" style:parent-style-name="Standard">
      <style:text-properties officeooo:paragraph-rsid="00102ab6"/>
    </style:style>
    <style:style style:name="P89" style:family="paragraph" style:parent-style-name="Standard">
      <style:paragraph-properties fo:text-align="center" style:justify-single-word="false" style:text-autospace="none"/>
      <style:text-properties fo:font-weight="bold" officeooo:paragraph-rsid="0011d9f0" style:font-weight-asian="bold" style:font-weight-complex="bold"/>
    </style:style>
    <style:style style:name="P90" style:family="paragraph" style:parent-style-name="Standard">
      <style:text-properties fo:font-weight="bold" officeooo:paragraph-rsid="0011d9f0" style:font-weight-asian="bold" style:font-weight-complex="bold"/>
    </style:style>
    <style:style style:name="P91" style:family="paragraph" style:parent-style-name="Standard">
      <style:paragraph-properties fo:text-align="center" style:justify-single-word="false" style:text-autospace="none"/>
      <style:text-properties fo:font-size="10pt" fo:font-weight="normal" officeooo:paragraph-rsid="0011d9f0" style:font-size-asian="10pt" style:font-weight-asian="normal" style:font-size-complex="10pt" style:font-weight-complex="normal"/>
    </style:style>
    <style:style style:name="P92" style:family="paragraph" style:parent-style-name="Standard">
      <style:text-properties officeooo:paragraph-rsid="0011d9f0"/>
    </style:style>
    <style:style style:name="P93" style:family="paragraph" style:parent-style-name="Standard">
      <style:text-properties officeooo:rsid="0002566f" officeooo:paragraph-rsid="0011d9f0"/>
    </style:style>
    <style:style style:name="P94" style:family="paragraph" style:parent-style-name="Standard">
      <style:text-properties officeooo:rsid="00021c55" officeooo:paragraph-rsid="0011d9f0"/>
    </style:style>
    <style:style style:name="P95" style:family="paragraph" style:parent-style-name="Standard">
      <style:paragraph-properties fo:text-align="center" style:justify-single-word="false"/>
      <style:text-properties officeooo:rsid="001291a7" officeooo:paragraph-rsid="001291a7"/>
    </style:style>
    <style:style style:name="P96" style:family="paragraph" style:parent-style-name="Standard">
      <style:text-properties officeooo:rsid="0002ed84" officeooo:paragraph-rsid="0011d9f0"/>
    </style:style>
    <style:style style:name="P97" style:family="paragraph" style:parent-style-name="Standard">
      <style:text-properties officeooo:rsid="00012771" officeooo:paragraph-rsid="0011d9f0"/>
    </style:style>
    <style:style style:name="P98" style:family="paragraph" style:parent-style-name="Standard">
      <style:text-properties officeooo:paragraph-rsid="001513dd"/>
    </style:style>
    <style:style style:name="P99" style:family="paragraph" style:parent-style-name="Standard">
      <style:paragraph-properties fo:text-align="justify" style:justify-single-word="false"/>
    </style:style>
    <style:style style:name="P100" style:family="paragraph" style:parent-style-name="Standard">
      <style:paragraph-properties fo:text-align="justify" style:justify-single-word="false"/>
      <style:text-properties officeooo:paragraph-rsid="001513dd"/>
    </style:style>
    <style:style style:name="P101" style:family="paragraph" style:parent-style-name="Standard">
      <style:paragraph-properties fo:text-align="justify" style:justify-single-word="false"/>
      <style:text-properties officeooo:paragraph-rsid="0019974e"/>
    </style:style>
    <style:style style:name="P102" style:family="paragraph" style:parent-style-name="Standard">
      <style:paragraph-properties fo:text-align="justify" style:justify-single-word="false"/>
      <style:text-properties officeooo:paragraph-rsid="001a82fc"/>
    </style:style>
    <style:style style:name="P103" style:family="paragraph" style:parent-style-name="Standard">
      <style:paragraph-properties fo:text-align="justify" style:justify-single-word="false"/>
      <style:text-properties officeooo:paragraph-rsid="001c25ca"/>
    </style:style>
    <style:style style:name="P104" style:family="paragraph" style:parent-style-name="Standard">
      <style:paragraph-properties fo:text-align="justify" style:justify-single-word="false"/>
      <style:text-properties officeooo:paragraph-rsid="001da72d"/>
    </style:style>
    <style:style style:name="P105" style:family="paragraph" style:parent-style-name="Standard">
      <style:paragraph-properties fo:text-align="justify" style:justify-single-word="false"/>
      <style:text-properties officeooo:paragraph-rsid="00016c4d"/>
    </style:style>
    <style:style style:name="P106" style:family="paragraph" style:parent-style-name="Standard">
      <style:paragraph-properties fo:text-align="justify" style:justify-single-word="false"/>
      <style:text-properties officeooo:paragraph-rsid="000578ad"/>
    </style:style>
    <style:style style:name="P107" style:family="paragraph" style:parent-style-name="Standard">
      <style:paragraph-properties fo:text-align="justify" style:justify-single-word="false"/>
      <style:text-properties officeooo:paragraph-rsid="000b4ae1"/>
    </style:style>
    <style:style style:name="P10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</style:style>
    <style:style style:name="P10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03be6a"/>
    </style:style>
    <style:style style:name="P110" style:family="paragraph" style:parent-style-name="Standard">
      <style:paragraph-properties fo:text-align="justify" style:justify-single-word="false"/>
      <style:text-properties officeooo:rsid="001513dd" officeooo:paragraph-rsid="001513dd"/>
    </style:style>
    <style:style style:name="P111" style:family="paragraph" style:parent-style-name="Standard">
      <style:text-properties officeooo:paragraph-rsid="001de1a2"/>
    </style:style>
    <style:style style:name="P112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22407a"/>
    </style:style>
    <style:style style:name="P113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8feaa"/>
    </style:style>
    <style:style style:name="P114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9f9c7"/>
    </style:style>
    <style:style style:name="P115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16c4d"/>
    </style:style>
    <style:style style:name="P11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854e3"/>
    </style:style>
    <style:style style:name="P117" style:family="paragraph" style:parent-style-name="Table_20_Contents">
      <style:text-properties style:font-name="Atalante"/>
    </style:style>
    <style:style style:name="P118" style:family="paragraph" style:parent-style-name="Table_20_Contents">
      <style:paragraph-properties fo:text-align="center" style:justify-single-word="false"/>
    </style:style>
    <style:style style:name="P119" style:family="paragraph" style:parent-style-name="Table_20_Contents">
      <style:text-properties officeooo:paragraph-rsid="000ab2f2"/>
    </style:style>
    <style:style style:name="P120" style:family="paragraph" style:parent-style-name="Table_20_Contents">
      <style:paragraph-properties fo:text-align="center" style:justify-single-word="false"/>
      <style:text-properties fo:font-style="italic" officeooo:rsid="000a36c3" officeooo:paragraph-rsid="000a36c3"/>
    </style:style>
    <style:style style:name="P121" style:family="paragraph" style:parent-style-name="Table_20_Contents">
      <style:text-properties officeooo:rsid="000ab2f2" officeooo:paragraph-rsid="000ab2f2"/>
    </style:style>
    <style:style style:name="P122" style:family="paragraph" style:parent-style-name="Table_20_Contents">
      <style:text-properties officeooo:paragraph-rsid="000b4ae1"/>
    </style:style>
    <style:style style:name="P123" style:family="paragraph" style:parent-style-name="Table_20_Contents">
      <style:text-properties fo:font-size="2pt" style:font-size-asian="1.75pt" style:font-size-complex="2pt"/>
    </style:style>
    <style:style style:name="P124" style:family="paragraph" style:parent-style-name="Table_20_Contents">
      <style:text-properties fo:font-size="8pt" style:font-size-asian="7pt" style:font-size-complex="8pt"/>
    </style:style>
    <style:style style:name="P12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6" style:family="paragraph" style:parent-style-name="Heading">
      <style:paragraph-properties fo:text-align="center" style:justify-single-word="false"/>
      <style:text-properties style:font-name="Times" fo:font-size="18pt" fo:font-weight="bold" officeooo:rsid="0016a52d" officeooo:paragraph-rsid="0011d9f0" style:font-size-asian="18pt" style:font-weight-asian="bold" style:font-size-complex="18pt" style:font-weight-complex="bold"/>
    </style:style>
    <style:style style:name="P127" style:family="paragraph" style:parent-style-name="Heading">
      <style:paragraph-properties fo:text-align="center" style:justify-single-word="false"/>
      <style:text-properties style:font-name="Times" fo:font-size="18pt" fo:font-weight="bold" officeooo:rsid="0016a52d" officeooo:paragraph-rsid="001513dd" style:font-size-asian="18pt" style:font-weight-asian="bold" style:font-size-complex="18pt" style:font-weight-complex="bold"/>
    </style:style>
    <style:style style:name="P128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129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130" style:family="paragraph" style:parent-style-name="Table_20_Heading">
      <style:paragraph-properties fo:text-align="center" style:justify-single-word="false"/>
      <style:text-properties fo:font-style="normal" fo:font-weight="normal" officeooo:paragraph-rsid="000a36c3"/>
    </style:style>
    <style:style style:name="P131" style:family="paragraph" style:parent-style-name="Text_20_body">
      <style:paragraph-properties fo:text-align="center" style:justify-single-word="false"/>
      <style:text-properties style:font-name="Times" fo:font-size="18pt" fo:font-weight="bold" officeooo:rsid="00016c4d" officeooo:paragraph-rsid="00016c4d" style:font-size-asian="18pt" style:font-weight-asian="bold" style:font-size-complex="18pt" style:font-weight-complex="bold"/>
    </style:style>
    <style:style style:name="P13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0bb05f" officeooo:paragraph-rsid="000bb05f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break-before="page"/>
      <style:text-properties fo:font-weight="bold" officeooo:rsid="0002ed84" officeooo:paragraph-rsid="0011d9f0" style:font-weight-asian="bold" style:font-weight-complex="bold"/>
    </style:style>
    <style:style style:name="P134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officeooo:paragraph-rsid="0022407a"/>
    </style:style>
    <style:style style:name="P135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officeooo:paragraph-rsid="0022407a"/>
    </style:style>
    <style:style style:name="P136" style:family="paragraph" style:parent-style-name="Standard" style:list-style-name="L3">
      <style:text-properties fo:font-style="italic" officeooo:paragraph-rsid="00089744"/>
    </style:style>
    <style:style style:name="P137" style:family="paragraph" style:parent-style-name="Standard" style:list-style-name="L3">
      <style:text-properties fo:font-style="italic" officeooo:paragraph-rsid="000e7d37"/>
    </style:style>
    <style:style style:name="P138" style:family="paragraph" style:parent-style-name="Standard" style:list-style-name="L3">
      <style:paragraph-properties fo:text-align="center" style:justify-single-word="false"/>
      <style:text-properties fo:font-style="italic" officeooo:paragraph-rsid="000e7d37"/>
    </style:style>
    <style:style style:name="P139" style:family="paragraph" style:parent-style-name="Standard">
      <style:text-properties fo:font-style="italic" officeooo:rsid="000578ad" officeooo:paragraph-rsid="000578ad" style:font-style-asian="italic" style:font-style-complex="italic"/>
    </style:style>
    <style:style style:name="P140" style:family="paragraph" style:parent-style-name="Standard" style:list-style-name="L4">
      <style:text-properties officeooo:paragraph-rsid="0008feaa"/>
    </style:style>
    <style:style style:name="P141" style:family="paragraph" style:parent-style-name="Standard" style:list-style-name="L5">
      <style:text-properties style:font-name="Times" officeooo:paragraph-rsid="0008feaa"/>
    </style:style>
    <style:style style:name="P142" style:family="paragraph" style:parent-style-name="Standard" style:list-style-name="L6">
      <style:text-properties officeooo:paragraph-rsid="0009f9c7"/>
    </style:style>
    <style:style style:name="P143" style:family="paragraph" style:parent-style-name="Standard" style:list-style-name="L6">
      <style:paragraph-properties fo:text-align="justify" style:justify-single-word="false"/>
      <style:text-properties officeooo:paragraph-rsid="0009f9c7"/>
    </style:style>
    <style:style style:name="P144" style:family="paragraph" style:parent-style-name="Standard" style:list-style-name="L12">
      <style:paragraph-properties fo:text-align="justify" style:justify-single-word="false"/>
      <style:text-properties officeooo:paragraph-rsid="001c25ca"/>
    </style:style>
    <style:style style:name="P145" style:family="paragraph" style:parent-style-name="Standard" style:list-style-name="L12">
      <style:paragraph-properties fo:text-align="justify" style:justify-single-word="false"/>
      <style:text-properties officeooo:paragraph-rsid="001a82fc"/>
    </style:style>
    <style:style style:name="P146" style:family="paragraph" style:parent-style-name="Standard" style:list-style-name="L7"/>
    <style:style style:name="P147" style:family="paragraph" style:parent-style-name="Standard" style:list-style-name="L7">
      <style:text-properties officeooo:paragraph-rsid="00215ffd"/>
    </style:style>
    <style:style style:name="P148" style:family="paragraph" style:parent-style-name="Standard" style:list-style-name="L7">
      <style:text-properties officeooo:paragraph-rsid="001f91e3"/>
    </style:style>
    <style:style style:name="P149" style:family="paragraph" style:parent-style-name="Standard" style:list-style-name="L7">
      <style:text-properties officeooo:paragraph-rsid="000a36c3"/>
    </style:style>
    <style:style style:name="P150" style:family="paragraph" style:parent-style-name="Standard" style:list-style-name="L8">
      <style:text-properties officeooo:paragraph-rsid="000b0de8"/>
    </style:style>
    <style:style style:name="P151" style:family="paragraph" style:parent-style-name="Standard" style:list-style-name="L8">
      <style:text-properties officeooo:paragraph-rsid="000e7d37"/>
    </style:style>
    <style:style style:name="P152" style:family="paragraph" style:parent-style-name="Standard" style:list-style-name="L9"/>
    <style:style style:name="P153" style:family="paragraph" style:parent-style-name="Standard" style:list-style-name="L9">
      <style:text-properties officeooo:paragraph-rsid="000b4ae1"/>
    </style:style>
    <style:style style:name="P154" style:family="paragraph" style:parent-style-name="Standard" style:list-style-name="L9">
      <style:paragraph-properties fo:text-align="center" style:justify-single-word="false"/>
    </style:style>
    <style:style style:name="P155" style:family="paragraph" style:parent-style-name="Standard" style:list-style-name="L10">
      <style:text-properties officeooo:paragraph-rsid="0011d9f0"/>
    </style:style>
    <style:style style:name="P156" style:family="paragraph" style:parent-style-name="Standard" style:list-style-name="L10">
      <style:text-properties officeooo:rsid="0002566f" officeooo:paragraph-rsid="0011d9f0"/>
    </style:style>
    <style:style style:name="P157" style:family="paragraph" style:parent-style-name="Standard" style:list-style-name="L11">
      <style:text-properties officeooo:rsid="0002566f" officeooo:paragraph-rsid="0011d9f0"/>
    </style:style>
    <style:style style:name="P158" style:family="paragraph" style:parent-style-name="Standard" style:list-style-name="L11">
      <style:text-properties officeooo:paragraph-rsid="0011d9f0"/>
    </style:style>
    <style:style style:name="P159" style:family="paragraph" style:parent-style-name="Standard" style:list-style-name="L11">
      <style:text-properties officeooo:rsid="00021c55" officeooo:paragraph-rsid="0011d9f0"/>
    </style:style>
    <style:style style:name="P160" style:family="paragraph" style:parent-style-name="Standard" style:list-style-name="L11">
      <style:text-properties officeooo:rsid="0002ed84" officeooo:paragraph-rsid="0011d9f0"/>
    </style:style>
    <style:style style:name="P161" style:family="paragraph" style:parent-style-name="Standard" style:list-style-name="L12">
      <style:paragraph-properties fo:text-align="justify" style:justify-single-word="false"/>
      <style:text-properties fo:font-style="normal" officeooo:rsid="001a82fc" officeooo:paragraph-rsid="001a82fc"/>
    </style:style>
    <style:style style:name="P162" style:family="paragraph" style:parent-style-name="Standard" style:list-style-name="L12">
      <style:paragraph-properties fo:text-align="center" style:justify-single-word="false"/>
      <style:text-properties fo:font-style="normal" officeooo:rsid="001a82fc" officeooo:paragraph-rsid="001a82fc"/>
    </style:style>
    <style:style style:name="P163" style:family="paragraph" style:parent-style-name="Standard">
      <style:text-properties fo:font-style="normal" officeooo:rsid="000b4ae1" officeooo:paragraph-rsid="000b4ae1" style:font-style-asian="normal" style:font-style-complex="normal"/>
    </style:style>
    <style:style style:name="P164" style:family="paragraph" style:parent-style-name="Standard">
      <style:text-properties officeooo:paragraph-rsid="000e7d37"/>
    </style:style>
    <style:style style:name="P16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1f8313" officeooo:paragraph-rsid="00267c3d" style:font-weight-asian="bold" style:font-weight-complex="bold"/>
    </style:style>
    <style:style style:name="P16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267c3d"/>
    </style:style>
    <style:style style:name="P167" style:family="paragraph" style:parent-style-name="Heading_20_2">
      <style:text-properties style:text-underline-style="solid" style:text-underline-width="auto" style:text-underline-color="font-color"/>
    </style:style>
    <style:style style:name="P168" style:family="paragraph" style:parent-style-name="Heading_20_2">
      <style:text-properties style:text-underline-style="solid" style:text-underline-width="auto" style:text-underline-color="font-color" officeooo:rsid="00016c4d" officeooo:paragraph-rsid="00016c4d"/>
    </style:style>
    <style:style style:name="P169" style:family="paragraph" style:parent-style-name="Heading_20_2">
      <style:text-properties style:text-underline-style="solid" style:text-underline-width="auto" style:text-underline-color="font-color" officeooo:rsid="000854e3"/>
    </style:style>
    <style:style style:name="P170" style:family="paragraph" style:parent-style-name="Heading_20_2">
      <style:text-properties style:text-underline-style="solid" style:text-underline-width="auto" style:text-underline-color="font-color" officeooo:rsid="0008feaa"/>
    </style:style>
    <style:style style:name="P171" style:family="paragraph" style:parent-style-name="Heading_20_2">
      <style:text-properties style:text-underline-style="solid" style:text-underline-width="auto" style:text-underline-color="font-color" officeooo:rsid="0009f9c7"/>
    </style:style>
    <style:style style:name="P172" style:family="paragraph" style:parent-style-name="Heading_20_2">
      <style:text-properties style:text-underline-style="solid" style:text-underline-width="auto" style:text-underline-color="font-color" officeooo:rsid="000a36c3"/>
    </style:style>
    <style:style style:name="P173" style:family="paragraph" style:parent-style-name="Heading_20_2">
      <style:text-properties style:text-underline-style="solid" style:text-underline-width="auto" style:text-underline-color="font-color" officeooo:rsid="000b0de8"/>
    </style:style>
    <style:style style:name="P174" style:family="paragraph" style:parent-style-name="Heading_20_2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175" style:family="paragraph" style:parent-style-name="Heading_20_2">
      <style:text-properties style:font-name="Arial" style:text-underline-style="solid" style:text-underline-width="auto" style:text-underline-color="font-color" officeooo:rsid="000a36c3"/>
    </style:style>
    <style:style style:name="P176" style:family="paragraph" style:parent-style-name="Heading_20_2">
      <style:text-properties fo:font-style="italic" style:text-underline-style="solid" style:text-underline-width="auto" style:text-underline-color="font-color" officeooo:rsid="000b4ae1" style:font-style-asian="italic" style:font-style-complex="italic"/>
    </style:style>
    <style:style style:name="P177" style:family="paragraph" style:parent-style-name="Heading_20_1">
      <style:text-properties style:text-underline-style="solid" style:text-underline-width="auto" style:text-underline-color="font-color" officeooo:rsid="00016c4d" officeooo:paragraph-rsid="00016c4d"/>
    </style:style>
    <style:style style:name="P178" style:family="paragraph" style:parent-style-name="Heading_20_1">
      <style:text-properties style:text-underline-style="solid" style:text-underline-width="auto" style:text-underline-color="font-color" officeooo:rsid="000854e3" officeooo:paragraph-rsid="000854e3"/>
    </style:style>
    <style:style style:name="P179" style:family="paragraph" style:parent-style-name="Heading_20_1">
      <style:text-properties style:text-underline-style="solid" style:text-underline-width="auto" style:text-underline-color="font-color" officeooo:rsid="0009f9c7" officeooo:paragraph-rsid="0009f9c7"/>
    </style:style>
    <style:style style:name="P180" style:family="paragraph" style:parent-style-name="Heading_20_1">
      <style:text-properties style:text-underline-style="solid" style:text-underline-width="auto" style:text-underline-color="font-color" officeooo:rsid="000b0de8"/>
    </style:style>
    <style:style style:name="P181" style:family="paragraph">
      <loext:graphic-properties draw:fill-color="#000000"/>
      <style:paragraph-properties fo:text-align="center"/>
    </style:style>
    <style:style style:name="P18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officeooo:rsid="00016c4d"/>
    </style:style>
    <style:style style:name="T2" style:family="text">
      <style:text-properties style:font-name="OpenSymbol1" officeooo:rsid="00016c4d"/>
    </style:style>
    <style:style style:name="T3" style:family="text">
      <style:text-properties style:font-name="OpenSymbol1" fo:font-style="normal" officeooo:rsid="000578ad"/>
    </style:style>
    <style:style style:name="T4" style:family="text">
      <style:text-properties style:font-name="OpenSymbol1" fo:font-style="normal" officeooo:rsid="000a36c3"/>
    </style:style>
    <style:style style:name="T5" style:family="text">
      <style:text-properties style:font-name="OpenSymbol1" fo:font-style="normal" officeooo:rsid="000b4ae1"/>
    </style:style>
    <style:style style:name="T6" style:family="text">
      <style:text-properties style:font-name="OpenSymbol1" fo:font-style="normal" officeooo:rsid="000b4ae1" style:font-style-asian="normal" style:font-style-complex="normal"/>
    </style:style>
    <style:style style:name="T7" style:family="text">
      <style:text-properties style:font-name="OpenSymbol1" fo:font-style="normal" officeooo:rsid="001513dd" style:font-style-asian="normal" style:font-style-complex="normal"/>
    </style:style>
    <style:style style:name="T8" style:family="text">
      <style:text-properties style:font-name="OpenSymbol1" fo:font-style="normal" officeooo:rsid="001a82fc" style:font-style-asian="normal" style:font-style-complex="normal"/>
    </style:style>
    <style:style style:name="T9" style:family="text">
      <style:text-properties style:font-name="OpenSymbol1" fo:font-style="normal" style:text-underline-style="none" fo:font-weight="normal" officeooo:rsid="001513dd" style:font-style-asian="normal" style:font-weight-asian="normal" style:font-style-complex="normal" style:font-weight-complex="normal"/>
    </style:style>
    <style:style style:name="T10" style:family="text">
      <style:text-properties style:font-name="OpenSymbol1" fo:font-style="normal" officeooo:rsid="001a82fc"/>
    </style:style>
    <style:style style:name="T11" style:family="text">
      <style:text-properties style:font-name="OpenSymbol1" fo:font-style="normal" officeooo:rsid="001da72d"/>
    </style:style>
    <style:style style:name="T12" style:family="text">
      <style:text-properties style:font-name="OpenSymbol1" fo:font-style="normal" officeooo:rsid="001f8313"/>
    </style:style>
    <style:style style:name="T13" style:family="text">
      <style:text-properties style:font-name="OpenSymbol1" officeooo:rsid="0009f9c7"/>
    </style:style>
    <style:style style:name="T14" style:family="text">
      <style:text-properties style:font-name="OpenSymbol1" officeooo:rsid="000b4ae1"/>
    </style:style>
    <style:style style:name="T15" style:family="text">
      <style:text-properties style:font-name="OpenSymbol1" officeooo:rsid="001513dd"/>
    </style:style>
    <style:style style:name="T16" style:family="text">
      <style:text-properties style:font-name="OpenSymbol1" officeooo:rsid="0019974e"/>
    </style:style>
    <style:style style:name="T17" style:family="text">
      <style:text-properties fo:font-style="italic"/>
    </style:style>
    <style:style style:name="T18" style:family="text">
      <style:text-properties fo:font-style="italic" officeooo:rsid="00016c4d"/>
    </style:style>
    <style:style style:name="T19" style:family="text">
      <style:text-properties fo:font-style="italic" officeooo:rsid="0008feaa"/>
    </style:style>
    <style:style style:name="T20" style:family="text">
      <style:text-properties fo:font-style="italic" officeooo:rsid="000a36c3"/>
    </style:style>
    <style:style style:name="T21" style:family="text">
      <style:text-properties fo:font-style="italic" officeooo:rsid="000b4ae1"/>
    </style:style>
    <style:style style:name="T22" style:family="text">
      <style:text-properties fo:font-style="italic" officeooo:rsid="000b4ae1" style:font-style-asian="normal" style:font-style-complex="normal"/>
    </style:style>
    <style:style style:name="T23" style:family="text">
      <style:text-properties fo:font-style="italic" officeooo:rsid="00102ab6"/>
    </style:style>
    <style:style style:name="T24" style:family="text">
      <style:text-properties fo:font-style="italic" officeooo:rsid="001513dd"/>
    </style:style>
    <style:style style:name="T25" style:family="text">
      <style:text-properties fo:font-style="italic" officeooo:rsid="0019974e"/>
    </style:style>
    <style:style style:name="T26" style:family="text">
      <style:text-properties fo:font-style="italic" officeooo:rsid="001a82fc"/>
    </style:style>
    <style:style style:name="T27" style:family="text">
      <style:text-properties fo:font-style="italic" officeooo:rsid="001c25ca"/>
    </style:style>
    <style:style style:name="T28" style:family="text">
      <style:text-properties fo:font-style="italic" officeooo:rsid="001da72d"/>
    </style:style>
    <style:style style:name="T29" style:family="text">
      <style:text-properties fo:font-style="italic" fo:font-weight="bold" officeooo:rsid="001da72d" style:font-weight-asian="bold" style:font-weight-complex="bold"/>
    </style:style>
    <style:style style:name="T30" style:family="text">
      <style:text-properties fo:font-style="italic" officeooo:rsid="001f8313"/>
    </style:style>
    <style:style style:name="T31" style:family="text">
      <style:text-properties fo:font-style="normal"/>
    </style:style>
    <style:style style:name="T32" style:family="text">
      <style:text-properties fo:font-style="normal" officeooo:rsid="00016c4d"/>
    </style:style>
    <style:style style:name="T33" style:family="text">
      <style:text-properties fo:font-style="normal" officeooo:rsid="0003be6a"/>
    </style:style>
    <style:style style:name="T34" style:family="text">
      <style:text-properties fo:font-style="normal" officeooo:rsid="000578ad"/>
    </style:style>
    <style:style style:name="T35" style:family="text">
      <style:text-properties fo:font-style="normal" officeooo:rsid="00089744"/>
    </style:style>
    <style:style style:name="T36" style:family="text">
      <style:text-properties fo:font-style="normal" officeooo:rsid="0008feaa"/>
    </style:style>
    <style:style style:name="T37" style:family="text">
      <style:text-properties fo:font-style="normal" officeooo:rsid="000a36c3"/>
    </style:style>
    <style:style style:name="T38" style:family="text">
      <style:text-properties fo:font-style="normal" officeooo:rsid="000b4ae1"/>
    </style:style>
    <style:style style:name="T39" style:family="text">
      <style:text-properties fo:font-style="normal" officeooo:rsid="000b4ae1" style:font-style-asian="normal" style:font-style-complex="normal"/>
    </style:style>
    <style:style style:name="T40" style:family="text">
      <style:text-properties fo:font-style="normal" officeooo:rsid="000e7d37"/>
    </style:style>
    <style:style style:name="T41" style:family="text">
      <style:text-properties fo:font-style="normal" officeooo:rsid="00102ab6"/>
    </style:style>
    <style:style style:name="T42" style:family="text">
      <style:text-properties fo:font-style="normal" fo:font-weight="bold" officeooo:rsid="000b4ae1" style:font-weight-asian="bold" style:font-weight-complex="bold"/>
    </style:style>
    <style:style style:name="T43" style:family="text">
      <style:text-properties fo:font-style="normal" fo:font-weight="bold" officeooo:rsid="001da72d" style:font-weight-asian="bold" style:font-weight-complex="bold"/>
    </style:style>
    <style:style style:name="T44" style:family="text">
      <style:text-properties fo:font-style="normal" style:text-underline-style="none" fo:font-weight="normal" officeooo:rsid="001513dd" style:font-style-asian="normal" style:font-weight-asian="normal" style:font-style-complex="normal" style:font-weight-complex="normal"/>
    </style:style>
    <style:style style:name="T45" style:family="text">
      <style:text-properties fo:font-style="normal" officeooo:rsid="0019974e"/>
    </style:style>
    <style:style style:name="T46" style:family="text">
      <style:text-properties fo:font-style="normal" officeooo:rsid="001a82fc"/>
    </style:style>
    <style:style style:name="T47" style:family="text">
      <style:text-properties fo:font-style="normal" officeooo:rsid="0002a6ee"/>
    </style:style>
    <style:style style:name="T48" style:family="text">
      <style:text-properties fo:font-style="normal" officeooo:rsid="001c25ca"/>
    </style:style>
    <style:style style:name="T49" style:family="text">
      <style:text-properties fo:font-style="normal" officeooo:rsid="001da72d"/>
    </style:style>
    <style:style style:name="T50" style:family="text">
      <style:text-properties officeooo:rsid="000578ad"/>
    </style:style>
    <style:style style:name="T51" style:family="text">
      <style:text-properties style:font-name="Atalante" fo:font-style="normal" officeooo:rsid="000578ad"/>
    </style:style>
    <style:style style:name="T52" style:family="text">
      <style:text-properties style:font-name="Times New Roman" fo:font-style="normal" officeooo:rsid="000578ad"/>
    </style:style>
    <style:style style:name="T53" style:family="text">
      <style:text-properties style:font-name="Times New Roman" fo:font-style="normal" fo:font-weight="bold" officeooo:rsid="000578ad" style:font-weight-asian="bold" style:font-weight-complex="bold"/>
    </style:style>
    <style:style style:name="T54" style:family="text">
      <style:text-properties style:font-name="Times New Roman" fo:font-style="italic" officeooo:rsid="000578ad"/>
    </style:style>
    <style:style style:name="T55" style:family="text">
      <style:text-properties style:font-name="Times New Roman" officeooo:rsid="000578ad"/>
    </style:style>
    <style:style style:name="T56" style:family="text">
      <style:text-properties officeooo:rsid="00071a21"/>
    </style:style>
    <style:style style:name="T57" style:family="text">
      <style:text-properties officeooo:rsid="000854e3"/>
    </style:style>
    <style:style style:name="T58" style:family="text">
      <style:text-properties officeooo:rsid="00089744"/>
    </style:style>
    <style:style style:name="T59" style:family="text">
      <style:text-properties officeooo:rsid="0008feaa"/>
    </style:style>
    <style:style style:name="T60" style:family="text">
      <style:text-properties officeooo:rsid="0009f9c7"/>
    </style:style>
    <style:style style:name="T61" style:family="text">
      <style:text-properties officeooo:rsid="000a36c3"/>
    </style:style>
    <style:style style:name="T62" style:family="text">
      <style:text-properties officeooo:rsid="000ab2f2"/>
    </style:style>
    <style:style style:name="T63" style:family="text">
      <style:text-properties officeooo:rsid="000b0de8"/>
    </style:style>
    <style:style style:name="T64" style:family="text">
      <style:text-properties officeooo:rsid="000b4ae1"/>
    </style:style>
    <style:style style:name="T65" style:family="text">
      <style:text-properties style:text-underline-style="none" fo:font-weight="normal" officeooo:rsid="000b4ae1" style:font-weight-asian="normal" style:font-weight-complex="normal"/>
    </style:style>
    <style:style style:name="T66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67" style:family="text">
      <style:text-properties fo:color="#cc009a" style:font-name="Times New Roman1" fo:font-size="11pt" fo:letter-spacing="0.004cm" fo:font-weight="normal" style:font-size-asian="11pt" style:font-weight-asian="normal" style:text-scale="100%"/>
    </style:style>
    <style:style style:name="T68" style:family="text">
      <style:text-properties fo:color="#cc009a" style:font-name="Times New Roman1" fo:font-size="11pt" fo:letter-spacing="-0.002cm" fo:font-weight="normal" style:font-size-asian="11pt" style:font-weight-asian="normal" style:text-scale="100%"/>
    </style:style>
    <style:style style:name="T69" style:family="text">
      <style:text-properties style:font-name="Times New Roman1" fo:font-size="11pt" fo:letter-spacing="normal" fo:font-weight="bold" style:font-size-asian="11pt" style:font-weight-asian="bold" style:text-scale="100%"/>
    </style:style>
    <style:style style:name="T70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71" style:family="text">
      <style:text-properties style:font-name="Times New Roman1" fo:font-size="11pt" fo:letter-spacing="normal" fo:font-style="italic" fo:font-weight="normal" style:font-size-asian="11pt" style:font-style-asian="normal" style:font-weight-asian="normal" style:text-scale="100%"/>
    </style:style>
    <style:style style:name="T72" style:family="text">
      <style:text-properties style:font-name="Times New Roman1" fo:font-size="11pt" fo:letter-spacing="normal" fo:font-style="italic" fo:font-weight="normal" style:font-size-asian="11pt" style:font-style-asian="italic" style:font-weight-asian="normal" style:text-scale="100%"/>
    </style:style>
    <style:style style:name="T73" style:family="text">
      <style:text-properties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74" style:family="text">
      <style:text-properties style:font-name="Times New Roman1" fo:font-size="11pt" fo:letter-spacing="-0.014cm" fo:font-weight="bold" style:font-size-asian="11pt" style:font-weight-asian="bold" style:text-scale="100%"/>
    </style:style>
    <style:style style:name="T75" style:family="text">
      <style:text-properties style:font-name="Times New Roman1" fo:font-size="11pt" fo:letter-spacing="0.083cm" fo:font-weight="normal" style:font-size-asian="11pt" style:font-weight-asian="normal" style:text-scale="100%"/>
    </style:style>
    <style:style style:name="T76" style:family="text">
      <style:text-properties style:font-name="Times New Roman1" fo:font-size="11pt" fo:letter-spacing="-0.004cm" fo:font-style="italic" fo:font-weight="normal" style:font-size-asian="11pt" style:font-style-asian="italic" style:font-weight-asian="normal" style:text-scale="100%"/>
    </style:style>
    <style:style style:name="T77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78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79" style:family="text">
      <style:text-properties style:font-name="Times New Roman1" fo:font-size="11pt" fo:letter-spacing="0.062cm" fo:font-weight="normal" style:font-size-asian="11pt" style:font-weight-asian="normal" style:text-scale="100%"/>
    </style:style>
    <style:style style:name="T80" style:family="text">
      <style:text-properties style:font-name="Times New Roman1" fo:font-size="11pt" fo:letter-spacing="0.093cm" fo:font-style="italic" fo:font-weight="normal" style:font-size-asian="11pt" style:font-style-asian="italic" style:font-weight-asian="normal" style:text-scale="100%"/>
    </style:style>
    <style:style style:name="T81" style:family="text">
      <style:text-properties style:font-name="Times New Roman1" fo:font-size="11pt" fo:letter-spacing="0.002cm" fo:font-style="normal" fo:font-weight="normal" style:font-size-asian="11pt" style:font-style-asian="normal" style:font-weight-asian="normal" style:text-scale="100%"/>
    </style:style>
    <style:style style:name="T82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83" style:family="text">
      <style:text-properties style:font-name="Times New Roman1" fo:font-size="11pt" fo:letter-spacing="0.051cm" fo:font-style="normal" fo:font-weight="normal" style:font-size-asian="11pt" style:font-style-asian="normal" style:font-weight-asian="normal" style:text-scale="100%"/>
    </style:style>
    <style:style style:name="T84" style:family="text">
      <style:text-properties style:font-name="Times New Roman1" fo:font-size="11pt" fo:letter-spacing="0.071cm" fo:font-style="italic" fo:font-weight="normal" style:font-size-asian="11pt" style:font-style-asian="italic" style:font-weight-asian="normal" style:text-scale="100%"/>
    </style:style>
    <style:style style:name="T85" style:family="text">
      <style:text-properties style:font-name="Times New Roman1" fo:font-size="11pt" fo:letter-spacing="-0.005cm" fo:font-weight="normal" style:font-size-asian="11pt" style:font-weight-asian="normal" style:text-scale="100%"/>
    </style:style>
    <style:style style:name="T86" style:family="text">
      <style:text-properties style:font-name="Times New Roman1" fo:font-size="11pt" fo:letter-spacing="-0.026cm" fo:font-weight="normal" style:font-size-asian="11pt" style:font-weight-asian="normal" style:text-scale="100%"/>
    </style:style>
    <style:style style:name="T87" style:family="text">
      <style:text-properties style:font-name="Times New Roman1" fo:font-size="11pt" fo:letter-spacing="0.004cm" fo:font-weight="normal" style:font-size-asian="11pt" style:font-weight-asian="normal" style:text-scale="100%"/>
    </style:style>
    <style:style style:name="T88" style:family="text">
      <style:text-properties style:font-name="Times New Roman1" fo:font-size="7pt" fo:letter-spacing="-0.009cm" fo:font-style="italic" fo:font-weight="normal" style:font-size-asian="7pt" style:font-style-asian="italic" style:font-weight-asian="normal" style:text-scale="100%"/>
    </style:style>
    <style:style style:name="T89" style:family="text">
      <style:text-properties style:font-name="Times New Roman1" fo:font-size="10pt" style:font-size-asian="10pt"/>
    </style:style>
    <style:style style:name="T90" style:family="text">
      <style:text-properties style:font-name="Kozuka Gothic Pr6N EL" fo:font-size="11.5pt" fo:letter-spacing="normal" fo:font-weight="normal" style:font-size-asian="11.5pt" style:font-weight-asian="normal" style:text-scale="178%"/>
    </style:style>
    <style:style style:name="T91" style:family="text">
      <style:text-properties style:font-name="Kozuka Gothic Pr6N EL" fo:font-size="11.5pt" fo:letter-spacing="0.009cm" fo:font-weight="normal" style:font-size-asian="11.5pt" style:font-weight-asian="normal" style:text-scale="178%"/>
    </style:style>
    <style:style style:name="T92" style:family="text">
      <style:text-properties style:text-position="0% 100%" style:font-name="Times New Roman1" fo:font-size="7pt" fo:letter-spacing="0.034cm" fo:font-style="italic" fo:font-weight="normal" style:font-size-asian="7pt" style:font-style-asian="italic" style:font-weight-asian="normal" style:text-scale="100%"/>
    </style:style>
    <style:style style:name="T93" style:family="text">
      <style:text-properties style:text-position="0% 100%"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94" style:family="text">
      <style:text-properties style:text-position="0% 100%" style:font-name="Times New Roman1" fo:font-size="11pt" fo:letter-spacing="normal" fo:font-weight="normal" style:font-size-asian="11pt" style:font-weight-asian="normal" style:text-scale="100%"/>
    </style:style>
    <style:style style:name="T95" style:family="text">
      <style:text-properties style:text-position="0% 100%" style:font-name="Times New Roman1" fo:font-size="11pt" fo:letter-spacing="-0.002cm" fo:font-weight="normal" style:font-size-asian="11pt" style:font-weight-asian="normal" style:text-scale="100%"/>
    </style:style>
    <style:style style:name="T96" style:family="text">
      <style:text-properties style:text-position="0% 100%" style:font-name="Times New Roman1" fo:font-size="11pt" fo:letter-spacing="0.002cm" fo:font-weight="normal" style:font-size-asian="11pt" style:font-weight-asian="normal" style:text-scale="100%"/>
    </style:style>
    <style:style style:name="T97" style:family="text">
      <style:text-properties style:font-name="Garamond" fo:font-size="11pt" fo:letter-spacing="normal" fo:font-style="italic" fo:font-weight="normal" style:font-size-asian="11pt" style:font-style-asian="italic" style:font-weight-asian="normal" style:text-scale="100%"/>
    </style:style>
    <style:style style:name="T98" style:family="text">
      <style:text-properties style:font-name="Garamond" fo:font-size="11pt" fo:letter-spacing="normal" fo:font-style="normal" fo:font-weight="normal" style:font-size-asian="11pt" style:font-style-asian="normal" style:font-weight-asian="normal" style:text-scale="100%"/>
    </style:style>
    <style:style style:name="T99" style:family="text">
      <style:text-properties style:font-name="Garamond" fo:font-size="11pt" fo:letter-spacing="-0.014cm" fo:font-style="italic" fo:font-weight="normal" style:font-size-asian="11pt" style:font-style-asian="italic" style:font-weight-asian="normal" style:text-scale="100%"/>
    </style:style>
    <style:style style:name="T100" style:family="text">
      <style:text-properties style:font-name="Garamond" fo:font-size="11pt" fo:letter-spacing="0.004cm" fo:font-style="italic" fo:font-weight="normal" style:font-size-asian="11pt" style:font-style-asian="italic" style:font-weight-asian="normal" style:text-scale="100%"/>
    </style:style>
    <style:style style:name="T101" style:family="text">
      <style:text-properties style:font-name="Garamond" fo:font-size="11pt" fo:letter-spacing="0.002cm" fo:font-style="italic" fo:font-weight="normal" style:font-size-asian="11pt" style:font-style-asian="italic" style:font-weight-asian="normal" style:text-scale="100%"/>
    </style:style>
    <style:style style:name="T102" style:family="text">
      <style:text-properties officeooo:rsid="000e7d37"/>
    </style:style>
    <style:style style:name="T103" style:family="text">
      <style:text-properties officeooo:rsid="00102ab6"/>
    </style:style>
    <style:style style:name="T104" style:family="text">
      <style:text-properties officeooo:rsid="00012771"/>
    </style:style>
    <style:style style:name="T105" style:family="text">
      <style:text-properties style:text-position="super 58%" officeooo:rsid="00012771"/>
    </style:style>
    <style:style style:name="T106" style:family="text">
      <style:text-properties style:text-position="super 58%" style:font-name="OpenSymbol3" fo:font-style="normal" officeooo:rsid="001da72d"/>
    </style:style>
    <style:style style:name="T107" style:family="text">
      <style:text-properties style:text-position="super 58%" style:font-name="OpenSymbol3" fo:font-style="normal" officeooo:rsid="001f8313"/>
    </style:style>
    <style:style style:name="T108" style:family="text">
      <style:text-properties officeooo:rsid="0002566f"/>
    </style:style>
    <style:style style:name="T109" style:family="text">
      <style:text-properties officeooo:rsid="00021c55"/>
    </style:style>
    <style:style style:name="T110" style:family="text">
      <style:text-properties officeooo:rsid="0002ed84"/>
    </style:style>
    <style:style style:name="T111" style:family="text">
      <style:text-properties fo:font-weight="bold" officeooo:rsid="0009f9c7" style:font-weight-asian="bold" style:font-weight-complex="bold"/>
    </style:style>
    <style:style style:name="T112" style:family="text">
      <style:text-properties officeooo:rsid="001513dd"/>
    </style:style>
    <style:style style:name="T113" style:family="text">
      <style:text-properties style:font-name="OpenSymbol3" officeooo:rsid="001513dd"/>
    </style:style>
    <style:style style:name="T114" style:family="text">
      <style:text-properties style:font-name="OpenSymbol3" fo:font-style="normal" officeooo:rsid="001a82fc"/>
    </style:style>
    <style:style style:name="T115" style:family="text">
      <style:text-properties style:font-name="OpenSymbol3" fo:font-style="normal" officeooo:rsid="001a82fc" style:font-style-asian="normal" style:font-style-complex="normal"/>
    </style:style>
    <style:style style:name="T116" style:family="text">
      <style:text-properties style:font-name="OpenSymbol3" fo:font-style="normal" officeooo:rsid="001da72d"/>
    </style:style>
    <style:style style:name="T117" style:family="text">
      <style:text-properties style:font-name="OpenSymbol3" fo:font-style="normal" officeooo:rsid="001f8313"/>
    </style:style>
    <style:style style:name="T118" style:family="text">
      <style:text-properties officeooo:rsid="0019974e"/>
    </style:style>
    <style:style style:name="T119" style:family="text">
      <style:text-properties officeooo:rsid="001a82fc"/>
    </style:style>
    <style:style style:name="T120" style:family="text">
      <style:text-properties officeooo:rsid="001c25ca"/>
    </style:style>
    <style:style style:name="T121" style:family="text">
      <style:text-properties officeooo:rsid="001da72d"/>
    </style:style>
    <style:style style:name="T122" style:family="text">
      <style:text-properties officeooo:rsid="00215ffd"/>
    </style:style>
    <style:style style:name="T123" style:family="text">
      <style:text-properties officeooo:rsid="001f83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5">Chapitre <text:span text:style-name="T1">9</text:span></text:p>
            <text:p text:style-name="P131">Logarithme népérien</text:p>
          </table:table-cell>
        </table:table-row>
      </table:table>
      <text:p text:style-name="P2"/>
      <text:h text:style-name="P177" text:outline-level="1">La fonction logarithme népérien</text:h>
      <text:h text:style-name="P168" text:outline-level="2">Liens avec la fonction exponentielle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5"><text:span text:style-name="T1">La fonction exponentielle est continue et strictement croissante sur </text:span><text:span text:style-name="T2">ℝ</text:span>.</text:p>
            <text:p text:style-name="P105"/>
            <text:p text:style-name="P105"><text:span text:style-name="T1">De plus, </text:span><text:span text:style-name="T1"><draw:frame draw:style-name="fr6" draw:name="Objet1" text:anchor-type="as-char" svg:width="1.965cm" svg:height="0.81cm" draw:z-index="7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"><text:s/>et </text:span><text:span text:style-name="T1"><draw:frame draw:style-name="fr6" draw:name="Objet2" text:anchor-type="as-char" svg:width="2.288cm" svg:height="0.81cm" draw:z-index="7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">, donc d'après la généralisation du théorème des valeurs intermédiaires, pour tout nombre réel </text:span><text:span text:style-name="T18">x</text:span><text:span text:style-name="T32"> de </text:span><text:span text:style-name="T32"><draw:frame draw:style-name="fr6" draw:name="Objet3" text:anchor-type="as-char" svg:width="1.51cm" svg:height="0.483cm" draw:z-index="11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32">, il existe un unique nombre réel </text:span><text:span text:style-name="T32"><draw:frame draw:style-name="fr6" draw:name="Objet4" text:anchor-type="as-char" svg:width="0.462cm" svg:height="0.469cm" draw:z-index="117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32"><text:s/>tel que </text:span><text:span text:style-name="T32"><draw:frame draw:style-name="fr6" draw:name="Objet5" text:anchor-type="as-char" svg:width="1.155cm" svg:height="0.529cm" draw:z-index="118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2">.</text:span></text:p>
          </table:table-cell>
          <table:table-cell table:style-name="Tableau2.A1" office:value-type="string">
            <text:p text:style-name="Table_20_Contents"><draw:frame draw:style-name="fr1" draw:name="images1" text:anchor-type="paragraph" svg:width="6.209cm" svg:height="4.424cm" draw:z-index="6"><draw:image xlink:href="Pictures/2000000900004DBA00003766102C3265C817CD84.svm" xlink:type="simple" xlink:show="embed" xlink:actuate="onLoad" loext:mime-type="image/x-vclgraphic"/></draw:frame></text:p>
          </table:table-cell>
        </table:table-row>
      </table:table>
      <text:p text:style-name="P40">Définition :</text:p>
      <text:p text:style-name="P108"><text:span text:style-name="T32">La fonction logarithme népérien, notée </text:span><text:span text:style-name="T32"><draw:frame draw:style-name="fr6" draw:name="Objet6" text:anchor-type="as-char" svg:width="0.557cm" svg:height="0.469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32">, est la fonction définie sur </text:span><draw:frame draw:style-name="fr6" draw:name="Objet7" text:anchor-type="as-char" svg:width="1.51cm" svg:height="0.483cm" draw:z-index="1"><draw:object xlink:href="./Object 8" xlink:type="simple" xlink:show="embed" xlink:actuate="onLoad"/><draw:image xlink:href="./ObjectReplacements/Object 8" xlink:type="simple" xlink:show="embed" xlink:actuate="onLoad"/><svg:desc>formule</svg:desc></draw:frame><text:s/><text:span text:style-name="T1">qui à tout nombre réel </text:span><text:span text:style-name="T1"><draw:frame draw:style-name="fr6" draw:name="Objet8" text:anchor-type="as-char" svg:width="0.958cm" svg:height="0.469cm" draw:z-index="2"><draw:object xlink:href="./Object 9" xlink:type="simple" xlink:show="embed" xlink:actuate="onLoad"/><draw:image xlink:href="./ObjectReplacements/Object 9" xlink:type="simple" xlink:show="embed" xlink:actuate="onLoad"/></draw:frame></text:span><text:span text:style-name="T1">, associe l'unique solution de l'équation </text:span><text:span text:style-name="T1"><draw:frame draw:style-name="fr6" draw:name="Objet9" text:anchor-type="as-char" svg:width="1.155cm" svg:height="0.529cm" draw:z-index="3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s/>d'inconnue </text:span><text:span text:style-name="T1"><draw:frame draw:style-name="fr6" draw:name="Objet10" text:anchor-type="as-char" svg:width="0.462cm" svg:height="0.469cm" draw:z-index="4"><draw:object xlink:href="./Object 11" xlink:type="simple" xlink:show="embed" xlink:actuate="onLoad"/><draw:image xlink:href="./ObjectReplacements/Object 11" xlink:type="simple" xlink:show="embed" xlink:actuate="onLoad"/></draw:frame></text:span><text:span text:style-name="T1">.</text:span></text:p>
      <text:p text:style-name="P115"><text:span text:style-name="T1">On note </text:span><text:span text:style-name="T1"><draw:frame draw:style-name="fr6" draw:name="Objet11" text:anchor-type="as-char" svg:width="1.457cm" svg:height="0.469cm" draw:z-index="5"><draw:object xlink:href="./Object 12" xlink:type="simple" xlink:show="embed" xlink:actuate="onLoad"/><draw:image xlink:href="./ObjectReplacements/Object 12" xlink:type="simple" xlink:show="embed" xlink:actuate="onLoad"/></draw:frame></text:span><text:span text:style-name="T1">.</text:span></text:p>
      <text:p text:style-name="P34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81">Conséquences :</text:p>
            <text:p text:style-name="P35">Elles découlent directement de la définition précédente.</text:p>
            <text:list xml:id="list3002788590" text:style-name="L1">
              <text:list-item>
                <text:p text:style-name="P134"><text:span text:style-name="T1">Pour tout nombre réel </text:span><text:span text:style-name="T1"><draw:frame draw:style-name="fr6" draw:name="Objet12" text:anchor-type="as-char" svg:width="0.958cm" svg:height="0.469cm" draw:z-index="13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"><text:s/>et tout nombre réel </text:span><text:span text:style-name="T1"><draw:frame draw:style-name="fr6" draw:name="Objet13" text:anchor-type="as-char" svg:width="0.462cm" svg:height="0.469cm" draw:z-index="13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">, </text:span><text:span text:style-name="T1"><draw:frame draw:style-name="fr6" draw:name="Objet14" text:anchor-type="as-char" svg:width="1.155cm" svg:height="0.529cm" draw:z-index="13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"><text:s/>équivaut à </text:span><text:span text:style-name="T1"><draw:frame draw:style-name="fr6" draw:name="Objet15" text:anchor-type="as-char" svg:width="1.457cm" svg:height="0.469cm" draw:z-index="14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">.</text:span></text:p>
              </text:list-item>
              <text:list-item>
                <text:p text:style-name="P134"><text:span text:style-name="T1">Pour tout nombre réel </text:span><text:span text:style-name="T1"><draw:frame draw:style-name="fr6" draw:name="Objet16" text:anchor-type="as-char" svg:width="0.958cm" svg:height="0.469cm" draw:z-index="141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1">, </text:span><text:span text:style-name="T1"><draw:frame draw:style-name="fr6" draw:name="Objet17" text:anchor-type="as-char" svg:width="1.381cm" svg:height="0.529cm" draw:z-index="142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1">.</text:span></text:p>
              </text:list-item>
              <text:list-item>
                <text:p text:style-name="P134"><text:span text:style-name="T1">Pour tout nombre réel </text:span><text:span text:style-name="T18">x</text:span><text:span text:style-name="T32">, </text:span><text:span text:style-name="T32"><draw:frame draw:style-name="fr6" draw:name="Objet18" text:anchor-type="as-char" svg:width="1.834cm" svg:height="0.545cm" draw:z-index="143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32">.</text:span></text:p>
              </text:list-item>
              <text:list-item>
                <text:p text:style-name="P134"><text:span text:style-name="T32"><text:tab/></text:span><text:span text:style-name="T32"><draw:frame draw:style-name="fr6" draw:name="Objet19" text:anchor-type="as-char" svg:width="1.388cm" svg:height="0.469cm" draw:z-index="14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32"> </text:span><text:span text:style-name="T35">(car </text:span><text:span text:style-name="T35"><draw:frame draw:style-name="fr6" draw:name="Objet56" text:anchor-type="as-char" svg:width="1.101cm" svg:height="0.529cm" draw:z-index="145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35">)</text:span><text:span text:style-name="T32"><text:tab/>;<text:tab/></text:span><text:span text:style-name="T32"><draw:frame draw:style-name="fr6" draw:name="Objet20" text:anchor-type="as-char" svg:width="1.367cm" svg:height="0.469cm" draw:z-index="146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2"> </text:span><text:span text:style-name="T35">( car </text:span><text:span text:style-name="T35"><draw:frame draw:style-name="fr6" draw:name="Objet57" text:anchor-type="as-char" svg:width="1.087cm" svg:height="0.529cm" draw:z-index="147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35">)</text:span><text:span text:style-name="T32"><text:tab/>;<text:tab/></text:span><text:span text:style-name="T32"><draw:frame draw:style-name="fr6" draw:name="Objet21" text:anchor-type="as-char" svg:width="1.767cm" svg:height="1cm" draw:z-index="148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32"> </text:span><text:span text:style-name="T35">(car </text:span><text:span text:style-name="T35"><draw:frame draw:style-name="fr6" draw:name="Objet58" text:anchor-type="as-char" svg:width="1.362cm" svg:height="1cm" draw:z-index="14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35">)</text:span></text:p>
              </text:list-item>
            </text:list>
          </table:table-cell>
        </table:table-row>
      </table:table>
      <text:p text:style-name="P5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8"/>
            <text:p text:style-name="P38"/>
            <text:p text:style-name="P39">Propriété :</text:p>
            <text:p text:style-name="P109"><text:span text:style-name="T33">Dans un repère orthonormé, les courbes représentatives des fonctions exponentielle et logarithme népérien sont symétriques par rapport à la droite d'équation </text:span><text:span text:style-name="T33"><draw:frame draw:style-name="fr6" draw:name="Objet22" text:anchor-type="as-char" svg:width="1.058cm" svg:height="0.469cm" draw:z-index="13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3">.</text:span></text:p>
          </table:table-cell>
          <table:table-cell table:style-name="Tableau3.A1" office:value-type="string">
            <text:p text:style-name="P124"><draw:frame draw:style-name="fr2" draw:name="images2" text:anchor-type="paragraph" svg:width="8.306cm" svg:height="6.258cm" draw:z-index="7"><draw:image xlink:href="Pictures/200000090000614B000049513F93304CDE30014C.svm" xlink:type="simple" xlink:show="embed" xlink:actuate="onLoad" loext:mime-type="image/x-vclgraphic"/></draw:frame></text:p>
          </table:table-cell>
        </table:table-row>
      </table:table>
      <text:p text:style-name="P12"/>
      <text:p text:style-name="P12"/>
      <text:p text:style-name="P12"><text:soft-page-break/>Démonstration :</text:p>
      <text:p text:style-name="P111"><text:span text:style-name="T34">On note respectivement </text:span><text:span text:style-name="T51">c</text:span><text:span text:style-name="T52"> et </text:span><text:span text:style-name="T51">c </text:span><text:span text:style-name="T52">' les courbes représentatives des fonctions </text:span><text:span text:style-name="T52"><draw:frame draw:style-name="fr6" draw:name="Objet23" text:anchor-type="as-char" svg:width="0.824cm" svg:height="0.469cm" draw:z-index="150"><draw:object xlink:href="./Object 1" xlink:type="simple" xlink:show="embed" xlink:actuate="onLoad"/><draw:image xlink:href="./ObjectReplacements/Object 1" xlink:type="simple" xlink:show="embed" xlink:actuate="onLoad"/></draw:frame></text:span><text:span text:style-name="T52"><text:s/>et </text:span><text:span text:style-name="T52"><draw:frame draw:style-name="fr6" draw:name="Objet24" text:anchor-type="as-char" svg:width="0.557cm" svg:height="0.469cm" draw:z-index="151"><draw:object xlink:href="./Object 4" xlink:type="simple" xlink:show="embed" xlink:actuate="onLoad"/><draw:image xlink:href="./ObjectReplacements/Object 4" xlink:type="simple" xlink:show="embed" xlink:actuate="onLoad"/></draw:frame></text:span><text:span text:style-name="T52">. </text:span></text:p>
      <text:p text:style-name="P111"><text:span text:style-name="T52">Pour tous nombres réels </text:span><text:span text:style-name="T54">x</text:span><text:span text:style-name="T52"> et </text:span><text:span text:style-name="T52"><draw:frame draw:style-name="fr6" draw:name="Objet25" text:anchor-type="as-char" svg:width="0.977cm" svg:height="0.469cm" draw:z-index="14"><draw:object xlink:href="./Object 5" xlink:type="simple" xlink:show="embed" xlink:actuate="onLoad"/><draw:image xlink:href="./ObjectReplacements/Object 5" xlink:type="simple" xlink:show="embed" xlink:actuate="onLoad"/></draw:frame></text:span><text:span text:style-name="T52">, dire que </text:span><text:span text:style-name="T52"><draw:frame draw:style-name="fr6" draw:name="Objet26" text:anchor-type="as-char" svg:width="1.879cm" svg:height="0.485cm" draw:z-index="15"><draw:object xlink:href="./Object 6" xlink:type="simple" xlink:show="embed" xlink:actuate="onLoad"/><draw:image xlink:href="./ObjectReplacements/Object 6" xlink:type="simple" xlink:show="embed" xlink:actuate="onLoad"/></draw:frame></text:span><text:span text:style-name="T52"><text:s/>appartient à </text:span><text:span text:style-name="T51">c</text:span><text:span text:style-name="T52"> ' équivaut à </text:span><text:span text:style-name="T52"><draw:frame draw:style-name="fr6" draw:name="Objet27" text:anchor-type="as-char" svg:width="1.457cm" svg:height="0.469cm" draw:z-index="16"><draw:object xlink:href="./Object 27" xlink:type="simple" xlink:show="embed" xlink:actuate="onLoad"/><draw:image xlink:href="./ObjectReplacements/Object 27" xlink:type="simple" xlink:show="embed" xlink:actuate="onLoad"/></draw:frame></text:span><text:span text:style-name="T52"><text:s/>c’est-à-dire </text:span><text:span text:style-name="T52"><draw:frame draw:style-name="fr6" draw:name="Objet28" text:anchor-type="as-char" svg:width="1.155cm" svg:height="0.529cm" draw:z-index="17"><draw:object xlink:href="./Object 28" xlink:type="simple" xlink:show="embed" xlink:actuate="onLoad"/><draw:image xlink:href="./ObjectReplacements/Object 28" xlink:type="simple" xlink:show="embed" xlink:actuate="onLoad"/></draw:frame></text:span><text:span text:style-name="T52"><text:s/>ce qui équivaut à dire que </text:span><text:span text:style-name="T52"><draw:frame draw:style-name="fr6" draw:name="Objet29" text:anchor-type="as-char" svg:width="1.706cm" svg:height="0.485cm" draw:z-index="18"><draw:object xlink:href="./Object 29" xlink:type="simple" xlink:show="embed" xlink:actuate="onLoad"/><draw:image xlink:href="./ObjectReplacements/Object 29" xlink:type="simple" xlink:show="embed" xlink:actuate="onLoad"/></draw:frame></text:span><text:span text:style-name="T52"><text:s/>appartient à </text:span><text:span text:style-name="T51">c</text:span><text:span text:style-name="T52">.</text:span></text:p>
      <text:p text:style-name="P22"><text:span text:style-name="T34">c</text:span><text:span text:style-name="T52"> et </text:span><text:span text:style-name="T34">c</text:span><text:span text:style-name="T52"> ' sont donc symétriques par rapport à la droite d'équation </text:span><text:span text:style-name="T52"><draw:frame draw:style-name="fr6" draw:name="Objet30" text:anchor-type="as-char" svg:width="1.058cm" svg:height="0.469cm" draw:z-index="19"><draw:object xlink:href="./Object 30" xlink:type="simple" xlink:show="embed" xlink:actuate="onLoad"/><draw:image xlink:href="./ObjectReplacements/Object 30" xlink:type="simple" xlink:show="embed" xlink:actuate="onLoad"/></draw:frame></text:span><text:span text:style-name="T52">.</text:span></text:p>
      <text:p text:style-name="P54"/>
      <text:p text:style-name="P55">Remarque :</text:p>
      <text:p text:style-name="P22"><text:span text:style-name="T52">On dit que les fonctions </text:span><text:span text:style-name="T52"><draw:frame draw:style-name="fr6" draw:name="Objet31" text:anchor-type="as-char" svg:width="0.824cm" svg:height="0.469cm" draw:z-index="20"><draw:object xlink:href="./Object 31" xlink:type="simple" xlink:show="embed" xlink:actuate="onLoad"/><draw:image xlink:href="./ObjectReplacements/Object 31" xlink:type="simple" xlink:show="embed" xlink:actuate="onLoad"/></draw:frame></text:span><text:span text:style-name="T52"><text:s/>et </text:span><text:span text:style-name="T52"><draw:frame draw:style-name="fr6" draw:name="Objet32" text:anchor-type="as-char" svg:width="0.557cm" svg:height="0.469cm" draw:z-index="21"><draw:object xlink:href="./Object 32" xlink:type="simple" xlink:show="embed" xlink:actuate="onLoad"/><draw:image xlink:href="./ObjectReplacements/Object 32" xlink:type="simple" xlink:show="embed" xlink:actuate="onLoad"/></draw:frame></text:span><text:span text:style-name="T52"><text:s/>sont </text:span><text:span text:style-name="T53">réciproques</text:span><text:span text:style-name="T52"> l'une de l'autre.,</text:span></text:p>
      <text:p text:style-name="P54"/>
      <text:h text:style-name="P174" text:outline-level="2"><text:span text:style-name="T50">Sens de variation de la fonction </text:span><text:span text:style-name="T50"><draw:frame draw:style-name="fr6" draw:name="Objet92" text:anchor-type="as-char" svg:width="0.584cm" svg:height="0.554cm" draw:z-index="152"><draw:object xlink:href="./Object 92" xlink:type="simple" xlink:show="embed" xlink:actuate="onLoad"/><draw:image xlink:href="./ObjectReplacements/Object 92" xlink:type="simple" xlink:show="embed" xlink:actuate="onLoad"/></draw:frame></text:span></text:h>
      <text:p text:style-name="P56">Propriété :</text:p>
      <text:p text:style-name="P23"><text:span text:style-name="T52">La fonction logarithme népérien est strictement croissante sur </text:span><text:span text:style-name="T52"><draw:frame draw:style-name="fr6" draw:name="Objet33" text:anchor-type="as-char" svg:width="1.51cm" svg:height="0.483cm" draw:z-index="22"><draw:object xlink:href="./Object 34" xlink:type="simple" xlink:show="embed" xlink:actuate="onLoad"/><draw:image xlink:href="./ObjectReplacements/Object 34" xlink:type="simple" xlink:show="embed" xlink:actuate="onLoad"/></draw:frame></text:span><text:span text:style-name="T52">.</text:span></text:p>
      <text:p text:style-name="P5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7">Démonstration :</text:p>
            <text:p text:style-name="P25"><text:span text:style-name="T55">a</text:span><text:span text:style-name="T52"> et </text:span><text:span text:style-name="T55">b</text:span><text:span text:style-name="T52"> sont deux nombres réels tels que </text:span><text:span text:style-name="T52"><draw:frame draw:style-name="fr6" draw:name="Objet34" text:anchor-type="as-char" svg:width="1.473cm" svg:height="0.469cm" draw:z-index="153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52">, c’est-à-dire tels que </text:span><text:span text:style-name="T52"><draw:frame draw:style-name="fr6" draw:name="Objet35" text:anchor-type="as-char" svg:width="1.647cm" svg:height="0.529cm" draw:z-index="154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52">.</text:span></text:p>
            <text:p text:style-name="P106"><text:span text:style-name="T52">La fonction exponentielle est strictement croissante sur </text:span><text:span text:style-name="T3">ℝ</text:span> <text:span text:style-name="T50">donc :</text:span></text:p>
            <text:p text:style-name="P24"><draw:frame draw:style-name="fr6" draw:name="Objet36" text:anchor-type="as-char" svg:width="1.755cm" svg:height="0.469cm" draw:z-index="24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4.A1" office:value-type="string">
            <text:p text:style-name="P117"><draw:frame draw:style-name="fr3" draw:name="images3" text:anchor-type="paragraph" svg:width="6.408cm" svg:height="4.184cm" draw:z-index="8"><draw:image xlink:href="Pictures/2000000900005109000034EC0DC6BB8CA618519B.svm" xlink:type="simple" xlink:show="embed" xlink:actuate="onLoad" loext:mime-type="image/x-vclgraphic"/></draw:frame></text:p>
          </table:table-cell>
        </table:table-row>
      </table:table>
      <text:p text:style-name="P79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80">Conséquences :</text:p>
            <text:p text:style-name="P112"><text:span text:style-name="T50">Pour tous nombres réels </text:span><text:span text:style-name="T50"><draw:frame draw:style-name="fr6" draw:name="Objet37" text:anchor-type="as-char" svg:width="0.956cm" svg:height="0.469cm" draw:z-index="171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50"><text:s/>et </text:span><text:span text:style-name="T50"><draw:frame draw:style-name="fr6" draw:name="Objet38" text:anchor-type="as-char" svg:width="0.94cm" svg:height="0.469cm" draw:z-index="17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50">.</text:span></text:p>
            <text:list xml:id="list3176397626" text:style-name="L2">
              <text:list-item>
                <text:p text:style-name="P135"><text:span text:style-name="T56"><draw:frame draw:style-name="fr6" draw:name="Objet39" text:anchor-type="as-char" svg:width="1.817cm" svg:height="0.469cm" draw:z-index="173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56"><text:s/>équivaut à </text:span><text:span text:style-name="T56"><draw:frame draw:style-name="fr6" draw:name="Objet40" text:anchor-type="as-char" svg:width="1.02cm" svg:height="0.469cm" draw:z-index="17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        </text:list-item>
              <text:list-item>
                <text:p text:style-name="P135"><text:span text:style-name="T56"><draw:frame draw:style-name="fr6" draw:name="Objet41" text:anchor-type="as-char" svg:width="1.755cm" svg:height="0.469cm" draw:z-index="175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56"><text:s/>équivaut à </text:span><text:span text:style-name="T56"><draw:frame draw:style-name="fr6" draw:name="Objet42" text:anchor-type="as-char" svg:width="0.958cm" svg:height="0.469cm" draw:z-index="176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        </text:list-item>
              <text:list-item>
                <text:p text:style-name="P135"><text:span text:style-name="T56"><draw:frame draw:style-name="fr6" draw:name="Objet43" text:anchor-type="as-char" svg:width="1.355cm" svg:height="0.469cm" draw:z-index="177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56"><text:s/>équivaut à </text:span><text:span text:style-name="T56"><draw:frame draw:style-name="fr6" draw:name="Objet44" text:anchor-type="as-char" svg:width="0.944cm" svg:height="0.469cm" draw:z-index="178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56"><text:s/>et </text:span><text:span text:style-name="T56"><draw:frame draw:style-name="fr6" draw:name="Objet45" text:anchor-type="as-char" svg:width="1.355cm" svg:height="0.469cm" draw:z-index="179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56"><text:s/>équivaut à </text:span><text:span text:style-name="T56"><draw:frame draw:style-name="fr6" draw:name="Objet46" text:anchor-type="as-char" svg:width="1.459cm" svg:height="0.469cm" draw:z-index="180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56">.</text:span></text:p>
              </text:list-item>
            </text:list>
          </table:table-cell>
        </table:table-row>
      </table:table>
      <text:p text:style-name="P33"/>
      <text:h text:style-name="P178" text:outline-level="1">Propriétés algébriques</text:h>
      <text:h text:style-name="P169" text:outline-level="2">Relation fonctionnelle</text:h>
      <text:p text:style-name="P82">Propriété :</text:p>
      <text:p text:style-name="P116"><text:span text:style-name="T57">Pour tous nombres réels </text:span><text:span text:style-name="T57"><draw:frame draw:style-name="fr6" draw:name="Objet47" text:anchor-type="as-char" svg:width="0.956cm" svg:height="0.469cm" draw:z-index="27"><draw:object xlink:href="./Object 47" xlink:type="simple" xlink:show="embed" xlink:actuate="onLoad"/><draw:image xlink:href="./ObjectReplacements/Object 47" xlink:type="simple" xlink:show="embed" xlink:actuate="onLoad"/></draw:frame></text:span><text:span text:style-name="T57"><text:s/>et </text:span><text:span text:style-name="T57"><draw:frame draw:style-name="fr6" draw:name="Objet48" text:anchor-type="as-char" svg:width="0.94cm" svg:height="0.469cm" draw:z-index="28"><draw:object xlink:href="./Object 48" xlink:type="simple" xlink:show="embed" xlink:actuate="onLoad"/><draw:image xlink:href="./ObjectReplacements/Object 48" xlink:type="simple" xlink:show="embed" xlink:actuate="onLoad"/></draw:frame></text:span><text:span text:style-name="T57">,</text:span></text:p>
      <text:p text:style-name="P59"><draw:frame draw:style-name="fr6" draw:name="Objet49" text:anchor-type="as-char" svg:width="3.838cm" svg:height="0.485cm" draw:z-index="29"><draw:object xlink:href="./Object 49" xlink:type="simple" xlink:show="embed" xlink:actuate="onLoad"/><draw:image xlink:href="./ObjectReplacements/Object 49" xlink:type="simple" xlink:show="embed" xlink:actuate="onLoad"/></draw:frame></text:p>
      <text:p text:style-name="P58"/>
      <text:p text:style-name="P13">Démonstration :</text:p>
      <text:p text:style-name="P11"><text:span text:style-name="T58">a</text:span><text:span text:style-name="T35"> et </text:span><text:span text:style-name="T58">b</text:span><text:span text:style-name="T35"> sont deux réels strictement positifs. On note </text:span><text:span text:style-name="T35"><draw:frame draw:style-name="fr6" draw:name="Objet50" text:anchor-type="as-char" svg:width="2cm" svg:height="0.485cm" draw:z-index="30"><draw:object xlink:href="./Object 50" xlink:type="simple" xlink:show="embed" xlink:actuate="onLoad"/><draw:image xlink:href="./ObjectReplacements/Object 50" xlink:type="simple" xlink:show="embed" xlink:actuate="onLoad"/></draw:frame></text:span><text:span text:style-name="T35"><text:s/>et </text:span><text:span text:style-name="T35"><draw:frame draw:style-name="fr6" draw:name="Objet51" text:anchor-type="as-char" svg:width="3.007cm" svg:height="0.485cm" draw:z-index="31"><draw:object xlink:href="./Object 51" xlink:type="simple" xlink:show="embed" xlink:actuate="onLoad"/><draw:image xlink:href="./ObjectReplacements/Object 51" xlink:type="simple" xlink:show="embed" xlink:actuate="onLoad"/></draw:frame></text:span><text:span text:style-name="T35">.</text:span></text:p>
      <text:p text:style-name="P11"><text:span text:style-name="T35">Alors </text:span><text:span text:style-name="T35"><draw:frame draw:style-name="fr6" draw:name="Objet52" text:anchor-type="as-char" svg:width="1.378cm" svg:height="0.529cm" draw:z-index="32"><draw:object xlink:href="./Object 52" xlink:type="simple" xlink:show="embed" xlink:actuate="onLoad"/><draw:image xlink:href="./ObjectReplacements/Object 52" xlink:type="simple" xlink:show="embed" xlink:actuate="onLoad"/></draw:frame></text:span><text:span text:style-name="T35"><text:s/>et </text:span><text:span text:style-name="T35"><draw:frame draw:style-name="fr6" draw:name="Objet53" text:anchor-type="as-char" svg:width="5.41cm" svg:height="0.529cm" draw:z-index="33"><draw:object xlink:href="./Object 55" xlink:type="simple" xlink:show="embed" xlink:actuate="onLoad"/><draw:image xlink:href="./ObjectReplacements/Object 55" xlink:type="simple" xlink:show="embed" xlink:actuate="onLoad"/></draw:frame></text:span><text:span text:style-name="T35">. Donc </text:span><text:span text:style-name="T35"><draw:frame draw:style-name="fr6" draw:name="Objet54" text:anchor-type="as-char" svg:width="1.318cm" svg:height="0.529cm" draw:z-index="34"><draw:object xlink:href="./Object 56" xlink:type="simple" xlink:show="embed" xlink:actuate="onLoad"/><draw:image xlink:href="./ObjectReplacements/Object 56" xlink:type="simple" xlink:show="embed" xlink:actuate="onLoad"/></draw:frame></text:span><text:span text:style-name="T35"><text:s/>d'où </text:span><text:span text:style-name="T35"><draw:frame draw:style-name="fr6" draw:name="Objet55" text:anchor-type="as-char" svg:width="1.155cm" svg:height="0.469cm" draw:z-index="35"><draw:object xlink:href="./Object 57" xlink:type="simple" xlink:show="embed" xlink:actuate="onLoad"/><draw:image xlink:href="./ObjectReplacements/Object 57" xlink:type="simple" xlink:show="embed" xlink:actuate="onLoad"/></draw:frame></text:span><text:span text:style-name="T35">.</text:span></text:p>
      <text:p text:style-name="P36"/>
      <text:p text:style-name="P37">Remarque :</text:p>
      <text:list xml:id="list3015025541" text:style-name="L3">
        <text:list-item>
          <text:p text:style-name="P136"><text:span text:style-name="T35">On dit que la fonction </text:span><text:span text:style-name="T35"><draw:frame draw:style-name="fr6" draw:name="Objet59" text:anchor-type="as-char" svg:width="0.557cm" svg:height="0.469cm" draw:z-index="39"><draw:object xlink:href="./Object 61" xlink:type="simple" xlink:show="embed" xlink:actuate="onLoad"/><draw:image xlink:href="./ObjectReplacements/Object 61" xlink:type="simple" xlink:show="embed" xlink:actuate="onLoad"/></draw:frame></text:span><text:span text:style-name="T35"><text:s/>transforme les produits en somme.</text:span></text:p>
        </text:list-item>
        <text:list-item>
          <text:p text:style-name="P137"><text:span text:style-name="T40">Pour tous nombres strictement positifs </text:span><text:span text:style-name="T40"><draw:frame draw:style-name="fr6" draw:name="Objet191" text:anchor-type="as-char" svg:width="0.568cm" svg:height="0.533cm" draw:z-index="181"><draw:object xlink:href="./Object 191" xlink:type="simple" xlink:show="embed" xlink:actuate="onLoad"/><draw:image xlink:href="./ObjectReplacements/Object 191" xlink:type="simple" xlink:show="embed" xlink:actuate="onLoad"/></draw:frame></text:span><text:span text:style-name="T40">, </text:span><text:span text:style-name="T40"><draw:frame draw:style-name="fr6" draw:name="Objet192" text:anchor-type="as-char" svg:width="0.577cm" svg:height="0.533cm" draw:z-index="182"><draw:object xlink:href="./Object 192" xlink:type="simple" xlink:show="embed" xlink:actuate="onLoad"/><draw:image xlink:href="./ObjectReplacements/Object 192" xlink:type="simple" xlink:show="embed" xlink:actuate="onLoad"/></draw:frame></text:span><text:span text:style-name="T40">, …, </text:span><text:span text:style-name="T40"><draw:frame draw:style-name="fr6" draw:name="Objet193" text:anchor-type="as-char" svg:width="0.579cm" svg:height="0.533cm" draw:z-index="183"><draw:object xlink:href="./Object 193" xlink:type="simple" xlink:show="embed" xlink:actuate="onLoad"/><draw:image xlink:href="./ObjectReplacements/Object 193" xlink:type="simple" xlink:show="embed" xlink:actuate="onLoad"/></draw:frame></text:span><text:span text:style-name="T40"> :</text:span></text:p>
          <text:p text:style-name="P138"><text:span text:style-name="T40"><draw:frame draw:style-name="fr6" draw:name="Objet194" text:anchor-type="as-char" svg:width="8.246cm" svg:height="0.533cm" draw:z-index="184"><draw:object xlink:href="./Object 194" xlink:type="simple" xlink:show="embed" xlink:actuate="onLoad"/><draw:image xlink:href="./ObjectReplacements/Object 194" xlink:type="simple" xlink:show="embed" xlink:actuate="onLoad"/></draw:frame></text:span><text:span text:style-name="T40"><text:s/></text:span></text:p>
        </text:list-item>
      </text:list>
      <text:h text:style-name="P170" text:outline-level="2"><text:soft-page-break/>Logarithme d'un inverse, d'un quotient</text:h>
      <text:p text:style-name="P83">Propriétés :</text:p>
      <text:p text:style-name="P113"><text:span text:style-name="T59">Pour tous nombres réels </text:span><text:span text:style-name="T59"><draw:frame draw:style-name="fr6" draw:name="Objet60" text:anchor-type="as-char" svg:width="0.956cm" svg:height="0.469cm" draw:z-index="40"><draw:object xlink:href="./Object 53" xlink:type="simple" xlink:show="embed" xlink:actuate="onLoad"/><draw:image xlink:href="./ObjectReplacements/Object 53" xlink:type="simple" xlink:show="embed" xlink:actuate="onLoad"/></draw:frame></text:span><text:span text:style-name="T59"><text:s/>et </text:span><text:span text:style-name="T59"><draw:frame draw:style-name="fr6" draw:name="Objet61" text:anchor-type="as-char" svg:width="0.94cm" svg:height="0.469cm" draw:z-index="41"><draw:object xlink:href="./Object 54" xlink:type="simple" xlink:show="embed" xlink:actuate="onLoad"/><draw:image xlink:href="./ObjectReplacements/Object 54" xlink:type="simple" xlink:show="embed" xlink:actuate="onLoad"/></draw:frame></text:span><text:span text:style-name="T59">.</text:span></text:p>
      <text:p text:style-name="P10"><text:span text:style-name="T59"><draw:frame draw:style-name="fr6" draw:name="Objet62" text:anchor-type="as-char" svg:width="2.193cm" svg:height="1cm" draw:z-index="42"><draw:object xlink:href="./Object 62" xlink:type="simple" xlink:show="embed" xlink:actuate="onLoad"/><draw:image xlink:href="./ObjectReplacements/Object 62" xlink:type="simple" xlink:show="embed" xlink:actuate="onLoad"/></draw:frame></text:span><text:span text:style-name="T59"><text:tab/><text:tab/>;<text:tab/></text:span><text:span text:style-name="T59"><draw:frame draw:style-name="fr6" draw:name="Objet63" text:anchor-type="as-char" svg:width="2.895cm" svg:height="1cm" draw:z-index="43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60"/>
      <text:p text:style-name="P14">Démonstrations :</text:p>
      <text:list xml:id="list1732083206" text:style-name="L4">
        <text:list-item>
          <text:p text:style-name="P140"><text:span text:style-name="T59">Pour </text:span><text:span text:style-name="T59"><draw:frame draw:style-name="fr6" draw:name="Objet64" text:anchor-type="as-char" svg:width="0.94cm" svg:height="0.469cm" draw:z-index="44"><draw:object xlink:href="./Object 64" xlink:type="simple" xlink:show="embed" xlink:actuate="onLoad"/><draw:image xlink:href="./ObjectReplacements/Object 64" xlink:type="simple" xlink:show="embed" xlink:actuate="onLoad"/></draw:frame></text:span><text:span text:style-name="T59">, </text:span><text:span text:style-name="T59"><draw:frame draw:style-name="fr6" draw:name="Objet65" text:anchor-type="as-char" svg:width="1.653cm" svg:height="1cm" draw:z-index="45"><draw:object xlink:href="./Object 65" xlink:type="simple" xlink:show="embed" xlink:actuate="onLoad"/><draw:image xlink:href="./ObjectReplacements/Object 65" xlink:type="simple" xlink:show="embed" xlink:actuate="onLoad"/></draw:frame></text:span><text:span text:style-name="T59"> ; donc </text:span><text:span text:style-name="T59"><draw:frame draw:style-name="fr6" draw:name="Objet66" text:anchor-type="as-char" svg:width="2.425cm" svg:height="1.099cm" draw:z-index="46"><draw:object xlink:href="./Object 66" xlink:type="simple" xlink:show="embed" xlink:actuate="onLoad"/><draw:image xlink:href="./ObjectReplacements/Object 66" xlink:type="simple" xlink:show="embed" xlink:actuate="onLoad"/></draw:frame></text:span><text:span text:style-name="T59">, c’est-à-dire </text:span><text:span text:style-name="T59"><draw:frame draw:style-name="fr6" draw:name="Objet67" text:anchor-type="as-char" svg:width="2.399cm" svg:height="1cm" draw:z-index="47"><draw:object xlink:href="./Object 67" xlink:type="simple" xlink:show="embed" xlink:actuate="onLoad"/><draw:image xlink:href="./ObjectReplacements/Object 67" xlink:type="simple" xlink:show="embed" xlink:actuate="onLoad"/></draw:frame></text:span><text:span text:style-name="T59">,d'où </text:span><text:span text:style-name="T59"><draw:frame draw:style-name="fr6" draw:name="Objet68" text:anchor-type="as-char" svg:width="2.193cm" svg:height="1cm" draw:z-index="48"><draw:object xlink:href="./Object 68" xlink:type="simple" xlink:show="embed" xlink:actuate="onLoad"/><draw:image xlink:href="./ObjectReplacements/Object 68" xlink:type="simple" xlink:show="embed" xlink:actuate="onLoad"/></draw:frame></text:span><text:span text:style-name="T59">.</text:span></text:p>
        </text:list-item>
        <text:list-item>
          <text:p text:style-name="P140"><text:span text:style-name="T59">Pour </text:span><text:span text:style-name="T59"><draw:frame draw:style-name="fr6" draw:name="Objet69" text:anchor-type="as-char" svg:width="0.956cm" svg:height="0.469cm" draw:z-index="49"><draw:object xlink:href="./Object 69" xlink:type="simple" xlink:show="embed" xlink:actuate="onLoad"/><draw:image xlink:href="./ObjectReplacements/Object 69" xlink:type="simple" xlink:show="embed" xlink:actuate="onLoad"/></draw:frame></text:span><text:span text:style-name="T59"><text:s/>et </text:span><text:span text:style-name="T59"><draw:frame draw:style-name="fr6" draw:name="Objet70" text:anchor-type="as-char" svg:width="0.94cm" svg:height="0.469cm" draw:z-index="50"><draw:object xlink:href="./Object 70" xlink:type="simple" xlink:show="embed" xlink:actuate="onLoad"/><draw:image xlink:href="./ObjectReplacements/Object 70" xlink:type="simple" xlink:show="embed" xlink:actuate="onLoad"/></draw:frame></text:span><text:span text:style-name="T59">, </text:span><text:span text:style-name="T59"><draw:frame draw:style-name="fr6" draw:name="Objet71" text:anchor-type="as-char" svg:width="6.904cm" svg:height="1.099cm" draw:z-index="51"><draw:object xlink:href="./Object 71" xlink:type="simple" xlink:show="embed" xlink:actuate="onLoad"/><draw:image xlink:href="./ObjectReplacements/Object 71" xlink:type="simple" xlink:show="embed" xlink:actuate="onLoad"/></draw:frame></text:span><text:span text:style-name="T59">.</text:span></text:p>
        </text:list-item>
      </text:list>
      <text:p text:style-name="P60"/>
      <text:h text:style-name="P170" text:outline-level="2">Logarithme d'une puissance, d'une racine carrée</text:h>
      <text:p text:style-name="P83">Propriété :</text:p>
      <text:p text:style-name="P113"><text:span text:style-name="T59">Pour tout nombre réel </text:span><text:span text:style-name="T59"><draw:frame draw:style-name="fr6" draw:name="Objet72" text:anchor-type="as-char" svg:width="0.956cm" svg:height="0.469cm" draw:z-index="52"><draw:object xlink:href="./Object 72" xlink:type="simple" xlink:show="embed" xlink:actuate="onLoad"/><draw:image xlink:href="./ObjectReplacements/Object 72" xlink:type="simple" xlink:show="embed" xlink:actuate="onLoad"/></draw:frame></text:span><text:span text:style-name="T59"><text:s/>et pour tout nombre entier relatif </text:span><text:span text:style-name="T19">n </text:span><text:span text:style-name="T36">:</text:span></text:p>
      <text:p text:style-name="P47"><draw:frame draw:style-name="fr6" draw:name="Objet73" text:anchor-type="as-char" svg:width="2.536cm" svg:height="0.545cm" draw:z-index="53"><draw:object xlink:href="./Object 73" xlink:type="simple" xlink:show="embed" xlink:actuate="onLoad"/><draw:image xlink:href="./ObjectReplacements/Object 73" xlink:type="simple" xlink:show="embed" xlink:actuate="onLoad"/></draw:frame></text:p>
      <text:p text:style-name="P46"/>
      <text:p text:style-name="P28">Démonstration :</text:p>
      <text:list xml:id="list2745543881" text:style-name="L5">
        <text:list-item>
          <text:p text:style-name="P141"><text:span text:style-name="T59">Cas où </text:span><text:span text:style-name="T19">n</text:span><text:span text:style-name="T36"> est un nombre entier naturel : on utilise un raisonnement par récurrence.</text:span></text:p>
          <text:list>
            <text:list-item>
              <text:p text:style-name="P141"><text:span text:style-name="T36">Initialisation : pour </text:span><text:span text:style-name="T36"><draw:frame draw:style-name="fr6" draw:name="Objet74" text:anchor-type="as-char" svg:width="1.007cm" svg:height="0.469cm" draw:z-index="54"><draw:object xlink:href="./Object 74" xlink:type="simple" xlink:show="embed" xlink:actuate="onLoad"/><draw:image xlink:href="./ObjectReplacements/Object 74" xlink:type="simple" xlink:show="embed" xlink:actuate="onLoad"/></draw:frame></text:span><text:span text:style-name="T36">, </text:span><text:span text:style-name="T36"><draw:frame draw:style-name="fr6" draw:name="Objet75" text:anchor-type="as-char" svg:width="2.806cm" svg:height="0.545cm" draw:z-index="55"><draw:object xlink:href="./Object 75" xlink:type="simple" xlink:show="embed" xlink:actuate="onLoad"/><draw:image xlink:href="./ObjectReplacements/Object 75" xlink:type="simple" xlink:show="embed" xlink:actuate="onLoad"/></draw:frame></text:span><text:span text:style-name="T36"><text:s/>et </text:span><text:span text:style-name="T36"><draw:frame draw:style-name="fr6" draw:name="Objet76" text:anchor-type="as-char" svg:width="1.683cm" svg:height="0.469cm" draw:z-index="56"><draw:object xlink:href="./Object 76" xlink:type="simple" xlink:show="embed" xlink:actuate="onLoad"/><draw:image xlink:href="./ObjectReplacements/Object 76" xlink:type="simple" xlink:show="embed" xlink:actuate="onLoad"/></draw:frame></text:span><text:span text:style-name="T36">.</text:span></text:p>
            </text:list-item>
            <text:list-item>
              <text:p text:style-name="P141"><text:span text:style-name="T36">Hérédité : on considère un nombre entier naturel </text:span><text:span text:style-name="T19">k</text:span><text:span text:style-name="T36"> tel que </text:span><text:span text:style-name="T36"><draw:frame draw:style-name="fr6" draw:name="Objet77" text:anchor-type="as-char" svg:width="2.558cm" svg:height="0.545cm" draw:z-index="57"><draw:object xlink:href="./Object 77" xlink:type="simple" xlink:show="embed" xlink:actuate="onLoad"/><draw:image xlink:href="./ObjectReplacements/Object 77" xlink:type="simple" xlink:show="embed" xlink:actuate="onLoad"/></draw:frame></text:span><text:span text:style-name="T36">.</text:span></text:p>
              <text:p text:style-name="P141"><text:span text:style-name="T36">Alors </text:span><text:span text:style-name="T36"><draw:frame draw:style-name="fr6" draw:name="Objet78" text:anchor-type="as-char" svg:width="10.246cm" svg:height="0.545cm" draw:z-index="58"><draw:object xlink:href="./Object 78" xlink:type="simple" xlink:show="embed" xlink:actuate="onLoad"/><draw:image xlink:href="./ObjectReplacements/Object 78" xlink:type="simple" xlink:show="embed" xlink:actuate="onLoad"/></draw:frame></text:span><text:span text:style-name="T36">.</text:span></text:p>
            </text:list-item>
            <text:list-item>
              <text:p text:style-name="P141"><text:span text:style-name="T36">Conclusion : pour tout nombre entier naturel </text:span><text:span text:style-name="T19">n</text:span><text:span text:style-name="T36">, </text:span><text:span text:style-name="T36"><draw:frame draw:style-name="fr6" draw:name="Objet79" text:anchor-type="as-char" svg:width="2.536cm" svg:height="0.545cm" draw:z-index="59"><draw:object xlink:href="./Object 79" xlink:type="simple" xlink:show="embed" xlink:actuate="onLoad"/><draw:image xlink:href="./ObjectReplacements/Object 79" xlink:type="simple" xlink:show="embed" xlink:actuate="onLoad"/></draw:frame></text:span><text:span text:style-name="T36">.</text:span></text:p>
            </text:list-item>
          </text:list>
        </text:list-item>
        <text:list-item>
          <text:p text:style-name="P141"><text:span text:style-name="T36">Cas où </text:span><text:span text:style-name="T19">n</text:span><text:span text:style-name="T36"> est un nombre entier strictement négatif</text:span></text:p>
          <text:p text:style-name="P141"><text:span text:style-name="T36"><draw:frame draw:style-name="fr6" draw:name="Objet80" text:anchor-type="as-char" svg:width="8.384cm" svg:height="1.164cm" draw:z-index="60"><draw:object xlink:href="./Object 80" xlink:type="simple" xlink:show="embed" xlink:actuate="onLoad"/><draw:image xlink:href="./ObjectReplacements/Object 80" xlink:type="simple" xlink:show="embed" xlink:actuate="onLoad"/></draw:frame></text:span><text:span text:style-name="T36"><text:s/>car </text:span><text:span text:style-name="T36"><draw:frame draw:style-name="fr6" draw:name="Objet81" text:anchor-type="as-char" svg:width="1.279cm" svg:height="0.469cm" draw:z-index="61"><draw:object xlink:href="./Object 81" xlink:type="simple" xlink:show="embed" xlink:actuate="onLoad"/><draw:image xlink:href="./ObjectReplacements/Object 81" xlink:type="simple" xlink:show="embed" xlink:actuate="onLoad"/></draw:frame></text:span><text:span text:style-name="T36">.</text:span></text:p>
        </text:list-item>
      </text:list>
      <text:p text:style-name="P29"/>
      <text:p text:style-name="P31">Exemple :</text:p>
      <text:p text:style-name="P26"><text:span text:style-name="T36">Pour tout nombre réel </text:span><text:span text:style-name="T36"><draw:frame draw:style-name="fr6" draw:name="Objet82" text:anchor-type="as-char" svg:width="0.958cm" svg:height="0.469cm" draw:z-index="62"><draw:object xlink:href="./Object 82" xlink:type="simple" xlink:show="embed" xlink:actuate="onLoad"/><draw:image xlink:href="./ObjectReplacements/Object 82" xlink:type="simple" xlink:show="embed" xlink:actuate="onLoad"/></draw:frame></text:span><text:span text:style-name="T36">, </text:span><text:span text:style-name="T36"><draw:frame draw:style-name="fr6" draw:name="Objet83" text:anchor-type="as-char" svg:width="2.535cm" svg:height="0.545cm" draw:z-index="63"><draw:object xlink:href="./Object 83" xlink:type="simple" xlink:show="embed" xlink:actuate="onLoad"/><draw:image xlink:href="./ObjectReplacements/Object 83" xlink:type="simple" xlink:show="embed" xlink:actuate="onLoad"/></draw:frame></text:span><text:span text:style-name="T36">.</text:span></text:p>
      <text:p text:style-name="P29"/>
      <text:p text:style-name="P29"/>
      <text:p text:style-name="P32">Propriété :</text:p>
      <text:p text:style-name="P27"><text:span text:style-name="T36">Pour tout nombre réel </text:span><text:span text:style-name="T36"><draw:frame draw:style-name="fr6" draw:name="Objet84" text:anchor-type="as-char" svg:width="0.956cm" svg:height="0.469cm" draw:z-index="64"><draw:object xlink:href="./Object 84" xlink:type="simple" xlink:show="embed" xlink:actuate="onLoad"/><draw:image xlink:href="./ObjectReplacements/Object 84" xlink:type="simple" xlink:show="embed" xlink:actuate="onLoad"/></draw:frame></text:span><text:span text:style-name="T36"> :</text:span></text:p>
      <text:p text:style-name="P30"><draw:frame draw:style-name="fr6" draw:name="Objet85" text:anchor-type="as-char" svg:width="2.445cm" svg:height="1cm" draw:z-index="65"><draw:object xlink:href="./Object 85" xlink:type="simple" xlink:show="embed" xlink:actuate="onLoad"/><draw:image xlink:href="./ObjectReplacements/Object 85" xlink:type="simple" xlink:show="embed" xlink:actuate="onLoad"/></draw:frame></text:p>
      <text:p text:style-name="P29"/>
      <text:p text:style-name="P28">Démonstration :</text:p>
      <text:p text:style-name="P26"><text:span text:style-name="T36">Pour </text:span><text:span text:style-name="T36"><draw:frame draw:style-name="fr6" draw:name="Objet86" text:anchor-type="as-char" svg:width="0.956cm" svg:height="0.469cm" draw:z-index="66"><draw:object xlink:href="./Object 86" xlink:type="simple" xlink:show="embed" xlink:actuate="onLoad"/><draw:image xlink:href="./ObjectReplacements/Object 86" xlink:type="simple" xlink:show="embed" xlink:actuate="onLoad"/></draw:frame></text:span><text:span text:style-name="T36">, </text:span><text:span text:style-name="T36"><draw:frame draw:style-name="fr6" draw:name="Objet87" text:anchor-type="as-char" svg:width="1.736cm" svg:height="0.593cm" draw:z-index="67"><draw:object xlink:href="./Object 87" xlink:type="simple" xlink:show="embed" xlink:actuate="onLoad"/><draw:image xlink:href="./ObjectReplacements/Object 87" xlink:type="simple" xlink:show="embed" xlink:actuate="onLoad"/></draw:frame></text:span><text:span text:style-name="T36">, donc </text:span><text:span text:style-name="T36"><draw:frame draw:style-name="fr6" draw:name="Objet88" text:anchor-type="as-char" svg:width="2.519cm" svg:height="0.593cm" draw:z-index="68"><draw:object xlink:href="./Object 88" xlink:type="simple" xlink:show="embed" xlink:actuate="onLoad"/><draw:image xlink:href="./ObjectReplacements/Object 88" xlink:type="simple" xlink:show="embed" xlink:actuate="onLoad"/></draw:frame></text:span><text:span text:style-name="T36"><text:s/>soit </text:span><text:span text:style-name="T36"><draw:frame draw:style-name="fr6" draw:name="Objet89" text:anchor-type="as-char" svg:width="2.362cm" svg:height="0.504cm" draw:z-index="69"><draw:object xlink:href="./Object 89" xlink:type="simple" xlink:show="embed" xlink:actuate="onLoad"/><draw:image xlink:href="./ObjectReplacements/Object 89" xlink:type="simple" xlink:show="embed" xlink:actuate="onLoad"/></draw:frame></text:span><text:span text:style-name="T36">, d'où </text:span><text:span text:style-name="T36"><draw:frame draw:style-name="fr6" draw:name="Objet90" text:anchor-type="as-char" svg:width="2.445cm" svg:height="1cm" draw:z-index="70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36">.</text:span></text:p>
      <text:p text:style-name="P29"/>
      <text:p text:style-name="P31">Exemple :</text:p>
      <text:p text:style-name="P26"><text:span text:style-name="T36"><draw:frame draw:style-name="fr6" draw:name="Objet91" text:anchor-type="as-char" svg:width="9.798cm" svg:height="1cm" draw:z-index="71"><draw:object xlink:href="./Object 91" xlink:type="simple" xlink:show="embed" xlink:actuate="onLoad"/><draw:image xlink:href="./ObjectReplacements/Object 91" xlink:type="simple" xlink:show="embed" xlink:actuate="onLoad"/></draw:frame></text:span><text:span text:style-name="T36">.</text:span></text:p>
      <text:h text:style-name="P179" text:outline-level="1"><text:soft-page-break/>Étude de la fonction ln</text:h>
      <text:h text:style-name="P171" text:outline-level="2">Dérivabilité et continuité de ln</text:h>
      <text:p text:style-name="P84">Propriétés :</text:p>
      <text:p text:style-name="P114"><text:span text:style-name="T60">La fonction </text:span><text:span text:style-name="T60"><draw:frame draw:style-name="fr6" draw:name="Objet93" text:anchor-type="as-char" svg:width="0.557cm" svg:height="0.469cm" draw:z-index="78"><draw:object xlink:href="./Object 93" xlink:type="simple" xlink:show="embed" xlink:actuate="onLoad"/><draw:image xlink:href="./ObjectReplacements/Object 93" xlink:type="simple" xlink:show="embed" xlink:actuate="onLoad"/></draw:frame></text:span><text:span text:style-name="T60"><text:s/>est </text:span><text:span text:style-name="T111">dérivable</text:span><text:span text:style-name="T60"> sur </text:span><text:span text:style-name="T60"><draw:frame draw:style-name="fr6" draw:name="Objet94" text:anchor-type="as-char" svg:width="1.51cm" svg:height="0.483cm" draw:z-index="79"><draw:object xlink:href="./Object 94" xlink:type="simple" xlink:show="embed" xlink:actuate="onLoad"/><draw:image xlink:href="./ObjectReplacements/Object 94" xlink:type="simple" xlink:show="embed" xlink:actuate="onLoad"/></draw:frame></text:span><text:span text:style-name="T60"><text:s/>et pour tout nombre réel </text:span><text:span text:style-name="T60"><draw:frame draw:style-name="fr6" draw:name="Objet95" text:anchor-type="as-char" svg:width="0.958cm" svg:height="0.469cm" draw:z-index="80"><draw:object xlink:href="./Object 95" xlink:type="simple" xlink:show="embed" xlink:actuate="onLoad"/><draw:image xlink:href="./ObjectReplacements/Object 95" xlink:type="simple" xlink:show="embed" xlink:actuate="onLoad"/></draw:frame></text:span><text:span text:style-name="T60">.</text:span></text:p>
      <text:p text:style-name="P62"><draw:frame draw:style-name="fr6" draw:name="Objet96" text:anchor-type="as-char" svg:width="1.988cm" svg:height="1cm" draw:z-index="81"><draw:object xlink:href="./Object 96" xlink:type="simple" xlink:show="embed" xlink:actuate="onLoad"/><draw:image xlink:href="./ObjectReplacements/Object 96" xlink:type="simple" xlink:show="embed" xlink:actuate="onLoad"/></draw:frame></text:p>
      <text:p text:style-name="P6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5">Démonstration :</text:p>
            <text:list xml:id="list2698204705" text:style-name="L6">
              <text:list-item>
                <text:p text:style-name="P143"><text:span text:style-name="T60">Dans un repère orthonormé, les courbes représentatives des fonctions </text:span><text:span text:style-name="T60"><draw:frame draw:style-name="fr6" draw:name="Objet97" text:anchor-type="as-char" svg:width="0.824cm" svg:height="0.469cm" draw:z-index="82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60"><text:s/>et </text:span><text:span text:style-name="T60"><draw:frame draw:style-name="fr6" draw:name="Objet98" text:anchor-type="as-char" svg:width="0.557cm" svg:height="0.469cm" draw:z-index="83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60"><text:s/>sont symétriques par rapport à la droite d'équation </text:span><text:span text:style-name="T60"><draw:frame draw:style-name="fr6" draw:name="Objet99" text:anchor-type="as-char" svg:width="1.058cm" svg:height="0.469cm" draw:z-index="84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60">. Or, les symétries axiales conservent le contact, donc une tangente à la courbe représentative de </text:span><text:span text:style-name="T60"><draw:frame draw:style-name="fr6" draw:name="Objet100" text:anchor-type="as-char" svg:width="0.824cm" svg:height="0.469cm" draw:z-index="85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60"><text:s/>a pour symétrique une tangente à la courbe représentative de </text:span><text:span text:style-name="T60"><draw:frame draw:style-name="fr6" draw:name="Objet101" text:anchor-type="as-char" svg:width="0.557cm" svg:height="0.469cm" draw:z-index="86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60">. De plus, aucune tangente à la courbe de </text:span><text:span text:style-name="T60"><draw:frame draw:style-name="fr6" draw:name="Objet102" text:anchor-type="as-char" svg:width="0.824cm" svg:height="0.469cm" draw:z-index="87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60"><text:s/>n'est parallèle à l'axe des abscisses, donc aucune tangente à la courbe de </text:span><text:span text:style-name="T60"><draw:frame draw:style-name="fr6" draw:name="Objet103" text:anchor-type="as-char" svg:width="0.557cm" svg:height="0.469cm" draw:z-index="88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60"><text:s/>n'est parallèle à l'axe des ordonnées.</text:span></text:p>
              </text:list-item>
            </text:list>
          </table:table-cell>
          <table:table-cell table:style-name="Tableau5.A1" office:value-type="string">
            <text:p text:style-name="Table_20_Contents"><draw:frame draw:style-name="fr4" draw:name="images4" text:anchor-type="paragraph" svg:width="6.341cm" svg:height="4.792cm" draw:z-index="9"><draw:image xlink:href="Pictures/200000090000526900003E4A1AA6F7C64B7BF9CE.svm" xlink:type="simple" xlink:show="embed" xlink:actuate="onLoad" loext:mime-type="image/x-vclgraphic"/></draw:frame></text:p>
          </table:table-cell>
        </table:table-row>
      </table:table>
      <text:list xml:id="list171540139156732" text:continue-numbering="true" text:style-name="L6">
        <text:list-header>
          <text:p text:style-name="P142"><text:span text:style-name="T60">Ainsi, la fonction </text:span><text:span text:style-name="T60"><draw:frame draw:style-name="fr6" draw:name="Objet104" text:anchor-type="as-char" svg:width="0.824cm" svg:height="0.469cm" draw:z-index="89"><draw:object xlink:href="./Object 104" xlink:type="simple" xlink:show="embed" xlink:actuate="onLoad"/><draw:image xlink:href="./ObjectReplacements/Object 104" xlink:type="simple" xlink:show="embed" xlink:actuate="onLoad"/></draw:frame></text:span><text:span text:style-name="T60"><text:s/>étant dérivable sur </text:span><text:span text:style-name="T13">ℝ</text:span>, <text:span text:style-name="T60">sa réciproque </text:span><text:span text:style-name="T60"><draw:frame draw:style-name="fr6" draw:name="Objet105" text:anchor-type="as-char" svg:width="0.557cm" svg:height="0.469cm" draw:z-index="90"><draw:object xlink:href="./Object 105" xlink:type="simple" xlink:show="embed" xlink:actuate="onLoad"/><draw:image xlink:href="./ObjectReplacements/Object 105" xlink:type="simple" xlink:show="embed" xlink:actuate="onLoad"/></draw:frame></text:span><text:span text:style-name="T60"><text:s/>est dérivable sur </text:span><text:span text:style-name="T60"><draw:frame draw:style-name="fr6" draw:name="Objet106" text:anchor-type="as-char" svg:width="1.51cm" svg:height="0.483cm" draw:z-index="91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60">.</text:span></text:p>
        </text:list-header>
        <text:list-item>
          <text:p text:style-name="P142"><text:span text:style-name="T60"><draw:frame draw:style-name="fr6" draw:name="Objet107" text:anchor-type="as-char" svg:width="0.517cm" svg:height="0.469cm" draw:z-index="92"><draw:object xlink:href="./Object 107" xlink:type="simple" xlink:show="embed" xlink:actuate="onLoad"/><draw:image xlink:href="./ObjectReplacements/Object 107" xlink:type="simple" xlink:show="embed" xlink:actuate="onLoad"/></draw:frame></text:span><text:span text:style-name="T60"><text:s/>est la fonction définie sur </text:span><text:span text:style-name="T60"><draw:frame draw:style-name="fr6" draw:name="Objet108" text:anchor-type="as-char" svg:width="1.51cm" svg:height="0.483cm" draw:z-index="93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60"><text:s/>par </text:span><text:span text:style-name="T60"><draw:frame draw:style-name="fr6" draw:name="Objet109" text:anchor-type="as-char" svg:width="2.799cm" svg:height="0.545cm" draw:z-index="94"><draw:object xlink:href="./Object 109" xlink:type="simple" xlink:show="embed" xlink:actuate="onLoad"/><draw:image xlink:href="./ObjectReplacements/Object 109" xlink:type="simple" xlink:show="embed" xlink:actuate="onLoad"/></draw:frame></text:span><text:span text:style-name="T60">. </text:span></text:p>
          <text:p text:style-name="P142"><text:span text:style-name="T60"><draw:frame draw:style-name="fr6" draw:name="Objet110" text:anchor-type="as-char" svg:width="0.557cm" svg:height="0.469cm" draw:z-index="95"><draw:object xlink:href="./Object 110" xlink:type="simple" xlink:show="embed" xlink:actuate="onLoad"/><draw:image xlink:href="./ObjectReplacements/Object 110" xlink:type="simple" xlink:show="embed" xlink:actuate="onLoad"/></draw:frame></text:span><text:span text:style-name="T60"><text:s/>est dérivable sur </text:span><text:span text:style-name="T60"><draw:frame draw:style-name="fr6" draw:name="Objet111" text:anchor-type="as-char" svg:width="1.51cm" svg:height="0.483cm" draw:z-index="9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60"><text:s/>donc </text:span><text:span text:style-name="T60"><draw:frame draw:style-name="fr6" draw:name="Objet112" text:anchor-type="as-char" svg:width="0.517cm" svg:height="0.469cm" draw:z-index="97"><draw:object xlink:href="./Object 112" xlink:type="simple" xlink:show="embed" xlink:actuate="onLoad"/><draw:image xlink:href="./ObjectReplacements/Object 112" xlink:type="simple" xlink:show="embed" xlink:actuate="onLoad"/></draw:frame></text:span><text:span text:style-name="T60"><text:s/>est dérivable sur </text:span><text:span text:style-name="T60"><draw:frame draw:style-name="fr6" draw:name="Objet113" text:anchor-type="as-char" svg:width="1.51cm" svg:height="0.483cm" draw:z-index="98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60"><text:s/>et pour tout </text:span><text:span text:style-name="T60"><draw:frame draw:style-name="fr6" draw:name="Objet114" text:anchor-type="as-char" svg:width="0.958cm" svg:height="0.469cm" draw:z-index="99"><draw:object xlink:href="./Object 114" xlink:type="simple" xlink:show="embed" xlink:actuate="onLoad"/><draw:image xlink:href="./ObjectReplacements/Object 114" xlink:type="simple" xlink:show="embed" xlink:actuate="onLoad"/></draw:frame></text:span><text:span text:style-name="T60">.</text:span></text:p>
          <text:p text:style-name="P142"><text:span text:style-name="T60"><draw:frame draw:style-name="fr6" draw:name="Objet115" text:anchor-type="as-char" svg:width="10.028cm" svg:height="0.485cm" draw:z-index="100"><draw:object xlink:href="./Object 115" xlink:type="simple" xlink:show="embed" xlink:actuate="onLoad"/><draw:image xlink:href="./ObjectReplacements/Object 115" xlink:type="simple" xlink:show="embed" xlink:actuate="onLoad"/></draw:frame></text:span><text:span text:style-name="T60">.</text:span></text:p>
          <text:p text:style-name="P142"><text:span text:style-name="T60">Or </text:span><text:span text:style-name="T60"><draw:frame draw:style-name="fr6" draw:name="Objet116" text:anchor-type="as-char" svg:width="1.69cm" svg:height="0.485cm" draw:z-index="101"><draw:object xlink:href="./Object 116" xlink:type="simple" xlink:show="embed" xlink:actuate="onLoad"/><draw:image xlink:href="./ObjectReplacements/Object 116" xlink:type="simple" xlink:show="embed" xlink:actuate="onLoad"/></draw:frame></text:span><text:span text:style-name="T60">, donc </text:span><text:span text:style-name="T60"><draw:frame draw:style-name="fr6" draw:name="Objet117" text:anchor-type="as-char" svg:width="1.833cm" svg:height="0.485cm" draw:z-index="102"><draw:object xlink:href="./Object 117" xlink:type="simple" xlink:show="embed" xlink:actuate="onLoad"/><draw:image xlink:href="./ObjectReplacements/Object 117" xlink:type="simple" xlink:show="embed" xlink:actuate="onLoad"/></draw:frame></text:span><text:span text:style-name="T60">. Par conséquent, pour tout </text:span><text:span text:style-name="T60"><draw:frame draw:style-name="fr6" draw:name="Objet118" text:anchor-type="as-char" svg:width="0.958cm" svg:height="0.469cm" draw:z-index="103"><draw:object xlink:href="./Object 118" xlink:type="simple" xlink:show="embed" xlink:actuate="onLoad"/><draw:image xlink:href="./ObjectReplacements/Object 118" xlink:type="simple" xlink:show="embed" xlink:actuate="onLoad"/></draw:frame></text:span><text:span text:style-name="T60">, </text:span><text:span text:style-name="T60"><draw:frame draw:style-name="fr6" draw:name="Objet119" text:anchor-type="as-char" svg:width="1.988cm" svg:height="1cm" draw:z-index="104"><draw:object xlink:href="./Object 119" xlink:type="simple" xlink:show="embed" xlink:actuate="onLoad"/><draw:image xlink:href="./ObjectReplacements/Object 119" xlink:type="simple" xlink:show="embed" xlink:actuate="onLoad"/></draw:frame></text:span><text:span text:style-name="T60">.</text:span></text:p>
        </text:list-item>
      </text:list>
      <text:p text:style-name="P61"/>
      <text:p text:style-name="P84">Conséquence :</text:p>
      <text:p text:style-name="P114"><text:span text:style-name="T60">La fonction </text:span><text:span text:style-name="T60"><draw:frame draw:style-name="fr6" draw:name="Objet120" text:anchor-type="as-char" svg:width="0.557cm" svg:height="0.469cm" draw:z-index="105"><draw:object xlink:href="./Object 97" xlink:type="simple" xlink:show="embed" xlink:actuate="onLoad"/><draw:image xlink:href="./ObjectReplacements/Object 97" xlink:type="simple" xlink:show="embed" xlink:actuate="onLoad"/></draw:frame></text:span><text:span text:style-name="T60"><text:s/>est </text:span><text:span text:style-name="T111">continue</text:span><text:span text:style-name="T60"> sur </text:span><text:span text:style-name="T60"><draw:frame draw:style-name="fr6" draw:name="Objet121" text:anchor-type="as-char" svg:width="1.51cm" svg:height="0.483cm" draw:z-index="106"><draw:object xlink:href="./Object 98" xlink:type="simple" xlink:show="embed" xlink:actuate="onLoad"/><draw:image xlink:href="./ObjectReplacements/Object 98" xlink:type="simple" xlink:show="embed" xlink:actuate="onLoad"/></draw:frame></text:span><text:span text:style-name="T60">.</text:span></text:p>
      <text:p text:style-name="P61"/>
      <text:p text:style-name="P61">En effet, toute fonction dérivable sur un intervalle est continue sur cet intervalle.</text:p>
      <text:p text:style-name="P61"/>
      <text:h text:style-name="P175" text:outline-level="2">Limite de ln en 0 et en +∞</text:h>
      <text:p text:style-name="P85">Propriétés :</text:p>
      <text:p text:style-name="P4"><text:span text:style-name="T61"><draw:frame draw:style-name="fr6" draw:name="Objet122" text:anchor-type="as-char" svg:width="2.581cm" svg:height="0.75cm" draw:z-index="107"><draw:object xlink:href="./Object 101" xlink:type="simple" xlink:show="embed" xlink:actuate="onLoad"/><draw:image xlink:href="./ObjectReplacements/Object 101" xlink:type="simple" xlink:show="embed" xlink:actuate="onLoad"/></draw:frame></text:span><text:span text:style-name="T61"><text:tab/><text:tab/>;<text:tab/><text:tab/></text:span><text:span text:style-name="T61"><draw:frame draw:style-name="fr6" draw:name="Objet123" text:anchor-type="as-char" svg:width="2.501cm" svg:height="0.75cm" draw:z-index="108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p>
      <text:p text:style-name="P64"/>
      <text:p text:style-name="P18">Démonstrations :</text:p>
      <text:list xml:id="list3254200671" text:style-name="L7">
        <text:list-item>
          <text:p text:style-name="P146"><text:span text:style-name="T61">Pour tout nombre réel </text:span><text:span text:style-name="T20">A</text:span><text:span text:style-name="T37">, </text:span><text:span text:style-name="T37"><draw:frame draw:style-name="fr6" draw:name="Objet124" text:anchor-type="as-char" svg:width="1.432cm" svg:height="0.469cm" draw:z-index="109"><draw:object xlink:href="./Object 103" xlink:type="simple" xlink:show="embed" xlink:actuate="onLoad"/><draw:image xlink:href="./ObjectReplacements/Object 103" xlink:type="simple" xlink:show="embed" xlink:actuate="onLoad"/></draw:frame></text:span><text:span text:style-name="T37"><text:s/></text:span><text:span text:style-name="T4">⇔ </text:span><text:span text:style-name="T4"><draw:frame draw:style-name="fr6" draw:name="Objet125" text:anchor-type="as-char" svg:width="1.117cm" svg:height="0.529cm" draw:z-index="110"><draw:object xlink:href="./Object 127" xlink:type="simple" xlink:show="embed" xlink:actuate="onLoad"/><draw:image xlink:href="./ObjectReplacements/Object 127" xlink:type="simple" xlink:show="embed" xlink:actuate="onLoad"/></draw:frame></text:span>. Donc <draw:frame draw:style-name="fr6" draw:name="Objet126" text:anchor-type="as-char" svg:width="1.432cm" svg:height="0.469cm" draw:z-index="111"><draw:object xlink:href="./Object 128" xlink:type="simple" xlink:show="embed" xlink:actuate="onLoad"/><draw:image xlink:href="./ObjectReplacements/Object 128" xlink:type="simple" xlink:show="embed" xlink:actuate="onLoad"/></draw:frame><text:s/><text:span text:style-name="T61">pour tout nombre réel </text:span><text:span text:style-name="T61"><draw:frame draw:style-name="fr6" draw:name="Objet127" text:anchor-type="as-char" svg:width="1.117cm" svg:height="0.529cm" draw:z-index="112"><draw:object xlink:href="./Object 129" xlink:type="simple" xlink:show="embed" xlink:actuate="onLoad"/><draw:image xlink:href="./ObjectReplacements/Object 129" xlink:type="simple" xlink:show="embed" xlink:actuate="onLoad"/></draw:frame></text:span><text:span text:style-name="T61"><text:s/>et donc </text:span><text:span text:style-name="T61"><draw:frame draw:style-name="fr6" draw:name="Objet128" text:anchor-type="as-char" svg:width="2.581cm" svg:height="0.75cm" draw:z-index="113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61">.</text:span></text:p>
        </text:list-item>
        <text:list-item>
          <text:p text:style-name="P147"><text:span text:style-name="T122">On a, pour </text:span><text:span text:style-name="T122"><draw:frame draw:style-name="fr6" draw:name="Objet129" text:anchor-type="as-char" svg:width="0.958cm" svg:height="0.469cm" draw:z-index="114"><draw:object xlink:href="./Object 131" xlink:type="simple" xlink:show="embed" xlink:actuate="onLoad"/><draw:image xlink:href="./ObjectReplacements/Object 131" xlink:type="simple" xlink:show="embed" xlink:actuate="onLoad"/></draw:frame></text:span><text:span text:style-name="T122">, </text:span><text:span text:style-name="T122"><draw:frame draw:style-name="fr6" draw:name="Objet296" text:anchor-type="as-char" svg:width="2.23cm" svg:height="1cm" draw:z-index="185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122">. Donc </text:span><text:span text:style-name="T122"><draw:frame draw:style-name="fr6" draw:name="Objet130" text:anchor-type="as-char" svg:width="3.581cm" svg:height="1cm" draw:z-index="186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122">.</text:span></text:p>
          <text:p text:style-name="P148"><text:span text:style-name="T61">Or </text:span><text:span text:style-name="T61"><draw:frame draw:style-name="fr6" draw:name="Objet132" text:anchor-type="as-char" svg:width="2.141cm" svg:height="1.286cm" draw:z-index="187"><draw:object xlink:href="./Object 134" xlink:type="simple" xlink:show="embed" xlink:actuate="onLoad"/><draw:image xlink:href="./ObjectReplacements/Object 134" xlink:type="simple" xlink:show="embed" xlink:actuate="onLoad"/></draw:frame></text:span><text:span text:style-name="T61"><text:s/>et </text:span><text:span text:style-name="T61"><draw:frame draw:style-name="fr6" draw:name="Objet133" text:anchor-type="as-char" svg:width="3.45cm" svg:height="0.75cm" draw:z-index="188"><draw:object xlink:href="./Object 135" xlink:type="simple" xlink:show="embed" xlink:actuate="onLoad"/><draw:image xlink:href="./ObjectReplacements/Object 135" xlink:type="simple" xlink:show="embed" xlink:actuate="onLoad"/></draw:frame></text:span><text:span text:style-name="T61">. </text:span></text:p>
          <text:p text:style-name="P149"><text:span text:style-name="T61">D'après le théorème sur la limite d'une fonction composée </text:span><text:span text:style-name="T61"><draw:frame draw:style-name="fr6" draw:name="Objet134" text:anchor-type="as-char" svg:width="2.501cm" svg:height="0.75cm" draw:z-index="115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61">.</text:span></text:p>
        </text:list-item>
      </text:list>
      <text:p text:style-name="P63"/>
      <text:h text:style-name="P172" text:outline-level="2"><text:soft-page-break/>Tableau de variation et courbe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row>
                <table:table-cell table:style-name="Tableau7.A1" office:value-type="string">
                  <text:p text:style-name="P128">x</text:p>
                </table:table-cell>
                <table:table-cell table:style-name="Tableau7.A1" office:value-type="string">
                  <text:p text:style-name="P129">0</text:p>
                </table:table-cell>
                <table:table-cell table:style-name="Tableau7.C1" office:value-type="string">
                  <text:p text:style-name="Table_20_Heading"/>
                </table:table-cell>
                <table:table-cell table:style-name="Tableau7.D1" office:value-type="string">
                  <text:p text:style-name="P129">+∞</text:p>
                </table:table-cell>
              </table:table-row>
              <table:table-row>
                <table:table-cell table:style-name="Tableau7.A2" office:value-type="string">
                  <text:p text:style-name="P120"><draw:frame draw:style-name="fr6" draw:name="Objet135" text:anchor-type="as-char" svg:width="0.73cm" svg:height="0.469cm" draw:z-index="189"><draw:object xlink:href="./Object 137" xlink:type="simple" xlink:show="embed" xlink:actuate="onLoad"/><draw:image xlink:href="./ObjectReplacements/Object 137" xlink:type="simple" xlink:show="embed" xlink:actuate="onLoad"/></draw:frame></text:p>
                </table:table-cell>
                <table:table-cell table:style-name="Tableau7.B2" office:value-type="string">
                  <text:p text:style-name="Table_20_Contents"/>
                </table:table-cell>
                <table:table-cell table:style-name="Tableau7.C2" office:value-type="string">
                  <text:p text:style-name="P118">+</text:p>
                </table:table-cell>
                <table:table-cell table:style-name="Tableau7.D2" office:value-type="string">
                  <text:p text:style-name="Table_20_Contents"/>
                </table:table-cell>
              </table:table-row>
              <table:table-row table:style-name="Tableau7.3">
                <table:table-cell table:style-name="Tableau7.A2" office:value-type="string">
                  <text:p text:style-name="P120"><draw:frame draw:style-name="fr6" draw:name="Objet136" text:anchor-type="as-char" svg:width="0.557cm" svg:height="0.469cm" draw:z-index="190"><draw:object xlink:href="./Object 138" xlink:type="simple" xlink:show="embed" xlink:actuate="onLoad"/><draw:image xlink:href="./ObjectReplacements/Object 138" xlink:type="simple" xlink:show="embed" xlink:actuate="onLoad"/></draw:frame></text:p>
                </table:table-cell>
                <table:table-cell table:style-name="Tableau7.B3" office:value-type="string">
                  <text:p text:style-name="P130"><text:span text:style-name="T61">-</text:span>∞</text:p>
                </table:table-cell>
                <table:table-cell table:style-name="Tableau7.C2" office:value-type="string">
                  <text:p text:style-name="P3"><draw:polygon text:anchor-type="as-char" draw:z-index="10" draw:style-name="gr1" draw:text-style-name="P181" svg:width="1.012cm" svg:height="0.849cm" svg:viewBox="0 0 1013 850" draw:points="0,850 1013,0 867,238 754,103 1013,0"><text:p/></draw:polygon></text:p>
                </table:table-cell>
                <table:table-cell table:style-name="Tableau7.D3" office:value-type="string">
                  <text:p text:style-name="P130">+∞</text:p>
                </table:table-cell>
              </table:table-row>
            </table:table>
            <text:p text:style-name="Table_20_Contents"/>
            <text:p text:style-name="P121"/>
            <text:p text:style-name="P121"/>
          </table:table-cell>
          <table:table-cell table:style-name="Tableau6.A1" office:value-type="string">
            <text:p text:style-name="P123"><draw:frame draw:style-name="fr3" draw:name="images5" text:anchor-type="paragraph" svg:width="9.834cm" svg:height="6.271cm" draw:z-index="11"><draw:image xlink:href="Pictures/2000000900006C0B000044E8AD8B070AA8C59B85.svm" xlink:type="simple" xlink:show="embed" xlink:actuate="onLoad" loext:mime-type="image/x-vclgraphic"/></draw:frame></text:p>
          </table:table-cell>
        </table:table-row>
      </table:table>
      <text:p text:style-name="P119"><text:span text:style-name="T62">L'axe des ordonnées est asymptote verticale à la courbe représentative de </text:span><text:span text:style-name="T62"><draw:frame draw:style-name="fr6" draw:name="Objet137" text:anchor-type="as-char" svg:width="0.557cm" svg:height="0.469cm" draw:z-index="191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62">.</text:span></text:p>
      <text:h text:style-name="P180" text:outline-level="1">Compléments sur la fonction ln</text:h>
      <text:h text:style-name="P173" text:outline-level="2">Limites</text:h>
      <text:p text:style-name="P86">Propriété :</text:p>
      <text:p text:style-name="P71"><draw:frame draw:style-name="fr6" draw:name="Objet138" text:anchor-type="as-char" svg:width="2.962cm" svg:height="1.016cm" draw:z-index="192"><draw:object xlink:href="./Object 139" xlink:type="simple" xlink:show="embed" xlink:actuate="onLoad"/><draw:image xlink:href="./ObjectReplacements/Object 139" xlink:type="simple" xlink:show="embed" xlink:actuate="onLoad"/></draw:frame></text:p>
      <text:p text:style-name="P70"/>
      <text:p text:style-name="P16">Démonstration :</text:p>
      <text:p text:style-name="P65"><text:span text:style-name="T63">La fonction </text:span><text:span text:style-name="T63"><draw:frame draw:style-name="fr6" draw:name="Objet139" text:anchor-type="as-char" svg:width="0.557cm" svg:height="0.469cm" draw:z-index="193"><draw:object xlink:href="./Object 140" xlink:type="simple" xlink:show="embed" xlink:actuate="onLoad"/><draw:image xlink:href="./ObjectReplacements/Object 140" xlink:type="simple" xlink:show="embed" xlink:actuate="onLoad"/></draw:frame></text:span><text:span text:style-name="T63"><text:s/>est dérivable sur </text:span><text:span text:style-name="T63"><draw:frame draw:style-name="fr6" draw:name="Objet140" text:anchor-type="as-char" svg:width="1.51cm" svg:height="0.483cm" draw:z-index="194"><draw:object xlink:href="./Object 141" xlink:type="simple" xlink:show="embed" xlink:actuate="onLoad"/><draw:image xlink:href="./ObjectReplacements/Object 141" xlink:type="simple" xlink:show="embed" xlink:actuate="onLoad"/></draw:frame></text:span><text:span text:style-name="T63">, donc en 1. </text:span></text:p>
      <text:p text:style-name="P65"><text:span text:style-name="T63">Cela signifie que </text:span><text:span text:style-name="T63"><draw:frame draw:style-name="fr6" draw:name="Objet141" text:anchor-type="as-char" svg:width="4.805cm" svg:height="1.016cm" draw:z-index="195"><draw:object xlink:href="./Object 143" xlink:type="simple" xlink:show="embed" xlink:actuate="onLoad"/><draw:image xlink:href="./ObjectReplacements/Object 143" xlink:type="simple" xlink:show="embed" xlink:actuate="onLoad"/></draw:frame></text:span><text:span text:style-name="T63">. </text:span></text:p>
      <text:p text:style-name="P65"><text:span text:style-name="T63">Or </text:span><text:span text:style-name="T63"><draw:frame draw:style-name="fr6" draw:name="Objet142" text:anchor-type="as-char" svg:width="1.388cm" svg:height="0.469cm" draw:z-index="196"><draw:object xlink:href="./Object 144" xlink:type="simple" xlink:show="embed" xlink:actuate="onLoad"/><draw:image xlink:href="./ObjectReplacements/Object 144" xlink:type="simple" xlink:show="embed" xlink:actuate="onLoad"/></draw:frame></text:span><text:span text:style-name="T63"><text:s/>et </text:span><text:span text:style-name="T63"><draw:frame draw:style-name="fr6" draw:name="Objet143" text:anchor-type="as-char" svg:width="2.491cm" svg:height="1cm" draw:z-index="197"><draw:object xlink:href="./Object 145" xlink:type="simple" xlink:show="embed" xlink:actuate="onLoad"/><draw:image xlink:href="./ObjectReplacements/Object 145" xlink:type="simple" xlink:show="embed" xlink:actuate="onLoad"/></draw:frame></text:span><text:span text:style-name="T63">, donc </text:span><text:span text:style-name="T63"><draw:frame draw:style-name="fr6" draw:name="Objet144" text:anchor-type="as-char" svg:width="2.962cm" svg:height="1.016cm" draw:z-index="198"><draw:object xlink:href="./Object 146" xlink:type="simple" xlink:show="embed" xlink:actuate="onLoad"/><draw:image xlink:href="./ObjectReplacements/Object 146" xlink:type="simple" xlink:show="embed" xlink:actuate="onLoad"/></draw:frame></text:span><text:span text:style-name="T63">.</text:span></text:p>
      <text:p text:style-name="P70"/>
      <text:p text:style-name="P75">Remarque :</text:p>
      <text:p text:style-name="P88"><text:span text:style-name="T103">On en déduit que pour </text:span><text:span text:style-name="T23">h</text:span><text:span text:style-name="T41"> proche de 0 : </text:span><text:span text:style-name="T41"><draw:frame draw:style-name="fr6" draw:name="Objet200" text:anchor-type="as-char" svg:width="2.214cm" svg:height="0.485cm" draw:z-index="199"><draw:object xlink:href="./Object 195" xlink:type="simple" xlink:show="embed" xlink:actuate="onLoad"/><draw:image xlink:href="./ObjectReplacements/Object 195" xlink:type="simple" xlink:show="embed" xlink:actuate="onLoad"/></draw:frame></text:span><text:span text:style-name="T41">.</text:span></text:p>
      <text:h text:style-name="Heading_20_3" text:outline-level="3">Croissances comparées</text:h>
      <text:p text:style-name="P87">Propriété :</text:p>
      <text:p text:style-name="P71"><draw:frame draw:style-name="fr6" draw:name="Objet145" text:anchor-type="as-char" svg:width="2.304cm" svg:height="1cm" draw:z-index="200"><draw:object xlink:href="./Object 147" xlink:type="simple" xlink:show="embed" xlink:actuate="onLoad"/><draw:image xlink:href="./ObjectReplacements/Object 147" xlink:type="simple" xlink:show="embed" xlink:actuate="onLoad"/><svg:desc>formule</svg:desc></draw:frame><text:tab/><text:tab/>;<text:tab/><draw:frame draw:style-name="fr6" draw:name="Objet195" text:anchor-type="as-char" svg:width="2.379cm" svg:height="0.75cm" draw:z-index="201"><draw:object xlink:href="./Object 196" xlink:type="simple" xlink:show="embed" xlink:actuate="onLoad"/><draw:image xlink:href="./ObjectReplacements/Object 196" xlink:type="simple" xlink:show="embed" xlink:actuate="onLoad"/></draw:frame></text:p>
      <text:p text:style-name="P70"/>
      <text:p text:style-name="P16">Démonstration :</text:p>
      <text:list xml:id="list2902109428" text:style-name="L8">
        <text:list-item>
          <text:p text:style-name="P150"><text:span text:style-name="T63">On pose </text:span><text:span text:style-name="T63"><draw:frame draw:style-name="fr6" draw:name="Objet146" text:anchor-type="as-char" svg:width="1.499cm" svg:height="0.469cm" draw:z-index="202"><draw:object xlink:href="./Object 148" xlink:type="simple" xlink:show="embed" xlink:actuate="onLoad"/><draw:image xlink:href="./ObjectReplacements/Object 148" xlink:type="simple" xlink:show="embed" xlink:actuate="onLoad"/></draw:frame></text:span><text:span text:style-name="T63">, alors </text:span><text:span text:style-name="T63"><draw:frame draw:style-name="fr6" draw:name="Objet147" text:anchor-type="as-char" svg:width="1.182cm" svg:height="0.529cm" draw:z-index="203"><draw:object xlink:href="./Object 149" xlink:type="simple" xlink:show="embed" xlink:actuate="onLoad"/><draw:image xlink:href="./ObjectReplacements/Object 149" xlink:type="simple" xlink:show="embed" xlink:actuate="onLoad"/></draw:frame></text:span><text:span text:style-name="T63"><text:s/>et </text:span><text:span text:style-name="T63"><draw:frame draw:style-name="fr6" draw:name="Objet148" text:anchor-type="as-char" svg:width="1.748cm" svg:height="1.06cm" draw:z-index="204"><draw:object xlink:href="./Object 150" xlink:type="simple" xlink:show="embed" xlink:actuate="onLoad"/><draw:image xlink:href="./ObjectReplacements/Object 150" xlink:type="simple" xlink:show="embed" xlink:actuate="onLoad"/></draw:frame></text:span><text:span text:style-name="T63">. Or </text:span><text:span text:style-name="T63"><draw:frame draw:style-name="fr6" draw:name="Objet149" text:anchor-type="as-char" svg:width="4.039cm" svg:height="0.75cm" draw:z-index="205"><draw:object xlink:href="./Object 151" xlink:type="simple" xlink:show="embed" xlink:actuate="onLoad"/><draw:image xlink:href="./ObjectReplacements/Object 151" xlink:type="simple" xlink:show="embed" xlink:actuate="onLoad"/></draw:frame></text:span><text:span text:style-name="T63"><text:s/>et </text:span><text:span text:style-name="T63"><draw:frame draw:style-name="fr6" draw:name="Objet150" text:anchor-type="as-char" svg:width="2.083cm" svg:height="1.06cm" draw:z-index="206"><draw:object xlink:href="./Object 153" xlink:type="simple" xlink:show="embed" xlink:actuate="onLoad"/><draw:image xlink:href="./ObjectReplacements/Object 153" xlink:type="simple" xlink:show="embed" xlink:actuate="onLoad"/></draw:frame></text:span><text:span text:style-name="T63">.</text:span></text:p>
          <text:p text:style-name="P150"><text:span text:style-name="T63">Donc d'après le théorème de la limite d'une fonction composée, </text:span><text:span text:style-name="T63"><draw:frame draw:style-name="fr6" draw:name="Objet151" text:anchor-type="as-char" svg:width="2.304cm" svg:height="1cm" draw:z-index="207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63">.</text:span></text:p>
        </text:list-item>
        <text:list-item>
          <text:p text:style-name="P151"><text:span text:style-name="T102">Avec le même changement de variable, </text:span><text:span text:style-name="T102"><draw:frame draw:style-name="fr6" draw:name="Objet196" text:anchor-type="as-char" svg:width="2.21cm" svg:height="0.529cm" draw:z-index="208"><draw:object xlink:href="./Object 197" xlink:type="simple" xlink:show="embed" xlink:actuate="onLoad"/><draw:image xlink:href="./ObjectReplacements/Object 197" xlink:type="simple" xlink:show="embed" xlink:actuate="onLoad"/></draw:frame></text:span><text:span text:style-name="T102">. </text:span></text:p>
          <text:p text:style-name="P151"><text:span text:style-name="T102">Or </text:span><text:span text:style-name="T102"><draw:frame draw:style-name="fr6" draw:name="Objet197" text:anchor-type="as-char" svg:width="3.835cm" svg:height="0.75cm" draw:z-index="209"><draw:object xlink:href="./Object 198" xlink:type="simple" xlink:show="embed" xlink:actuate="onLoad"/><draw:image xlink:href="./ObjectReplacements/Object 198" xlink:type="simple" xlink:show="embed" xlink:actuate="onLoad"/></draw:frame></text:span><text:span text:style-name="T102"><text:s/>et </text:span><text:span text:style-name="T102"><draw:frame draw:style-name="fr6" draw:name="Objet198" text:anchor-type="as-char" svg:width="2.695cm" svg:height="0.81cm" draw:z-index="210"><draw:object xlink:href="./Object 199" xlink:type="simple" xlink:show="embed" xlink:actuate="onLoad"/><draw:image xlink:href="./ObjectReplacements/Object 199" xlink:type="simple" xlink:show="embed" xlink:actuate="onLoad"/></draw:frame></text:span><text:span text:style-name="T102">.</text:span></text:p>
          <text:p text:style-name="P151"><text:span text:style-name="T63">Donc d'après le théorème de la limite d'une fonction composée, </text:span><text:span text:style-name="T63"><draw:frame draw:style-name="fr6" draw:name="Objet199" text:anchor-type="as-char" svg:width="2.379cm" svg:height="0.75cm" draw:z-index="211"><draw:object xlink:href="./Object 200" xlink:type="simple" xlink:show="embed" xlink:actuate="onLoad"/><draw:image xlink:href="./ObjectReplacements/Object 200" xlink:type="simple" xlink:show="embed" xlink:actuate="onLoad"/><svg:desc>formule</svg:desc></draw:frame></text:span></text:p>
        </text:list-item>
      </text:list>
      <text:p text:style-name="P164"/>
      <text:p text:style-name="P164"/>
      <text:p text:style-name="P165"><text:soft-page-break/>Généralisation :</text:p>
      <text:p text:style-name="P166"><text:span text:style-name="T123">Pour tout </text:span><text:span text:style-name="T30">n</text:span><text:span text:style-name="T117">∈</text:span><text:span text:style-name="T12">ℕ</text:span><text:span text:style-name="T107">*</text:span>, <draw:frame draw:style-name="fr6" draw:name="Objet131" text:anchor-type="as-char" svg:width="2.517cm" svg:height="0.808cm" draw:z-index="313"><draw:object xlink:href="./Object 165" xlink:type="simple" xlink:show="embed" xlink:actuate="onLoad"/><draw:image xlink:href="./ObjectReplacements/Object 165" xlink:type="simple" xlink:show="embed" xlink:actuate="onLoad"/><svg:desc>formule</svg:desc></draw:frame><text:s text:c="2"/><text:span text:style-name="T123">et <text:s/></text:span><text:span text:style-name="T123"><draw:frame draw:style-name="fr6" draw:name="Objet297" text:anchor-type="as-char" svg:width="2.305cm" svg:height="1.058cm" draw:z-index="314"><draw:object xlink:href="./Object 297" xlink:type="simple" xlink:show="embed" xlink:actuate="onLoad"/><draw:image xlink:href="./ObjectReplacements/Object 297" xlink:type="simple" xlink:show="embed" xlink:actuate="onLoad"/><svg:desc>formule</svg:desc></draw:frame></text:span></text:p>
      <text:h text:style-name="P167" text:outline-level="2"><text:span text:style-name="T64">Fonction </text:span><text:span text:style-name="T65">x </text:span><text:span text:style-name="T65"><draw:g text:anchor-type="as-char" svg:y="-0.21cm" draw:z-index="12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65"><text:s/></text:span><text:span text:style-name="T64"><draw:frame draw:style-name="fr6" draw:name="Objet152" text:anchor-type="as-char" svg:width="1.995cm" svg:height="0.572cm" draw:z-index="212"><draw:object xlink:href="./Object 99" xlink:type="simple" xlink:show="embed" xlink:actuate="onLoad"/><draw:image xlink:href="./ObjectReplacements/Object 99" xlink:type="simple" xlink:show="embed" xlink:actuate="onLoad"/></draw:frame></text:span>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74">Notation :</text:p>
            <text:p text:style-name="P20"><text:span text:style-name="T64">u</text:span><text:span text:style-name="T38"> désigne une fonction strictement positive sur un intervalle </text:span><text:span text:style-name="T64">I</text:span><text:span text:style-name="T38">.</text:span></text:p>
            <text:p text:style-name="P67"><text:span text:style-name="T38">La fonction </text:span><text:span text:style-name="T21">x</text:span><text:span text:style-name="T38"> </text:span><text:span text:style-name="T38"><draw:g text:anchor-type="as-char" svg:y="-0.21cm" draw:z-index="26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38"><text:s/></text:span><text:span text:style-name="T38"><draw:frame draw:style-name="fr6" draw:name="Objet153" text:anchor-type="as-char" svg:width="1.716cm" svg:height="0.485cm" draw:z-index="213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38"><text:s/>définie sur </text:span><text:span text:style-name="T21">I</text:span><text:span text:style-name="T38"> est notée </text:span><text:span text:style-name="T38"><draw:frame draw:style-name="fr6" draw:name="Objet154" text:anchor-type="as-char" svg:width="0.834cm" svg:height="0.469cm" draw:z-index="309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38">.</text:span></text:p>
          </table:table-cell>
          <table:table-cell table:style-name="Tableau8.A1" office:value-type="string">
            <text:p text:style-name="P122"><text:span text:style-name="T21">x</text:span><text:span text:style-name="T38"> </text:span><text:span text:style-name="T38"><draw:g text:anchor-type="as-char" svg:y="-0.21cm" draw:z-index="23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38"><text:s/></text:span><text:span text:style-name="T38"><draw:frame draw:style-name="fr6" draw:name="Objet155" text:anchor-type="as-char" svg:width="1.027cm" svg:height="0.485cm" draw:z-index="310"><draw:object xlink:href="./Object 155" xlink:type="simple" xlink:show="embed" xlink:actuate="onLoad"/><draw:image xlink:href="./ObjectReplacements/Object 155" xlink:type="simple" xlink:show="embed" xlink:actuate="onLoad"/></draw:frame></text:span><text:span text:style-name="T38"><text:s/></text:span><text:span text:style-name="T38"><draw:g text:anchor-type="as-char" svg:y="-0.21cm" draw:z-index="25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38"><text:s/></text:span><text:span text:style-name="T38"><draw:frame draw:style-name="fr6" draw:name="Objet156" text:anchor-type="as-char" svg:width="1.716cm" svg:height="0.485cm" draw:z-index="311"><draw:object xlink:href="./Object 156" xlink:type="simple" xlink:show="embed" xlink:actuate="onLoad"/><draw:image xlink:href="./ObjectReplacements/Object 156" xlink:type="simple" xlink:show="embed" xlink:actuate="onLoad"/></draw:frame></text:span></text:p>
          </table:table-cell>
        </table:table-row>
      </table:table>
      <text:p text:style-name="P72"/>
      <text:p text:style-name="P74">Propriété :</text:p>
      <text:p text:style-name="P20"><text:span text:style-name="T64">u</text:span><text:span text:style-name="T38"> est une fonction dérivable et strictement positive sur un intervalle </text:span><text:span text:style-name="T64">I</text:span></text:p>
      <text:p text:style-name="P20"><text:span text:style-name="T38">La fonction </text:span><text:span text:style-name="T38"><draw:frame draw:style-name="fr6" draw:name="Objet157" text:anchor-type="as-char" svg:width="0.834cm" svg:height="0.469cm" draw:z-index="119"><draw:object xlink:href="./Object 159" xlink:type="simple" xlink:show="embed" xlink:actuate="onLoad"/><draw:image xlink:href="./ObjectReplacements/Object 159" xlink:type="simple" xlink:show="embed" xlink:actuate="onLoad"/></draw:frame></text:span><text:span text:style-name="T38"><text:s/>est </text:span><text:span text:style-name="T42">dérivable</text:span><text:span text:style-name="T38"> sur </text:span><text:span text:style-name="T64">I</text:span><text:span text:style-name="T38"> et </text:span><text:span text:style-name="T38"><draw:frame draw:style-name="fr6" draw:name="Objet158" text:anchor-type="as-char" svg:width="2.161cm" svg:height="1cm" draw:z-index="120"><draw:object xlink:href="./Object 160" xlink:type="simple" xlink:show="embed" xlink:actuate="onLoad"/><draw:image xlink:href="./ObjectReplacements/Object 160" xlink:type="simple" xlink:show="embed" xlink:actuate="onLoad"/></draw:frame></text:span><text:span text:style-name="T38">.</text:span></text:p>
      <text:p text:style-name="P48"/>
      <text:p text:style-name="P17">Démonstration :</text:p>
      <text:p text:style-name="P19"><text:span text:style-name="T38">On utilise la propriété </text:span><text:span text:style-name="T38"><draw:frame draw:style-name="fr6" draw:name="Objet159" text:anchor-type="as-char" svg:width="4.09cm" svg:height="0.485cm" draw:z-index="121"><draw:object xlink:href="./Object 161" xlink:type="simple" xlink:show="embed" xlink:actuate="onLoad"/><draw:image xlink:href="./ObjectReplacements/Object 161" xlink:type="simple" xlink:show="embed" xlink:actuate="onLoad"/></draw:frame></text:span><text:span text:style-name="T38">.</text:span></text:p>
      <text:p text:style-name="P21"><text:span text:style-name="T38">En particulier, avec la fonction </text:span><text:span text:style-name="T38"><draw:frame draw:style-name="fr6" draw:name="Objet160" text:anchor-type="as-char" svg:width="1.104cm" svg:height="0.469cm" draw:z-index="122"><draw:object xlink:href="./Object 162" xlink:type="simple" xlink:show="embed" xlink:actuate="onLoad"/><draw:image xlink:href="./ObjectReplacements/Object 162" xlink:type="simple" xlink:show="embed" xlink:actuate="onLoad"/></draw:frame></text:span><text:span text:style-name="T38">, dérivable et strictement positive sur l'intervalle </text:span><text:span text:style-name="T64">I</text:span><text:span text:style-name="T38"> et </text:span><text:span text:style-name="T38"><draw:frame draw:style-name="fr6" draw:name="Objet161" text:anchor-type="as-char" svg:width="1.184cm" svg:height="0.469cm" draw:z-index="123"><draw:object xlink:href="./Object 163" xlink:type="simple" xlink:show="embed" xlink:actuate="onLoad"/><draw:image xlink:href="./ObjectReplacements/Object 163" xlink:type="simple" xlink:show="embed" xlink:actuate="onLoad"/></draw:frame></text:span><text:span text:style-name="T38">, on obtient, pour tout réel </text:span><text:span text:style-name="T64">x</text:span><text:span text:style-name="T38"> appartenant à </text:span><text:span text:style-name="T64">I</text:span><text:span text:style-name="T38">, la dérivée de </text:span><text:span text:style-name="T38"><draw:frame draw:style-name="fr6" draw:name="Objet162" text:anchor-type="as-char" svg:width="1.716cm" svg:height="0.485cm" draw:z-index="124"><draw:object xlink:href="./Object 164" xlink:type="simple" xlink:show="embed" xlink:actuate="onLoad"/><draw:image xlink:href="./ObjectReplacements/Object 164" xlink:type="simple" xlink:show="embed" xlink:actuate="onLoad"/></draw:frame></text:span><text:span text:style-name="T38"> :</text:span></text:p>
      <text:p text:style-name="P49"><draw:frame draw:style-name="fr6" draw:name="Objet163" text:anchor-type="as-char" svg:width="5.888cm" svg:height="1.032cm" draw:z-index="312"><draw:object xlink:href="./Object 133" xlink:type="simple" xlink:show="embed" xlink:actuate="onLoad"/><draw:image xlink:href="./ObjectReplacements/Object 133" xlink:type="simple" xlink:show="embed" xlink:actuate="onLoad"/></draw:frame></text:p>
      <text:p text:style-name="P49"/>
      <text:p text:style-name="P41">Conséquence :</text:p>
      <text:p text:style-name="P20"><text:span text:style-name="T38">Les fonctions </text:span><text:span text:style-name="T64">u</text:span><text:span text:style-name="T38"> et </text:span><text:span text:style-name="T38"><draw:frame draw:style-name="fr6" draw:name="Objet164" text:anchor-type="as-char" svg:width="0.834cm" svg:height="0.469cm" draw:z-index="125"><draw:object xlink:href="./Object 166" xlink:type="simple" xlink:show="embed" xlink:actuate="onLoad"/><draw:image xlink:href="./ObjectReplacements/Object 166" xlink:type="simple" xlink:show="embed" xlink:actuate="onLoad"/></draw:frame></text:span><text:span text:style-name="T38"><text:s/>ont le même sens de variation sur </text:span><text:span text:style-name="T64">I</text:span><text:span text:style-name="T38">.</text:span></text:p>
      <text:p text:style-name="P48"/>
      <text:p text:style-name="P17">Démonstration :</text:p>
      <text:p text:style-name="P19"><text:span text:style-name="T38"><draw:frame draw:style-name="fr6" draw:name="Objet165" text:anchor-type="as-char" svg:width="1.316cm" svg:height="0.485cm" draw:z-index="126"><draw:object xlink:href="./Object 167" xlink:type="simple" xlink:show="embed" xlink:actuate="onLoad"/><draw:image xlink:href="./ObjectReplacements/Object 167" xlink:type="simple" xlink:show="embed" xlink:actuate="onLoad"/></draw:frame></text:span><text:span text:style-name="T38"><text:s/>a le même signe que </text:span><text:span text:style-name="T38"><draw:frame draw:style-name="fr6" draw:name="Objet166" text:anchor-type="as-char" svg:width="0.609cm" svg:height="0.469cm" draw:z-index="127"><draw:object xlink:href="./Object 168" xlink:type="simple" xlink:show="embed" xlink:actuate="onLoad"/><draw:image xlink:href="./ObjectReplacements/Object 168" xlink:type="simple" xlink:show="embed" xlink:actuate="onLoad"/></draw:frame></text:span><text:span text:style-name="T38"><text:s/>car </text:span><text:span text:style-name="T38"><draw:frame draw:style-name="fr6" draw:name="Objet167" text:anchor-type="as-char" svg:width="0.951cm" svg:height="0.469cm" draw:z-index="128"><draw:object xlink:href="./Object 169" xlink:type="simple" xlink:show="embed" xlink:actuate="onLoad"/><draw:image xlink:href="./ObjectReplacements/Object 169" xlink:type="simple" xlink:show="embed" xlink:actuate="onLoad"/></draw:frame></text:span><text:span text:style-name="T38">.</text:span></text:p>
      <text:p text:style-name="P48"/>
      <text:p text:style-name="P73">Exemple :</text:p>
      <text:p text:style-name="P66"><text:span text:style-name="T64"><draw:frame draw:style-name="fr6" draw:name="Objet168" text:anchor-type="as-char" svg:width="0.517cm" svg:height="0.469cm" draw:z-index="129"><draw:object xlink:href="./Object 170" xlink:type="simple" xlink:show="embed" xlink:actuate="onLoad"/><draw:image xlink:href="./ObjectReplacements/Object 170" xlink:type="simple" xlink:show="embed" xlink:actuate="onLoad"/></draw:frame></text:span><text:span text:style-name="T64"><text:s/>est la fonction définie sur </text:span><text:span text:style-name="T14">ℝ</text:span> <text:span text:style-name="T64">par </text:span><text:span text:style-name="T64"><draw:frame draw:style-name="fr6" draw:name="Objet169" text:anchor-type="as-char" svg:width="3.03cm" svg:height="0.545cm" draw:z-index="130"><draw:object xlink:href="./Object 171" xlink:type="simple" xlink:show="embed" xlink:actuate="onLoad"/><draw:image xlink:href="./ObjectReplacements/Object 171" xlink:type="simple" xlink:show="embed" xlink:actuate="onLoad"/></draw:frame></text:span><text:span text:style-name="T64">.</text:span></text:p>
      <text:p text:style-name="P107"><text:span text:style-name="T64"><draw:frame draw:style-name="fr6" draw:name="Objet170" text:anchor-type="as-char" svg:width="1.503cm" svg:height="0.469cm" draw:z-index="131"><draw:object xlink:href="./Object 172" xlink:type="simple" xlink:show="embed" xlink:actuate="onLoad"/><draw:image xlink:href="./ObjectReplacements/Object 172" xlink:type="simple" xlink:show="embed" xlink:actuate="onLoad"/></draw:frame></text:span><text:span text:style-name="T64"><text:s/>où </text:span><text:span text:style-name="T21">u</text:span><text:span text:style-name="T38"> est la fonction définie sur </text:span><text:span text:style-name="T5">ℝ</text:span> <text:span text:style-name="T64">par </text:span><text:span text:style-name="T64"><draw:frame draw:style-name="fr6" draw:name="Objet171" text:anchor-type="as-char" svg:width="2.245cm" svg:height="0.545cm" draw:z-index="132"><draw:object xlink:href="./Object 173" xlink:type="simple" xlink:show="embed" xlink:actuate="onLoad"/><draw:image xlink:href="./ObjectReplacements/Object 173" xlink:type="simple" xlink:show="embed" xlink:actuate="onLoad"/></draw:frame></text:span><text:span text:style-name="T64">. Or, </text:span><text:span text:style-name="T21">u</text:span><text:span text:style-name="T38"> est dérivable et strictement positive sur </text:span><text:span text:style-name="T5">ℝ</text:span>, <text:span text:style-name="T64">donc </text:span><text:span text:style-name="T64"><draw:frame draw:style-name="fr6" draw:name="Objet172" text:anchor-type="as-char" svg:width="0.517cm" svg:height="0.469cm" draw:z-index="133"><draw:object xlink:href="./Object 174" xlink:type="simple" xlink:show="embed" xlink:actuate="onLoad"/><draw:image xlink:href="./ObjectReplacements/Object 174" xlink:type="simple" xlink:show="embed" xlink:actuate="onLoad"/></draw:frame></text:span><text:span text:style-name="T64"><text:s/>est dérivable sur </text:span><text:span text:style-name="T14">ℝ</text:span>.</text:p>
      <text:p text:style-name="P66"><text:span text:style-name="T64">Pour tout nombre réel </text:span><text:span text:style-name="T21">x</text:span><text:span text:style-name="T39">, </text:span><text:span text:style-name="T39"><draw:frame draw:style-name="fr6" draw:name="Objet173" text:anchor-type="as-char" svg:width="2.584cm" svg:height="1.06cm" draw:z-index="134"><draw:object xlink:href="./Object 175" xlink:type="simple" xlink:show="embed" xlink:actuate="onLoad"/><draw:image xlink:href="./ObjectReplacements/Object 175" xlink:type="simple" xlink:show="embed" xlink:actuate="onLoad"/></draw:frame></text:span><text:span text:style-name="T39">.</text:span></text:p>
      <text:h text:style-name="P176" text:outline-level="2">La fonction logarithme décimal</text:h>
      <text:p text:style-name="P43">Définition :</text:p>
      <text:p text:style-name="P67"><text:span text:style-name="T39">La fonction logarithme décimal, notée </text:span><text:span text:style-name="T39"><draw:frame draw:style-name="fr6" draw:name="Objet174" text:anchor-type="as-char" svg:width="0.764cm" svg:height="0.469cm" draw:z-index="135"><draw:object xlink:href="./Object 176" xlink:type="simple" xlink:show="embed" xlink:actuate="onLoad"/><draw:image xlink:href="./ObjectReplacements/Object 176" xlink:type="simple" xlink:show="embed" xlink:actuate="onLoad"/></draw:frame></text:span><text:span text:style-name="T39">, est définie pour tout réel </text:span><text:span text:style-name="T22">x</text:span><text:span text:style-name="T39"> de </text:span><text:span text:style-name="T39"><draw:frame draw:style-name="fr6" draw:name="Objet175" text:anchor-type="as-char" svg:width="1.51cm" svg:height="0.483cm" draw:z-index="136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39"><text:s/>par :</text:span></text:p>
      <text:p text:style-name="P6"><text:span text:style-name="T39"><draw:frame draw:style-name="fr6" draw:name="Objet176" text:anchor-type="as-char" svg:width="2.314cm" svg:height="1cm" draw:z-index="155"><draw:object xlink:href="./Object 178" xlink:type="simple" xlink:show="embed" xlink:actuate="onLoad"/><draw:image xlink:href="./ObjectReplacements/Object 178" xlink:type="simple" xlink:show="embed" xlink:actuate="onLoad"/></draw:frame></text:span><text:span text:style-name="T39">.</text:span></text:p>
      <text:p text:style-name="P50"/>
      <text:p text:style-name="P43">Propriété :</text:p>
      <text:p text:style-name="P67"><text:span text:style-name="T39">La fonction logarithme décimal vérifie les mêmes propriétés algébriques que la fonction </text:span><text:span text:style-name="T39"><draw:frame draw:style-name="fr6" draw:name="Objet177" text:anchor-type="as-char" svg:width="0.557cm" svg:height="0.469cm" draw:z-index="156"><draw:object xlink:href="./Object 179" xlink:type="simple" xlink:show="embed" xlink:actuate="onLoad"/><draw:image xlink:href="./ObjectReplacements/Object 179" xlink:type="simple" xlink:show="embed" xlink:actuate="onLoad"/></draw:frame></text:span><text:span text:style-name="T39">.</text:span></text:p>
      <text:p text:style-name="P50"/>
      <text:p text:style-name="P42">Exemples :</text:p>
      <text:p text:style-name="P5"><text:span text:style-name="T39"><draw:frame draw:style-name="fr6" draw:name="Objet178" text:anchor-type="as-char" svg:width="1.595cm" svg:height="0.469cm" draw:z-index="157"><draw:object xlink:href="./Object 180" xlink:type="simple" xlink:show="embed" xlink:actuate="onLoad"/><draw:image xlink:href="./ObjectReplacements/Object 180" xlink:type="simple" xlink:show="embed" xlink:actuate="onLoad"/></draw:frame></text:span><text:span text:style-name="T39"><text:s/>; </text:span><text:span text:style-name="T39"><draw:frame draw:style-name="fr6" draw:name="Objet179" text:anchor-type="as-char" svg:width="1.799cm" svg:height="0.469cm" draw:z-index="158"><draw:object xlink:href="./Object 181" xlink:type="simple" xlink:show="embed" xlink:actuate="onLoad"/><draw:image xlink:href="./ObjectReplacements/Object 181" xlink:type="simple" xlink:show="embed" xlink:actuate="onLoad"/></draw:frame></text:span><text:span text:style-name="T39"><text:s/>; </text:span><text:span text:style-name="T39"><draw:frame draw:style-name="fr6" draw:name="Objet180" text:anchor-type="as-char" svg:width="2.214cm" svg:height="0.469cm" draw:z-index="159"><draw:object xlink:href="./Object 182" xlink:type="simple" xlink:show="embed" xlink:actuate="onLoad"/><draw:image xlink:href="./ObjectReplacements/Object 182" xlink:type="simple" xlink:show="embed" xlink:actuate="onLoad"/></draw:frame></text:span><text:span text:style-name="T39"><text:s/>; </text:span><text:span text:style-name="T39"><draw:frame draw:style-name="fr6" draw:name="Objet181" text:anchor-type="as-char" svg:width="2.028cm" svg:height="0.469cm" draw:z-index="160"><draw:object xlink:href="./Object 183" xlink:type="simple" xlink:show="embed" xlink:actuate="onLoad"/><draw:image xlink:href="./ObjectReplacements/Object 183" xlink:type="simple" xlink:show="embed" xlink:actuate="onLoad"/></draw:frame></text:span><text:span text:style-name="T39"><text:s/>; </text:span><text:span text:style-name="T39"><draw:frame draw:style-name="fr6" draw:name="Objet182" text:anchor-type="as-char" svg:width="2.441cm" svg:height="0.469cm" draw:z-index="161"><draw:object xlink:href="./Object 184" xlink:type="simple" xlink:show="embed" xlink:actuate="onLoad"/><draw:image xlink:href="./ObjectReplacements/Object 184" xlink:type="simple" xlink:show="embed" xlink:actuate="onLoad"/></draw:frame></text:span></text:p>
      <text:p text:style-name="P50"/>
      <text:p text:style-name="P42">Remarques :</text:p>
      <text:list xml:id="list1573653388" text:style-name="L9">
        <text:list-item>
          <text:p text:style-name="P153"><text:span text:style-name="T39">Pour tout réel </text:span><text:span text:style-name="T22">x</text:span><text:span text:style-name="T39"> strictement positif et tout entier relatif </text:span><text:span text:style-name="T22">n</text:span><text:span text:style-name="T39">, on a :</text:span></text:p>
          <text:p text:style-name="P154"><text:span text:style-name="T39"><draw:frame draw:style-name="fr6" draw:name="Objet183" text:anchor-type="as-char" svg:width="2.522cm" svg:height="0.529cm" draw:z-index="162"><draw:object xlink:href="./Object 185" xlink:type="simple" xlink:show="embed" xlink:actuate="onLoad"/><draw:image xlink:href="./ObjectReplacements/Object 185" xlink:type="simple" xlink:show="embed" xlink:actuate="onLoad"/></draw:frame></text:span><text:span text:style-name="T39"><text:s/></text:span><text:span text:style-name="T6">⇔ </text:span><text:span text:style-name="T6"><draw:frame draw:style-name="fr6" draw:name="Objet184" text:anchor-type="as-char" svg:width="2.656cm" svg:height="0.469cm" draw:z-index="163"><draw:object xlink:href="./Object 186" xlink:type="simple" xlink:show="embed" xlink:actuate="onLoad"/><draw:image xlink:href="./ObjectReplacements/Object 186" xlink:type="simple" xlink:show="embed" xlink:actuate="onLoad"/></draw:frame></text:span>.</text:p>
        </text:list-item>
        <text:list-item>
          <text:p text:style-name="P152">Les fonctions <text:span text:style-name="T17">x</text:span><text:span text:style-name="T31"> </text:span><text:span text:style-name="T38"><draw:g text:anchor-type="as-char" svg:y="-0.21cm" draw:z-index="36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38"><text:s/></text:span><text:span text:style-name="T38"><draw:frame draw:style-name="fr6" draw:name="Objet185" text:anchor-type="as-char" svg:width="0.774cm" svg:height="0.529cm" draw:z-index="164"><draw:object xlink:href="./Object 187" xlink:type="simple" xlink:show="embed" xlink:actuate="onLoad"/><draw:image xlink:href="./ObjectReplacements/Object 187" xlink:type="simple" xlink:show="embed" xlink:actuate="onLoad"/></draw:frame></text:span><text:span text:style-name="T38"><text:s/>et </text:span><text:span text:style-name="T21">x</text:span><text:span text:style-name="T38"> </text:span><text:span text:style-name="T38"><draw:g text:anchor-type="as-char" svg:y="-0.21cm" draw:z-index="37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38"><text:s/></text:span><text:span text:style-name="T38"><draw:frame draw:style-name="fr6" draw:name="Objet186" text:anchor-type="as-char" svg:width="1.048cm" svg:height="0.469cm" draw:z-index="165"><draw:object xlink:href="./Object 188" xlink:type="simple" xlink:show="embed" xlink:actuate="onLoad"/><draw:image xlink:href="./ObjectReplacements/Object 188" xlink:type="simple" xlink:show="embed" xlink:actuate="onLoad"/></draw:frame></text:span><text:span text:style-name="T38"><text:s/>sont réciproques l'une de l'autre.</text:span></text:p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26">Annexe <text:span text:style-name="T112">1</text:span> : <text:span text:style-name="T104">Table logarithmique</text:span></text:p>
          </table:table-cell>
        </table:table-row>
      </table:table>
      <text:p text:style-name="P92"/>
      <text:p text:style-name="P92">Voici une table <text:span text:style-name="T104">(simplifiée)</text:span> du logarithme décimale : </text:p>
      <text:p text:style-name="P92"/>
      <text:p text:style-name="P7"><draw:frame draw:style-name="fr6" draw:name="Objet201" text:anchor-type="as-char" svg:width="2.314cm" svg:height="1cm" draw:z-index="214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92"/>
      <text:p text:style-name="P92"/>
      <table:table table:name="Tableau11" table:style-name="Tableau11">
        <table:table-column table:style-name="Tableau11.A" table:number-columns-repeated="9"/>
        <table:table-column table:style-name="Tableau11.J"/>
        <table:table-row>
          <table:table-cell table:style-name="Tableau11.A1" office:value-type="string">
            <text:p text:style-name="P89"/>
          </table:table-cell>
          <table:table-cell table:style-name="Tableau11.A1" office:value-type="string">
            <text:p text:style-name="P89">1</text:p>
          </table:table-cell>
          <table:table-cell table:style-name="Tableau11.A1" office:value-type="string">
            <text:p text:style-name="P89">2</text:p>
          </table:table-cell>
          <table:table-cell table:style-name="Tableau11.A1" office:value-type="string">
            <text:p text:style-name="P89">3</text:p>
          </table:table-cell>
          <table:table-cell table:style-name="Tableau11.A1" office:value-type="string">
            <text:p text:style-name="P89">4</text:p>
          </table:table-cell>
          <table:table-cell table:style-name="Tableau11.A1" office:value-type="string">
            <text:p text:style-name="P89">5</text:p>
          </table:table-cell>
          <table:table-cell table:style-name="Tableau11.A1" office:value-type="string">
            <text:p text:style-name="P89">6</text:p>
          </table:table-cell>
          <table:table-cell table:style-name="Tableau11.A1" office:value-type="string">
            <text:p text:style-name="P89">7</text:p>
          </table:table-cell>
          <table:table-cell table:style-name="Tableau11.A1" office:value-type="string">
            <text:p text:style-name="P89">8</text:p>
          </table:table-cell>
          <table:table-cell table:style-name="Tableau11.J1" office:value-type="string">
            <text:p text:style-name="P89">9</text:p>
          </table:table-cell>
        </table:table-row>
        <table:table-row>
          <table:table-cell table:style-name="Tableau11.A2" office:value-type="string">
            <text:p text:style-name="P89">0,0</text:p>
          </table:table-cell>
          <table:table-cell table:style-name="Tableau11.A2" office:value-type="string">
            <text:p text:style-name="P91">0,0000</text:p>
          </table:table-cell>
          <table:table-cell table:style-name="Tableau11.A2" office:value-type="string">
            <text:p text:style-name="P91">0,3010</text:p>
          </table:table-cell>
          <table:table-cell table:style-name="Tableau11.A2" office:value-type="string">
            <text:p text:style-name="P91">0,4771</text:p>
          </table:table-cell>
          <table:table-cell table:style-name="Tableau11.A2" office:value-type="string">
            <text:p text:style-name="P91">0,6021</text:p>
          </table:table-cell>
          <table:table-cell table:style-name="Tableau11.A2" office:value-type="string">
            <text:p text:style-name="P91">0,6990</text:p>
          </table:table-cell>
          <table:table-cell table:style-name="Tableau11.A2" office:value-type="string">
            <text:p text:style-name="P91">0,7782</text:p>
          </table:table-cell>
          <table:table-cell table:style-name="Tableau11.A2" office:value-type="string">
            <text:p text:style-name="P91">0,8451</text:p>
          </table:table-cell>
          <table:table-cell table:style-name="Tableau11.A2" office:value-type="string">
            <text:p text:style-name="P91">0,9031</text:p>
          </table:table-cell>
          <table:table-cell table:style-name="Tableau11.J2" office:value-type="string">
            <text:p text:style-name="P91">0,9542</text:p>
          </table:table-cell>
        </table:table-row>
        <table:table-row>
          <table:table-cell table:style-name="Tableau11.A2" office:value-type="string">
            <text:p text:style-name="P89">0,1</text:p>
          </table:table-cell>
          <table:table-cell table:style-name="Tableau11.A2" office:value-type="string">
            <text:p text:style-name="P91">0,0414</text:p>
          </table:table-cell>
          <table:table-cell table:style-name="Tableau11.A2" office:value-type="string">
            <text:p text:style-name="P91">0,3222</text:p>
          </table:table-cell>
          <table:table-cell table:style-name="Tableau11.A2" office:value-type="string">
            <text:p text:style-name="P91">0,4914</text:p>
          </table:table-cell>
          <table:table-cell table:style-name="Tableau11.A2" office:value-type="string">
            <text:p text:style-name="P91">0,6128</text:p>
          </table:table-cell>
          <table:table-cell table:style-name="Tableau11.A2" office:value-type="string">
            <text:p text:style-name="P91">0,7076</text:p>
          </table:table-cell>
          <table:table-cell table:style-name="Tableau11.A2" office:value-type="string">
            <text:p text:style-name="P91">0,7853</text:p>
          </table:table-cell>
          <table:table-cell table:style-name="Tableau11.A2" office:value-type="string">
            <text:p text:style-name="P91">0,8513</text:p>
          </table:table-cell>
          <table:table-cell table:style-name="Tableau11.A2" office:value-type="string">
            <text:p text:style-name="P91">0,9085</text:p>
          </table:table-cell>
          <table:table-cell table:style-name="Tableau11.J2" office:value-type="string">
            <text:p text:style-name="P91">0,9590</text:p>
          </table:table-cell>
        </table:table-row>
        <table:table-row>
          <table:table-cell table:style-name="Tableau11.A2" office:value-type="string">
            <text:p text:style-name="P89">0,2</text:p>
          </table:table-cell>
          <table:table-cell table:style-name="Tableau11.A2" office:value-type="string">
            <text:p text:style-name="P91">0,0792</text:p>
          </table:table-cell>
          <table:table-cell table:style-name="Tableau11.A2" office:value-type="string">
            <text:p text:style-name="P91">0,3424</text:p>
          </table:table-cell>
          <table:table-cell table:style-name="Tableau11.A2" office:value-type="string">
            <text:p text:style-name="P91">0,5051</text:p>
          </table:table-cell>
          <table:table-cell table:style-name="Tableau11.A2" office:value-type="string">
            <text:p text:style-name="P91">0,6232</text:p>
          </table:table-cell>
          <table:table-cell table:style-name="Tableau11.A2" office:value-type="string">
            <text:p text:style-name="P91">0,7160</text:p>
          </table:table-cell>
          <table:table-cell table:style-name="Tableau11.A2" office:value-type="string">
            <text:p text:style-name="P91">0,7924</text:p>
          </table:table-cell>
          <table:table-cell table:style-name="Tableau11.A2" office:value-type="string">
            <text:p text:style-name="P91">0,8573</text:p>
          </table:table-cell>
          <table:table-cell table:style-name="Tableau11.A2" office:value-type="string">
            <text:p text:style-name="P91">0,9138</text:p>
          </table:table-cell>
          <table:table-cell table:style-name="Tableau11.J2" office:value-type="string">
            <text:p text:style-name="P91">0,9638</text:p>
          </table:table-cell>
        </table:table-row>
        <table:table-row>
          <table:table-cell table:style-name="Tableau11.A2" office:value-type="string">
            <text:p text:style-name="P89">0,3</text:p>
          </table:table-cell>
          <table:table-cell table:style-name="Tableau11.A2" office:value-type="string">
            <text:p text:style-name="P91">0,1139</text:p>
          </table:table-cell>
          <table:table-cell table:style-name="Tableau11.A2" office:value-type="string">
            <text:p text:style-name="P91">0,3617</text:p>
          </table:table-cell>
          <table:table-cell table:style-name="Tableau11.A2" office:value-type="string">
            <text:p text:style-name="P91">0,5185</text:p>
          </table:table-cell>
          <table:table-cell table:style-name="Tableau11.A2" office:value-type="string">
            <text:p text:style-name="P91">0,6335</text:p>
          </table:table-cell>
          <table:table-cell table:style-name="Tableau11.A2" office:value-type="string">
            <text:p text:style-name="P91">0,7243</text:p>
          </table:table-cell>
          <table:table-cell table:style-name="Tableau11.A2" office:value-type="string">
            <text:p text:style-name="P91">0,7993</text:p>
          </table:table-cell>
          <table:table-cell table:style-name="Tableau11.A2" office:value-type="string">
            <text:p text:style-name="P91">0,8633</text:p>
          </table:table-cell>
          <table:table-cell table:style-name="Tableau11.A2" office:value-type="string">
            <text:p text:style-name="P91">0,9191</text:p>
          </table:table-cell>
          <table:table-cell table:style-name="Tableau11.J2" office:value-type="string">
            <text:p text:style-name="P91">0,9685</text:p>
          </table:table-cell>
        </table:table-row>
        <table:table-row>
          <table:table-cell table:style-name="Tableau11.A2" office:value-type="string">
            <text:p text:style-name="P89">0,4</text:p>
          </table:table-cell>
          <table:table-cell table:style-name="Tableau11.A2" office:value-type="string">
            <text:p text:style-name="P91">0,1461</text:p>
          </table:table-cell>
          <table:table-cell table:style-name="Tableau11.A2" office:value-type="string">
            <text:p text:style-name="P91">0,3802</text:p>
          </table:table-cell>
          <table:table-cell table:style-name="Tableau11.A2" office:value-type="string">
            <text:p text:style-name="P91">0,5315</text:p>
          </table:table-cell>
          <table:table-cell table:style-name="Tableau11.A2" office:value-type="string">
            <text:p text:style-name="P91">0,6435</text:p>
          </table:table-cell>
          <table:table-cell table:style-name="Tableau11.A2" office:value-type="string">
            <text:p text:style-name="P91">0,7324</text:p>
          </table:table-cell>
          <table:table-cell table:style-name="Tableau11.A2" office:value-type="string">
            <text:p text:style-name="P91">0,8062</text:p>
          </table:table-cell>
          <table:table-cell table:style-name="Tableau11.A2" office:value-type="string">
            <text:p text:style-name="P91">0,8692</text:p>
          </table:table-cell>
          <table:table-cell table:style-name="Tableau11.A2" office:value-type="string">
            <text:p text:style-name="P91">0,9243</text:p>
          </table:table-cell>
          <table:table-cell table:style-name="Tableau11.J2" office:value-type="string">
            <text:p text:style-name="P91">0,9731</text:p>
          </table:table-cell>
        </table:table-row>
        <table:table-row>
          <table:table-cell table:style-name="Tableau11.A2" office:value-type="string">
            <text:p text:style-name="P89">0,5</text:p>
          </table:table-cell>
          <table:table-cell table:style-name="Tableau11.A2" office:value-type="string">
            <text:p text:style-name="P91">0,1761</text:p>
          </table:table-cell>
          <table:table-cell table:style-name="Tableau11.A2" office:value-type="string">
            <text:p text:style-name="P91">0,3979</text:p>
          </table:table-cell>
          <table:table-cell table:style-name="Tableau11.A2" office:value-type="string">
            <text:p text:style-name="P91">0,5441</text:p>
          </table:table-cell>
          <table:table-cell table:style-name="Tableau11.A2" office:value-type="string">
            <text:p text:style-name="P91">0,6532</text:p>
          </table:table-cell>
          <table:table-cell table:style-name="Tableau11.A2" office:value-type="string">
            <text:p text:style-name="P91">0,7404</text:p>
          </table:table-cell>
          <table:table-cell table:style-name="Tableau11.A2" office:value-type="string">
            <text:p text:style-name="P91">0,8129</text:p>
          </table:table-cell>
          <table:table-cell table:style-name="Tableau11.A2" office:value-type="string">
            <text:p text:style-name="P91">0,8751</text:p>
          </table:table-cell>
          <table:table-cell table:style-name="Tableau11.A2" office:value-type="string">
            <text:p text:style-name="P91">0,9294</text:p>
          </table:table-cell>
          <table:table-cell table:style-name="Tableau11.J2" office:value-type="string">
            <text:p text:style-name="P91">0,9777</text:p>
          </table:table-cell>
        </table:table-row>
        <table:table-row>
          <table:table-cell table:style-name="Tableau11.A2" office:value-type="string">
            <text:p text:style-name="P89">0,6</text:p>
          </table:table-cell>
          <table:table-cell table:style-name="Tableau11.A2" office:value-type="string">
            <text:p text:style-name="P91">0,2041</text:p>
          </table:table-cell>
          <table:table-cell table:style-name="Tableau11.A2" office:value-type="string">
            <text:p text:style-name="P91">0,4150</text:p>
          </table:table-cell>
          <table:table-cell table:style-name="Tableau11.A2" office:value-type="string">
            <text:p text:style-name="P91">0,5563</text:p>
          </table:table-cell>
          <table:table-cell table:style-name="Tableau11.A2" office:value-type="string">
            <text:p text:style-name="P91">0,6628</text:p>
          </table:table-cell>
          <table:table-cell table:style-name="Tableau11.A2" office:value-type="string">
            <text:p text:style-name="P91">0,7482</text:p>
          </table:table-cell>
          <table:table-cell table:style-name="Tableau11.A2" office:value-type="string">
            <text:p text:style-name="P91">0,8195</text:p>
          </table:table-cell>
          <table:table-cell table:style-name="Tableau11.A2" office:value-type="string">
            <text:p text:style-name="P91">0,8808</text:p>
          </table:table-cell>
          <table:table-cell table:style-name="Tableau11.A2" office:value-type="string">
            <text:p text:style-name="P91">0,9345</text:p>
          </table:table-cell>
          <table:table-cell table:style-name="Tableau11.J2" office:value-type="string">
            <text:p text:style-name="P91">0,9823</text:p>
          </table:table-cell>
        </table:table-row>
        <table:table-row>
          <table:table-cell table:style-name="Tableau11.A2" office:value-type="string">
            <text:p text:style-name="P89">0,7</text:p>
          </table:table-cell>
          <table:table-cell table:style-name="Tableau11.A2" office:value-type="string">
            <text:p text:style-name="P91">0,2304</text:p>
          </table:table-cell>
          <table:table-cell table:style-name="Tableau11.A2" office:value-type="string">
            <text:p text:style-name="P91">0,4314</text:p>
          </table:table-cell>
          <table:table-cell table:style-name="Tableau11.A2" office:value-type="string">
            <text:p text:style-name="P91">0,5682</text:p>
          </table:table-cell>
          <table:table-cell table:style-name="Tableau11.A2" office:value-type="string">
            <text:p text:style-name="P91">0,6721</text:p>
          </table:table-cell>
          <table:table-cell table:style-name="Tableau11.A2" office:value-type="string">
            <text:p text:style-name="P91">0,7559</text:p>
          </table:table-cell>
          <table:table-cell table:style-name="Tableau11.A2" office:value-type="string">
            <text:p text:style-name="P91">0,8261</text:p>
          </table:table-cell>
          <table:table-cell table:style-name="Tableau11.A2" office:value-type="string">
            <text:p text:style-name="P91">0,8865</text:p>
          </table:table-cell>
          <table:table-cell table:style-name="Tableau11.A2" office:value-type="string">
            <text:p text:style-name="P91">0,9395</text:p>
          </table:table-cell>
          <table:table-cell table:style-name="Tableau11.J2" office:value-type="string">
            <text:p text:style-name="P91">0,9868</text:p>
          </table:table-cell>
        </table:table-row>
        <table:table-row>
          <table:table-cell table:style-name="Tableau11.A2" office:value-type="string">
            <text:p text:style-name="P89">0,8</text:p>
          </table:table-cell>
          <table:table-cell table:style-name="Tableau11.A2" office:value-type="string">
            <text:p text:style-name="P91">0,2553</text:p>
          </table:table-cell>
          <table:table-cell table:style-name="Tableau11.A2" office:value-type="string">
            <text:p text:style-name="P91">0,4472</text:p>
          </table:table-cell>
          <table:table-cell table:style-name="Tableau11.A2" office:value-type="string">
            <text:p text:style-name="P91">0,5798</text:p>
          </table:table-cell>
          <table:table-cell table:style-name="Tableau11.A2" office:value-type="string">
            <text:p text:style-name="P91">0,6812</text:p>
          </table:table-cell>
          <table:table-cell table:style-name="Tableau11.A2" office:value-type="string">
            <text:p text:style-name="P91">0,7634</text:p>
          </table:table-cell>
          <table:table-cell table:style-name="Tableau11.A2" office:value-type="string">
            <text:p text:style-name="P91">0,8325</text:p>
          </table:table-cell>
          <table:table-cell table:style-name="Tableau11.A2" office:value-type="string">
            <text:p text:style-name="P91">0,8921</text:p>
          </table:table-cell>
          <table:table-cell table:style-name="Tableau11.A2" office:value-type="string">
            <text:p text:style-name="P91">0,9445</text:p>
          </table:table-cell>
          <table:table-cell table:style-name="Tableau11.J2" office:value-type="string">
            <text:p text:style-name="P91">0,9912</text:p>
          </table:table-cell>
        </table:table-row>
        <table:table-row>
          <table:table-cell table:style-name="Tableau11.A2" office:value-type="string">
            <text:p text:style-name="P89">0,9</text:p>
          </table:table-cell>
          <table:table-cell table:style-name="Tableau11.A2" office:value-type="string">
            <text:p text:style-name="P91">0,2788</text:p>
          </table:table-cell>
          <table:table-cell table:style-name="Tableau11.A2" office:value-type="string">
            <text:p text:style-name="P91">0,4624</text:p>
          </table:table-cell>
          <table:table-cell table:style-name="Tableau11.A2" office:value-type="string">
            <text:p text:style-name="P91">0,5911</text:p>
          </table:table-cell>
          <table:table-cell table:style-name="Tableau11.A2" office:value-type="string">
            <text:p text:style-name="P91">0,6902</text:p>
          </table:table-cell>
          <table:table-cell table:style-name="Tableau11.A2" office:value-type="string">
            <text:p text:style-name="P91">0,7709</text:p>
          </table:table-cell>
          <table:table-cell table:style-name="Tableau11.A2" office:value-type="string">
            <text:p text:style-name="P91">0,8388</text:p>
          </table:table-cell>
          <table:table-cell table:style-name="Tableau11.A2" office:value-type="string">
            <text:p text:style-name="P91">0,8976</text:p>
          </table:table-cell>
          <table:table-cell table:style-name="Tableau11.A2" office:value-type="string">
            <text:p text:style-name="P91">0,9494</text:p>
          </table:table-cell>
          <table:table-cell table:style-name="Tableau11.J2" office:value-type="string">
            <text:p text:style-name="P91">0,9956</text:p>
          </table:table-cell>
        </table:table-row>
      </table:table>
      <text:p text:style-name="P92"/>
      <text:p text:style-name="P92"/>
      <text:p text:style-name="P92"/>
      <text:p text:style-name="P90"><text:span text:style-name="T104">Lecture de </text:span><text:span text:style-name="T104"><draw:frame draw:style-name="fr7" draw:name="Objet202" text:anchor-type="as-char" svg:y="-0.377cm" svg:width="1.355cm" svg:height="0.485cm" draw:z-index="215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04"> :</text:span></text:p>
      <text:list xml:id="list1731210528" text:style-name="L10">
        <text:list-item>
          <text:p text:style-name="P155"><text:span text:style-name="T104">Pour </text:span><text:span text:style-name="T104"><draw:frame draw:style-name="fr7" draw:name="Objet203" text:anchor-type="as-char" svg:y="-0.377cm" svg:width="1.325cm" svg:height="0.469cm" draw:z-index="216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04">, la case de la 1</text:span><text:span text:style-name="T105">ère</text:span><text:span text:style-name="T104"> colonne et de la 5</text:span><text:span text:style-name="T105">e</text:span><text:span text:style-name="T104"> ligne, on a </text:span><text:span text:style-name="T104"><draw:frame draw:style-name="fr7" draw:name="Objet204" text:anchor-type="as-char" svg:y="-0.377cm" svg:width="3.149cm" svg:height="0.485cm" draw:z-index="217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04">.</text:span></text:p>
        </text:list-item>
        <text:list-item>
          <text:p text:style-name="P155"><text:span text:style-name="T104">Pour </text:span><text:span text:style-name="T104"><draw:frame draw:style-name="fr7" draw:name="Objet205" text:anchor-type="as-char" svg:y="-0.377cm" svg:width="1.861cm" svg:height="0.469cm" draw:z-index="218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04">, on a </text:span><text:span text:style-name="T104"><draw:frame draw:style-name="fr7" draw:name="Objet206" text:anchor-type="as-char" svg:y="-0.437cm" svg:width="3.069cm" svg:height="0.529cm" draw:z-index="219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04">, or </text:span><text:span text:style-name="T104"><draw:frame draw:style-name="fr7" draw:name="Objet207" text:anchor-type="as-char" svg:y="-0.437cm" svg:width="8.412cm" svg:height="0.545cm" draw:z-index="220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104"><text:s/></text:span></text:p>
          <text:p text:style-name="P155"><text:span text:style-name="T104">donc : </text:span><text:span text:style-name="T104"><draw:frame draw:style-name="fr7" draw:name="Objet208" text:anchor-type="as-char" svg:y="-0.377cm" svg:width="5.741cm" svg:height="0.485cm" draw:z-index="221"><draw:object xlink:href="./Object 208" xlink:type="simple" xlink:show="embed" xlink:actuate="onLoad"/><draw:image xlink:href="./ObjectReplacements/Object 208" xlink:type="simple" xlink:show="embed" xlink:actuate="onLoad"/><svg:desc>formule</svg:desc></draw:frame></text:span></text:p>
        </text:list-item>
        <text:list-item>
          <text:p text:style-name="P155"><text:span text:style-name="T104">Pour </text:span><text:span text:style-name="T104"><draw:frame draw:style-name="fr7" draw:name="Objet209" text:anchor-type="as-char" svg:y="-0.377cm" svg:width="2.813cm" svg:height="0.469cm" draw:z-index="22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04">, on a </text:span><text:span text:style-name="T104"><draw:frame draw:style-name="fr7" draw:name="Objet210" text:anchor-type="as-char" svg:y="-0.437cm" svg:width="4.196cm" svg:height="0.529cm" draw:z-index="223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104">, or </text:span><text:span text:style-name="T104"><draw:frame draw:style-name="fr7" draw:name="Objet211" text:anchor-type="as-char" svg:y="-0.437cm" svg:width="9.714cm" svg:height="0.545cm" draw:z-index="224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04"><text:s/></text:span></text:p>
          <text:p text:style-name="P155"><text:span text:style-name="T104">donc : </text:span><text:span text:style-name="T104"><draw:frame draw:style-name="fr7" draw:name="Objet212" text:anchor-type="as-char" svg:y="-0.377cm" svg:width="7.041cm" svg:height="0.485cm" draw:z-index="225"><draw:object xlink:href="./Object 212" xlink:type="simple" xlink:show="embed" xlink:actuate="onLoad"/><draw:image xlink:href="./ObjectReplacements/Object 212" xlink:type="simple" xlink:show="embed" xlink:actuate="onLoad"/><svg:desc>formule</svg:desc></draw:frame></text:span></text:p>
        </text:list-item>
        <text:list-item>
          <text:p text:style-name="P155"><text:span text:style-name="T104">Pour </text:span><text:span text:style-name="T104"><draw:frame draw:style-name="fr7" draw:name="Objet213" text:anchor-type="as-char" svg:y="-0.377cm" svg:width="2.071cm" svg:height="0.469cm" draw:z-index="226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104">, on a </text:span><text:span text:style-name="T104"><draw:frame draw:style-name="fr7" draw:name="Objet214" text:anchor-type="as-char" svg:y="-0.437cm" svg:width="4.119cm" svg:height="0.529cm" draw:z-index="227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104"><text:s/>on s’intéresse donc à </text:span><text:span text:style-name="T104"><draw:frame draw:style-name="fr7" draw:name="Objet215" text:anchor-type="as-char" svg:y="-0.377cm" svg:width="2.492cm" svg:height="0.485cm" draw:z-index="228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104">.</text:span></text:p>
          <text:p text:style-name="P155"><text:span text:style-name="T104">On a </text:span><text:span text:style-name="T104"><draw:frame draw:style-name="fr7" draw:name="Objet216" text:anchor-type="as-char" svg:y="-0.377cm" svg:width="3.157cm" svg:height="0.485cm" draw:z-index="229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104"><text:s/>et </text:span><text:span text:style-name="T104"><draw:frame draw:style-name="fr7" draw:name="Objet217" text:anchor-type="as-char" svg:y="-0.377cm" svg:width="3.154cm" svg:height="0.485cm" draw:z-index="230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104"><text:s/>et on effectue une interpolation (linéaire) :</text:span></text:p>
          <text:p text:style-name="P156"><draw:frame draw:style-name="fr7" draw:name="Objet218" text:anchor-type="as-char" svg:y="-0.686cm" svg:width="11.132cm" svg:height="1.117cm" draw:z-index="231"><draw:object xlink:href="./Object 218" xlink:type="simple" xlink:show="embed" xlink:actuate="onLoad"/><draw:image xlink:href="./ObjectReplacements/Object 218" xlink:type="simple" xlink:show="embed" xlink:actuate="onLoad"/><svg:desc>formule</svg:desc></draw:frame></text:p>
          <text:p text:style-name="P156"><draw:frame draw:style-name="fr7" draw:name="Objet219" text:anchor-type="as-char" svg:y="-0.67cm" svg:width="11.666cm" svg:height="1.099cm" draw:z-index="232"><draw:object xlink:href="./Object 219" xlink:type="simple" xlink:show="embed" xlink:actuate="onLoad"/><draw:image xlink:href="./ObjectReplacements/Object 219" xlink:type="simple" xlink:show="embed" xlink:actuate="onLoad"/><svg:desc>formule</svg:desc></draw:frame></text:p>
          <text:p text:style-name="P155"><text:span text:style-name="T109">D'où </text:span><text:span text:style-name="T109"><draw:frame draw:style-name="fr7" draw:name="Objet220" text:anchor-type="as-char" svg:y="-0.377cm" svg:width="3.679cm" svg:height="0.485cm" draw:z-index="233"><draw:object xlink:href="./Object 220" xlink:type="simple" xlink:show="embed" xlink:actuate="onLoad"/><draw:image xlink:href="./ObjectReplacements/Object 220" xlink:type="simple" xlink:show="embed" xlink:actuate="onLoad"/><svg:desc>formule</svg:desc></draw:frame></text:span></text:p>
        </text:list-item>
      </text:list>
      <text:p text:style-name="P94"/>
      <text:p text:style-name="P94"/>
      <text:p text:style-name="P94"/>
      <text:p text:style-name="P133">Utilisation pour des calculs :</text:p>
      <text:p text:style-name="P94">On peut ainsi effectuer, à la main, des produits : </text:p>
      <text:p text:style-name="P95"><draw:frame draw:style-name="fr6" draw:name="Objet221" text:anchor-type="as-char" svg:width="4.588cm" svg:height="0.469cm" draw:z-index="234"><draw:object xlink:href="./Object 239" xlink:type="simple" xlink:show="embed" xlink:actuate="onLoad"/><draw:image xlink:href="./ObjectReplacements/Object 239" xlink:type="simple" xlink:show="embed" xlink:actuate="onLoad"/></draw:frame></text:p>
      <text:list xml:id="list181731654" text:style-name="L11">
        <text:list-item>
          <text:p text:style-name="P159"><draw:frame draw:style-name="fr7" draw:name="Objet222" text:anchor-type="as-char" svg:y="-0.377cm" svg:width="11.972cm" svg:height="0.485cm" draw:z-index="235"><draw:object xlink:href="./Object 222" xlink:type="simple" xlink:show="embed" xlink:actuate="onLoad"/><draw:image xlink:href="./ObjectReplacements/Object 222" xlink:type="simple" xlink:show="embed" xlink:actuate="onLoad"/><svg:desc>formule</svg:desc></draw:frame></text:p>
          <text:p text:style-name="P159"><draw:frame draw:style-name="fr7" draw:name="Objet223" text:anchor-type="as-char" svg:y="-0.437cm" svg:width="13.788cm" svg:height="0.545cm" draw:z-index="236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    <text:p text:style-name="P159"><draw:frame draw:style-name="fr7" draw:name="Objet224" text:anchor-type="as-char" svg:y="-0.377cm" svg:width="12.975cm" svg:height="0.485cm" draw:z-index="237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  </text:list-item>
        <text:list-item>
          <text:p text:style-name="P157">Par interpolation linéaire :</text:p>
          <text:p text:style-name="P157"><draw:frame draw:style-name="fr7" draw:name="Objet225" text:anchor-type="as-char" svg:y="-0.686cm" svg:width="12.398cm" svg:height="1.117cm" draw:z-index="238"><draw:object xlink:href="./Object 225" xlink:type="simple" xlink:show="embed" xlink:actuate="onLoad"/><draw:image xlink:href="./ObjectReplacements/Object 225" xlink:type="simple" xlink:show="embed" xlink:actuate="onLoad"/><svg:desc>formule</svg:desc></draw:frame></text:p>
          <text:p text:style-name="P157"><draw:frame draw:style-name="fr7" draw:name="Objet226" text:anchor-type="as-char" svg:y="-0.67cm" svg:width="12.933cm" svg:height="1.099cm" draw:z-index="239"><draw:object xlink:href="./Object 226" xlink:type="simple" xlink:show="embed" xlink:actuate="onLoad"/><draw:image xlink:href="./ObjectReplacements/Object 226" xlink:type="simple" xlink:show="embed" xlink:actuate="onLoad"/><svg:desc>formule</svg:desc></draw:frame></text:p>
          <text:p text:style-name="P157">et </text:p>
          <text:p text:style-name="P157"><draw:frame draw:style-name="fr7" draw:name="Objet227" text:anchor-type="as-char" svg:y="-0.686cm" svg:width="12.407cm" svg:height="1.117cm" draw:z-index="240"><draw:object xlink:href="./Object 227" xlink:type="simple" xlink:show="embed" xlink:actuate="onLoad"/><draw:image xlink:href="./ObjectReplacements/Object 227" xlink:type="simple" xlink:show="embed" xlink:actuate="onLoad"/><svg:desc>formule</svg:desc></draw:frame></text:p>
          <text:p text:style-name="P157"><draw:frame draw:style-name="fr7" draw:name="Objet228" text:anchor-type="as-char" svg:y="-0.67cm" svg:width="12.936cm" svg:height="1.099cm" draw:z-index="241"><draw:object xlink:href="./Object 228" xlink:type="simple" xlink:show="embed" xlink:actuate="onLoad"/><draw:image xlink:href="./ObjectReplacements/Object 228" xlink:type="simple" xlink:show="embed" xlink:actuate="onLoad"/><svg:desc>formule</svg:desc></draw:frame></text:p>
          <text:p text:style-name="P158"><text:span text:style-name="T110">Ainsi </text:span><text:span text:style-name="T110"><draw:frame draw:style-name="fr7" draw:name="Objet229" text:anchor-type="as-char" svg:y="-0.377cm" svg:width="10.283cm" svg:height="0.485cm" draw:z-index="242"><draw:object xlink:href="./Object 229" xlink:type="simple" xlink:show="embed" xlink:actuate="onLoad"/><draw:image xlink:href="./ObjectReplacements/Object 229" xlink:type="simple" xlink:show="embed" xlink:actuate="onLoad"/><svg:desc>formule</svg:desc></draw:frame></text:span></text:p>
        </text:list-item>
        <text:list-item>
          <text:p text:style-name="P158"><text:span text:style-name="T110">On cherche donc le nombre </text:span><text:span text:style-name="T110"><draw:frame draw:style-name="fr7" draw:name="Objet230" text:anchor-type="as-char" svg:y="-0.377cm" svg:width="0.462cm" svg:height="0.469cm" draw:z-index="243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110"><text:s/>tel que </text:span><text:span text:style-name="T110"><draw:frame draw:style-name="fr7" draw:name="Objet231" text:anchor-type="as-char" svg:y="-0.377cm" svg:width="2.88cm" svg:height="0.485cm" draw:z-index="244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110">. </text:span></text:p>
          <text:p text:style-name="P158"><text:span text:style-name="T110">En fait on s'intéresse au nombre </text:span><text:span text:style-name="T110"><draw:frame draw:style-name="fr7" draw:name="Objet232" text:anchor-type="as-char" svg:y="-0.377cm" svg:width="0.443cm" svg:height="0.469cm" draw:z-index="245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110"><text:s/>dont le logarithme est 0,086 :</text:span></text:p>
          <text:p text:style-name="P160">Par interpolation linéaire :</text:p>
          <text:p text:style-name="P157"><draw:frame draw:style-name="fr7" draw:name="Objet233" text:anchor-type="as-char" svg:y="-0.686cm" svg:width="10.158cm" svg:height="1.117cm" draw:z-index="246"><draw:object xlink:href="./Object 233" xlink:type="simple" xlink:show="embed" xlink:actuate="onLoad"/><draw:image xlink:href="./ObjectReplacements/Object 233" xlink:type="simple" xlink:show="embed" xlink:actuate="onLoad"/><svg:desc>formule</svg:desc></draw:frame></text:p>
          <text:p text:style-name="P158"><text:span text:style-name="T108"><draw:frame draw:style-name="fr7" draw:name="Objet234" text:anchor-type="as-char" svg:y="-0.67cm" svg:width="7.932cm" svg:height="1.099cm" draw:z-index="247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108"><text:s/>donc </text:span><text:span text:style-name="T108"><draw:frame draw:style-name="fr7" draw:name="Objet235" text:anchor-type="as-char" svg:y="-0.377cm" svg:width="1.755cm" svg:height="0.469cm" draw:z-index="248"><draw:object xlink:href="./Object 235" xlink:type="simple" xlink:show="embed" xlink:actuate="onLoad"/><draw:image xlink:href="./ObjectReplacements/Object 235" xlink:type="simple" xlink:show="embed" xlink:actuate="onLoad"/><svg:desc>formule</svg:desc></draw:frame></text:span></text:p>
        </text:list-item>
        <text:list-item>
          <text:p text:style-name="P158"><text:span text:style-name="T110">Ainsi </text:span><text:span text:style-name="T110"><draw:frame draw:style-name="fr7" draw:name="Objet236" text:anchor-type="as-char" svg:y="-0.437cm" svg:width="4.228cm" svg:height="0.529cm" draw:z-index="249"><draw:object xlink:href="./Object 236" xlink:type="simple" xlink:show="embed" xlink:actuate="onLoad"/><draw:image xlink:href="./ObjectReplacements/Object 236" xlink:type="simple" xlink:show="embed" xlink:actuate="onLoad"/><svg:desc>formule</svg:desc></draw:frame></text:span></text:p>
        </text:list-item>
      </text:list>
      <text:p text:style-name="P93"/>
      <text:p text:style-name="P93"/>
      <text:p text:style-name="P76">Remarque :</text:p>
      <text:p text:style-name="P96">Une table plus détaillée facilitera les calculs et rendra ces derniers plus précis.</text:p>
      <text:p text:style-name="P93"/>
      <text:p text:style-name="P97"/>
      <text:p text:style-name="P98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27">Annexe <text:span text:style-name="T112">2</text:span> : <text:span text:style-name="T112">Équation fonctionnelle</text:span></text:p>
          </table:table-cell>
        </table:table-row>
      </table:table>
      <text:p text:style-name="P45"/>
      <text:p text:style-name="P99"><text:span text:style-name="T44">On connaît la relation </text:span><text:span text:style-name="T9">∀</text:span><draw:frame draw:style-name="fr6" draw:name="Objet237" text:anchor-type="as-char" svg:width="1.228cm" svg:height="0.485cm" draw:z-index="250"><draw:object xlink:href="./Object 221" xlink:type="simple" xlink:show="embed" xlink:actuate="onLoad"/><draw:image xlink:href="./ObjectReplacements/Object 221" xlink:type="simple" xlink:show="embed" xlink:actuate="onLoad"/></draw:frame><text:span text:style-name="T113">∈</text:span><text:span text:style-name="T113"><draw:frame draw:style-name="fr6" draw:name="Objet238" text:anchor-type="as-char" svg:width="1.646cm" svg:height="0.543cm" draw:z-index="251"><draw:object xlink:href="./Object 237" xlink:type="simple" xlink:show="embed" xlink:actuate="onLoad"/><draw:image xlink:href="./ObjectReplacements/Object 237" xlink:type="simple" xlink:show="embed" xlink:actuate="onLoad"/></draw:frame></text:span>, <draw:frame draw:style-name="fr6" draw:name="Objet239" text:anchor-type="as-char" svg:width="3.866cm" svg:height="0.485cm" draw:z-index="252"><draw:object xlink:href="./Object 238" xlink:type="simple" xlink:show="embed" xlink:actuate="onLoad"/><draw:image xlink:href="./ObjectReplacements/Object 238" xlink:type="simple" xlink:show="embed" xlink:actuate="onLoad"/></draw:frame>.</text:p>
      <text:p text:style-name="P110">On se pose alors le problème suivant :</text:p>
      <text:p text:style-name="P100"><text:span text:style-name="T112">Quelles sont les fonctions </text:span><text:span text:style-name="T24">f</text:span><text:span text:style-name="T112"> qui, comme </text:span><text:span text:style-name="T112"><draw:frame draw:style-name="fr6" draw:name="Objet240" text:anchor-type="as-char" svg:width="0.557cm" svg:height="0.469cm" draw:z-index="253"><draw:object xlink:href="./Object 240" xlink:type="simple" xlink:show="embed" xlink:actuate="onLoad"/><draw:image xlink:href="./ObjectReplacements/Object 240" xlink:type="simple" xlink:show="embed" xlink:actuate="onLoad"/></draw:frame></text:span><text:span text:style-name="T112">, vérifient la condition :</text:span></text:p>
      <text:p text:style-name="P8"><text:span text:style-name="T9">∀</text:span><text:span text:style-name="T112"><draw:frame draw:style-name="fr6" draw:name="Objet241" text:anchor-type="as-char" svg:width="1.228cm" svg:height="0.485cm" draw:z-index="254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113">∈</text:span><text:span text:style-name="T113"><draw:frame draw:style-name="fr6" draw:name="Objet242" text:anchor-type="as-char" svg:width="1.646cm" svg:height="0.543cm" draw:z-index="255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112">, </text:span><text:span text:style-name="T112"><draw:frame draw:style-name="fr6" draw:name="Objet243" text:anchor-type="as-char" svg:width="3.743cm" svg:height="0.485cm" draw:z-index="256"><draw:object xlink:href="./Object 243" xlink:type="simple" xlink:show="embed" xlink:actuate="onLoad"/><draw:image xlink:href="./ObjectReplacements/Object 243" xlink:type="simple" xlink:show="embed" xlink:actuate="onLoad"/><svg:desc>formule</svg:desc></draw:frame></text:span></text:p>
      <text:p text:style-name="P100"><text:span text:style-name="T112">Résoudre ce problème, c'est résoudre l'équation fonctionnelle </text:span><text:span text:style-name="T112"><draw:frame draw:style-name="fr6" draw:name="Objet244" text:anchor-type="as-char" svg:width="3.743cm" svg:height="0.485cm" draw:z-index="257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112"><text:s/>sur </text:span><text:span text:style-name="T112"><draw:frame draw:style-name="fr6" draw:name="Objet245" text:anchor-type="as-char" svg:width="1.51cm" svg:height="0.483cm" draw:z-index="258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12">, équation où l'inconnue est une fonction.</text:span></text:p>
      <text:p text:style-name="P100"><text:span text:style-name="T112">On cherchera uniquement des fonctions solutions dérivables sur </text:span><text:span text:style-name="T7">ℝ</text:span> <text:span text:style-name="T112">ou sur une partie de </text:span><text:span text:style-name="T15">ℝ</text:span>.</text:p>
      <text:p text:style-name="P100"/>
      <text:p text:style-name="P101"><text:span text:style-name="T118">On cherche les fonctions dérivables sur </text:span><text:span text:style-name="T118"><draw:frame draw:style-name="fr6" draw:name="Objet251" text:anchor-type="as-char" svg:width="1.51cm" svg:height="0.483cm" draw:z-index="259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118">, autre que la fonction nulle, telles que :</text:span></text:p>
      <text:p text:style-name="P9"><text:span text:style-name="T9">∀</text:span><text:span text:style-name="T118"><draw:frame draw:style-name="fr6" draw:name="Objet252" text:anchor-type="as-char" svg:width="1.228cm" svg:height="0.485cm" draw:z-index="260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113">∈</text:span><text:span text:style-name="T113"><draw:frame draw:style-name="fr6" draw:name="Objet253" text:anchor-type="as-char" svg:width="1.646cm" svg:height="0.543cm" draw:z-index="261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18">, </text:span><text:span text:style-name="T118"><draw:frame draw:style-name="fr6" draw:name="Objet254" text:anchor-type="as-char" svg:width="3.866cm" svg:height="0.485cm" draw:z-index="262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118"><text:s/></text:span><text:span text:style-name="T118"><draw:frame draw:style-name="fr6" draw:name="Objet255" text:anchor-type="as-char" svg:width="1.005cm" svg:height="0.533cm" draw:z-index="263"><draw:object xlink:href="./Object 255" xlink:type="simple" xlink:show="embed" xlink:actuate="onLoad"/><draw:image xlink:href="./ObjectReplacements/Object 255" xlink:type="simple" xlink:show="embed" xlink:actuate="onLoad"/></draw:frame></text:span></text:p>
      <text:p text:style-name="P77">Remarque :</text:p>
      <text:p text:style-name="P102"><text:span text:style-name="T119">Pour tout </text:span><text:span text:style-name="T26">y</text:span><text:span text:style-name="T115">∈</text:span><text:span text:style-name="T8">ℝ,</text:span></text:p>
      <text:p text:style-name="P101"><text:span text:style-name="T118">On suppose qu'une fonction </text:span><text:span text:style-name="T118"><draw:frame draw:style-name="fr6" draw:name="Objet246" text:anchor-type="as-char" svg:width="0.517cm" svg:height="0.469cm" draw:z-index="264"><draw:object xlink:href="./Object 246" xlink:type="simple" xlink:show="embed" xlink:actuate="onLoad"/><draw:image xlink:href="./ObjectReplacements/Object 246" xlink:type="simple" xlink:show="embed" xlink:actuate="onLoad"/></draw:frame></text:span><text:span text:style-name="T118"><text:s/>définie sur </text:span><text:span text:style-name="T16">ℝ</text:span> <text:span text:style-name="T118">vérifie </text:span><text:span text:style-name="T118"><draw:frame draw:style-name="fr6" draw:name="Objet247" text:anchor-type="as-char" svg:width="3.743cm" svg:height="0.485cm" draw:z-index="265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118"><text:s/>pour tout réel </text:span><text:span text:style-name="T25">x</text:span><text:span text:style-name="T45">.</text:span></text:p>
      <text:p text:style-name="P102"><text:span text:style-name="T46">En particulier pour </text:span><text:span text:style-name="T46"><draw:frame draw:style-name="fr6" draw:name="Objet259" text:anchor-type="as-char" svg:width="1.039cm" svg:height="0.469cm" draw:z-index="266"><draw:object xlink:href="./Object 260" xlink:type="simple" xlink:show="embed" xlink:actuate="onLoad"/><draw:image xlink:href="./ObjectReplacements/Object 260" xlink:type="simple" xlink:show="embed" xlink:actuate="onLoad"/></draw:frame></text:span><text:span text:style-name="T46"><text:s/>o</text:span><text:span text:style-name="T45">n a pour </text:span><text:span text:style-name="T45"><draw:frame draw:style-name="fr6" draw:name="Objet248" text:anchor-type="as-char" svg:width="1.02cm" svg:height="0.469cm" draw:z-index="267"><draw:object xlink:href="./Object 248" xlink:type="simple" xlink:show="embed" xlink:actuate="onLoad"/><draw:image xlink:href="./ObjectReplacements/Object 248" xlink:type="simple" xlink:show="embed" xlink:actuate="onLoad"/></draw:frame></text:span><text:span text:style-name="T45"><text:s/></text:span><text:span text:style-name="T45"><draw:frame draw:style-name="fr6" draw:name="Objet249" text:anchor-type="as-char" svg:width="3.478cm" svg:height="0.485cm" draw:z-index="268"><draw:object xlink:href="./Object 249" xlink:type="simple" xlink:show="embed" xlink:actuate="onLoad"/><draw:image xlink:href="./ObjectReplacements/Object 249" xlink:type="simple" xlink:show="embed" xlink:actuate="onLoad"/></draw:frame></text:span><text:span text:style-name="T45"><text:s/>donc </text:span><text:span text:style-name="T45"><draw:frame draw:style-name="fr6" draw:name="Objet250" text:anchor-type="as-char" svg:width="1.651cm" svg:height="0.485cm" draw:z-index="269"><draw:object xlink:href="./Object 250" xlink:type="simple" xlink:show="embed" xlink:actuate="onLoad"/><draw:image xlink:href="./ObjectReplacements/Object 250" xlink:type="simple" xlink:show="embed" xlink:actuate="onLoad"/></draw:frame></text:span><text:span text:style-name="T45">. </text:span></text:p>
      <text:p text:style-name="P102"><text:span text:style-name="T46">Alors pour tout </text:span><text:span text:style-name="T26">x</text:span><text:span text:style-name="T114">∈</text:span><text:span text:style-name="T10">ℝ</text:span>, <draw:frame draw:style-name="fr6" draw:name="Objet256" text:anchor-type="as-char" svg:width="4.094cm" svg:height="0.485cm" draw:z-index="270"><draw:object xlink:href="./Object 256" xlink:type="simple" xlink:show="embed" xlink:actuate="onLoad"/><draw:image xlink:href="./ObjectReplacements/Object 256" xlink:type="simple" xlink:show="embed" xlink:actuate="onLoad"/></draw:frame><text:s/><text:span text:style-name="T119">soit </text:span><text:span text:style-name="T119"><draw:frame draw:style-name="fr6" draw:name="Objet257" text:anchor-type="as-char" svg:width="3.498cm" svg:height="0.485cm" draw:z-index="271"><draw:object xlink:href="./Object 257" xlink:type="simple" xlink:show="embed" xlink:actuate="onLoad"/><draw:image xlink:href="./ObjectReplacements/Object 257" xlink:type="simple" xlink:show="embed" xlink:actuate="onLoad"/></draw:frame></text:span><text:span text:style-name="T119"><text:s/>soit </text:span><text:span text:style-name="T119"><draw:frame draw:style-name="fr6" draw:name="Objet258" text:anchor-type="as-char" svg:width="1.67cm" svg:height="0.485cm" draw:z-index="272"><draw:object xlink:href="./Object 258" xlink:type="simple" xlink:show="embed" xlink:actuate="onLoad"/><draw:image xlink:href="./ObjectReplacements/Object 258" xlink:type="simple" xlink:show="embed" xlink:actuate="onLoad"/></draw:frame></text:span><text:span text:style-name="T119">.</text:span></text:p>
      <text:p text:style-name="P102"><text:span text:style-name="T119">Voilà pourquoi l'on cherche à résoudre cette équation sur </text:span><text:span text:style-name="T119"><draw:frame draw:style-name="fr6" draw:name="Objet260" text:anchor-type="as-char" svg:width="1.51cm" svg:height="0.483cm" draw:z-index="273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119"><text:s/>et pas sur </text:span><text:span text:style-name="T8">ℝ</text:span>.</text:p>
      <text:p text:style-name="P102"/>
      <text:p text:style-name="P103"><text:span text:style-name="T27">x</text:span> <text:span text:style-name="T120">et </text:span><text:span text:style-name="T27">y</text:span> <text:span text:style-name="T120">sont donc des réels strictement positifs</text:span></text:p>
      <text:list xml:id="list183747136" text:style-name="L12">
        <text:list-item>
          <text:p text:style-name="P144"><text:span text:style-name="T120">Pour </text:span><text:span text:style-name="T120"><draw:frame draw:style-name="fr6" draw:name="Objet285" text:anchor-type="as-char" svg:width="0.958cm" svg:height="0.469cm" draw:z-index="274"><draw:object xlink:href="./Object 288" xlink:type="simple" xlink:show="embed" xlink:actuate="onLoad"/><draw:image xlink:href="./ObjectReplacements/Object 288" xlink:type="simple" xlink:show="embed" xlink:actuate="onLoad"/></draw:frame></text:span><text:span text:style-name="T120">, </text:span><text:span text:style-name="T120"><draw:frame draw:style-name="fr6" draw:name="Objet286" text:anchor-type="as-char" svg:width="2.521cm" svg:height="0.533cm" draw:z-index="275"><draw:object xlink:href="./Object 289" xlink:type="simple" xlink:show="embed" xlink:actuate="onLoad"/><draw:image xlink:href="./ObjectReplacements/Object 289" xlink:type="simple" xlink:show="embed" xlink:actuate="onLoad"/></draw:frame></text:span><text:span text:style-name="T120">.</text:span></text:p>
          <text:p text:style-name="P144"><text:span text:style-name="T120">Soit </text:span><text:span text:style-name="T120"><draw:frame draw:style-name="fr6" draw:name="Objet287" text:anchor-type="as-char" svg:width="0.977cm" svg:height="0.469cm" draw:z-index="276"><draw:object xlink:href="./Object 290" xlink:type="simple" xlink:show="embed" xlink:actuate="onLoad"/><draw:image xlink:href="./ObjectReplacements/Object 290" xlink:type="simple" xlink:show="embed" xlink:actuate="onLoad"/></draw:frame></text:span><text:span text:style-name="T120">, </text:span><text:span text:style-name="T120"><draw:frame draw:style-name="fr6" draw:name="Objet288" text:anchor-type="as-char" svg:width="8.17cm" svg:height="0.533cm" draw:z-index="277"><draw:object xlink:href="./Object 291" xlink:type="simple" xlink:show="embed" xlink:actuate="onLoad"/><draw:image xlink:href="./ObjectReplacements/Object 291" xlink:type="simple" xlink:show="embed" xlink:actuate="onLoad"/></draw:frame></text:span></text:p>
          <text:p text:style-name="P145"><text:span text:style-name="T119">On vérifie donc que les fonctions définies, sur </text:span><text:span text:style-name="T119"><draw:frame draw:style-name="fr6" draw:name="Objet261" text:anchor-type="as-char" svg:width="1.51cm" svg:height="0.483cm" draw:z-index="278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119">, par </text:span><text:span text:style-name="T26">x</text:span><text:span text:style-name="T46"> </text:span><text:span text:style-name="T47"><draw:g text:anchor-type="as-char" svg:y="-0.21cm" draw:z-index="72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47"><text:s/></text:span><text:span text:style-name="T46"><draw:frame draw:style-name="fr6" draw:name="Objet262" text:anchor-type="as-char" svg:width="1.129cm" svg:height="0.469cm" draw:z-index="279"><draw:object xlink:href="./Object 263" xlink:type="simple" xlink:show="embed" xlink:actuate="onLoad"/><draw:image xlink:href="./ObjectReplacements/Object 263" xlink:type="simple" xlink:show="embed" xlink:actuate="onLoad"/></draw:frame></text:span><text:span text:style-name="T46"><text:s/>pour </text:span><text:span text:style-name="T26">k</text:span><text:span text:style-name="T46"> réel donné, sont solutions de </text:span><text:span text:style-name="T46"><draw:frame draw:style-name="fr6" draw:name="Objet263" text:anchor-type="as-char" svg:width="1.005cm" svg:height="0.533cm" draw:z-index="280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46">.</text:span></text:p>
        </text:list-item>
        <text:list-item>
          <text:p text:style-name="P161">Réciproquement,</text:p>
          <text:p text:style-name="P145"><text:span text:style-name="T46">Soit </text:span><text:span text:style-name="T46"><draw:frame draw:style-name="fr6" draw:name="Objet264" text:anchor-type="as-char" svg:width="0.517cm" svg:height="0.469cm" draw:z-index="281"><draw:object xlink:href="./Object 265" xlink:type="simple" xlink:show="embed" xlink:actuate="onLoad"/><draw:image xlink:href="./ObjectReplacements/Object 265" xlink:type="simple" xlink:show="embed" xlink:actuate="onLoad"/></draw:frame></text:span><text:span text:style-name="T46"><text:s/>une solution non nulles, de </text:span><text:span text:style-name="T46"><draw:frame draw:style-name="fr6" draw:name="Objet265" text:anchor-type="as-char" svg:width="1.005cm" svg:height="0.533cm" draw:z-index="282"><draw:object xlink:href="./Object 266" xlink:type="simple" xlink:show="embed" xlink:actuate="onLoad"/><draw:image xlink:href="./ObjectReplacements/Object 266" xlink:type="simple" xlink:show="embed" xlink:actuate="onLoad"/><svg:desc>formule</svg:desc></draw:frame></text:span><text:span text:style-name="T46">, dérivable sur </text:span><text:span text:style-name="T46"><draw:frame draw:style-name="fr6" draw:name="Objet266" text:anchor-type="as-char" svg:width="1.51cm" svg:height="0.483cm" draw:z-index="283"><draw:object xlink:href="./Object 267" xlink:type="simple" xlink:show="embed" xlink:actuate="onLoad"/><draw:image xlink:href="./ObjectReplacements/Object 267" xlink:type="simple" xlink:show="embed" xlink:actuate="onLoad"/><svg:desc>formule</svg:desc></draw:frame></text:span><text:span text:style-name="T46">.</text:span></text:p>
          <text:list>
            <text:list-item>
              <text:p text:style-name="P145"><text:span text:style-name="T46">En prenant </text:span><text:span text:style-name="T46"><draw:frame draw:style-name="fr6" draw:name="Objet267" text:anchor-type="as-char" svg:width="1.623cm" svg:height="0.469cm" draw:z-index="284"><draw:object xlink:href="./Object 268" xlink:type="simple" xlink:show="embed" xlink:actuate="onLoad"/><draw:image xlink:href="./ObjectReplacements/Object 268" xlink:type="simple" xlink:show="embed" xlink:actuate="onLoad"/></draw:frame></text:span><text:span text:style-name="T46">, on a </text:span><text:span text:style-name="T46"><draw:frame draw:style-name="fr6" draw:name="Objet268" text:anchor-type="as-char" svg:width="3.649cm" svg:height="0.485cm" draw:z-index="285"><draw:object xlink:href="./Object 269" xlink:type="simple" xlink:show="embed" xlink:actuate="onLoad"/><draw:image xlink:href="./ObjectReplacements/Object 269" xlink:type="simple" xlink:show="embed" xlink:actuate="onLoad"/></draw:frame></text:span><text:span text:style-name="T46"><text:s/>donc </text:span><text:span text:style-name="T46"><draw:frame draw:style-name="fr6" draw:name="Objet269" text:anchor-type="as-char" svg:width="1.639cm" svg:height="0.485cm" draw:z-index="286"><draw:object xlink:href="./Object 270" xlink:type="simple" xlink:show="embed" xlink:actuate="onLoad"/><draw:image xlink:href="./ObjectReplacements/Object 270" xlink:type="simple" xlink:show="embed" xlink:actuate="onLoad"/></draw:frame></text:span><text:span text:style-name="T46">.</text:span></text:p>
            </text:list-item>
            <text:list-item>
              <text:p text:style-name="P145"><text:span text:style-name="T46">Soit </text:span><text:span text:style-name="T26">y</text:span><text:span text:style-name="T46"> un réel strictement positif. On note </text:span><text:span text:style-name="T46"><draw:frame draw:style-name="fr6" draw:name="Objet272" text:anchor-type="as-char" svg:width="0.672cm" svg:height="0.533cm" draw:z-index="287"><draw:object xlink:href="./Object 273" xlink:type="simple" xlink:show="embed" xlink:actuate="onLoad"/><draw:image xlink:href="./ObjectReplacements/Object 273" xlink:type="simple" xlink:show="embed" xlink:actuate="onLoad"/></draw:frame></text:span><text:span text:style-name="T46"><text:s/>la fonction définie sur </text:span><text:span text:style-name="T46"><draw:frame draw:style-name="fr6" draw:name="Objet273" text:anchor-type="as-char" svg:width="1.51cm" svg:height="0.483cm" draw:z-index="288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46"><text:s/>par :</text:span></text:p>
              <text:p text:style-name="P162"><draw:frame draw:style-name="fr6" draw:name="Objet271" text:anchor-type="as-char" svg:width="5.145cm" svg:height="0.533cm" draw:z-index="289"><draw:object xlink:href="./Object 275" xlink:type="simple" xlink:show="embed" xlink:actuate="onLoad"/><draw:image xlink:href="./ObjectReplacements/Object 275" xlink:type="simple" xlink:show="embed" xlink:actuate="onLoad"/><svg:desc>formule</svg:desc></draw:frame></text:p>
              <text:p text:style-name="P145"><text:span text:style-name="T46">En dérivant </text:span><text:span text:style-name="T48">(par rapport à </text:span><text:span text:style-name="T27">x</text:span><text:span text:style-name="T120">)</text:span><text:span text:style-name="T46"> on obtient </text:span><text:span text:style-name="T46"><draw:frame draw:style-name="fr6" draw:name="Objet270" text:anchor-type="as-char" svg:width="3.037cm" svg:height="0.485cm" draw:z-index="290"><draw:object xlink:href="./Object 276" xlink:type="simple" xlink:show="embed" xlink:actuate="onLoad"/><draw:image xlink:href="./ObjectReplacements/Object 276" xlink:type="simple" xlink:show="embed" xlink:actuate="onLoad"/></draw:frame></text:span><text:span text:style-name="T46">.</text:span></text:p>
              <text:p text:style-name="P144"><text:span text:style-name="T48">Pour </text:span><text:span text:style-name="T48"><draw:frame draw:style-name="fr6" draw:name="Objet274" text:anchor-type="as-char" svg:width="1.007cm" svg:height="0.469cm" draw:z-index="291"><draw:object xlink:href="./Object 277" xlink:type="simple" xlink:show="embed" xlink:actuate="onLoad"/><draw:image xlink:href="./ObjectReplacements/Object 277" xlink:type="simple" xlink:show="embed" xlink:actuate="onLoad"/></draw:frame></text:span><text:span text:style-name="T48">, on a donc </text:span><text:span text:style-name="T48"><draw:frame draw:style-name="fr6" draw:name="Objet275" text:anchor-type="as-char" svg:width="2.759cm" svg:height="1.016cm" draw:z-index="292"><draw:object xlink:href="./Object 278" xlink:type="simple" xlink:show="embed" xlink:actuate="onLoad"/><draw:image xlink:href="./ObjectReplacements/Object 278" xlink:type="simple" xlink:show="embed" xlink:actuate="onLoad"/></draw:frame></text:span><text:span text:style-name="T48"><text:s/>soit </text:span><text:span text:style-name="T48"><draw:frame draw:style-name="fr6" draw:name="Objet276" text:anchor-type="as-char" svg:width="1.984cm" svg:height="1cm" draw:z-index="293"><draw:object xlink:href="./Object 279" xlink:type="simple" xlink:show="embed" xlink:actuate="onLoad"/><draw:image xlink:href="./ObjectReplacements/Object 279" xlink:type="simple" xlink:show="embed" xlink:actuate="onLoad"/><svg:desc>formule</svg:desc></draw:frame></text:span><text:span text:style-name="T48"><text:s/>avec </text:span><text:span text:style-name="T48"><draw:frame draw:style-name="fr6" draw:name="Objet277" text:anchor-type="as-char" svg:width="1.849cm" svg:height="0.485cm" draw:z-index="294"><draw:object xlink:href="./Object 280" xlink:type="simple" xlink:show="embed" xlink:actuate="onLoad"/><draw:image xlink:href="./ObjectReplacements/Object 280" xlink:type="simple" xlink:show="embed" xlink:actuate="onLoad"/></draw:frame></text:span><text:span text:style-name="T48">.</text:span></text:p>
            </text:list-item>
            <text:list-item>
              <text:p text:style-name="P144"><text:span text:style-name="T48">Soit </text:span><text:span text:style-name="T27">h</text:span><text:span text:style-name="T48"> la fonction définie pour </text:span><text:span text:style-name="T48"><draw:frame draw:style-name="fr6" draw:name="Objet278" text:anchor-type="as-char" svg:width="0.958cm" svg:height="0.469cm" draw:z-index="295"><draw:object xlink:href="./Object 281" xlink:type="simple" xlink:show="embed" xlink:actuate="onLoad"/><draw:image xlink:href="./ObjectReplacements/Object 281" xlink:type="simple" xlink:show="embed" xlink:actuate="onLoad"/></draw:frame></text:span><text:span text:style-name="T48"><text:s/>par </text:span><text:span text:style-name="T48"><draw:frame draw:style-name="fr6" draw:name="Objet279" text:anchor-type="as-char" svg:width="3.535cm" svg:height="0.485cm" draw:z-index="296"><draw:object xlink:href="./Object 282" xlink:type="simple" xlink:show="embed" xlink:actuate="onLoad"/><draw:image xlink:href="./ObjectReplacements/Object 282" xlink:type="simple" xlink:show="embed" xlink:actuate="onLoad"/></draw:frame></text:span><text:span text:style-name="T48">, où </text:span><text:span text:style-name="T48"><draw:frame draw:style-name="fr6" draw:name="Objet280" text:anchor-type="as-char" svg:width="1.849cm" svg:height="0.485cm" draw:z-index="297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48">.</text:span></text:p>
              <text:p text:style-name="P144"><text:span text:style-name="T48">On vérifie que </text:span><text:span text:style-name="T48"><draw:frame draw:style-name="fr6" draw:name="Objet281" text:anchor-type="as-char" svg:width="3.859cm" svg:height="1cm" draw:z-index="298"><draw:object xlink:href="./Object 284" xlink:type="simple" xlink:show="embed" xlink:actuate="onLoad"/><draw:image xlink:href="./ObjectReplacements/Object 284" xlink:type="simple" xlink:show="embed" xlink:actuate="onLoad"/></draw:frame></text:span><text:span text:style-name="T48"><text:s/>donc </text:span><text:span text:style-name="T27">h</text:span><text:span text:style-name="T48"> est constante sur </text:span><text:span text:style-name="T48"><draw:frame draw:style-name="fr6" draw:name="Objet282" text:anchor-type="as-char" svg:width="1.51cm" svg:height="0.483cm" draw:z-index="299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48">. </text:span></text:p>
              <text:p text:style-name="P144"><text:span text:style-name="T48">Or f(1)=0donc </text:span><text:span text:style-name="T48"><draw:frame draw:style-name="fr6" draw:name="Objet283" text:anchor-type="as-char" svg:width="5.193cm" svg:height="0.485cm" draw:z-index="300"><draw:object xlink:href="./Object 286" xlink:type="simple" xlink:show="embed" xlink:actuate="onLoad"/><draw:image xlink:href="./ObjectReplacements/Object 286" xlink:type="simple" xlink:show="embed" xlink:actuate="onLoad"/></draw:frame></text:span><text:span text:style-name="T48">.</text:span></text:p>
            </text:list-item>
          </text:list>
          <text:p text:style-name="P144"><text:span text:style-name="T48">On a donc bien </text:span><text:span text:style-name="T48"><draw:frame draw:style-name="fr6" draw:name="Objet284" text:anchor-type="as-char" svg:width="2.374cm" svg:height="0.485cm" draw:z-index="301"><draw:object xlink:href="./Object 287" xlink:type="simple" xlink:show="embed" xlink:actuate="onLoad"/><draw:image xlink:href="./ObjectReplacements/Object 287" xlink:type="simple" xlink:show="embed" xlink:actuate="onLoad"/></draw:frame></text:span><text:span text:style-name="T48">.</text:span></text:p>
        </text:list-item>
      </text:list>
      <text:p text:style-name="P52">Conclusion :</text:p>
      <text:p text:style-name="P103"><text:span text:style-name="T48">Les seules fonctions non nulles, dérivables sur </text:span><text:span text:style-name="T48"><draw:frame draw:style-name="fr6" draw:name="Objet289" text:anchor-type="as-char" svg:width="1.51cm" svg:height="0.483cm" draw:z-index="302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48"><text:s/>solutions de l'équation fonctionnelle </text:span><text:span text:style-name="T48"><draw:frame draw:style-name="fr6" draw:name="Objet290" text:anchor-type="as-char" svg:width="1.005cm" svg:height="0.533cm" draw:z-index="303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48"><text:s/>sont les fonctions </text:span><text:span text:style-name="T26">x</text:span><text:span text:style-name="T46"> </text:span><text:span text:style-name="T47"><draw:g text:anchor-type="as-char" svg:y="-0.21cm" draw:z-index="73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47"><text:s/></text:span><text:span text:style-name="T46"><draw:frame draw:style-name="fr6" draw:name="Objet291" text:anchor-type="as-char" svg:width="1.129cm" svg:height="0.469cm" draw:z-index="304"><draw:object xlink:href="./Object 294" xlink:type="simple" xlink:show="embed" xlink:actuate="onLoad"/><draw:image xlink:href="./ObjectReplacements/Object 294" xlink:type="simple" xlink:show="embed" xlink:actuate="onLoad"/><svg:desc>formule</svg:desc></draw:frame></text:span></text:p>
      <text:p text:style-name="P110"/>
      <text:p text:style-name="P78">Remarque :</text:p>
      <text:p text:style-name="P104"><text:span text:style-name="T121">Pour tout </text:span><text:span text:style-name="T28">k</text:span><text:span text:style-name="T49"> </text:span><text:span text:style-name="T116">∈</text:span><text:span text:style-name="T11">ℝ</text:span><text:span text:style-name="T106">*</text:span> , <text:span text:style-name="T121">il existe un réel </text:span><text:span text:style-name="T28">a</text:span><text:span text:style-name="T49"> strictement positif et différent de 1 tel que </text:span><text:span text:style-name="T49"><draw:frame draw:style-name="fr6" draw:name="Objet292" text:anchor-type="as-char" svg:width="1.522cm" svg:height="1cm" draw:z-index="305"><draw:object xlink:href="./Object 259" xlink:type="simple" xlink:show="embed" xlink:actuate="onLoad"/><draw:image xlink:href="./ObjectReplacements/Object 259" xlink:type="simple" xlink:show="embed" xlink:actuate="onLoad"/></draw:frame></text:span><text:span text:style-name="T49"><text:s/></text:span><text:span text:style-name="T49"><draw:frame draw:style-name="fr6" draw:name="Objet293" text:anchor-type="as-char" svg:width="1.561cm" svg:height="0.894cm" draw:z-index="306"><draw:object xlink:href="./Object 271" xlink:type="simple" xlink:show="embed" xlink:actuate="onLoad"/><draw:image xlink:href="./ObjectReplacements/Object 271" xlink:type="simple" xlink:show="embed" xlink:actuate="onLoad"/></draw:frame></text:span><text:span text:style-name="T49">.</text:span></text:p>
      <text:p text:style-name="P104"><text:span text:style-name="T49">Alors </text:span><text:span text:style-name="T26">x</text:span><text:span text:style-name="T46"> </text:span><text:span text:style-name="T47"><draw:g text:anchor-type="as-char" svg:y="-0.21cm" draw:z-index="74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47"><text:s/></text:span><text:span text:style-name="T46"><draw:frame draw:style-name="fr6" draw:name="Objet294" text:anchor-type="as-char" svg:width="1.129cm" svg:height="0.469cm" draw:z-index="307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46"><text:s/></text:span><text:span text:style-name="T49">s'écrit </text:span><text:span text:style-name="T26">x</text:span><text:span text:style-name="T46"> </text:span><text:span text:style-name="T47"><draw:g text:anchor-type="as-char" svg:y="-0.21cm" draw:z-index="75" draw:style-name="gr2"><draw:line draw:style-name="gr3" draw:text-style-name="P182" svg:x1="0cm" svg:y1="-0.001cm" svg:x2="0cm" svg:y2="0.165cm"><text:p/></draw:line><draw:line draw:style-name="gr3" draw:text-style-name="P182" svg:x1="0cm" svg:y1="0.082cm" svg:x2="0.529cm" svg:y2="0.082cm"><text:p/></draw:line><draw:line draw:style-name="gr3" draw:text-style-name="P182" svg:x1="0.529cm" svg:y1="0.082cm" svg:x2="0.439cm" svg:y2="-0.001cm"><text:p/></draw:line><draw:line draw:style-name="gr3" draw:text-style-name="P182" svg:x1="0.529cm" svg:y1="0.082cm" svg:x2="0.439cm" svg:y2="0.165cm"><text:p/></draw:line></draw:g></text:span><text:span text:style-name="T47"><text:s/></text:span><text:span text:style-name="T46"><draw:frame draw:style-name="fr6" draw:name="Objet295" text:anchor-type="as-char" svg:width="0.926cm" svg:height="1cm" draw:z-index="308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46"><text:s/></text:span><text:span text:style-name="T49">et s'appelle le </text:span><text:span text:style-name="T43">logarithme de base </text:span><text:span text:style-name="T29">a</text:span><text:span text:style-name="T49">.</text:span></text:p>
      <text:p text:style-name="P132">Programme :</text:p>
      <text:p text:style-name="P44"/>
      <text:p text:style-name="P51"/>
      <text:p text:style-name="P51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69">Contenus</text:p>
          </table:table-cell>
          <table:table-cell table:style-name="Tableau9.A1" office:value-type="string">
            <text:p text:style-name="P69">Capacités attendues</text:p>
          </table:table-cell>
          <table:table-cell table:style-name="Tableau9.A1" office:value-type="string">
            <text:p text:style-name="P69"><text:span text:style-name="T66">C</text:span><text:span text:style-name="T67">o</text:span><text:span text:style-name="T68">mme</text:span><text:span text:style-name="T66">ntaires</text:span></text:p>
          </table:table-cell>
        </table:table-row>
        <table:table-row table:style-name="Tableau9.2">
          <table:table-cell table:style-name="Tableau9.A1" office:value-type="string">
            <text:p text:style-name="P68"><text:span text:style-name="T69">Fonction</text:span><text:span text:style-name="T74"> </text:span><text:span text:style-name="T69">logarithme népérien</text:span></text:p>
            <text:p text:style-name="P68"/>
            <text:p text:style-name="P68"><text:span text:style-name="T70">Fonction</text:span><text:span text:style-name="T75"> </text:span><text:span text:style-name="T71">x</text:span><text:span text:style-name="T88"> </text:span><text:span text:style-name="T88"><draw:g text:anchor-type="as-char" svg:y="-0.21cm" draw:z-index="38" draw:style-name="gr2"><draw:line draw:style-name="gr3" draw:text-style-name="P182" svg:x1="0cm" svg:y1="0.001cm" svg:x2="0cm" svg:y2="0.167cm"><text:p/></draw:line><draw:line draw:style-name="gr3" draw:text-style-name="P182" svg:x1="0cm" svg:y1="0.084cm" svg:x2="0.529cm" svg:y2="0.084cm"><text:p/></draw:line><draw:line draw:style-name="gr3" draw:text-style-name="P182" svg:x1="0.529cm" svg:y1="0.084cm" svg:x2="0.439cm" svg:y2="0.001cm"><text:p/></draw:line><draw:line draw:style-name="gr3" draw:text-style-name="P182" svg:x1="0.529cm" svg:y1="0.084cm" svg:x2="0.439cm" svg:y2="0.167cm"><text:p/></draw:line></draw:g></text:span><text:span text:style-name="T72"><text:s text:c="2"/></text:span><text:span text:style-name="T72"><draw:frame draw:style-name="fr7" draw:name="Objet187" text:anchor-type="as-char" svg:y="-0.377cm" svg:width="1.148cm" svg:height="0.485cm" draw:z-index="166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76"><text:s/></text:span><text:span text:style-name="T73">.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68">Relation fonctionnelle, dérivée.</text:p>
          </table:table-cell>
          <table:table-cell table:style-name="Tableau9.A1" office:value-type="string">
            <text:p text:style-name="P68"/>
            <text:p text:style-name="P68"/>
            <text:p text:style-name="P68"/>
            <text:p text:style-name="P68"><text:span text:style-name="T90">•</text:span><text:span text:style-name="T91"> </text:span><text:span text:style-name="T70">Connaître le sens de variation, les li</text:span><text:span text:style-name="T77">m</text:span><text:span text:style-name="T70">ites et la représentation graphique de la fonction l</text:span><text:span text:style-name="T78">o</text:span><text:span text:style-name="T70">garith</text:span><text:span text:style-name="T78">m</text:span><text:span text:style-name="T70">e népérien.</text:span></text:p>
            <text:p text:style-name="P68"/>
            <text:p text:style-name="P68"><text:span text:style-name="T90">•</text:span><text:span text:style-name="T91"> </text:span><text:span text:style-name="T70">Utiliser, pour</text:span><text:span text:style-name="T79"> </text:span><text:span text:style-name="T72">a</text:span><text:span text:style-name="T80"> </text:span><text:span text:style-name="T73">réel strict</text:span><text:span text:style-name="T81">e</text:span><text:span text:style-name="T73">ment positif et</text:span><text:span text:style-name="T83"> </text:span><text:span text:style-name="T72">b</text:span><text:span text:style-name="T84"> </text:span><text:span text:style-name="T73">rée</text:span><text:span text:style-name="T81">l</text:span><text:span text:style-name="T73">, l</text:span><text:span text:style-name="T81">’</text:span><text:span text:style-name="T73">équivalence</text:span></text:p>
            <text:p text:style-name="P69"><text:span text:style-name="T92"><draw:frame draw:style-name="fr7" draw:name="Objet188" text:anchor-type="as-char" svg:y="-0.437cm" svg:width="2.815cm" svg:height="0.529cm" draw:z-index="167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92"><text:s/></text:span><text:span text:style-name="T93">.</text:span></text:p>
            <text:p text:style-name="P68"><text:span text:style-name="T90">•</text:span><text:span text:style-name="T91"> </text:span><text:span text:style-name="T70">Utiliser la relat</text:span><text:span text:style-name="T78">i</text:span><text:span text:style-name="T70">on fonctionnelle pour transfor</text:span><text:span text:style-name="T77">m</text:span><text:span text:style-name="T70">er une écriture.</text:span></text:p>
            <text:p text:style-name="P68"/>
            <text:p text:style-name="P68"><text:span text:style-name="T90">•</text:span><text:span text:style-name="T91"> </text:span><text:span text:style-name="T70">Connaître et exploiter </text:span><text:span text:style-name="T72"><draw:frame draw:style-name="fr7" draw:name="Objet189" text:anchor-type="as-char" svg:y="-0.57cm" svg:width="2.125cm" svg:height="0.917cm" draw:z-index="168"><draw:object xlink:href="./Object 189" xlink:type="simple" xlink:show="embed" xlink:actuate="onLoad"/><draw:image xlink:href="./ObjectReplacements/Object 189" xlink:type="simple" xlink:show="embed" xlink:actuate="onLoad"/><svg:desc>formule</svg:desc></draw:frame></text:span></text:p>
          </table:table-cell>
          <table:table-cell table:style-name="Tableau9.A1" office:value-type="string">
            <text:p text:style-name="P68"/>
            <text:p text:style-name="P68"/>
            <text:p text:style-name="P68"/>
            <text:p text:style-name="P68"/>
            <text:p text:style-name="P68"><text:span text:style-name="T70">On peut intr</text:span><text:span text:style-name="T78">o</text:span><text:span text:style-name="T70">duire la fonc</text:span><text:span text:style-name="T78">t</text:span><text:span text:style-name="T70">ion l</text:span><text:span text:style-name="T78">o</text:span><text:span text:style-name="T70">garithme népérien grâce aux propriétés de la fonction exponentielle ou à partir de</text:span><text:span text:style-name="T78"> </text:span><text:span text:style-name="T70">l’équat</text:span><text:span text:style-name="T78">i</text:span><text:span text:style-name="T70">on fonctionnelle.</text:span></text:p>
            <text:p text:style-name="P68"/>
            <text:p text:style-name="P68"><text:span text:style-name="T70">On souligne</text:span><text:span text:style-name="T78"> </text:span><text:span text:style-name="T70">dans les cadres algébrique et graphique </text:span><text:span text:style-name="T78">qu</text:span><text:span text:style-name="T70">e les fonctions logarith</text:span><text:span text:style-name="T77">m</text:span><text:span text:style-name="T70">e népérien et exponentielle </text:span><text:span text:style-name="T77">s</text:span><text:span text:style-name="T70">ont réciproq</text:span><text:span text:style-name="T78">u</text:span><text:span text:style-name="T70">es l’</text:span><text:span text:style-name="T78">u</text:span><text:span text:style-name="T70">ne de </text:span><text:span text:style-name="T78">l</text:span><text:span text:style-name="T82">’</text:span><text:span text:style-name="T70">au</text:span><text:span text:style-name="T78">t</text:span><text:span text:style-name="T70">re.</text:span><text:span text:style-name="T85"> </text:span><text:span text:style-name="T86">T</text:span><text:span text:style-name="T70">out déve</text:span><text:span text:style-name="T78">l</text:span><text:span text:style-name="T70">oppe</text:span><text:span text:style-name="T77">m</text:span><text:span text:style-name="T70">ent théorique sur</text:span><text:span text:style-name="T78"> </text:span><text:span text:style-name="T70">les fonctions réciproques est exclu.</text:span></text:p>
            <text:p text:style-name="P68"/>
            <text:p text:style-name="P68"><text:span text:style-name="T70">On fait le lien entre le nombre dérivé de la fonction </text:span><text:span text:style-name="T78">l</text:span><text:span text:style-name="T70">og</text:span><text:span text:style-name="T77">a</text:span><text:span text:style-name="T70">rithme en 1 et la li</text:span><text:span text:style-name="T77">m</text:span><text:span text:style-name="T70">ite en 0 de </text:span><text:span text:style-name="T70"><draw:frame draw:style-name="fr7" draw:name="Objet190" text:anchor-type="as-char" svg:y="-0.584cm" svg:width="1.588cm" svg:height="0.931cm" draw:z-index="169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70">.</text:span></text:p>
            <text:p text:style-name="P68"><text:span text:style-name="T70">On évoque la</text:span><text:span text:style-name="T78"> </text:span><text:span text:style-name="T70">fonction </text:span><text:span text:style-name="T78">l</text:span><text:span text:style-name="T70">og</text:span><text:span text:style-name="T77">a</text:span><text:span text:style-name="T70">rithme décimal pour son util</text:span><text:span text:style-name="T78">i</text:span><text:span text:style-name="T70">té dans les a</text:span><text:span text:style-name="T87">u</text:span><text:span text:style-name="T70">tres disciplines.</text:span></text:p>
            <text:p text:style-name="P68"/>
            <text:p text:style-name="P69">↔<text:span text:style-name="T95">[</text:span><text:span text:style-name="T94">SI] Gain lié à une fonction de transfert.</text:span></text:p>
            <text:p text:style-name="P69">↔<text:span text:style-name="T95">[</text:span><text:span text:style-name="T94">SPC]</text:span><text:span text:style-name="T95"> </text:span><text:span text:style-name="T94">Intensité sonore,</text:span><text:span text:style-name="T95"> </text:span><text:span text:style-name="T94">magnitude </text:span><text:span text:style-name="T95">d</text:span><text:span text:style-name="T94">’un séi</text:span><text:span text:style-name="T96">s</text:span><text:span text:style-name="T94">me, éche</text:span><text:span text:style-name="T96">l</text:span><text:span text:style-name="T94">le des pH.</text:span></text:p>
            <text:p text:style-name="P68"/>
            <text:p text:style-name="P68"><text:span text:style-name="T89"><draw:frame draw:style-name="fr5" draw:name="20" text:anchor-type="as-char" svg:width="0.524cm" svg:height="0.499cm" draw:z-index="170"><draw:image xlink:href="Pictures/100000000000001F0000001E35C4926BF93FBE97.png" xlink:type="simple" xlink:show="embed" xlink:actuate="onLoad" loext:mime-type="image/png"/></draw:frame></text:span><text:span text:style-name="T89"><text:s/></text:span><text:span text:style-name="T97">Équations</text:span><text:span text:style-name="T99"> </text:span><text:span text:style-name="T97">f</text:span><text:span text:style-name="T100">o</text:span><text:span text:style-name="T97">nctionnel</text:span><text:span text:style-name="T101">l</text:span><text:span text:style-name="T97">es</text:span><text:span text:style-name="T98">.</text:span>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Gothic" svg:font-family="Gothic" style:font-pitch="variable"/>
    <style:font-face style:name="Lucidasans" svg:font-family="Lucidasans" style:font-pitch="variable"/>
    <style:font-face style:name="OpenSymbol3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55cm" fo:margin-bottom="1.61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4T14:02:27.88</meta:creation-date>
    <meta:editing-duration>PT7H53M11S</meta:editing-duration>
    <meta:editing-cycles>32</meta:editing-cycles>
    <meta:generator>LibreOffice/5.4.6.2$Linux_X86_64 LibreOffice_project/40m0$Build-2</meta:generator>
    <meta:initial-creator>Johann DOLIVET</meta:initial-creator>
    <dc:date>2018-06-25T17:15:37.339972559</dc:date>
    <meta:document-statistic meta:table-count="14" meta:image-count="6" meta:object-count="297" meta:page-count="10" meta:paragraph-count="361" meta:word-count="1774" meta:character-count="9330" meta:non-whitespace-character-count="7810"/>
  </office:meta>
</office:document-meta>
</file>

<file path=Object 1/content.xml><?xml version="1.0" encoding="utf-8"?>
<math xmlns="http://www.w3.org/1998/Math/MathML">
  <semantics>
    <mrow>
      <mi>exp</mi>
    </mrow>
    <annotation encoding="StarMath 5.0">exp</annotation>
  </semantics>
</math>
</file>

<file path=Object 10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y</mi>
        </msup>
        <mo stretchy="false">=</mo>
        <mi>x</mi>
      </mrow>
    </mrow>
    <annotation encoding="StarMath 5.0">{nitalic e}^y=x</annotation>
  </semantics>
</math>
</file>

<file path=Object 100/content.xml><?xml version="1.0" encoding="utf-8"?>
<math xmlns="http://www.w3.org/1998/Math/MathML">
  <semantics>
    <mrow>
      <mi>ln</mi>
    </mrow>
    <annotation encoding="StarMath 5.0">ln</annotation>
  </semantics>
</math>
</file>

<file path=Object 10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ln</mi>
            <mrow>
              <mi>x</mi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ln{x}} =+infinity </annotation>
  </semantics>
</math>
</file>

<file path=Object 10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ln</mi>
            <mrow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0  } { ln{x}} =-infinity </annotation>
  </semantics>
</math>
</file>

<file path=Object 103/content.xml><?xml version="1.0" encoding="utf-8"?>
<math xmlns="http://www.w3.org/1998/Math/MathML">
  <semantics>
    <mrow>
      <mi>ln</mi>
      <mrow>
        <mrow>
          <mi>x</mi>
        </mrow>
        <mo stretchy="false">&gt;</mo>
        <mi>A</mi>
      </mrow>
    </mrow>
    <annotation encoding="StarMath 5.0">ln{x}&gt;A</annotation>
  </semantics>
</math>
</file>

<file path=Object 104/content.xml><?xml version="1.0" encoding="utf-8"?>
<math xmlns="http://www.w3.org/1998/Math/MathML">
  <semantics>
    <mrow>
      <mi>exp</mi>
    </mrow>
    <annotation encoding="StarMath 5.0">exp</annotation>
  </semantics>
</math>
</file>

<file path=Object 105/content.xml><?xml version="1.0" encoding="utf-8"?>
<math xmlns="http://www.w3.org/1998/Math/MathML">
  <semantics>
    <mrow>
      <mi>ln</mi>
    </mrow>
    <annotation encoding="StarMath 5.0">ln</annotation>
  </semantics>
</math>
</file>

<file path=Object 106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7/content.xml><?xml version="1.0" encoding="utf-8"?>
<math xmlns="http://www.w3.org/1998/Math/MathML">
  <semantics>
    <mrow>
      <mi>f</mi>
    </mrow>
    <annotation encoding="StarMath 5.0">f</annotation>
  </semantics>
</math>
</file>

<file path=Object 10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9/content.xml><?xml version="1.0" encoding="utf-8"?>
<math xmlns="http://www.w3.org/1998/Math/MathML">
  <semantics>
    <mrow>
      <mi>f</mi>
      <mrow>
        <mrow>
          <mrow>
            <mo stretchy="false">(</mo>
            <mrow>
              <mi>x</mi>
            </mrow>
            <mo stretchy="false">)</mo>
          </mrow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i>ln</mi>
              <mrow>
                <mo stretchy="false">(</mo>
                <mrow>
                  <mi>x</mi>
                </mrow>
                <mo stretchy="false">)</mo>
              </mrow>
            </mrow>
          </msup>
        </mrow>
        <mo stretchy="false">=</mo>
        <mi>x</mi>
      </mrow>
    </mrow>
    <annotation encoding="StarMath 5.0">f(x)={nitalic e}^{ln(x)}=x</annotation>
  </semantics>
</math>
</file>

<file path=Object 11/content.xml><?xml version="1.0" encoding="utf-8"?>
<math xmlns="http://www.w3.org/1998/Math/MathML">
  <semantics>
    <mrow>
      <mi>y</mi>
    </mrow>
    <annotation encoding="StarMath 5.0">y</annotation>
  </semantics>
</math>
</file>

<file path=Object 110/content.xml><?xml version="1.0" encoding="utf-8"?>
<math xmlns="http://www.w3.org/1998/Math/MathML">
  <semantics>
    <mrow>
      <mi>ln</mi>
    </mrow>
    <annotation encoding="StarMath 5.0">ln</annotation>
  </semantics>
</math>
</file>

<file path=Object 11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12/content.xml><?xml version="1.0" encoding="utf-8"?>
<math xmlns="http://www.w3.org/1998/Math/MathML">
  <semantics>
    <mrow>
      <mi>f</mi>
    </mrow>
    <annotation encoding="StarMath 5.0">f</annotation>
  </semantics>
</math>
</file>

<file path=Object 11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14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1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exp</mi>
      </mrow>
      <mi>'</mi>
      <mrow>
        <mrow>
          <mo stretchy="false">(</mo>
          <mrow>
            <mi>ln</mi>
            <mrow>
              <mi>x</mi>
            </mrow>
          </mrow>
          <mo stretchy="false">)</mo>
        </mrow>
        <mo stretchy="false">×</mo>
        <mi>ln</mi>
      </mrow>
      <mi>'</mi>
      <mrow>
        <mrow>
          <mo stretchy="false">(</mo>
          <mrow>
            <mi>x</mi>
          </mrow>
          <mo stretchy="false">)</mo>
        </mrow>
        <mo stretchy="false">=</mo>
        <mi>exp</mi>
      </mrow>
      <mrow>
        <mrow>
          <mo stretchy="false">(</mo>
          <mrow>
            <mi>ln</mi>
            <mrow>
              <mi>x</mi>
            </mrow>
          </mrow>
          <mo stretchy="false">)</mo>
        </mrow>
        <mo stretchy="false">×</mo>
        <mi>ln</mi>
      </mrow>
      <mi>'</mi>
      <mrow>
        <mrow>
          <mo stretchy="false">(</mo>
          <mrow>
            <mi>x</mi>
          </mrow>
          <mo stretchy="false">)</mo>
        </mrow>
        <mo stretchy="false">=</mo>
        <mi>x</mi>
      </mrow>
      <mrow>
        <mi>ln</mi>
        <mi>'</mi>
        <mrow>
          <mo stretchy="false">(</mo>
          <mrow>
            <mi>x</mi>
          </mrow>
          <mo stretchy="false">)</mo>
        </mrow>
      </mrow>
    </mrow>
    <annotation encoding="StarMath 5.0">f'(x)=exp'(ln{x}) times ln'(x)=exp(ln{x}) times ln'(x)=x{ln'(x)}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f(x)=x</annotation>
  </semantics>
</math>
</file>

<file path=Object 117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f'(x)={1}</annotation>
  </semantics>
</math>
</file>

<file path=Object 118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19/content.xml><?xml version="1.0" encoding="utf-8"?>
<math xmlns="http://www.w3.org/1998/Math/MathML">
  <semantics>
    <mrow>
      <mi>ln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ln'(x)={1} over x</annotation>
  </semantics>
</math>
</file>

<file path=Object 12/content.xml><?xml version="1.0" encoding="utf-8"?>
<math xmlns="http://www.w3.org/1998/Math/MathML">
  <semantics>
    <mrow>
      <mrow>
        <mi>y</mi>
        <mo stretchy="false">=</mo>
        <mi>ln</mi>
      </mrow>
      <mrow>
        <mi>x</mi>
      </mrow>
    </mrow>
    <annotation encoding="StarMath 5.0">y=ln{x}</annotation>
  </semantics>
</math>
</file>

<file path=Object 120/content.xml><?xml version="1.0" encoding="utf-8"?>
<math xmlns="http://www.w3.org/1998/Math/MathML">
  <semantics>
    <mrow>
      <mi>exp</mi>
    </mrow>
    <annotation encoding="StarMath 5.0">exp</annotation>
  </semantics>
</math>
</file>

<file path=Object 121/content.xml><?xml version="1.0" encoding="utf-8"?>
<math xmlns="http://www.w3.org/1998/Math/MathML">
  <semantics>
    <mrow>
      <mi>ln</mi>
    </mrow>
    <annotation encoding="StarMath 5.0">ln</annotation>
  </semantics>
</math>
</file>

<file path=Object 122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123/content.xml><?xml version="1.0" encoding="utf-8"?>
<math xmlns="http://www.w3.org/1998/Math/MathML">
  <semantics>
    <mrow>
      <mi>exp</mi>
    </mrow>
    <annotation encoding="StarMath 5.0">exp</annotation>
  </semantics>
</math>
</file>

<file path=Object 124/content.xml><?xml version="1.0" encoding="utf-8"?>
<math xmlns="http://www.w3.org/1998/Math/MathML">
  <semantics>
    <mrow>
      <mi>ln</mi>
    </mrow>
    <annotation encoding="StarMath 5.0">ln</annotation>
  </semantics>
</math>
</file>

<file path=Object 125/content.xml><?xml version="1.0" encoding="utf-8"?>
<math xmlns="http://www.w3.org/1998/Math/MathML">
  <semantics>
    <mrow>
      <mi>exp</mi>
    </mrow>
    <annotation encoding="StarMath 5.0">exp</annotation>
  </semantics>
</math>
</file>

<file path=Object 126/content.xml><?xml version="1.0" encoding="utf-8"?>
<math xmlns="http://www.w3.org/1998/Math/MathML">
  <semantics>
    <mrow>
      <mi>ln</mi>
    </mrow>
    <annotation encoding="StarMath 5.0">ln</annotation>
  </semantics>
</math>
</file>

<file path=Object 127/content.xml><?xml version="1.0" encoding="utf-8"?>
<math xmlns="http://www.w3.org/1998/Math/MathML">
  <semantics>
    <mrow>
      <mrow>
        <mi>x</mi>
        <mo stretchy="false">&gt;</mo>
        <msup>
          <mrow>
            <mstyle mathvariant="normal">
              <mrow>
                <mi mathvariant="normal">e</mi>
              </mrow>
            </mstyle>
          </mrow>
          <mi>A</mi>
        </msup>
      </mrow>
    </mrow>
    <annotation encoding="StarMath 5.0">x&gt;{nitalic e}^A</annotation>
  </semantics>
</math>
</file>

<file path=Object 128/content.xml><?xml version="1.0" encoding="utf-8"?>
<math xmlns="http://www.w3.org/1998/Math/MathML">
  <semantics>
    <mrow>
      <mi>ln</mi>
      <mrow>
        <mrow>
          <mi>x</mi>
        </mrow>
        <mo stretchy="false">&gt;</mo>
        <mi>A</mi>
      </mrow>
    </mrow>
    <annotation encoding="StarMath 5.0">ln{x}&gt;A</annotation>
  </semantics>
</math>
</file>

<file path=Object 129/content.xml><?xml version="1.0" encoding="utf-8"?>
<math xmlns="http://www.w3.org/1998/Math/MathML">
  <semantics>
    <mrow>
      <mrow>
        <mi>x</mi>
        <mo stretchy="false">&gt;</mo>
        <msup>
          <mrow>
            <mstyle mathvariant="normal">
              <mrow>
                <mi mathvariant="normal">e</mi>
              </mrow>
            </mstyle>
          </mrow>
          <mi>A</mi>
        </msup>
      </mrow>
    </mrow>
    <annotation encoding="StarMath 5.0">x&gt;{nitalic e}^A</annotation>
  </semantics>
</math>
</file>

<file path=Object 1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n>0</mn>
        </mrow>
      </mrow>
    </mrow>
    <annotation encoding="StarMath 5.0"> Lim from{ x rightarrow -infinity  } { {nitalic e}^x} ={0}</annotation>
  </semantics>
</math>
</file>

<file path=Object 13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ln</mi>
            <mrow>
              <mi>x</mi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ln{x}} =+infinity </annotation>
  </semantics>
</math>
</file>

<file path=Object 131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3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ln</mi>
            <mrow>
              <mi>x</mi>
            </mrow>
          </mrow>
        </mrow>
        <mo stretchy="false">=</mo>
        <mrow>
          <munder>
            <mi>lim</mi>
            <mrow>
              <mi>x</mi>
              <mo stretchy="false">→</mo>
              <mn>0</mn>
            </mrow>
          </munder>
          <mrow>
            <mrow>
              <mo stretchy="false">−</mo>
              <mi>ln</mi>
            </mrow>
            <mrow>
              <mfrac>
                <mn>1</mn>
                <mi>x</mi>
              </mfrac>
            </mrow>
          </mrow>
        </mrow>
      </mrow>
    </mrow>
    <annotation encoding="StarMath 5.0"> Lim from{ x rightarrow 0  } { ln{x}} = Lim from{ x rightarrow 0  } { - ln{1 over x}}</annotation>
  </semantics>
</math>
</file>

<file path=Object 133/content.xml><?xml version="1.0" encoding="utf-8"?>
<math xmlns="http://www.w3.org/1998/Math/MathML">
  <semantics>
    <mrow>
      <mi>ln</mi>
      <mi>'</mi>
      <mrow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u</mi>
      </mrow>
      <mi>'</mi>
      <mrow>
        <mrow>
          <mrow>
            <mo stretchy="false">(</mo>
            <mrow>
              <mi>x</mi>
            </mrow>
            <mo stretchy="false">)</mo>
          </mrow>
          <mo stretchy="false">×</mo>
          <mrow>
            <mfrac>
              <mrow>
                <mn>1</mn>
              </mrow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</mrow>
        </mrow>
        <mo stretchy="false">=</mo>
        <mfrac>
          <mrow>
            <mi>u</mi>
            <mi>'</mi>
            <mrow>
              <mo stretchy="false">(</mo>
              <mrow>
                <mi>x</mi>
              </mrow>
              <mo stretchy="false">)</mo>
            </mrow>
          </mrow>
          <mrow>
            <mi>u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ln'(u(x))=u'(x) times {{1} over {u(x)}}={u'(x)} over {u(x)}</annotation>
  </semantics>
</math>
</file>

<file path=Object 134/content.xml><?xml version="1.0" encoding="utf-8"?>
<math xmlns="http://www.w3.org/1998/Math/MathML">
  <semantics>
    <mrow>
      <mrow>
        <mrow>
          <munder>
            <mi>lim</mi>
            <mrow>
              <mtable>
                <mtr>
                  <mtd>
                    <mrow>
                      <mi>x</mi>
                      <mo stretchy="false">→</mo>
                      <mrow>
                        <mn>0</mn>
                      </mrow>
                    </mrow>
                  </mtd>
                </mtr>
                <mtr>
                  <mtd>
                    <mrow>
                      <mrow>
                        <mi>x</mi>
                        <mo stretchy="false">&gt;</mo>
                        <mrow>
                          <mn>0</mn>
                        </mrow>
                      </mrow>
                    </mrow>
                  </mtd>
                </mtr>
              </mtable>
            </mrow>
          </munder>
          <mrow>
            <mfrac>
              <mn>1</mn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binom {x rightarrow {0}}{x&gt;{0}} } { 1 over x} =+infinity </annotation>
  </semantics>
</math>
</file>

<file path=Object 13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o stretchy="false">−</mo>
                  <mi>ln</mi>
                </mrow>
                <mrow>
                  <mi>X</mi>
                </mrow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(-ln{X})} =-infinity</annotation>
  </semantics>
</math>
</file>

<file path=Object 13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ln</mi>
            <mrow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0  } { ln{x}} =-infinity </annotation>
  </semantics>
</math>
</file>

<file path=Object 137/content.xml><?xml version="1.0" encoding="utf-8"?>
<math xmlns="http://www.w3.org/1998/Math/MathML">
  <semantics>
    <mrow>
      <mi>ln</mi>
      <mi>'</mi>
    </mrow>
    <annotation encoding="StarMath 5.0">ln'</annotation>
  </semantics>
</math>
</file>

<file path=Object 138/content.xml><?xml version="1.0" encoding="utf-8"?>
<math xmlns="http://www.w3.org/1998/Math/MathML">
  <semantics>
    <mrow>
      <mi>ln</mi>
    </mrow>
    <annotation encoding="StarMath 5.0">ln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i>x</mi>
                    </mrow>
                  </mrow>
                  <mo stretchy="false">)</mo>
                </mrow>
              </mrow>
              <mi>x</mi>
            </mfrac>
          </mrow>
        </mrow>
        <mo stretchy="false">=</mo>
        <mrow>
          <mn>1</mn>
        </mrow>
      </mrow>
    </mrow>
    <annotation encoding="StarMath 5.0"> Lim from{ x rightarrow {0}  } { {ln({1}+x)} over x} ={1}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infinity</annotation>
  </semantics>
</math>
</file>

<file path=Object 140/content.xml><?xml version="1.0" encoding="utf-8"?>
<math xmlns="http://www.w3.org/1998/Math/MathML">
  <semantics>
    <mrow>
      <mi>ln</mi>
    </mrow>
    <annotation encoding="StarMath 5.0">ln</annotation>
  </semantics>
</math>
</file>

<file path=Object 14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42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</mrow>
    <annotation encoding="StarMath 5.0">ln(x)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row>
                    <mo stretchy="false">(</mo>
                    <mrow>
                      <mrow>
                        <mrow>
                          <mn>1</mn>
                        </mrow>
                        <mo stretchy="false">+</mo>
                        <mi>x</mi>
                      </mrow>
                    </mrow>
                    <mo stretchy="false">)</mo>
                  </mrow>
                  <mo stretchy="false">−</mo>
                  <mi>ln</mi>
                </mrow>
                <mrow>
                  <mn>1</mn>
                </mrow>
              </mrow>
              <mi>x</mi>
            </mfrac>
          </mrow>
        </mrow>
        <mo stretchy="false">=</mo>
        <mi>ln</mi>
      </mrow>
      <mi>'</mi>
      <mrow>
        <mo stretchy="false">(</mo>
        <mrow>
          <mrow>
            <mn>1</mn>
          </mrow>
        </mrow>
        <mo stretchy="false">)</mo>
      </mrow>
    </mrow>
    <annotation encoding="StarMath 5.0"> Lim from{ x rightarrow {0}  } { {ln({1}+x)-ln{1}} over x} =ln'({1})</annotation>
  </semantics>
</math>
</file>

<file path=Object 144/content.xml><?xml version="1.0" encoding="utf-8"?>
<math xmlns="http://www.w3.org/1998/Math/MathML">
  <semantics>
    <mrow>
      <mi>ln</mi>
      <mrow>
        <mrow>
          <mn>1</mn>
        </mrow>
        <mo stretchy="false">=</mo>
        <mrow>
          <mn>0</mn>
        </mrow>
      </mrow>
    </mrow>
    <annotation encoding="StarMath 5.0">ln{1}={0}</annotation>
  </semantics>
</math>
</file>

<file path=Object 145/content.xml><?xml version="1.0" encoding="utf-8"?>
<math xmlns="http://www.w3.org/1998/Math/MathML">
  <semantics>
    <mrow>
      <mi>ln</mi>
      <mi>'</mi>
      <mrow>
        <mrow>
          <mrow>
            <mo stretchy="false">(</mo>
            <mrow>
              <mrow>
                <mn>1</mn>
              </mrow>
            </mrow>
            <mo stretchy="false">)</mo>
          </mrow>
          <mo stretchy="false">=</mo>
          <mfrac>
            <mrow>
              <mn>1</mn>
            </mrow>
            <mrow>
              <mn>1</mn>
            </mrow>
          </mfrac>
        </mrow>
        <mo stretchy="false">=</mo>
        <mrow>
          <mn>1</mn>
        </mrow>
      </mrow>
    </mrow>
    <annotation encoding="StarMath 5.0">ln'({1})={1} over {1}={1}</annotation>
  </semantics>
</math>
</file>

<file path=Object 14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i>x</mi>
                    </mrow>
                  </mrow>
                  <mo stretchy="false">)</mo>
                </mrow>
              </mrow>
              <mi>x</mi>
            </mfrac>
          </mrow>
        </mrow>
        <mo stretchy="false">=</mo>
        <mrow>
          <mn>1</mn>
        </mrow>
      </mrow>
    </mrow>
    <annotation encoding="StarMath 5.0"> Lim from{ x rightarrow {0}  } { {ln({1}+x)} over x} ={1}</annotation>
  </semantics>
</math>
</file>

<file path=Object 14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row>
            <mi>ln</mi>
            <mi>x</mi>
          </mrow>
          <mi>x</mi>
        </mfrac>
      </mrow>
      <mo stretchy="false">=</mo>
      <mn>0</mn>
    </mrow>
    <annotation encoding="StarMath 5.0"> Lim from{ x rightarrow +infinity  } { {ln{x}} over x} =0</annotation>
  </semantics>
</math>
</file>

<file path=Object 148/content.xml><?xml version="1.0" encoding="utf-8"?>
<math xmlns="http://www.w3.org/1998/Math/MathML">
  <semantics>
    <mrow>
      <mrow>
        <mi>Y</mi>
        <mo stretchy="false">=</mo>
        <mi>ln</mi>
      </mrow>
      <mrow>
        <mi>x</mi>
      </mrow>
    </mrow>
    <annotation encoding="StarMath 5.0">Y=ln{x}</annotation>
  </semantics>
</math>
</file>

<file path=Object 14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Y</mi>
        </msup>
        <mo stretchy="false">=</mo>
        <mi>x</mi>
      </mrow>
    </mrow>
    <annotation encoding="StarMath 5.0">{nitalic e}^Y=x</annotation>
  </semantics>
</math>
</file>

<file path=Object 1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0/content.xml><?xml version="1.0" encoding="utf-8"?>
<math xmlns="http://www.w3.org/1998/Math/MathML">
  <semantics>
    <mrow>
      <mrow>
        <mfrac>
          <mrow>
            <mi>ln</mi>
            <mrow>
              <mi>x</mi>
            </mrow>
          </mrow>
          <mi>x</mi>
        </mfrac>
        <mo stretchy="false">=</mo>
        <mfrac>
          <mi>Y</mi>
          <msup>
            <mrow>
              <mstyle mathvariant="normal">
                <mrow>
                  <mi mathvariant="normal">e</mi>
                </mrow>
              </mstyle>
            </mrow>
            <mi>Y</mi>
          </msup>
        </mfrac>
      </mrow>
    </mrow>
    <annotation encoding="StarMath 5.0">{ln{x}} over x=Y over {nitalic e}^Y</annotation>
  </semantics>
</math>
</file>

<file path=Object 151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ln</mi>
              <mrow>
                <mi>x</mi>
              </mrow>
            </mrow>
          </mrow>
          <mo stretchy="false">=</mo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Y</mi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ln{x}} =  Lim from{ x rightarrow +infinity  } { Y}=+infinity</annotation>
  </semantics>
</math>
</file>

<file path=Object 152/content.xml><?xml version="1.0" encoding="utf-8"?>
<math xmlns="http://www.w3.org/1998/Math/MathML">
  <semantics>
    <mrow>
      <mi>ln</mi>
      <mrow>
        <mi>a</mi>
        <mo stretchy="false">=</mo>
        <mi>b</mi>
      </mrow>
      <mo stretchy="false">⇔</mo>
      <mrow>
        <mi>a</mi>
        <mo stretchy="false">=</mo>
        <msup>
          <mrow>
            <mstyle mathvariant="normal">
              <mrow>
                <mi mathvariant="normal">e</mi>
              </mrow>
            </mstyle>
          </mrow>
          <mi>b</mi>
        </msup>
      </mrow>
    </mrow>
    <annotation encoding="StarMath 5.0">ln a = b  dlrarrow  a = {nitalic e}^b</annotation>
  </semantics>
</math>
</file>

<file path=Object 153/content.xml><?xml version="1.0" encoding="utf-8"?>
<math xmlns="http://www.w3.org/1998/Math/MathML">
  <semantics>
    <mrow>
      <mrow>
        <mrow>
          <munder>
            <mi>lim</mi>
            <mrow>
              <mi>Y</mi>
              <mrow>
                <mo stretchy="false">→</mo>
                <mo stretchy="false">+</mo>
                <mo stretchy="false">∞</mo>
              </mrow>
            </mrow>
          </munder>
          <mrow>
            <mfrac>
              <mi>Y</mi>
              <msup>
                <mrow>
                  <mstyle mathvariant="normal">
                    <mrow>
                      <mi mathvariant="normal">e</mi>
                    </mrow>
                  </mstyle>
                </mrow>
                <mi>Y</mi>
              </msup>
            </mfrac>
          </mrow>
        </mrow>
        <mo stretchy="false">=</mo>
        <mrow>
          <mn>0</mn>
        </mrow>
      </mrow>
    </mrow>
    <annotation encoding="StarMath 5.0"> Lim from{ Y rightarrow +infinity  } { Y over {nitalic e}^Y} ={0}</annotation>
  </semantics>
</math>
</file>

<file path=Object 15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row>
                  <mi>x</mi>
                </mrow>
              </mrow>
              <mi>x</mi>
            </mfrac>
          </mrow>
        </mrow>
        <mo stretchy="false">=</mo>
        <mn>0</mn>
      </mrow>
    </mrow>
    <annotation encoding="StarMath 5.0"> Lim from{ x rightarrow +infinity  } { {ln{x}} over x} =0</annotation>
  </semantics>
</math>
</file>

<file path=Object 155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156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157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158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159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16/content.xml><?xml version="1.0" encoding="utf-8"?>
<math xmlns="http://www.w3.org/1998/Math/MathML">
  <semantics>
    <mrow>
      <mi>y</mi>
    </mrow>
    <annotation encoding="StarMath 5.0">y</annotation>
  </semantics>
</math>
</file>

<file path=Object 160/content.xml><?xml version="1.0" encoding="utf-8"?>
<math xmlns="http://www.w3.org/1998/Math/MathML">
  <semantics>
    <mrow>
      <mrow>
        <mo stretchy="false">(</mo>
        <mrow>
          <mi>ln</mi>
          <mrow>
            <mi>u</mi>
          </mrow>
        </mrow>
        <mo stretchy="false">)</mo>
      </mrow>
      <mrow>
        <mi>'</mi>
        <mo stretchy="false">=</mo>
        <mfrac>
          <mrow>
            <mi>u</mi>
            <mi>'</mi>
          </mrow>
          <mi>u</mi>
        </mfrac>
      </mrow>
    </mrow>
    <annotation encoding="StarMath 5.0">(ln{u})'={u'} over u</annotation>
  </semantics>
</math>
</file>

<file path=Object 161/content.xml><?xml version="1.0" encoding="utf-8"?>
<math xmlns="http://www.w3.org/1998/Math/MathML">
  <semantics>
    <mrow>
      <mrow>
        <mo stretchy="false">(</mo>
        <mrow>
          <mi>g</mi>
          <mi>°</mi>
          <mi>f</mi>
        </mrow>
        <mo stretchy="false">)</mo>
      </mrow>
      <mrow>
        <mi>'</mi>
        <mo stretchy="false">=</mo>
        <mi>f</mi>
      </mrow>
      <mrow>
        <mi>'</mi>
        <mo stretchy="false">×</mo>
        <mrow>
          <mo stretchy="false">(</mo>
          <mrow>
            <mi>g</mi>
            <mi>'</mi>
            <mi>°</mi>
            <mi>f</mi>
          </mrow>
          <mo stretchy="false">)</mo>
        </mrow>
      </mrow>
    </mrow>
    <annotation encoding="StarMath 5.0">(g ° f)'=f' times (g' ° f)</annotation>
  </semantics>
</math>
</file>

<file path=Object 162/content.xml><?xml version="1.0" encoding="utf-8"?>
<math xmlns="http://www.w3.org/1998/Math/MathML">
  <semantics>
    <mrow>
      <mrow>
        <mi>f</mi>
        <mo stretchy="false">=</mo>
        <mi>u</mi>
      </mrow>
    </mrow>
    <annotation encoding="StarMath 5.0">f=u</annotation>
  </semantics>
</math>
</file>

<file path=Object 163/content.xml><?xml version="1.0" encoding="utf-8"?>
<math xmlns="http://www.w3.org/1998/Math/MathML">
  <semantics>
    <mrow>
      <mrow>
        <mi>g</mi>
        <mo stretchy="false">=</mo>
        <mi>ln</mi>
      </mrow>
    </mrow>
    <annotation encoding="StarMath 5.0">g=ln</annotation>
  </semantics>
</math>
</file>

<file path=Object 164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16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sup>
            <mi>x</mi>
            <mi>n</mi>
          </msup>
          <mrow>
            <mi>ln</mi>
            <mi>x</mi>
          </mrow>
        </mrow>
      </mrow>
      <mo stretchy="false">=</mo>
      <mn>0</mn>
    </mrow>
    <annotation encoding="StarMath 5.0"> Lim from{ x rightarrow {0}  } { x^n{ln{x}} } ={0}</annotation>
  </semantics>
</math>
</file>

<file path=Object 166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167/content.xml><?xml version="1.0" encoding="utf-8"?>
<math xmlns="http://www.w3.org/1998/Math/MathML">
  <semantics>
    <mrow>
      <mrow>
        <mo stretchy="false">(</mo>
        <mrow>
          <mi>ln</mi>
          <mrow>
            <mi>u</mi>
          </mrow>
        </mrow>
        <mo stretchy="false">)</mo>
      </mrow>
      <mi>'</mi>
    </mrow>
    <annotation encoding="StarMath 5.0">(ln{u})'</annotation>
  </semantics>
</math>
</file>

<file path=Object 168/content.xml><?xml version="1.0" encoding="utf-8"?>
<math xmlns="http://www.w3.org/1998/Math/MathML">
  <semantics>
    <mrow>
      <mi>u</mi>
      <mi>'</mi>
    </mrow>
    <annotation encoding="StarMath 5.0">u'</annotation>
  </semantics>
</math>
</file>

<file path=Object 169/content.xml><?xml version="1.0" encoding="utf-8"?>
<math xmlns="http://www.w3.org/1998/Math/MathML">
  <semantics>
    <mrow>
      <mrow>
        <mi>u</mi>
        <mo stretchy="false">&gt;</mo>
        <mrow>
          <mn>0</mn>
        </mrow>
      </mrow>
    </mrow>
    <annotation encoding="StarMath 5.0">u&gt;{0}</annotation>
  </semantics>
</math>
</file>

<file path=Object 1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y</mi>
        </msup>
        <mo stretchy="false">=</mo>
        <mi>x</mi>
      </mrow>
    </mrow>
    <annotation encoding="StarMath 5.0">{nitalic e}^y=x</annotation>
  </semantics>
</math>
</file>

<file path=Object 170/content.xml><?xml version="1.0" encoding="utf-8"?>
<math xmlns="http://www.w3.org/1998/Math/MathML">
  <semantics>
    <mrow>
      <mi>f</mi>
    </mrow>
    <annotation encoding="StarMath 5.0">f</annotation>
  </semantics>
</math>
</file>

<file path=Object 17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ln</mi>
      </mrow>
      <mrow>
        <mo stretchy="false">(</mo>
        <mrow>
          <mrow>
            <msup>
              <mi>x</mi>
              <mn>2</mn>
            </msup>
            <mo stretchy="false">+</mo>
            <mrow>
              <mn>1</mn>
            </mrow>
          </mrow>
        </mrow>
        <mo stretchy="false">)</mo>
      </mrow>
    </mrow>
    <annotation encoding="StarMath 5.0">f(x)=ln(x^2+{1})</annotation>
  </semantics>
</math>
</file>

<file path=Object 172/content.xml><?xml version="1.0" encoding="utf-8"?>
<math xmlns="http://www.w3.org/1998/Math/MathML">
  <semantics>
    <mrow>
      <mrow>
        <mi>f</mi>
        <mo stretchy="false">=</mo>
        <mi>ln</mi>
      </mrow>
      <mrow>
        <mi>u</mi>
      </mrow>
    </mrow>
    <annotation encoding="StarMath 5.0">f=ln{u}</annotation>
  </semantics>
</math>
</file>

<file path=Object 173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row>
            <mn>1</mn>
          </mrow>
        </mrow>
      </mrow>
    </mrow>
    <annotation encoding="StarMath 5.0">u(x)=x^2+{1}</annotation>
  </semantics>
</math>
</file>

<file path=Object 174/content.xml><?xml version="1.0" encoding="utf-8"?>
<math xmlns="http://www.w3.org/1998/Math/MathML">
  <semantics>
    <mrow>
      <mi>f</mi>
    </mrow>
    <annotation encoding="StarMath 5.0">f</annotation>
  </semantics>
</math>
</file>

<file path=Object 17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2</mn>
            </mrow>
            <mi>x</mi>
          </mrow>
          <mrow>
            <mrow>
              <msup>
                <mi>x</mi>
                <mn>2</mn>
              </msup>
              <mo stretchy="false">+</mo>
              <mrow>
                <mn>1</mn>
              </mrow>
            </mrow>
          </mrow>
        </mfrac>
      </mrow>
    </mrow>
    <annotation encoding="StarMath 5.0">f'(x)={{2}x} over {x^2+{1}}</annotation>
  </semantics>
</math>
</file>

<file path=Object 176/content.xml><?xml version="1.0" encoding="utf-8"?>
<math xmlns="http://www.w3.org/1998/Math/MathML">
  <semantics>
    <mrow>
      <mi>log</mi>
    </mrow>
    <annotation encoding="StarMath 5.0">log</annotation>
  </semantics>
</math>
</file>

<file path=Object 17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78/content.xml><?xml version="1.0" encoding="utf-8"?>
<math xmlns="http://www.w3.org/1998/Math/MathML">
  <semantics>
    <mrow>
      <mi>log</mi>
      <mrow>
        <mrow>
          <mi>x</mi>
        </mrow>
        <mo stretchy="false">=</mo>
        <mfrac>
          <mrow>
            <mi>ln</mi>
            <mrow>
              <mi>x</mi>
            </mrow>
          </mrow>
          <mrow>
            <mi>ln</mi>
            <mrow>
              <mn>10</mn>
            </mrow>
          </mrow>
        </mfrac>
      </mrow>
    </mrow>
    <annotation encoding="StarMath 5.0">log{x}={ln{x}} over {ln{10}}</annotation>
  </semantics>
</math>
</file>

<file path=Object 179/content.xml><?xml version="1.0" encoding="utf-8"?>
<math xmlns="http://www.w3.org/1998/Math/MathML">
  <semantics>
    <mrow>
      <mi>ln</mi>
    </mrow>
    <annotation encoding="StarMath 5.0">ln</annotation>
  </semantics>
</math>
</file>

<file path=Object 18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n>0</mn>
          </mrow>
        </msup>
        <mo stretchy="false">=</mo>
        <mrow>
          <mn>1</mn>
        </mrow>
      </mrow>
    </mrow>
    <annotation encoding="StarMath 5.0">{nitalic e}^{0}={1}</annotation>
  </semantics>
</math>
</file>

<file path=Object 180/content.xml><?xml version="1.0" encoding="utf-8"?>
<math xmlns="http://www.w3.org/1998/Math/MathML">
  <semantics>
    <mrow>
      <mi>log</mi>
      <mrow>
        <mrow>
          <mn>1</mn>
        </mrow>
        <mo stretchy="false">=</mo>
        <mrow>
          <mn>0</mn>
        </mrow>
      </mrow>
    </mrow>
    <annotation encoding="StarMath 5.0">log{1}={0}</annotation>
  </semantics>
</math>
</file>

<file path=Object 181/content.xml><?xml version="1.0" encoding="utf-8"?>
<math xmlns="http://www.w3.org/1998/Math/MathML">
  <semantics>
    <mrow>
      <mi>log</mi>
      <mrow>
        <mrow>
          <mn>10</mn>
        </mrow>
        <mo stretchy="false">=</mo>
        <mrow>
          <mn>1</mn>
        </mrow>
      </mrow>
    </mrow>
    <annotation encoding="StarMath 5.0">log{10}={1}</annotation>
  </semantics>
</math>
</file>

<file path=Object 182/content.xml><?xml version="1.0" encoding="utf-8"?>
<math xmlns="http://www.w3.org/1998/Math/MathML">
  <semantics>
    <mrow>
      <mi>log</mi>
      <mrow>
        <mrow>
          <mn>0,1</mn>
        </mrow>
        <mo stretchy="false">=</mo>
        <mrow>
          <mo stretchy="false">−</mo>
          <mrow>
            <mn>1</mn>
          </mrow>
        </mrow>
      </mrow>
    </mrow>
    <annotation encoding="StarMath 5.0">log{0,1}=-{1}</annotation>
  </semantics>
</math>
</file>

<file path=Object 183/content.xml><?xml version="1.0" encoding="utf-8"?>
<math xmlns="http://www.w3.org/1998/Math/MathML">
  <semantics>
    <mrow>
      <mi>log</mi>
      <mrow>
        <mrow>
          <mn>100</mn>
        </mrow>
        <mo stretchy="false">=</mo>
        <mrow>
          <mn>2</mn>
        </mrow>
      </mrow>
    </mrow>
    <annotation encoding="StarMath 5.0">log{100}={2}</annotation>
  </semantics>
</math>
</file>

<file path=Object 184/content.xml><?xml version="1.0" encoding="utf-8"?>
<math xmlns="http://www.w3.org/1998/Math/MathML">
  <semantics>
    <mrow>
      <mi>log</mi>
      <mrow>
        <mrow>
          <mn>0,01</mn>
        </mrow>
        <mo stretchy="false">=</mo>
        <mrow>
          <mo stretchy="false">−</mo>
          <mrow>
            <mn>2</mn>
          </mrow>
        </mrow>
      </mrow>
    </mrow>
    <annotation encoding="StarMath 5.0">log{0,01}=-{2}</annotation>
  </semantics>
</math>
</file>

<file path=Object 185/content.xml><?xml version="1.0" encoding="utf-8"?>
<math xmlns="http://www.w3.org/1998/Math/MathML">
  <semantics>
    <mrow>
      <mrow>
        <mrow>
          <msup>
            <mrow>
              <mn>10</mn>
            </mrow>
            <mi>n</mi>
          </msup>
          <mo stretchy="false">⩽</mo>
          <mi>x</mi>
        </mrow>
        <mo stretchy="false">&lt;</mo>
        <msup>
          <mrow>
            <mn>10</mn>
          </mrow>
          <mrow>
            <mrow>
              <mi>n</mi>
              <mo stretchy="false">+</mo>
              <mrow>
                <mn>1</mn>
              </mrow>
            </mrow>
          </mrow>
        </msup>
      </mrow>
    </mrow>
    <annotation encoding="StarMath 5.0">{10}^n leslant x&lt;{10}^{n+{1}}</annotation>
  </semantics>
</math>
</file>

<file path=Object 186/content.xml><?xml version="1.0" encoding="utf-8"?>
<math xmlns="http://www.w3.org/1998/Math/MathML">
  <semantics>
    <mrow>
      <mrow>
        <mi>n</mi>
        <mo stretchy="false">⩽</mo>
        <mi>log</mi>
      </mrow>
      <mrow>
        <mrow>
          <mi>x</mi>
        </mrow>
        <mo stretchy="false">&lt;</mo>
        <mrow>
          <mi>n</mi>
          <mo stretchy="false">+</mo>
          <mrow>
            <mn>1</mn>
          </mrow>
        </mrow>
      </mrow>
    </mrow>
    <annotation encoding="StarMath 5.0">n leslant log{x}&lt;n+{1}</annotation>
  </semantics>
</math>
</file>

<file path=Object 187/content.xml><?xml version="1.0" encoding="utf-8"?>
<math xmlns="http://www.w3.org/1998/Math/MathML">
  <semantics>
    <mrow>
      <msup>
        <mrow>
          <mn>10</mn>
        </mrow>
        <mi>x</mi>
      </msup>
    </mrow>
    <annotation encoding="StarMath 5.0">{10}^x</annotation>
  </semantics>
</math>
</file>

<file path=Object 188/content.xml><?xml version="1.0" encoding="utf-8"?>
<math xmlns="http://www.w3.org/1998/Math/MathML">
  <semantics>
    <mrow>
      <mi>log</mi>
      <mrow>
        <mi>x</mi>
      </mrow>
    </mrow>
    <annotation encoding="StarMath 5.0">log{x}</annotation>
  </semantics>
</math>
</file>

<file path=Object 18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style mathvariant="normal">
                  <mrow>
                    <mi>ln</mi>
                  </mrow>
                </mstyle>
                <mi>x</mi>
              </mrow>
              <mi>x</mi>
            </mfrac>
          </mrow>
        </mrow>
        <mo stretchy="false">=</mo>
        <mn>0</mn>
      </mrow>
    </mrow>
    <annotation encoding="StarMath 5.0"> Lim from{ x rightarrow +infinity  } { {nitalic ln x} over x} =0</annotation>
  </semantics>
</math>
</file>

<file path=Object 19/content.xml><?xml version="1.0" encoding="utf-8"?>
<math xmlns="http://www.w3.org/1998/Math/MathML">
  <semantics>
    <mrow>
      <mi>ln</mi>
      <mrow>
        <mrow>
          <mstyle mathvariant="normal">
            <mrow>
              <mi mathvariant="normal">e</mi>
            </mrow>
          </mstyle>
        </mrow>
        <mo stretchy="false">=</mo>
        <mrow>
          <mn>1</mn>
        </mrow>
      </mrow>
    </mrow>
    <annotation encoding="StarMath 5.0">ln{nitalic e}={1}</annotation>
  </semantics>
</math>
</file>

<file path=Object 190/content.xml><?xml version="1.0" encoding="utf-8"?>
<math xmlns="http://www.w3.org/1998/Math/MathML">
  <semantics>
    <mrow>
      <mfrac>
        <mrow>
          <mi>ln</mi>
          <mrow>
            <mo stretchy="false">(</mo>
            <mrow>
              <mrow>
                <mrow>
                  <mn>1</mn>
                </mrow>
                <mo stretchy="false">+</mo>
                <mi>x</mi>
              </mrow>
            </mrow>
            <mo stretchy="false">)</mo>
          </mrow>
        </mrow>
        <mi>x</mi>
      </mfrac>
    </mrow>
    <annotation encoding="StarMath 5.0">{ln({1}+x)} over x</annotation>
  </semantics>
</math>
</file>

<file path=Object 191/content.xml><?xml version="1.0" encoding="utf-8"?>
<math xmlns="http://www.w3.org/1998/Math/MathML">
  <semantics>
    <mrow>
      <msub>
        <mi>a</mi>
        <mrow>
          <mn>1</mn>
        </mrow>
      </msub>
    </mrow>
    <annotation encoding="StarMath 5.0">a_{1}</annotation>
  </semantics>
</math>
</file>

<file path=Object 192/content.xml><?xml version="1.0" encoding="utf-8"?>
<math xmlns="http://www.w3.org/1998/Math/MathML">
  <semantics>
    <mrow>
      <msub>
        <mi>a</mi>
        <mrow>
          <mn>2</mn>
        </mrow>
      </msub>
    </mrow>
    <annotation encoding="StarMath 5.0">a_{2}</annotation>
  </semantics>
</math>
</file>

<file path=Object 193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4/content.xml><?xml version="1.0" encoding="utf-8"?>
<math xmlns="http://www.w3.org/1998/Math/MathML">
  <semantics>
    <mrow>
      <mi>ln</mi>
      <mrow>
        <mrow>
          <mo stretchy="false">(</mo>
          <mrow>
            <mrow>
              <mrow>
                <mrow>
                  <msub>
                    <mi>a</mi>
                    <mrow>
                      <mn>1</mn>
                    </mrow>
                  </msub>
                  <mo stretchy="false">×</mo>
                  <msub>
                    <mi>a</mi>
                    <mrow>
                      <mn>2</mn>
                    </mrow>
                  </msub>
                </mrow>
                <mo stretchy="false">×</mo>
                <mo stretchy="false">…</mo>
              </mrow>
              <mo stretchy="false">×</mo>
              <msub>
                <mi>a</mi>
                <mi>n</mi>
              </msub>
            </mrow>
          </mrow>
          <mo stretchy="false">)</mo>
        </mrow>
        <mo stretchy="false">=</mo>
        <mi>ln</mi>
      </mrow>
      <mrow>
        <mrow>
          <mo stretchy="false">(</mo>
          <mrow>
            <msub>
              <mi>a</mi>
              <mrow>
                <mn>1</mn>
              </mrow>
            </msub>
          </mrow>
          <mo stretchy="false">)</mo>
        </mrow>
        <mo stretchy="false">+</mo>
        <mi>ln</mi>
      </mrow>
      <mrow>
        <mrow>
          <mrow>
            <mo stretchy="false">(</mo>
            <mrow>
              <msub>
                <mi>a</mi>
                <mrow>
                  <mn>2</mn>
                </mrow>
              </msub>
            </mrow>
            <mo stretchy="false">)</mo>
          </mrow>
          <mo stretchy="false">+</mo>
          <mo stretchy="false">…</mo>
        </mrow>
        <mo stretchy="false">+</mo>
        <mi>ln</mi>
      </mrow>
      <mrow>
        <mo stretchy="false">(</mo>
        <mrow>
          <msub>
            <mi>a</mi>
            <mi>n</mi>
          </msub>
        </mrow>
        <mo stretchy="false">)</mo>
      </mrow>
    </mrow>
    <annotation encoding="StarMath 5.0">ln(a_{1} times a_{2} times dotslow times a_n)=ln(a_{1})+ln(a_{2})+dotslow+ln(a_n)</annotation>
  </semantics>
</math>
</file>

<file path=Object 195/content.xml><?xml version="1.0" encoding="utf-8"?>
<math xmlns="http://www.w3.org/1998/Math/MathML">
  <semantics>
    <mrow>
      <mi>ln</mi>
      <mrow>
        <mrow>
          <mo stretchy="false">(</mo>
          <mrow>
            <mrow>
              <mrow>
                <mn>1</mn>
              </mrow>
              <mo stretchy="false">+</mo>
              <mi>h</mi>
            </mrow>
          </mrow>
          <mo stretchy="false">)</mo>
        </mrow>
        <mo stretchy="false">≈</mo>
        <mi>h</mi>
      </mrow>
    </mrow>
    <annotation encoding="StarMath 5.0">ln({1}+h) approx  h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x</mi>
          <mrow>
            <mi>ln</mi>
            <mi>x</mi>
          </mrow>
        </mrow>
      </mrow>
      <mo stretchy="false">=</mo>
      <mn>0</mn>
    </mrow>
    <annotation encoding="StarMath 5.0"> Lim from{ x rightarrow {0}  } { x{ln{x}} } ={0}</annotation>
  </semantics>
</math>
</file>

<file path=Object 197/content.xml><?xml version="1.0" encoding="utf-8"?>
<math xmlns="http://www.w3.org/1998/Math/MathML">
  <semantics>
    <mrow>
      <mi>x</mi>
      <mrow>
        <mrow>
          <mi>ln</mi>
          <mrow>
            <mi>x</mi>
          </mrow>
        </mrow>
        <mo stretchy="false">=</mo>
        <mi>Y</mi>
      </mrow>
      <mrow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x{ln{x}}=Y{{nitalic e}^Y}</annotation>
  </semantics>
</math>
</file>

<file path=Object 198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o stretchy="false">→</mo>
                <mn>0</mn>
              </mrow>
            </munder>
            <mrow>
              <mi>ln</mi>
              <mrow>
                <mi>x</mi>
              </mrow>
            </mrow>
          </mrow>
          <mo stretchy="false">=</mo>
          <mrow>
            <munder>
              <mi>lim</mi>
              <mrow>
                <mi>x</mi>
                <mo stretchy="false">→</mo>
                <mn>0</mn>
              </mrow>
            </munder>
            <mrow>
              <mi>Y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0  } { ln{x}} =  Lim from{ x rightarrow 0  } { Y}=-infinity</annotation>
  </semantics>
</math>
</file>

<file path=Object 199/content.xml><?xml version="1.0" encoding="utf-8"?>
<math xmlns="http://www.w3.org/1998/Math/MathML">
  <semantics>
    <mrow>
      <mrow>
        <mrow>
          <munder>
            <mi>lim</mi>
            <mrow>
              <mi>Y</mi>
              <mrow>
                <mo stretchy="false">→</mo>
                <mo stretchy="false">−</mo>
                <mo stretchy="false">∞</mo>
              </mrow>
            </mrow>
          </munder>
          <mrow>
            <mrow>
              <mi>Y</mi>
              <mo stretchy="false">×</mo>
              <msup>
                <mrow>
                  <mstyle mathvariant="normal">
                    <mrow>
                      <mi mathvariant="normal">e</mi>
                    </mrow>
                  </mstyle>
                </mrow>
                <mi>Y</mi>
              </msup>
            </mrow>
          </mrow>
        </mrow>
        <mo stretchy="false">=</mo>
        <mrow>
          <mn>0</mn>
        </mrow>
      </mrow>
    </mrow>
    <annotation encoding="StarMath 5.0"> Lim from{ Y rightarrow -infinity  } { Y times {nitalic e}^Y} ={0}</annotation>
  </semantics>
</math>
</file>

<file path=Object 2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20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n>1</mn>
          </mrow>
        </msup>
        <mo stretchy="false">=</mo>
        <mrow>
          <mstyle mathvariant="normal">
            <mrow>
              <mi mathvariant="normal">e</mi>
            </mrow>
          </mstyle>
        </mrow>
      </mrow>
    </mrow>
    <annotation encoding="StarMath 5.0">{nitalic e}^{1}={nitalic e}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i>x</mi>
            <mrow>
              <mi>l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x{ln{x}} } ={0}</annotation>
  </semantics>
</math>
</file>

<file path=Object 201/content.xml><?xml version="1.0" encoding="utf-8"?>
<math xmlns="http://www.w3.org/1998/Math/MathML">
  <semantics>
    <mrow>
      <mi>log</mi>
      <mrow>
        <mrow>
          <mi>x</mi>
        </mrow>
        <mo stretchy="false">=</mo>
        <mfrac>
          <mrow>
            <mi>ln</mi>
            <mrow>
              <mi>x</mi>
            </mrow>
          </mrow>
          <mrow>
            <mi>ln</mi>
            <mrow>
              <mn>10</mn>
            </mrow>
          </mrow>
        </mfrac>
      </mrow>
    </mrow>
    <annotation encoding="StarMath 5.0">log{x}={ln{x}} over {ln{10}}</annotation>
  </semantics>
</math>
</file>

<file path=Object 202/content.xml><?xml version="1.0" encoding="utf-8"?>
<math xmlns="http://www.w3.org/1998/Math/MathML">
  <semantics>
    <mrow>
      <mi>log</mi>
      <mrow>
        <mo stretchy="false">(</mo>
        <mrow>
          <mi>x</mi>
        </mrow>
        <mo stretchy="false">)</mo>
      </mrow>
    </mrow>
    <annotation encoding="StarMath 5.0">log(x)</annotation>
  </semantics>
</math>
</file>

<file path=Object 203/content.xml><?xml version="1.0" encoding="utf-8"?>
<math xmlns="http://www.w3.org/1998/Math/MathML">
  <semantics>
    <mrow>
      <mrow>
        <mi>x</mi>
        <mo stretchy="false">=</mo>
        <mrow>
          <mn>1,5</mn>
        </mrow>
      </mrow>
    </mrow>
    <annotation encoding="StarMath 5.0">x={1,5}</annotation>
  </semantics>
</math>
</file>

<file path=Object 204/content.xml><?xml version="1.0" encoding="utf-8"?>
<math xmlns="http://www.w3.org/1998/Math/MathML">
  <semantics>
    <mrow>
      <mi>log</mi>
      <mrow>
        <mrow>
          <mo stretchy="false">(</mo>
          <mrow>
            <mrow>
              <mn>1,5</mn>
            </mrow>
          </mrow>
          <mo stretchy="false">)</mo>
        </mrow>
        <mo stretchy="false">≃</mo>
        <mrow>
          <mn>0,1761</mn>
        </mrow>
      </mrow>
    </mrow>
    <annotation encoding="StarMath 5.0">log({1,5}) simeq  {0,1761}</annotation>
  </semantics>
</math>
</file>

<file path=Object 205/content.xml><?xml version="1.0" encoding="utf-8"?>
<math xmlns="http://www.w3.org/1998/Math/MathML">
  <semantics>
    <mrow>
      <mrow>
        <mi>x</mi>
        <mo stretchy="false">=</mo>
        <mrow>
          <mn>15000</mn>
        </mrow>
      </mrow>
    </mrow>
    <annotation encoding="StarMath 5.0">x={15000}</annotation>
  </semantics>
</math>
</file>

<file path=Object 206/content.xml><?xml version="1.0" encoding="utf-8"?>
<math xmlns="http://www.w3.org/1998/Math/MathML">
  <semantics>
    <mrow>
      <mrow>
        <mrow>
          <mn>15000</mn>
        </mrow>
        <mo stretchy="false">=</mo>
        <mrow>
          <mrow>
            <mn>1,5</mn>
          </mrow>
          <mo stretchy="false">×</mo>
          <msup>
            <mrow>
              <mn>10</mn>
            </mrow>
            <mrow>
              <mn>4</mn>
            </mrow>
          </msup>
        </mrow>
      </mrow>
    </mrow>
    <annotation encoding="StarMath 5.0">{15000}={1,5} times {10}^{4}</annotation>
  </semantics>
</math>
</file>

<file path=Object 207/content.xml><?xml version="1.0" encoding="utf-8"?>
<math xmlns="http://www.w3.org/1998/Math/MathML">
  <semantics>
    <mrow>
      <mi>log</mi>
      <mrow>
        <mrow>
          <mo stretchy="false">(</mo>
          <mrow>
            <mrow>
              <mn>15000</mn>
            </mrow>
          </mrow>
          <mo stretchy="false">)</mo>
        </mrow>
        <mo stretchy="false">=</mo>
        <mi>log</mi>
      </mrow>
      <mrow>
        <mrow>
          <mo stretchy="false">(</mo>
          <mrow>
            <mrow>
              <mrow>
                <mn>1,5</mn>
              </mrow>
              <mo stretchy="false">×</mo>
              <msup>
                <mrow>
                  <mn>10</mn>
                </mrow>
                <mrow>
                  <mn>4</mn>
                </mrow>
              </msup>
            </mrow>
          </mrow>
          <mo stretchy="false">)</mo>
        </mrow>
        <mo stretchy="false">=</mo>
        <mi>log</mi>
      </mrow>
      <mrow>
        <mrow>
          <mo stretchy="false">(</mo>
          <mrow>
            <mrow>
              <mn>1,5</mn>
            </mrow>
          </mrow>
          <mo stretchy="false">)</mo>
        </mrow>
        <mo stretchy="false">+</mo>
        <mi>log</mi>
      </mrow>
      <mrow>
        <mo stretchy="false">(</mo>
        <mrow>
          <msup>
            <mrow>
              <mn>10</mn>
            </mrow>
            <mrow>
              <mn>4</mn>
            </mrow>
          </msup>
        </mrow>
        <mo stretchy="false">)</mo>
      </mrow>
    </mrow>
    <annotation encoding="StarMath 5.0">log({15000})=log({1,5} times {10}^{4})=log({1,5})+log({10}^{4})</annotation>
  </semantics>
</math>
</file>

<file path=Object 208/content.xml><?xml version="1.0" encoding="utf-8"?>
<math xmlns="http://www.w3.org/1998/Math/MathML">
  <semantics>
    <mrow>
      <mi>log</mi>
      <mrow>
        <mrow>
          <mrow>
            <mo stretchy="false">(</mo>
            <mrow>
              <mrow>
                <mn>15000</mn>
              </mrow>
            </mrow>
            <mo stretchy="false">)</mo>
          </mrow>
          <mo stretchy="false">≃</mo>
          <mrow>
            <mrow>
              <mn>0,1761</mn>
            </mrow>
            <mo stretchy="false">+</mo>
            <mrow>
              <mn>4</mn>
            </mrow>
          </mrow>
        </mrow>
        <mo stretchy="false">≃</mo>
        <mrow>
          <mn>4,1761</mn>
        </mrow>
      </mrow>
    </mrow>
    <annotation encoding="StarMath 5.0">log({15000}) simeq  {0,1761}+{4}simeq  {4,1761}</annotation>
  </semantics>
</math>
</file>

<file path=Object 209/content.xml><?xml version="1.0" encoding="utf-8"?>
<math xmlns="http://www.w3.org/1998/Math/MathML">
  <semantics>
    <mrow>
      <mrow>
        <mi>x</mi>
        <mo stretchy="false">=</mo>
        <mrow>
          <mn>0,00000015</mn>
        </mrow>
      </mrow>
    </mrow>
    <annotation encoding="StarMath 5.0">x={0,00000015}</annotation>
  </semantics>
</math>
</file>

<file path=Object 21/content.xml><?xml version="1.0" encoding="utf-8"?>
<math xmlns="http://www.w3.org/1998/Math/MathML">
  <semantics>
    <mrow>
      <mi>ln</mi>
      <mrow>
        <mrow>
          <mfrac>
            <mrow>
              <mn>1</mn>
            </mrow>
            <mrow>
              <mstyle mathvariant="normal">
                <mrow>
                  <mi mathvariant="normal">e</mi>
                </mrow>
              </mstyle>
            </mrow>
          </mfrac>
        </mrow>
        <mo stretchy="false">=</mo>
        <mrow>
          <mo stretchy="false">−</mo>
          <mrow>
            <mn>1</mn>
          </mrow>
        </mrow>
      </mrow>
    </mrow>
    <annotation encoding="StarMath 5.0">ln{{1} over {nitalic e}}=-{1}</annotation>
  </semantics>
</math>
</file>

<file path=Object 210/content.xml><?xml version="1.0" encoding="utf-8"?>
<math xmlns="http://www.w3.org/1998/Math/MathML">
  <semantics>
    <mrow>
      <mrow>
        <mrow>
          <mn>0,00000015</mn>
        </mrow>
        <mo stretchy="false">=</mo>
        <mrow>
          <mrow>
            <mn>1,5</mn>
          </mrow>
          <mo stretchy="false">×</mo>
          <msup>
            <mrow>
              <mn>10</mn>
            </mrow>
            <mrow>
              <mrow>
                <mo stretchy="false">−</mo>
                <mn>7</mn>
              </mrow>
            </mrow>
          </msup>
        </mrow>
      </mrow>
    </mrow>
    <annotation encoding="StarMath 5.0">{0,00000015}={1,5} times {10}^{-7}</annotation>
  </semantics>
</math>
</file>

<file path=Object 211/content.xml><?xml version="1.0" encoding="utf-8"?>
<math xmlns="http://www.w3.org/1998/Math/MathML">
  <semantics>
    <mrow>
      <mi>log</mi>
      <mrow>
        <mrow>
          <mo stretchy="false">(</mo>
          <mrow>
            <mrow>
              <mn>0,00000015</mn>
            </mrow>
          </mrow>
          <mo stretchy="false">)</mo>
        </mrow>
        <mo stretchy="false">=</mo>
        <mi>log</mi>
      </mrow>
      <mrow>
        <mrow>
          <mo stretchy="false">(</mo>
          <mrow>
            <mrow>
              <mrow>
                <mn>1,5</mn>
              </mrow>
              <mo stretchy="false">×</mo>
              <msup>
                <mrow>
                  <mn>10</mn>
                </mrow>
                <mrow>
                  <mrow>
                    <mo stretchy="false">−</mo>
                    <mn>7</mn>
                  </mrow>
                </mrow>
              </msup>
            </mrow>
          </mrow>
          <mo stretchy="false">)</mo>
        </mrow>
        <mo stretchy="false">=</mo>
        <mi>log</mi>
      </mrow>
      <mrow>
        <mrow>
          <mo stretchy="false">(</mo>
          <mrow>
            <mrow>
              <mn>1,5</mn>
            </mrow>
          </mrow>
          <mo stretchy="false">)</mo>
        </mrow>
        <mo stretchy="false">+</mo>
        <mi>log</mi>
      </mrow>
      <mrow>
        <mo stretchy="false">(</mo>
        <mrow>
          <msup>
            <mrow>
              <mn>10</mn>
            </mrow>
            <mrow>
              <mrow>
                <mo stretchy="false">−</mo>
                <mn>7</mn>
              </mrow>
            </mrow>
          </msup>
        </mrow>
        <mo stretchy="false">)</mo>
      </mrow>
    </mrow>
    <annotation encoding="StarMath 5.0">log({0,00000015})=log({1,5} times {10}^{-7})=log({1,5})+log({10}^{-7})</annotation>
  </semantics>
</math>
</file>

<file path=Object 212/content.xml><?xml version="1.0" encoding="utf-8"?>
<math xmlns="http://www.w3.org/1998/Math/MathML">
  <semantics>
    <mrow>
      <mi>log</mi>
      <mrow>
        <mrow>
          <mrow>
            <mo stretchy="false">(</mo>
            <mrow>
              <mrow>
                <mn>0,00000015</mn>
              </mrow>
            </mrow>
            <mo stretchy="false">)</mo>
          </mrow>
          <mo stretchy="false">≃</mo>
          <mrow>
            <mrow>
              <mn>0,1761</mn>
            </mrow>
            <mo stretchy="false">−</mo>
            <mrow>
              <mn>7</mn>
            </mrow>
          </mrow>
        </mrow>
        <mo stretchy="false">≃</mo>
        <mrow>
          <mrow>
            <mo stretchy="false">−</mo>
            <mn>6,8239</mn>
          </mrow>
        </mrow>
      </mrow>
    </mrow>
    <annotation encoding="StarMath 5.0">log({0,00000015}) simeq  {0,1761}-{7}simeq  {-6,8239}</annotation>
  </semantics>
</math>
</file>

<file path=Object 213/content.xml><?xml version="1.0" encoding="utf-8"?>
<math xmlns="http://www.w3.org/1998/Math/MathML">
  <semantics>
    <mrow>
      <mrow>
        <mi>x</mi>
        <mo stretchy="false">=</mo>
        <mrow>
          <mn>123456</mn>
        </mrow>
      </mrow>
    </mrow>
    <annotation encoding="StarMath 5.0">x={123456}</annotation>
  </semantics>
</math>
</file>

<file path=Object 214/content.xml><?xml version="1.0" encoding="utf-8"?>
<math xmlns="http://www.w3.org/1998/Math/MathML">
  <semantics>
    <mrow>
      <mrow>
        <mrow>
          <mn>123456</mn>
        </mrow>
        <mo stretchy="false">=</mo>
        <mrow>
          <mrow>
            <mn>1,23456</mn>
          </mrow>
          <mo stretchy="false">×</mo>
          <msup>
            <mrow>
              <mn>10</mn>
            </mrow>
            <mrow>
              <mn>5</mn>
            </mrow>
          </msup>
        </mrow>
      </mrow>
    </mrow>
    <annotation encoding="StarMath 5.0">{123456}={1,23456} times {10}^{5}</annotation>
  </semantics>
</math>
</file>

<file path=Object 215/content.xml><?xml version="1.0" encoding="utf-8"?>
<math xmlns="http://www.w3.org/1998/Math/MathML">
  <semantics>
    <mrow>
      <mi>log</mi>
      <mrow>
        <mo stretchy="false">(</mo>
        <mrow>
          <mrow>
            <mn>1,23456</mn>
          </mrow>
        </mrow>
        <mo stretchy="false">)</mo>
      </mrow>
    </mrow>
    <annotation encoding="StarMath 5.0">log({1,23456})</annotation>
  </semantics>
</math>
</file>

<file path=Object 216/content.xml><?xml version="1.0" encoding="utf-8"?>
<math xmlns="http://www.w3.org/1998/Math/MathML">
  <semantics>
    <mrow>
      <mi>log</mi>
      <mrow>
        <mrow>
          <mo stretchy="false">(</mo>
          <mrow>
            <mrow>
              <mn>1,2</mn>
            </mrow>
          </mrow>
          <mo stretchy="false">)</mo>
        </mrow>
        <mo stretchy="false">≃</mo>
        <mrow>
          <mn>0,0792</mn>
        </mrow>
      </mrow>
    </mrow>
    <annotation encoding="StarMath 5.0">log({1,2})simeq{0,0792}</annotation>
  </semantics>
</math>
</file>

<file path=Object 217/content.xml><?xml version="1.0" encoding="utf-8"?>
<math xmlns="http://www.w3.org/1998/Math/MathML">
  <semantics>
    <mrow>
      <mi>log</mi>
      <mrow>
        <mrow>
          <mo stretchy="false">(</mo>
          <mrow>
            <mrow>
              <mn>1,3</mn>
            </mrow>
          </mrow>
          <mo stretchy="false">)</mo>
        </mrow>
        <mo stretchy="false">≃</mo>
        <mrow>
          <mn>0,1139</mn>
        </mrow>
      </mrow>
    </mrow>
    <annotation encoding="StarMath 5.0">log({1,3})simeq{0,1139}</annotation>
  </semantics>
</math>
</file>

<file path=Object 218/content.xml><?xml version="1.0" encoding="utf-8"?>
<math xmlns="http://www.w3.org/1998/Math/MathML">
  <semantics>
    <mrow>
      <mi>log</mi>
      <mrow>
        <mrow>
          <mo stretchy="false">(</mo>
          <mrow>
            <mrow>
              <mn>1,23456</mn>
            </mrow>
          </mrow>
          <mo stretchy="false">)</mo>
        </mrow>
        <mo stretchy="false">=</mo>
        <mrow>
          <mrow>
            <mfenced open="(" close=")">
              <mrow>
                <mfrac>
                  <mrow>
                    <mi>log</mi>
                    <mrow>
                      <mrow>
                        <mo stretchy="false">(</mo>
                        <mrow>
                          <mrow>
                            <mn>1,3</mn>
                          </mrow>
                        </mrow>
                        <mo stretchy="false">)</mo>
                      </mrow>
                      <mo stretchy="false">−</mo>
                      <mi>log</mi>
                    </mrow>
                    <mrow>
                      <mo stretchy="false">(</mo>
                      <mrow>
                        <mrow>
                          <mn>1,2</mn>
                        </mrow>
                      </mrow>
                      <mo stretchy="false">)</mo>
                    </mrow>
                  </mrow>
                  <mrow>
                    <mrow>
                      <mrow>
                        <mn>1,3</mn>
                      </mrow>
                      <mo stretchy="false">−</mo>
                      <mrow>
                        <mn>1,2</mn>
                      </mrow>
                    </mrow>
                  </mrow>
                </mfrac>
              </mrow>
            </mfenced>
            <mo stretchy="false">×</mo>
            <mrow>
              <mo stretchy="false">(</mo>
              <mrow>
                <mrow>
                  <mrow>
                    <mn>1,23456</mn>
                  </mrow>
                  <mo stretchy="false">−</mo>
                  <mrow>
                    <mn>1,2</mn>
                  </mrow>
                </mrow>
              </mrow>
              <mo stretchy="false">)</mo>
            </mrow>
          </mrow>
          <mo stretchy="false">+</mo>
          <mi>log</mi>
        </mrow>
      </mrow>
      <mrow>
        <mo stretchy="false">(</mo>
        <mrow>
          <mrow>
            <mn>1,2</mn>
          </mrow>
        </mrow>
        <mo stretchy="false">)</mo>
      </mrow>
    </mrow>
    <annotation encoding="StarMath 5.0">log({1,23456})= left({log({1,3})-log({1,2})}over{{1,3}-{1,2}} right) times ({1,23456}-{1,2})+log({1,2})</annotation>
  </semantics>
</math>
</file>

<file path=Object 219/content.xml><?xml version="1.0" encoding="utf-8"?>
<math xmlns="http://www.w3.org/1998/Math/MathML">
  <semantics>
    <mrow>
      <mi>log</mi>
      <mrow>
        <mrow>
          <mrow>
            <mo stretchy="false">(</mo>
            <mrow>
              <mrow>
                <mn>1,23456</mn>
              </mrow>
            </mrow>
            <mo stretchy="false">)</mo>
          </mrow>
          <mo stretchy="false">≃</mo>
          <mrow>
            <mrow>
              <mfenced open="(" close=")">
                <mrow>
                  <mfrac>
                    <mrow>
                      <mrow>
                        <mn>0,1139</mn>
                        <mo stretchy="false">−</mo>
                        <mn>0,0792</mn>
                      </mrow>
                    </mrow>
                    <mrow>
                      <mrow>
                        <mrow>
                          <mn>1,3</mn>
                        </mrow>
                        <mo stretchy="false">−</mo>
                        <mrow>
                          <mn>1,2</mn>
                        </mrow>
                      </mrow>
                    </mrow>
                  </mfrac>
                </mrow>
              </mfenced>
              <mo stretchy="false">×</mo>
              <mrow>
                <mo stretchy="false">(</mo>
                <mrow>
                  <mrow>
                    <mrow>
                      <mn>1,23456</mn>
                    </mrow>
                    <mo stretchy="false">−</mo>
                    <mrow>
                      <mn>1,2</mn>
                    </mrow>
                  </mrow>
                </mrow>
                <mo stretchy="false">)</mo>
              </mrow>
            </mrow>
            <mo stretchy="false">+</mo>
            <mn>0,0792</mn>
          </mrow>
        </mrow>
        <mo stretchy="false">≃</mo>
        <mn>0,091</mn>
      </mrow>
    </mrow>
    <annotation encoding="StarMath 5.0">log({1,23456}) simeq   left({0,1139-0,0792}over{{1,3}-{1,2}} right) times ({1,23456}-{1,2})+0,0792 simeq 0,091
</annotation>
  </semantics>
</math>
</file>

<file path=Object 2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1</mn>
              </mrow>
            </mrow>
          </mrow>
        </msup>
        <mo stretchy="false">=</mo>
        <mfrac>
          <mrow>
            <mn>1</mn>
          </mrow>
          <mrow>
            <mstyle mathvariant="normal">
              <mrow>
                <mi mathvariant="normal">e</mi>
              </mrow>
            </mstyle>
          </mrow>
        </mfrac>
      </mrow>
    </mrow>
    <annotation encoding="StarMath 5.0">{nitalic e}^{-{1}}={1} over {nitalic e}</annotation>
  </semantics>
</math>
</file>

<file path=Object 220/content.xml><?xml version="1.0" encoding="utf-8"?>
<math xmlns="http://www.w3.org/1998/Math/MathML">
  <semantics>
    <mrow>
      <mi>log</mi>
      <mrow>
        <mrow>
          <mo stretchy="false">(</mo>
          <mrow>
            <mrow>
              <mn>123456</mn>
            </mrow>
          </mrow>
          <mo stretchy="false">)</mo>
        </mrow>
        <mo stretchy="false">≃</mo>
        <mn>5,091</mn>
      </mrow>
    </mrow>
    <annotation encoding="StarMath 5.0"> log({123456})  simeq  5,091</annotation>
  </semantics>
</math>
</file>

<file path=Object 221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222/content.xml><?xml version="1.0" encoding="utf-8"?>
<math xmlns="http://www.w3.org/1998/Math/MathML">
  <semantics>
    <mrow>
      <mi>log</mi>
      <mrow>
        <mrow>
          <mo stretchy="false">(</mo>
          <mrow>
            <mrow>
              <mrow>
                <mn>123456789</mn>
              </mrow>
              <mo stretchy="false">×</mo>
              <mrow>
                <mn>9876543210</mn>
              </mrow>
            </mrow>
          </mrow>
          <mo stretchy="false">)</mo>
        </mrow>
        <mo stretchy="false">=</mo>
        <mi>log</mi>
      </mrow>
      <mrow>
        <mrow>
          <mo stretchy="false">(</mo>
          <mrow>
            <mrow>
              <mn>123456789</mn>
            </mrow>
          </mrow>
          <mo stretchy="false">)</mo>
        </mrow>
        <mo stretchy="false">+</mo>
        <mi>log</mi>
      </mrow>
      <mrow>
        <mo stretchy="false">(</mo>
        <mrow>
          <mrow>
            <mn>9876543210</mn>
          </mrow>
        </mrow>
        <mo stretchy="false">)</mo>
      </mrow>
    </mrow>
    <annotation encoding="StarMath 5.0">log({123456789} times {9876543210})=log({123456789} )+log( {9876543210})</annotation>
  </semantics>
</math>
</file>

<file path=Object 223/content.xml><?xml version="1.0" encoding="utf-8"?>
<math xmlns="http://www.w3.org/1998/Math/MathML">
  <semantics>
    <mrow>
      <mi>log</mi>
      <mrow>
        <mrow>
          <mo stretchy="false">(</mo>
          <mrow>
            <mrow>
              <mrow>
                <mn>123456789</mn>
              </mrow>
              <mo stretchy="false">×</mo>
              <mrow>
                <mn>9876543210</mn>
              </mrow>
            </mrow>
          </mrow>
          <mo stretchy="false">)</mo>
        </mrow>
        <mo stretchy="false">=</mo>
        <mi>log</mi>
      </mrow>
      <mrow>
        <mrow>
          <mo stretchy="false">(</mo>
          <mrow>
            <mrow>
              <mrow>
                <mn>1,23456789</mn>
              </mrow>
              <mo stretchy="false">×</mo>
              <msup>
                <mn>10</mn>
                <mn>8</mn>
              </msup>
            </mrow>
          </mrow>
          <mo stretchy="false">)</mo>
        </mrow>
        <mo stretchy="false">+</mo>
        <mi>log</mi>
      </mrow>
      <mrow>
        <mo stretchy="false">(</mo>
        <mrow>
          <mrow>
            <mrow>
              <mn>9,87654321</mn>
            </mrow>
            <mo stretchy="false">×</mo>
            <msup>
              <mn>10</mn>
              <mn>9</mn>
            </msup>
          </mrow>
        </mrow>
        <mo stretchy="false">)</mo>
      </mrow>
    </mrow>
    <annotation encoding="StarMath 5.0">log({123456789} times {9876543210})=log({1,23456789}times 10^8 )+log( {9,87654321}times 10^9)</annotation>
  </semantics>
</math>
</file>

<file path=Object 224/content.xml><?xml version="1.0" encoding="utf-8"?>
<math xmlns="http://www.w3.org/1998/Math/MathML">
  <semantics>
    <mrow>
      <mi>log</mi>
      <mrow>
        <mrow>
          <mo stretchy="false">(</mo>
          <mrow>
            <mrow>
              <mrow>
                <mn>123456789</mn>
              </mrow>
              <mo stretchy="false">×</mo>
              <mrow>
                <mn>9876543210</mn>
              </mrow>
            </mrow>
          </mrow>
          <mo stretchy="false">)</mo>
        </mrow>
        <mo stretchy="false">=</mo>
        <mrow>
          <mrow>
            <mn>8</mn>
            <mo stretchy="false">+</mo>
            <mn>9</mn>
          </mrow>
          <mo stretchy="false">+</mo>
          <mi>log</mi>
        </mrow>
      </mrow>
      <mrow>
        <mrow>
          <mo stretchy="false">(</mo>
          <mrow>
            <mrow>
              <mn>1,23456789</mn>
            </mrow>
          </mrow>
          <mo stretchy="false">)</mo>
        </mrow>
        <mo stretchy="false">+</mo>
        <mi>log</mi>
      </mrow>
      <mrow>
        <mo stretchy="false">(</mo>
        <mrow>
          <mrow>
            <mn>9,87654321</mn>
          </mrow>
        </mrow>
        <mo stretchy="false">)</mo>
      </mrow>
    </mrow>
    <annotation encoding="StarMath 5.0">log({123456789} times {9876543210})=8+9+log({1,23456789} )+log( {9,87654321})</annotation>
  </semantics>
</math>
</file>

<file path=Object 225/content.xml><?xml version="1.0" encoding="utf-8"?>
<math xmlns="http://www.w3.org/1998/Math/MathML">
  <semantics>
    <mrow>
      <mi>log</mi>
      <mrow>
        <mrow>
          <mo stretchy="false">(</mo>
          <mrow>
            <mrow>
              <mn>1,23456789</mn>
            </mrow>
          </mrow>
          <mo stretchy="false">)</mo>
        </mrow>
        <mo stretchy="false">=</mo>
        <mrow>
          <mrow>
            <mfenced open="(" close=")">
              <mrow>
                <mfrac>
                  <mrow>
                    <mi>log</mi>
                    <mrow>
                      <mrow>
                        <mo stretchy="false">(</mo>
                        <mrow>
                          <mrow>
                            <mn>1,3</mn>
                          </mrow>
                        </mrow>
                        <mo stretchy="false">)</mo>
                      </mrow>
                      <mo stretchy="false">−</mo>
                      <mi>log</mi>
                    </mrow>
                    <mrow>
                      <mo stretchy="false">(</mo>
                      <mrow>
                        <mrow>
                          <mn>1,2</mn>
                        </mrow>
                      </mrow>
                      <mo stretchy="false">)</mo>
                    </mrow>
                  </mrow>
                  <mrow>
                    <mrow>
                      <mrow>
                        <mn>1,3</mn>
                      </mrow>
                      <mo stretchy="false">−</mo>
                      <mrow>
                        <mn>1,2</mn>
                      </mrow>
                    </mrow>
                  </mrow>
                </mfrac>
              </mrow>
            </mfenced>
            <mo stretchy="false">×</mo>
            <mrow>
              <mo stretchy="false">(</mo>
              <mrow>
                <mrow>
                  <mrow>
                    <mn>1,23456789</mn>
                  </mrow>
                  <mo stretchy="false">−</mo>
                  <mrow>
                    <mn>1,2</mn>
                  </mrow>
                </mrow>
              </mrow>
              <mo stretchy="false">)</mo>
            </mrow>
          </mrow>
          <mo stretchy="false">+</mo>
          <mi>log</mi>
        </mrow>
      </mrow>
      <mrow>
        <mo stretchy="false">(</mo>
        <mrow>
          <mrow>
            <mn>1,2</mn>
          </mrow>
        </mrow>
        <mo stretchy="false">)</mo>
      </mrow>
    </mrow>
    <annotation encoding="StarMath 5.0">log({1,23456789})= left({log({1,3})-log({1,2})}over{{1,3}-{1,2}} right) times ({1,23456789}-{1,2})+log({1,2})</annotation>
  </semantics>
</math>
</file>

<file path=Object 226/content.xml><?xml version="1.0" encoding="utf-8"?>
<math xmlns="http://www.w3.org/1998/Math/MathML">
  <semantics>
    <mrow>
      <mi>log</mi>
      <mrow>
        <mrow>
          <mrow>
            <mo stretchy="false">(</mo>
            <mrow>
              <mrow>
                <mn>1,23456789</mn>
              </mrow>
            </mrow>
            <mo stretchy="false">)</mo>
          </mrow>
          <mo stretchy="false">≃</mo>
          <mrow>
            <mrow>
              <mfenced open="(" close=")">
                <mrow>
                  <mfrac>
                    <mrow>
                      <mrow>
                        <mn>0,1139</mn>
                        <mo stretchy="false">−</mo>
                        <mn>0,0792</mn>
                      </mrow>
                    </mrow>
                    <mrow>
                      <mrow>
                        <mrow>
                          <mn>1,3</mn>
                        </mrow>
                        <mo stretchy="false">−</mo>
                        <mrow>
                          <mn>1,2</mn>
                        </mrow>
                      </mrow>
                    </mrow>
                  </mfrac>
                </mrow>
              </mfenced>
              <mo stretchy="false">×</mo>
              <mrow>
                <mo stretchy="false">(</mo>
                <mrow>
                  <mrow>
                    <mrow>
                      <mn>1,23456789</mn>
                    </mrow>
                    <mo stretchy="false">−</mo>
                    <mrow>
                      <mn>1,2</mn>
                    </mrow>
                  </mrow>
                </mrow>
                <mo stretchy="false">)</mo>
              </mrow>
            </mrow>
            <mo stretchy="false">+</mo>
            <mn>0,0792</mn>
          </mrow>
        </mrow>
        <mo stretchy="false">≃</mo>
        <mn>0,091</mn>
      </mrow>
    </mrow>
    <annotation encoding="StarMath 5.0">log({1,23456789}) simeq   left({0,1139-0,0792}over{{1,3}-{1,2}} right) times ({1,23456789}-{1,2})+0,0792 simeq 0,091
</annotation>
  </semantics>
</math>
</file>

<file path=Object 227/content.xml><?xml version="1.0" encoding="utf-8"?>
<math xmlns="http://www.w3.org/1998/Math/MathML">
  <semantics>
    <mrow>
      <mi>log</mi>
      <mrow>
        <mrow>
          <mo stretchy="false">(</mo>
          <mrow>
            <mrow>
              <mn>9,87654321</mn>
            </mrow>
          </mrow>
          <mo stretchy="false">)</mo>
        </mrow>
        <mo stretchy="false">=</mo>
        <mrow>
          <mrow>
            <mfenced open="(" close=")">
              <mrow>
                <mfrac>
                  <mrow>
                    <mi>log</mi>
                    <mrow>
                      <mrow>
                        <mo stretchy="false">(</mo>
                        <mrow>
                          <mrow>
                            <mn>9,9</mn>
                          </mrow>
                        </mrow>
                        <mo stretchy="false">)</mo>
                      </mrow>
                      <mo stretchy="false">−</mo>
                      <mi>log</mi>
                    </mrow>
                    <mrow>
                      <mo stretchy="false">(</mo>
                      <mrow>
                        <mrow>
                          <mn>9,8</mn>
                        </mrow>
                      </mrow>
                      <mo stretchy="false">)</mo>
                    </mrow>
                  </mrow>
                  <mrow>
                    <mrow>
                      <mrow>
                        <mn>9,9</mn>
                      </mrow>
                      <mo stretchy="false">−</mo>
                      <mrow>
                        <mn>9,8</mn>
                      </mrow>
                    </mrow>
                  </mrow>
                </mfrac>
              </mrow>
            </mfenced>
            <mo stretchy="false">×</mo>
            <mrow>
              <mo stretchy="false">(</mo>
              <mrow>
                <mrow>
                  <mrow>
                    <mn>9,87654321</mn>
                  </mrow>
                  <mo stretchy="false">−</mo>
                  <mrow>
                    <mn>9,8</mn>
                  </mrow>
                </mrow>
              </mrow>
              <mo stretchy="false">)</mo>
            </mrow>
          </mrow>
          <mo stretchy="false">+</mo>
          <mi>log</mi>
        </mrow>
      </mrow>
      <mrow>
        <mo stretchy="false">(</mo>
        <mrow>
          <mrow>
            <mn>9,8</mn>
          </mrow>
        </mrow>
        <mo stretchy="false">)</mo>
      </mrow>
    </mrow>
    <annotation encoding="StarMath 5.0">log({9,87654321})= left({log({9,9})-log({9,8})}over{{9,9}-{9,8}} right) times ({9,87654321}-{9,8})+log({9,8})</annotation>
  </semantics>
</math>
</file>

<file path=Object 228/content.xml><?xml version="1.0" encoding="utf-8"?>
<math xmlns="http://www.w3.org/1998/Math/MathML">
  <semantics>
    <mrow>
      <mi>log</mi>
      <mrow>
        <mrow>
          <mrow>
            <mo stretchy="false">(</mo>
            <mrow>
              <mrow>
                <mn>9,87654321</mn>
              </mrow>
            </mrow>
            <mo stretchy="false">)</mo>
          </mrow>
          <mo stretchy="false">≃</mo>
          <mrow>
            <mrow>
              <mfenced open="(" close=")">
                <mrow>
                  <mfrac>
                    <mrow>
                      <mrow>
                        <mn>0,9956</mn>
                        <mo stretchy="false">−</mo>
                        <mn>0,9912</mn>
                      </mrow>
                    </mrow>
                    <mrow>
                      <mrow>
                        <mrow>
                          <mn>9,9</mn>
                        </mrow>
                        <mo stretchy="false">−</mo>
                        <mrow>
                          <mn>9,8</mn>
                        </mrow>
                      </mrow>
                    </mrow>
                  </mfrac>
                </mrow>
              </mfenced>
              <mo stretchy="false">×</mo>
              <mrow>
                <mo stretchy="false">(</mo>
                <mrow>
                  <mrow>
                    <mrow>
                      <mn>9,87654321</mn>
                    </mrow>
                    <mo stretchy="false">−</mo>
                    <mrow>
                      <mn>9,8</mn>
                    </mrow>
                  </mrow>
                </mrow>
                <mo stretchy="false">)</mo>
              </mrow>
            </mrow>
            <mo stretchy="false">+</mo>
            <mn>0,9912</mn>
          </mrow>
        </mrow>
        <mo stretchy="false">≃</mo>
        <mn>0,995</mn>
      </mrow>
    </mrow>
    <annotation encoding="StarMath 5.0">log({9,87654321}) simeq   left({0,9956-0,9912}over{{9,9}-{9,8}} right) times ({9,87654321}-{9,8})+0,9912 simeq 0,995
</annotation>
  </semantics>
</math>
</file>

<file path=Object 229/content.xml><?xml version="1.0" encoding="utf-8"?>
<math xmlns="http://www.w3.org/1998/Math/MathML">
  <semantics>
    <mrow>
      <mi>log</mi>
      <mrow>
        <mrow>
          <mrow>
            <mo stretchy="false">(</mo>
            <mrow>
              <mrow>
                <mrow>
                  <mn>123456789</mn>
                </mrow>
                <mo stretchy="false">×</mo>
                <mrow>
                  <mn>9876543210</mn>
                </mrow>
              </mrow>
            </mrow>
            <mo stretchy="false">)</mo>
          </mrow>
          <mo stretchy="false">≃</mo>
          <mrow>
            <mrow>
              <mn>17</mn>
              <mo stretchy="false">+</mo>
              <mn>0,091</mn>
            </mrow>
            <mo stretchy="false">+</mo>
            <mn>0,995</mn>
          </mrow>
        </mrow>
        <mo stretchy="false">≃</mo>
        <mn>18,086</mn>
      </mrow>
    </mrow>
    <annotation encoding="StarMath 5.0">log({123456789} times {9876543210}) simeq 17+0,091+0,995  simeq 18,086</annotation>
  </semantics>
</math>
</file>

<file path=Object 23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30/content.xml><?xml version="1.0" encoding="utf-8"?>
<math xmlns="http://www.w3.org/1998/Math/MathML">
  <semantics>
    <mrow>
      <mi>y</mi>
    </mrow>
    <annotation encoding="StarMath 5.0">y</annotation>
  </semantics>
</math>
</file>

<file path=Object 231/content.xml><?xml version="1.0" encoding="utf-8"?>
<math xmlns="http://www.w3.org/1998/Math/MathML">
  <semantics>
    <mrow>
      <mi>log</mi>
      <mrow>
        <mrow>
          <mo stretchy="false">(</mo>
          <mrow>
            <mi>y</mi>
          </mrow>
          <mo stretchy="false">)</mo>
        </mrow>
        <mo stretchy="false">=</mo>
        <mrow>
          <mn>18,086</mn>
        </mrow>
      </mrow>
    </mrow>
    <annotation encoding="StarMath 5.0">log(y)={18,086}</annotation>
  </semantics>
</math>
</file>

<file path=Object 232/content.xml><?xml version="1.0" encoding="utf-8"?>
<math xmlns="http://www.w3.org/1998/Math/MathML">
  <semantics>
    <mrow>
      <mi>x</mi>
    </mrow>
    <annotation encoding="StarMath 5.0">x</annotation>
  </semantics>
</math>
</file>

<file path=Object 233/content.xml><?xml version="1.0" encoding="utf-8"?>
<math xmlns="http://www.w3.org/1998/Math/MathML">
  <semantics>
    <mrow>
      <mi>log</mi>
      <mrow>
        <mrow>
          <mo stretchy="false">(</mo>
          <mrow>
            <mrow>
              <mi>x</mi>
            </mrow>
          </mrow>
          <mo stretchy="false">)</mo>
        </mrow>
        <mo stretchy="false">=</mo>
        <mrow>
          <mrow>
            <mfenced open="(" close=")">
              <mrow>
                <mfrac>
                  <mrow>
                    <mi>log</mi>
                    <mrow>
                      <mrow>
                        <mo stretchy="false">(</mo>
                        <mrow>
                          <mrow>
                            <mn>1,3</mn>
                          </mrow>
                        </mrow>
                        <mo stretchy="false">)</mo>
                      </mrow>
                      <mo stretchy="false">−</mo>
                      <mi>log</mi>
                    </mrow>
                    <mrow>
                      <mo stretchy="false">(</mo>
                      <mrow>
                        <mrow>
                          <mn>1,2</mn>
                        </mrow>
                      </mrow>
                      <mo stretchy="false">)</mo>
                    </mrow>
                  </mrow>
                  <mrow>
                    <mrow>
                      <mrow>
                        <mn>1,3</mn>
                      </mrow>
                      <mo stretchy="false">−</mo>
                      <mrow>
                        <mn>1,2</mn>
                      </mrow>
                    </mrow>
                  </mrow>
                </mfrac>
              </mrow>
            </mfenced>
            <mo stretchy="false">×</mo>
            <mrow>
              <mo stretchy="false">(</mo>
              <mrow>
                <mrow>
                  <mrow>
                    <mi>x</mi>
                  </mrow>
                  <mo stretchy="false">−</mo>
                  <mrow>
                    <mn>1,2</mn>
                  </mrow>
                </mrow>
              </mrow>
              <mo stretchy="false">)</mo>
            </mrow>
          </mrow>
          <mo stretchy="false">+</mo>
          <mi>log</mi>
        </mrow>
      </mrow>
      <mrow>
        <mrow>
          <mo stretchy="false">(</mo>
          <mrow>
            <mrow>
              <mn>1,2</mn>
            </mrow>
          </mrow>
          <mo stretchy="false">)</mo>
        </mrow>
        <mo stretchy="false">≃</mo>
        <mn>0,086</mn>
      </mrow>
    </mrow>
    <annotation encoding="StarMath 5.0">log({x})= left({log({1,3})-log({1,2})}over{{1,3}-{1,2}} right) times ({x}-{1,2})+log({1,2})simeq 0,086</annotation>
  </semantics>
</math>
</file>

<file path=Object 234/content.xml><?xml version="1.0" encoding="utf-8"?>
<math xmlns="http://www.w3.org/1998/Math/MathML">
  <semantics>
    <mrow>
      <mrow>
        <mrow>
          <mrow>
            <mfenced open="(" close=")">
              <mrow>
                <mfrac>
                  <mrow>
                    <mrow>
                      <mn>0,1139</mn>
                      <mo stretchy="false">−</mo>
                      <mn>0,0792</mn>
                    </mrow>
                  </mrow>
                  <mrow>
                    <mrow>
                      <mrow>
                        <mn>1,3</mn>
                      </mrow>
                      <mo stretchy="false">−</mo>
                      <mrow>
                        <mn>1,2</mn>
                      </mrow>
                    </mrow>
                  </mrow>
                </mfrac>
              </mrow>
            </mfenced>
            <mo stretchy="false">×</mo>
            <mrow>
              <mo stretchy="false">(</mo>
              <mrow>
                <mrow>
                  <mrow>
                    <mi>x</mi>
                  </mrow>
                  <mo stretchy="false">−</mo>
                  <mrow>
                    <mn>1,2</mn>
                  </mrow>
                </mrow>
              </mrow>
              <mo stretchy="false">)</mo>
            </mrow>
          </mrow>
          <mo stretchy="false">+</mo>
          <mn>0,0792</mn>
        </mrow>
        <mo stretchy="false">≃</mo>
        <mn>0,086</mn>
      </mrow>
    </mrow>
    <annotation encoding="StarMath 5.0">  left({0,1139-0,0792}over{{1,3}-{1,2}} right) times ({x}-{1,2})+0,0792 simeq 0,086
</annotation>
  </semantics>
</math>
</file>

<file path=Object 235/content.xml><?xml version="1.0" encoding="utf-8"?>
<math xmlns="http://www.w3.org/1998/Math/MathML">
  <semantics>
    <mrow>
      <mrow>
        <mi>x</mi>
        <mo stretchy="false">≃</mo>
        <mrow>
          <mn>1,220</mn>
        </mrow>
      </mrow>
    </mrow>
    <annotation encoding="StarMath 5.0">x simeq {1,220}</annotation>
  </semantics>
</math>
</file>

<file path=Object 236/content.xml><?xml version="1.0" encoding="utf-8"?>
<math xmlns="http://www.w3.org/1998/Math/MathML">
  <semantics>
    <mrow>
      <mrow>
        <mrow>
          <mi>y</mi>
          <mo stretchy="false">=</mo>
          <mrow>
            <mi>x</mi>
            <mo stretchy="false">×</mo>
            <msup>
              <mrow>
                <mn>10</mn>
              </mrow>
              <mrow>
                <mn>18</mn>
              </mrow>
            </msup>
          </mrow>
        </mrow>
        <mo stretchy="false">≃</mo>
        <mrow>
          <mrow>
            <mn>1,22</mn>
          </mrow>
          <mo stretchy="false">×</mo>
          <msup>
            <mrow>
              <mn>10</mn>
            </mrow>
            <mrow>
              <mn>18</mn>
            </mrow>
          </msup>
        </mrow>
      </mrow>
    </mrow>
    <annotation encoding="StarMath 5.0">y=x times {10}^{18}simeq{1,22} times {10}^{18}</annotation>
  </semantics>
</math>
</file>

<file path=Object 23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sup>
        <mo stretchy="false">[</mo>
        <mrow>
          <mn>2</mn>
        </mrow>
      </msup>
    </mrow>
    <annotation encoding="StarMath 5.0">\]{0} nitalic; + infinity \[^{2}</annotation>
  </semantics>
</math>
</file>

<file path=Object 238/content.xml><?xml version="1.0" encoding="utf-8"?>
<math xmlns="http://www.w3.org/1998/Math/MathML">
  <semantics>
    <mrow>
      <mi>ln</mi>
      <mrow>
        <mrow>
          <mo stretchy="false">(</mo>
          <mrow>
            <mi mathvariant="italic">xy</mi>
          </mrow>
          <mo stretchy="false">)</mo>
        </mrow>
        <mo stretchy="false">=</mo>
        <mi>ln</mi>
      </mrow>
      <mrow>
        <mrow>
          <mo stretchy="false">(</mo>
          <mrow>
            <mi>x</mi>
          </mrow>
          <mo stretchy="false">)</mo>
        </mrow>
        <mo stretchy="false">+</mo>
        <mi>ln</mi>
      </mrow>
      <mrow>
        <mo stretchy="false">(</mo>
        <mrow>
          <mi>y</mi>
        </mrow>
        <mo stretchy="false">)</mo>
      </mrow>
    </mrow>
    <annotation encoding="StarMath 5.0"> ln (xy)= ln (x)+ ln (y) </annotation>
  </semantics>
</math>
</file>

<file path=Object 239/content.xml><?xml version="1.0" encoding="utf-8"?>
<math xmlns="http://www.w3.org/1998/Math/MathML">
  <semantics>
    <mrow>
      <mrow>
        <mrow>
          <mn>123456789</mn>
        </mrow>
        <mo stretchy="false">×</mo>
        <mrow>
          <mn>9876543210</mn>
        </mrow>
      </mrow>
    </mrow>
    <annotation encoding="StarMath 5.0">{123456789} times {9876543210}</annotation>
  </semantics>
</math>
</file>

<file path=Object 24/content.xml><?xml version="1.0" encoding="utf-8"?>
<math xmlns="http://www.w3.org/1998/Math/MathML">
  <semantics>
    <mrow>
      <mi>y</mi>
    </mrow>
    <annotation encoding="StarMath 5.0">y</annotation>
  </semantics>
</math>
</file>

<file path=Object 240/content.xml><?xml version="1.0" encoding="utf-8"?>
<math xmlns="http://www.w3.org/1998/Math/MathML">
  <semantics>
    <mrow>
      <mi>ln</mi>
    </mrow>
    <annotation encoding="StarMath 5.0"> ln </annotation>
  </semantics>
</math>
</file>

<file path=Object 241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24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sup>
        <mo stretchy="false">[</mo>
        <mrow>
          <mn>2</mn>
        </mrow>
      </msup>
    </mrow>
    <annotation encoding="StarMath 5.0">\]{0} nitalic; + infinity \[^{2}</annotation>
  </semantics>
</math>
</file>

<file path=Object 243/content.xml><?xml version="1.0" encoding="utf-8"?>
<math xmlns="http://www.w3.org/1998/Math/MathML">
  <semantics>
    <mrow>
      <mi>f</mi>
      <mrow>
        <mrow>
          <mo stretchy="false">(</mo>
          <mrow>
            <mi mathvariant="italic">xy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f</mi>
      </mrow>
      <mrow>
        <mo stretchy="false">(</mo>
        <mrow>
          <mi>y</mi>
        </mrow>
        <mo stretchy="false">)</mo>
      </mrow>
    </mrow>
    <annotation encoding="StarMath 5.0"> f (xy)= f (x)+ f (y) </annotation>
  </semantics>
</math>
</file>

<file path=Object 244/content.xml><?xml version="1.0" encoding="utf-8"?>
<math xmlns="http://www.w3.org/1998/Math/MathML">
  <semantics>
    <mrow>
      <mi>f</mi>
      <mrow>
        <mrow>
          <mo stretchy="false">(</mo>
          <mrow>
            <mi mathvariant="italic">xy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f</mi>
      </mrow>
      <mrow>
        <mo stretchy="false">(</mo>
        <mrow>
          <mi>y</mi>
        </mrow>
        <mo stretchy="false">)</mo>
      </mrow>
    </mrow>
    <annotation encoding="StarMath 5.0"> f (xy)= f (x)+ f (y) </annotation>
  </semantics>
</math>
</file>

<file path=Object 24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46/content.xml><?xml version="1.0" encoding="utf-8"?>
<math xmlns="http://www.w3.org/1998/Math/MathML">
  <semantics>
    <mrow>
      <mi>f</mi>
    </mrow>
    <annotation encoding="StarMath 5.0">f</annotation>
  </semantics>
</math>
</file>

<file path=Object 247/content.xml><?xml version="1.0" encoding="utf-8"?>
<math xmlns="http://www.w3.org/1998/Math/MathML">
  <semantics>
    <mrow>
      <mi>f</mi>
      <mrow>
        <mrow>
          <mo stretchy="false">(</mo>
          <mrow>
            <mi mathvariant="italic">xy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f</mi>
      </mrow>
      <mrow>
        <mo stretchy="false">(</mo>
        <mrow>
          <mi>y</mi>
        </mrow>
        <mo stretchy="false">)</mo>
      </mrow>
    </mrow>
    <annotation encoding="StarMath 5.0"> f (xy)= f (x)+ f (y) </annotation>
  </semantics>
</math>
</file>

<file path=Object 248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49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i>f</mi>
      </mrow>
      <mrow>
        <mrow>
          <mo stretchy="false">(</mo>
          <mrow>
            <mrow>
              <mn>0</mn>
            </mrow>
          </mrow>
          <mo stretchy="false">)</mo>
        </mrow>
        <mo stretchy="false">+</mo>
        <mi>f</mi>
      </mrow>
      <mrow>
        <mo stretchy="false">(</mo>
        <mrow>
          <mrow>
            <mn>0</mn>
          </mrow>
        </mrow>
        <mo stretchy="false">)</mo>
      </mrow>
    </mrow>
    <annotation encoding="StarMath 5.0">f({0})=f({0})+f({0})</annotation>
  </semantics>
</math>
</file>

<file path=Object 25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x={nitalic e}^y</annotation>
  </semantics>
</math>
</file>

<file path=Object 250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0</mn>
        </mrow>
      </mrow>
    </mrow>
    <annotation encoding="StarMath 5.0">f({0})={0}</annotation>
  </semantics>
</math>
</file>

<file path=Object 25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52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25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sup>
        <mo stretchy="false">[</mo>
        <mrow>
          <mn>2</mn>
        </mrow>
      </msup>
    </mrow>
    <annotation encoding="StarMath 5.0">\]{0} nitalic; + infinity \[^{2}</annotation>
  </semantics>
</math>
</file>

<file path=Object 254/content.xml><?xml version="1.0" encoding="utf-8"?>
<math xmlns="http://www.w3.org/1998/Math/MathML">
  <semantics>
    <mrow>
      <mi>ln</mi>
      <mrow>
        <mrow>
          <mo stretchy="false">(</mo>
          <mrow>
            <mi mathvariant="italic">xy</mi>
          </mrow>
          <mo stretchy="false">)</mo>
        </mrow>
        <mo stretchy="false">=</mo>
        <mi>ln</mi>
      </mrow>
      <mrow>
        <mrow>
          <mo stretchy="false">(</mo>
          <mrow>
            <mi>x</mi>
          </mrow>
          <mo stretchy="false">)</mo>
        </mrow>
        <mo stretchy="false">+</mo>
        <mi>ln</mi>
      </mrow>
      <mrow>
        <mo stretchy="false">(</mo>
        <mrow>
          <mi>y</mi>
        </mrow>
        <mo stretchy="false">)</mo>
      </mrow>
    </mrow>
    <annotation encoding="StarMath 5.0"> ln (xy)= ln (x)+ ln (y) </annotation>
  </semantics>
</math>
</file>

<file path=Object 255/content.xml><?xml version="1.0" encoding="utf-8"?>
<math xmlns="http://www.w3.org/1998/Math/MathML">
  <semantics>
    <mrow>
      <mrow>
        <mo stretchy="false">(</mo>
        <mrow>
          <msub>
            <mtext>E</mtext>
            <mtext>A</mtext>
          </msub>
        </mrow>
        <mo stretchy="false">)</mo>
      </mrow>
    </mrow>
    <annotation encoding="StarMath 5.0">("E"_"A")</annotation>
  </semantics>
</math>
</file>

<file path=Object 256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×</mo>
              <mrow>
                <mn>0</mn>
              </mrow>
            </mrow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f</mi>
      </mrow>
      <mrow>
        <mo stretchy="false">(</mo>
        <mrow>
          <mrow>
            <mn>0</mn>
          </mrow>
        </mrow>
        <mo stretchy="false">)</mo>
      </mrow>
    </mrow>
    <annotation encoding="StarMath 5.0">f(x times {0})=f(x)+f({0})</annotation>
  </semantics>
</math>
</file>

<file path=Object 257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f</mi>
      </mrow>
      <mrow>
        <mo stretchy="false">(</mo>
        <mrow>
          <mrow>
            <mn>0</mn>
          </mrow>
        </mrow>
        <mo stretchy="false">)</mo>
      </mrow>
    </mrow>
    <annotation encoding="StarMath 5.0">f({0})=f(x)+f({0})</annotation>
  </semantics>
</math>
</file>

<file path=Object 25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f(x)={0}</annotation>
  </semantics>
</math>
</file>

<file path=Object 259/content.xml><?xml version="1.0" encoding="utf-8"?>
<math xmlns="http://www.w3.org/1998/Math/MathML">
  <semantics>
    <mrow>
      <mrow>
        <mi>k</mi>
        <mo stretchy="false">=</mo>
        <mfrac>
          <mrow>
            <mn>1</mn>
          </mrow>
          <mrow>
            <mi>ln</mi>
            <mrow>
              <mi>a</mi>
            </mrow>
          </mrow>
        </mfrac>
      </mrow>
    </mrow>
    <annotation encoding="StarMath 5.0">k={1}over{ ln {a}}</annotation>
  </semantics>
</math>
</file>

<file path=Object 26/content.xml><?xml version="1.0" encoding="utf-8"?>
<math xmlns="http://www.w3.org/1998/Math/MathML">
  <semantics>
    <mrow>
      <mrow>
        <mi>y</mi>
        <mo stretchy="false">=</mo>
        <mi>ln</mi>
      </mrow>
      <mrow>
        <mi>x</mi>
      </mrow>
    </mrow>
    <annotation encoding="StarMath 5.0">y=ln{x}</annotation>
  </semantics>
</math>
</file>

<file path=Object 260/content.xml><?xml version="1.0" encoding="utf-8"?>
<math xmlns="http://www.w3.org/1998/Math/MathML">
  <semantics>
    <mrow>
      <mrow>
        <mi>y</mi>
        <mo stretchy="false">=</mo>
        <mrow>
          <mn>0</mn>
        </mrow>
      </mrow>
    </mrow>
    <annotation encoding="StarMath 5.0">y={0}</annotation>
  </semantics>
</math>
</file>

<file path=Object 26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6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63/content.xml><?xml version="1.0" encoding="utf-8"?>
<math xmlns="http://www.w3.org/1998/Math/MathML">
  <semantics>
    <mrow>
      <mi>k</mi>
      <mrow>
        <mi>ln</mi>
        <mrow>
          <mi>x</mi>
        </mrow>
      </mrow>
    </mrow>
    <annotation encoding="StarMath 5.0">k{ ln {x}}</annotation>
  </semantics>
</math>
</file>

<file path=Object 264/content.xml><?xml version="1.0" encoding="utf-8"?>
<math xmlns="http://www.w3.org/1998/Math/MathML">
  <semantics>
    <mrow>
      <mrow>
        <mo stretchy="false">(</mo>
        <mrow>
          <msub>
            <mtext>E</mtext>
            <mtext>A</mtext>
          </msub>
        </mrow>
        <mo stretchy="false">)</mo>
      </mrow>
    </mrow>
    <annotation encoding="StarMath 5.0">("E"_"A")</annotation>
  </semantics>
</math>
</file>

<file path=Object 265/content.xml><?xml version="1.0" encoding="utf-8"?>
<math xmlns="http://www.w3.org/1998/Math/MathML">
  <semantics>
    <mrow>
      <mi>f</mi>
    </mrow>
    <annotation encoding="StarMath 5.0">f</annotation>
  </semantics>
</math>
</file>

<file path=Object 266/content.xml><?xml version="1.0" encoding="utf-8"?>
<math xmlns="http://www.w3.org/1998/Math/MathML">
  <semantics>
    <mrow>
      <mrow>
        <mo stretchy="false">(</mo>
        <mrow>
          <msub>
            <mtext>E</mtext>
            <mtext>A</mtext>
          </msub>
        </mrow>
        <mo stretchy="false">)</mo>
      </mrow>
    </mrow>
    <annotation encoding="StarMath 5.0">("E"_"A")</annotation>
  </semantics>
</math>
</file>

<file path=Object 26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68/content.xml><?xml version="1.0" encoding="utf-8"?>
<math xmlns="http://www.w3.org/1998/Math/MathML">
  <semantics>
    <mrow>
      <mrow>
        <mrow>
          <mi>x</mi>
          <mo stretchy="false">=</mo>
          <mi>y</mi>
        </mrow>
        <mo stretchy="false">=</mo>
        <mrow>
          <mn>1</mn>
        </mrow>
      </mrow>
    </mrow>
    <annotation encoding="StarMath 5.0">x=y={1}</annotation>
  </semantics>
</math>
</file>

<file path=Object 269/content.xml><?xml version="1.0" encoding="utf-8"?>
<math xmlns="http://www.w3.org/1998/Math/MathML">
  <semantics>
    <mrow>
      <mi>f</mi>
      <mrow>
        <mrow>
          <mo stretchy="false">(</mo>
          <mrow>
            <mrow>
              <mrow>
                <mn>1</mn>
              </mrow>
              <mo stretchy="false">×</mo>
              <mrow>
                <mn>1</mn>
              </mrow>
            </mrow>
          </mrow>
          <mo stretchy="false">)</mo>
        </mrow>
        <mo stretchy="false">=</mo>
        <mi>f</mi>
      </mrow>
      <mrow>
        <mrow>
          <mo stretchy="false">(</mo>
          <mrow>
            <mrow>
              <mn>1</mn>
            </mrow>
          </mrow>
          <mo stretchy="false">)</mo>
        </mrow>
        <mo stretchy="false">+</mo>
        <mrow>
          <mo stretchy="false">(</mo>
          <mrow>
            <mrow>
              <mn>1</mn>
            </mrow>
          </mrow>
          <mo stretchy="false">)</mo>
        </mrow>
      </mrow>
    </mrow>
    <annotation encoding="StarMath 5.0">f({1} times {1})=f({1})+({1})</annotation>
  </semantics>
</math>
</file>

<file path=Object 27/content.xml><?xml version="1.0" encoding="utf-8"?>
<math xmlns="http://www.w3.org/1998/Math/MathML">
  <semantics>
    <mrow>
      <mrow>
        <mi>y</mi>
        <mo stretchy="false">=</mo>
        <mi>ln</mi>
      </mrow>
      <mrow>
        <mi>x</mi>
      </mrow>
    </mrow>
    <annotation encoding="StarMath 5.0">y=ln{x}</annotation>
  </semantics>
</math>
</file>

<file path=Object 270/content.xml><?xml version="1.0" encoding="utf-8"?>
<math xmlns="http://www.w3.org/1998/Math/MathML">
  <semantics>
    <mrow>
      <mi>f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0</mn>
        </mrow>
      </mrow>
    </mrow>
    <annotation encoding="StarMath 5.0">f({1})={0}</annotation>
  </semantics>
</math>
</file>

<file path=Object 271/content.xml><?xml version="1.0" encoding="utf-8"?>
<math xmlns="http://www.w3.org/1998/Math/MathML">
  <semantics>
    <mrow>
      <mfenced open="(" close=")">
        <mrow>
          <mrow>
            <mi>a</mi>
            <mo stretchy="false">=</mo>
            <msup>
              <mtext>e</mtext>
              <mrow>
                <mfrac>
                  <mrow>
                    <mn>1</mn>
                  </mrow>
                  <mrow>
                    <mi>k</mi>
                  </mrow>
                </mfrac>
              </mrow>
            </msup>
          </mrow>
        </mrow>
      </mfenced>
    </mrow>
    <annotation encoding="StarMath 5.0">left( alignc a="e"^{{1}over{k}} right)</annotation>
  </semantics>
</math>
</file>

<file path=Object 272/content.xml><?xml version="1.0" encoding="utf-8"?>
<math xmlns="http://www.w3.org/1998/Math/MathML">
  <semantics>
    <mrow>
      <mi>k</mi>
      <mrow>
        <mi>ln</mi>
        <mrow>
          <mi>x</mi>
        </mrow>
      </mrow>
    </mrow>
    <annotation encoding="StarMath 5.0">k{ ln {x}}</annotation>
  </semantics>
</math>
</file>

<file path=Object 273/content.xml><?xml version="1.0" encoding="utf-8"?>
<math xmlns="http://www.w3.org/1998/Math/MathML">
  <semantics>
    <mrow>
      <msub>
        <mi>f</mi>
        <mi>y</mi>
      </msub>
    </mrow>
    <annotation encoding="StarMath 5.0">f_y</annotation>
  </semantics>
</math>
</file>

<file path=Object 27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75/content.xml><?xml version="1.0" encoding="utf-8"?>
<math xmlns="http://www.w3.org/1998/Math/MathML">
  <semantics>
    <mrow>
      <msub>
        <mi>f</mi>
        <mi>y</mi>
      </msub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 mathvariant="italic">xy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f</mi>
      </mrow>
      <mrow>
        <mo stretchy="false">(</mo>
        <mrow>
          <mi>y</mi>
        </mrow>
        <mo stretchy="false">)</mo>
      </mrow>
    </mrow>
    <annotation encoding="StarMath 5.0">f_y(x)=f(xy)=f(x)+f(y)</annotation>
  </semantics>
</math>
</file>

<file path=Object 276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 mathvariant="italic">yf</mi>
      </mrow>
      <mi>'</mi>
      <mrow>
        <mo stretchy="false">(</mo>
        <mrow>
          <mi mathvariant="italic">xy</mi>
        </mrow>
        <mo stretchy="false">)</mo>
      </mrow>
    </mrow>
    <annotation encoding="StarMath 5.0">f'(x)=yf'(xy)</annotation>
  </semantics>
</math>
</file>

<file path=Object 277/content.xml><?xml version="1.0" encoding="utf-8"?>
<math xmlns="http://www.w3.org/1998/Math/MathML">
  <semantics>
    <mrow>
      <mrow>
        <mi>x</mi>
        <mo stretchy="false">=</mo>
        <mrow>
          <mn>1</mn>
        </mrow>
      </mrow>
    </mrow>
    <annotation encoding="StarMath 5.0">x={1}</annotation>
  </semantics>
</math>
</file>

<file path=Object 278/content.xml><?xml version="1.0" encoding="utf-8"?>
<math xmlns="http://www.w3.org/1998/Math/MathML">
  <semantics>
    <mrow>
      <mi>f</mi>
      <mi>'</mi>
      <mrow>
        <mrow>
          <mo stretchy="false">(</mo>
          <mrow>
            <mi>y</mi>
          </mrow>
          <mo stretchy="false">)</mo>
        </mrow>
        <mo stretchy="false">=</mo>
        <mfrac>
          <mrow>
            <mi>f</mi>
            <mi>'</mi>
            <mrow>
              <mo stretchy="false">(</mo>
              <mrow>
                <mrow>
                  <mn>1</mn>
                </mrow>
              </mrow>
              <mo stretchy="false">)</mo>
            </mrow>
          </mrow>
          <mrow>
            <mi>y</mi>
          </mrow>
        </mfrac>
      </mrow>
    </mrow>
    <annotation encoding="StarMath 5.0">f'(y)={f'({1})}over{y}</annotation>
  </semantics>
</math>
</file>

<file path=Object 279/content.xml><?xml version="1.0" encoding="utf-8"?>
<math xmlns="http://www.w3.org/1998/Math/MathML">
  <semantics>
    <mrow>
      <mi>f</mi>
      <mi>'</mi>
      <mrow>
        <mrow>
          <mo stretchy="false">(</mo>
          <mrow>
            <mi>y</mi>
          </mrow>
          <mo stretchy="false">)</mo>
        </mrow>
        <mo stretchy="false">=</mo>
        <mfrac>
          <mrow>
            <mi>k</mi>
          </mrow>
          <mrow>
            <mi>y</mi>
          </mrow>
        </mfrac>
      </mrow>
    </mrow>
    <annotation encoding="StarMath 5.0">f'(y)={k}over{y}</annotation>
  </semantics>
</math>
</file>

<file path=Object 28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x={nitalic e}^y</annotation>
  </semantics>
</math>
</file>

<file path=Object 280/content.xml><?xml version="1.0" encoding="utf-8"?>
<math xmlns="http://www.w3.org/1998/Math/MathML">
  <semantics>
    <mrow>
      <mrow>
        <mi>k</mi>
        <mo stretchy="false">=</mo>
        <mi>f</mi>
      </mrow>
      <mi>'</mi>
      <mrow>
        <mo stretchy="false">(</mo>
        <mrow>
          <mrow>
            <mn>1</mn>
          </mrow>
        </mrow>
        <mo stretchy="false">)</mo>
      </mrow>
    </mrow>
    <annotation encoding="StarMath 5.0">k=f'({1})</annotation>
  </semantics>
</math>
</file>

<file path=Object 281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82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k</mi>
      </mrow>
      <mrow>
        <mi>ln</mi>
        <mrow>
          <mi>x</mi>
        </mrow>
      </mrow>
    </mrow>
    <annotation encoding="StarMath 5.0">h(x)=f(x)-k{ ln {x}}</annotation>
  </semantics>
</math>
</file>

<file path=Object 283/content.xml><?xml version="1.0" encoding="utf-8"?>
<math xmlns="http://www.w3.org/1998/Math/MathML">
  <semantics>
    <mrow>
      <mrow>
        <mi>k</mi>
        <mo stretchy="false">=</mo>
        <mi>f</mi>
      </mrow>
      <mi>'</mi>
      <mrow>
        <mo stretchy="false">(</mo>
        <mrow>
          <mrow>
            <mn>1</mn>
          </mrow>
        </mrow>
        <mo stretchy="false">)</mo>
      </mrow>
    </mrow>
    <annotation encoding="StarMath 5.0">k=f'({1})</annotation>
  </semantics>
</math>
</file>

<file path=Object 284/content.xml><?xml version="1.0" encoding="utf-8"?>
<math xmlns="http://www.w3.org/1998/Math/MathML">
  <semantics>
    <mrow>
      <mi>h</mi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row>
          <mrow>
            <mo stretchy="false">(</mo>
            <mrow>
              <mi>x</mi>
            </mrow>
            <mo stretchy="false">)</mo>
          </mrow>
          <mo stretchy="false">−</mo>
          <mfrac>
            <mrow>
              <mi>k</mi>
            </mrow>
            <mrow>
              <mi>x</mi>
            </mrow>
          </mfrac>
        </mrow>
        <mo stretchy="false">=</mo>
        <mrow>
          <mn>0</mn>
        </mrow>
      </mrow>
    </mrow>
    <annotation encoding="StarMath 5.0">h'(x)=f'(x)-{k}over{x}={0}</annotation>
  </semantics>
</math>
</file>

<file path=Object 28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86/content.xml><?xml version="1.0" encoding="utf-8"?>
<math xmlns="http://www.w3.org/1998/Math/MathML">
  <semantics>
    <mrow>
      <mi>h</mi>
      <mrow>
        <mrow>
          <mo stretchy="false">(</mo>
          <mrow>
            <mrow>
              <mn>1</mn>
            </mrow>
          </mrow>
          <mo stretchy="false">)</mo>
        </mrow>
        <mo stretchy="false">=</mo>
        <mi>f</mi>
      </mrow>
      <mrow>
        <mrow>
          <mo stretchy="false">(</mo>
          <mrow>
            <mrow>
              <mn>1</mn>
            </mrow>
          </mrow>
          <mo stretchy="false">)</mo>
        </mrow>
        <mo stretchy="false">−</mo>
        <mi>k</mi>
      </mrow>
      <mrow>
        <mrow>
          <mrow>
            <mi>ln</mi>
            <mrow>
              <mn>1</mn>
            </mrow>
          </mrow>
          <mo stretchy="false">=</mo>
          <mrow>
            <mn>0</mn>
          </mrow>
        </mrow>
        <mo stretchy="false">=</mo>
        <mi>h</mi>
      </mrow>
      <mrow>
        <mo stretchy="false">(</mo>
        <mrow>
          <mi>x</mi>
        </mrow>
        <mo stretchy="false">)</mo>
      </mrow>
    </mrow>
    <annotation encoding="StarMath 5.0">h({1})=f({1})-k{ ln {1}}={0}=h(x)</annotation>
  </semantics>
</math>
</file>

<file path=Object 28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  <mrow>
        <mi>ln</mi>
        <mrow>
          <mi>x</mi>
        </mrow>
      </mrow>
    </mrow>
    <annotation encoding="StarMath 5.0">f(x)=k{ ln {x}}</annotation>
  </semantics>
</math>
</file>

<file path=Object 288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89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x</mi>
          </mrow>
          <mo stretchy="false">)</mo>
        </mrow>
        <mo stretchy="false">=</mo>
        <mi>k</mi>
      </mrow>
      <mrow>
        <mi>ln</mi>
        <mrow>
          <mi>x</mi>
        </mrow>
      </mrow>
    </mrow>
    <annotation encoding="StarMath 5.0">f_k(x)=k{ ln {x}}</annotation>
  </semantics>
</math>
</file>

<file path=Object 29/content.xml><?xml version="1.0" encoding="utf-8"?>
<math xmlns="http://www.w3.org/1998/Math/MathML">
  <semantics>
    <mrow>
      <mi>M</mi>
      <mrow>
        <mo stretchy="false">(</mo>
        <mrow>
          <mi>y</mi>
          <mstyle mathvariant="normal">
            <mrow>
              <mi mathvariant="normal">;</mi>
            </mrow>
          </mstyle>
          <mi>x</mi>
        </mrow>
        <mo stretchy="false">)</mo>
      </mrow>
    </mrow>
    <annotation encoding="StarMath 5.0">M(y nitalic; x)</annotation>
  </semantics>
</math>
</file>

<file path=Object 290/content.xml><?xml version="1.0" encoding="utf-8"?>
<math xmlns="http://www.w3.org/1998/Math/MathML">
  <semantics>
    <mrow>
      <mrow>
        <mi>y</mi>
        <mo stretchy="false">&gt;</mo>
        <mrow>
          <mn>0</mn>
        </mrow>
      </mrow>
    </mrow>
    <annotation encoding="StarMath 5.0">y&gt;{0}</annotation>
  </semantics>
</math>
</file>

<file path=Object 291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 mathvariant="italic">xy</mi>
          </mrow>
          <mo stretchy="false">)</mo>
        </mrow>
        <mo stretchy="false">=</mo>
        <mi>k</mi>
      </mrow>
      <mrow>
        <mrow>
          <mi>ln</mi>
          <mrow>
            <mi mathvariant="italic">xy</mi>
          </mrow>
        </mrow>
        <mo stretchy="false">=</mo>
        <mi>k</mi>
      </mrow>
      <mrow>
        <mrow>
          <mi>ln</mi>
          <mrow>
            <mi>x</mi>
          </mrow>
        </mrow>
        <mo stretchy="false">+</mo>
        <mi>k</mi>
      </mrow>
      <mrow>
        <mrow>
          <mi>ln</mi>
          <mrow>
            <mi>y</mi>
          </mrow>
        </mrow>
        <mo stretchy="false">=</mo>
        <msub>
          <mi>f</mi>
          <mi>k</mi>
        </msub>
      </mrow>
      <mrow>
        <mrow>
          <mo stretchy="false">(</mo>
          <mrow>
            <mi>x</mi>
          </mrow>
          <mo stretchy="false">)</mo>
        </mrow>
        <mo stretchy="false">+</mo>
        <msub>
          <mi>f</mi>
          <mi>k</mi>
        </msub>
      </mrow>
      <mrow>
        <mo stretchy="false">(</mo>
        <mrow>
          <mi>y</mi>
        </mrow>
        <mo stretchy="false">)</mo>
      </mrow>
    </mrow>
    <annotation encoding="StarMath 5.0">f_k(xy)=k{ ln {xy}}=k{ ln {x}}+k{ ln {y}}=f_k(x)+f_k(y)</annotation>
  </semantics>
</math>
</file>

<file path=Object 29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93/content.xml><?xml version="1.0" encoding="utf-8"?>
<math xmlns="http://www.w3.org/1998/Math/MathML">
  <semantics>
    <mrow>
      <mrow>
        <mo stretchy="false">(</mo>
        <mrow>
          <msub>
            <mtext>E</mtext>
            <mtext>A</mtext>
          </msub>
        </mrow>
        <mo stretchy="false">)</mo>
      </mrow>
    </mrow>
    <annotation encoding="StarMath 5.0">("E"_"A")</annotation>
  </semantics>
</math>
</file>

<file path=Object 294/content.xml><?xml version="1.0" encoding="utf-8"?>
<math xmlns="http://www.w3.org/1998/Math/MathML">
  <semantics>
    <mrow>
      <mi>k</mi>
      <mrow>
        <mi>ln</mi>
        <mrow>
          <mi>x</mi>
        </mrow>
      </mrow>
    </mrow>
    <annotation encoding="StarMath 5.0">k{ ln {x}}</annotation>
  </semantics>
</math>
</file>

<file path=Object 295/content.xml><?xml version="1.0" encoding="utf-8"?>
<math xmlns="http://www.w3.org/1998/Math/MathML">
  <semantics>
    <mrow>
      <mfrac>
        <mrow>
          <mi>ln</mi>
          <mrow>
            <mi>x</mi>
          </mrow>
        </mrow>
        <mrow>
          <mi>ln</mi>
          <mrow>
            <mi>a</mi>
          </mrow>
        </mrow>
      </mfrac>
    </mrow>
    <annotation encoding="StarMath 5.0">{ ln {x}}over{ ln {a}}</annotation>
  </semantics>
</math>
</file>

<file path=Object 296/content.xml><?xml version="1.0" encoding="utf-8"?>
<math xmlns="http://www.w3.org/1998/Math/MathML">
  <semantics>
    <mrow>
      <mi>ln</mi>
      <mrow>
        <mrow>
          <mi>x</mi>
        </mrow>
        <mo stretchy="false">=</mo>
        <mrow>
          <mo stretchy="false">−</mo>
          <mi>ln</mi>
        </mrow>
      </mrow>
      <mrow>
        <mfrac>
          <mrow>
            <mn>1</mn>
          </mrow>
          <mi>x</mi>
        </mfrac>
      </mrow>
    </mrow>
    <annotation encoding="StarMath 5.0">ln{x}=- ln{{1} over x}</annotation>
  </semantics>
</math>
</file>

<file path=Object 29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row>
            <mi>ln</mi>
            <mi>x</mi>
          </mrow>
          <msup>
            <mi>x</mi>
            <mi>n</mi>
          </msup>
        </mfrac>
      </mrow>
      <mo stretchy="false">=</mo>
      <mn>0</mn>
    </mrow>
    <annotation encoding="StarMath 5.0"> Lim from{ x rightarrow +infinity  } { {ln{x}} over x^n} =0</annotation>
  </semantics>
</math>
</file>

<file path=Object 3/content.xml><?xml version="1.0" encoding="utf-8"?>
<math xmlns="http://www.w3.org/1998/Math/MathML">
  <semantics>
    <mrow>
      <mi>ln</mi>
      <mrow>
        <mrow>
          <mrow>
            <mn>1</mn>
          </mrow>
          <mo stretchy="false">=</mo>
          <mrow>
            <mn>0</mn>
          </mrow>
        </mrow>
      </mrow>
    </mrow>
    <annotation encoding="StarMath 5.0">ln{{1}={0}}</annotation>
  </semantics>
</math>
</file>

<file path=Object 30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31/content.xml><?xml version="1.0" encoding="utf-8"?>
<math xmlns="http://www.w3.org/1998/Math/MathML">
  <semantics>
    <mrow>
      <mi>exp</mi>
    </mrow>
    <annotation encoding="StarMath 5.0">exp</annotation>
  </semantics>
</math>
</file>

<file path=Object 32/content.xml><?xml version="1.0" encoding="utf-8"?>
<math xmlns="http://www.w3.org/1998/Math/MathML">
  <semantics>
    <mrow>
      <mi>ln</mi>
    </mrow>
    <annotation encoding="StarMath 5.0">ln</annotation>
  </semantics>
</math>
</file>

<file path=Object 33/content.xml><?xml version="1.0" encoding="utf-8"?>
<math xmlns="http://www.w3.org/1998/Math/MathML">
  <semantics>
    <mrow>
      <mi>ln</mi>
      <mrow>
        <mrow>
          <mi>a</mi>
        </mrow>
        <mo stretchy="false">&gt;</mo>
        <mrow>
          <mn>0</mn>
        </mrow>
      </mrow>
    </mrow>
    <annotation encoding="StarMath 5.0">ln{a}&gt;{0}</annotation>
  </semantics>
</math>
</file>

<file path=Object 3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35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36/content.xml><?xml version="1.0" encoding="utf-8"?>
<math xmlns="http://www.w3.org/1998/Math/MathML">
  <semantics>
    <mrow>
      <mi>ln</mi>
      <mrow>
        <mrow>
          <mi>a</mi>
        </mrow>
        <mo stretchy="false">&lt;</mo>
        <mrow>
          <mn>0</mn>
        </mrow>
      </mrow>
    </mrow>
    <annotation encoding="StarMath 5.0">ln{a}&lt;{0}</annotation>
  </semantics>
</math>
</file>

<file path=Object 37/content.xml><?xml version="1.0" encoding="utf-8"?>
<math xmlns="http://www.w3.org/1998/Math/MathML">
  <semantics>
    <mrow>
      <mrow>
        <mrow>
          <mrow>
            <mn>0</mn>
          </mrow>
          <mo stretchy="false">&lt;</mo>
          <mi>a</mi>
        </mrow>
        <mo stretchy="false">&lt;</mo>
        <mrow>
          <mn>1</mn>
        </mrow>
      </mrow>
    </mrow>
    <annotation encoding="StarMath 5.0">{0}&lt;a&lt;{1}</annotation>
  </semantics>
</math>
</file>

<file path=Object 38/content.xml><?xml version="1.0" encoding="utf-8"?>
<math xmlns="http://www.w3.org/1998/Math/MathML">
  <semantics>
    <mrow>
      <mi>ln</mi>
      <mrow>
        <mrow>
          <mi>a</mi>
        </mrow>
        <mo stretchy="false">&lt;</mo>
        <mi>ln</mi>
      </mrow>
      <mrow>
        <mi>b</mi>
      </mrow>
    </mrow>
    <annotation encoding="StarMath 5.0">ln{a}&lt;ln{b}</annotation>
  </semantics>
</math>
</file>

<file path=Object 39/content.xml><?xml version="1.0" encoding="utf-8"?>
<math xmlns="http://www.w3.org/1998/Math/MathML">
  <semantics>
    <mrow>
      <mrow>
        <mrow>
          <mrow>
            <mn>0</mn>
          </mrow>
          <mo stretchy="false">&lt;</mo>
          <mi>a</mi>
        </mrow>
        <mo stretchy="false">&lt;</mo>
        <mi>b</mi>
      </mrow>
    </mrow>
    <annotation encoding="StarMath 5.0">{0}&lt;a&lt;b</annotation>
  </semantics>
</math>
</file>

<file path=Object 4/content.xml><?xml version="1.0" encoding="utf-8"?>
<math xmlns="http://www.w3.org/1998/Math/MathML">
  <semantics>
    <mrow>
      <mi>ln</mi>
    </mrow>
    <annotation encoding="StarMath 5.0">ln</annotation>
  </semantics>
</math>
</file>

<file path=Object 40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a</mi>
            </mrow>
          </mrow>
        </msup>
        <mo stretchy="false">&lt;</mo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b</mi>
            </mrow>
          </mrow>
        </msup>
      </mrow>
    </mrow>
    <annotation encoding="StarMath 5.0">{nitalic e}^{ln{a}}&lt;{nitalic e}^{ln{b}}</annotation>
  </semantics>
</math>
</file>

<file path=Object 41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2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43/content.xml><?xml version="1.0" encoding="utf-8"?>
<math xmlns="http://www.w3.org/1998/Math/MathML">
  <semantics>
    <mrow>
      <mi>ln</mi>
      <mrow>
        <mrow>
          <mi>a</mi>
        </mrow>
        <mo stretchy="false">=</mo>
        <mi>ln</mi>
      </mrow>
      <mrow>
        <mi>b</mi>
      </mrow>
    </mrow>
    <annotation encoding="StarMath 5.0">ln{a}=ln{b}</annotation>
  </semantics>
</math>
</file>

<file path=Object 44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</annotation>
  </semantics>
</math>
</file>

<file path=Object 45/content.xml><?xml version="1.0" encoding="utf-8"?>
<math xmlns="http://www.w3.org/1998/Math/MathML">
  <semantics>
    <mrow>
      <mi>ln</mi>
      <mrow>
        <mrow>
          <mi>a</mi>
        </mrow>
        <mo stretchy="false">&lt;</mo>
        <mi>ln</mi>
      </mrow>
      <mrow>
        <mi>b</mi>
      </mrow>
    </mrow>
    <annotation encoding="StarMath 5.0">ln{a}&lt;ln{b}</annotation>
  </semantics>
</math>
</file>

<file path=Object 46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4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8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49/content.xml><?xml version="1.0" encoding="utf-8"?>
<math xmlns="http://www.w3.org/1998/Math/MathML">
  <semantics>
    <mrow>
      <mi>ln</mi>
      <mrow>
        <mrow>
          <mo stretchy="false">(</mo>
          <mrow>
            <mi mathvariant="italic">ab</mi>
          </mrow>
          <mo stretchy="false">)</mo>
        </mrow>
        <mo stretchy="false">=</mo>
        <mi>ln</mi>
      </mrow>
      <mrow>
        <mrow>
          <mo stretchy="false">(</mo>
          <mrow>
            <mi>a</mi>
          </mrow>
          <mo stretchy="false">)</mo>
        </mrow>
        <mo stretchy="false">+</mo>
        <mi>ln</mi>
      </mrow>
      <mrow>
        <mo stretchy="false">(</mo>
        <mrow>
          <mi>b</mi>
        </mrow>
        <mo stretchy="false">)</mo>
      </mrow>
    </mrow>
    <annotation encoding="StarMath 5.0">ln(ab)=ln(a)+ln(b)</annotation>
  </semantics>
</math>
</file>

<file path=Object 5/content.xml><?xml version="1.0" encoding="utf-8"?>
<math xmlns="http://www.w3.org/1998/Math/MathML">
  <semantics>
    <mrow>
      <mrow>
        <mi>y</mi>
        <mo stretchy="false">&gt;</mo>
        <mrow>
          <mn>0</mn>
        </mrow>
      </mrow>
    </mrow>
    <annotation encoding="StarMath 5.0">y&gt;{0}</annotation>
  </semantics>
</math>
</file>

<file path=Object 50/content.xml><?xml version="1.0" encoding="utf-8"?>
<math xmlns="http://www.w3.org/1998/Math/MathML">
  <semantics>
    <mrow>
      <mrow>
        <mi>A</mi>
        <mo stretchy="false">=</mo>
        <mi>ln</mi>
      </mrow>
      <mrow>
        <mo stretchy="false">(</mo>
        <mrow>
          <mi mathvariant="italic">ab</mi>
        </mrow>
        <mo stretchy="false">)</mo>
      </mrow>
    </mrow>
    <annotation encoding="StarMath 5.0">A=ln(ab)</annotation>
  </semantics>
</math>
</file>

<file path=Object 51/content.xml><?xml version="1.0" encoding="utf-8"?>
<math xmlns="http://www.w3.org/1998/Math/MathML">
  <semantics>
    <mrow>
      <mrow>
        <mi>B</mi>
        <mo stretchy="false">=</mo>
        <mi>ln</mi>
      </mrow>
      <mrow>
        <mrow>
          <mo stretchy="false">(</mo>
          <mrow>
            <mi>a</mi>
          </mrow>
          <mo stretchy="false">)</mo>
        </mrow>
        <mo stretchy="false">+</mo>
        <mi>ln</mi>
      </mrow>
      <mrow>
        <mo stretchy="false">(</mo>
        <mrow>
          <mi>b</mi>
        </mrow>
        <mo stretchy="false">)</mo>
      </mrow>
    </mrow>
    <annotation encoding="StarMath 5.0">B=ln(a)+ln(b)</annotation>
  </semantics>
</math>
</file>

<file path=Object 5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A</mi>
        </msup>
        <mo stretchy="false">=</mo>
        <mi mathvariant="italic">ab</mi>
      </mrow>
    </mrow>
    <annotation encoding="StarMath 5.0">{nitalic e}^A=ab</annotation>
  </semantics>
</math>
</file>

<file path=Object 53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54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55/content.xml><?xml version="1.0" encoding="utf-8"?>
<math xmlns="http://www.w3.org/1998/Math/MathML">
  <semantics>
    <mrow>
      <mrow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i>B</mi>
            </msup>
            <mo stretchy="false">=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ln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+</mo>
                  <mi>ln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</msup>
          </mrow>
          <mo stretchy="false">=</mo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ln</mi>
                <mrow>
                  <mo stretchy="false">(</mo>
                  <mrow>
                    <mi>a</mi>
                  </mrow>
                  <mo stretchy="false">)</mo>
                </mrow>
              </mrow>
            </msup>
            <mo stretchy="false">×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ln</mi>
                <mrow>
                  <mo stretchy="false">(</mo>
                  <mrow>
                    <mi>b</mi>
                  </mrow>
                  <mo stretchy="false">)</mo>
                </mrow>
              </mrow>
            </msup>
          </mrow>
        </mrow>
        <mo stretchy="false">=</mo>
        <mi mathvariant="italic">ab</mi>
      </mrow>
    </mrow>
    <annotation encoding="StarMath 5.0">{nitalic e}^B={nitalic e}^{ln(a)+ln(b)}={nitalic e}^{ln(a)} times {nitalic e}^{ln(b)}=ab</annotation>
  </semantics>
</math>
</file>

<file path=Object 5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A</mi>
        </msup>
        <mo stretchy="false">=</mo>
        <msup>
          <mrow>
            <mstyle mathvariant="normal">
              <mrow>
                <mi mathvariant="normal">e</mi>
              </mrow>
            </mstyle>
          </mrow>
          <mi>B</mi>
        </msup>
      </mrow>
    </mrow>
    <annotation encoding="StarMath 5.0">{nitalic e}^A={nitalic e}^B</annotation>
  </semantics>
</math>
</file>

<file path=Object 57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</annotation>
  </semantics>
</math>
</file>

<file path=Object 58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5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x</mi>
            </mrow>
          </mrow>
        </msup>
        <mo stretchy="false">=</mo>
        <mi>x</mi>
      </mrow>
    </mrow>
    <annotation encoding="StarMath 5.0">{nitalic e}^{ln{x}}=x</annotation>
  </semantics>
</math>
</file>

<file path=Object 6/content.xml><?xml version="1.0" encoding="utf-8"?>
<math xmlns="http://www.w3.org/1998/Math/MathML">
  <semantics>
    <mrow>
      <mi>M</mi>
      <mi>'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'(x nitalic; y)</annotation>
  </semantics>
</math>
</file>

<file path=Object 60/content.xml><?xml version="1.0" encoding="utf-8"?>
<math xmlns="http://www.w3.org/1998/Math/MathML">
  <semantics>
    <mrow>
      <mi>ln</mi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  <mo stretchy="false">)</mo>
        </mrow>
        <mo stretchy="false">=</mo>
        <mi>x</mi>
      </mrow>
    </mrow>
    <annotation encoding="StarMath 5.0">ln({nitalic e}^x)=x</annotation>
  </semantics>
</math>
</file>

<file path=Object 61/content.xml><?xml version="1.0" encoding="utf-8"?>
<math xmlns="http://www.w3.org/1998/Math/MathML">
  <semantics>
    <mrow>
      <mi>ln</mi>
    </mrow>
    <annotation encoding="StarMath 5.0">ln</annotation>
  </semantics>
</math>
</file>

<file path=Object 62/content.xml><?xml version="1.0" encoding="utf-8"?>
<math xmlns="http://www.w3.org/1998/Math/MathML">
  <semantics>
    <mrow>
      <mi>ln</mi>
      <mrow>
        <mrow>
          <mfrac>
            <mrow>
              <mn>1</mn>
            </mrow>
            <mi>b</mi>
          </mfrac>
        </mrow>
        <mo stretchy="false">=</mo>
        <mrow>
          <mo stretchy="false">−</mo>
          <mi>ln</mi>
        </mrow>
      </mrow>
      <mrow>
        <mi>b</mi>
      </mrow>
    </mrow>
    <annotation encoding="StarMath 5.0">ln{{1} over b}=-ln{b}</annotation>
  </semantics>
</math>
</file>

<file path=Object 63/content.xml><?xml version="1.0" encoding="utf-8"?>
<math xmlns="http://www.w3.org/1998/Math/MathML">
  <semantics>
    <mrow>
      <mi>ln</mi>
      <mrow>
        <mrow>
          <mfrac>
            <mi>a</mi>
            <mi>b</mi>
          </mfrac>
        </mrow>
        <mo stretchy="false">=</mo>
        <mi>ln</mi>
      </mrow>
      <mrow>
        <mrow>
          <mi>a</mi>
        </mrow>
        <mo stretchy="false">−</mo>
        <mi>ln</mi>
      </mrow>
      <mrow>
        <mi>b</mi>
      </mrow>
    </mrow>
    <annotation encoding="StarMath 5.0">ln{a over b}=ln{a}-ln{b}</annotation>
  </semantics>
</math>
</file>

<file path=Object 64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65/content.xml><?xml version="1.0" encoding="utf-8"?>
<math xmlns="http://www.w3.org/1998/Math/MathML">
  <semantics>
    <mrow>
      <mrow>
        <mrow>
          <mi>b</mi>
          <mo stretchy="false">×</mo>
          <mrow>
            <mfrac>
              <mrow>
                <mn>1</mn>
              </mrow>
              <mi>b</mi>
            </mfrac>
          </mrow>
        </mrow>
        <mo stretchy="false">=</mo>
        <mrow>
          <mn>1</mn>
        </mrow>
      </mrow>
    </mrow>
    <annotation encoding="StarMath 5.0">b times {{1} over b}={1}</annotation>
  </semantics>
</math>
</file>

<file path=Object 66/content.xml><?xml version="1.0" encoding="utf-8"?>
<math xmlns="http://www.w3.org/1998/Math/MathML">
  <semantics>
    <mrow>
      <mi>ln</mi>
      <mrow>
        <mfenced open="(" close=")">
          <mrow>
            <mrow>
              <mi>b</mi>
              <mo stretchy="false">×</mo>
              <mrow>
                <mfrac>
                  <mrow>
                    <mn>1</mn>
                  </mrow>
                  <mi>b</mi>
                </mfrac>
              </mrow>
            </mrow>
          </mrow>
        </mfenced>
        <mo stretchy="false">=</mo>
        <mrow>
          <mn>0</mn>
        </mrow>
      </mrow>
    </mrow>
    <annotation encoding="StarMath 5.0">ln left(b times {{1} over b} right)={0}</annotation>
  </semantics>
</math>
</file>

<file path=Object 67/content.xml><?xml version="1.0" encoding="utf-8"?>
<math xmlns="http://www.w3.org/1998/Math/MathML">
  <semantics>
    <mrow>
      <mi>ln</mi>
      <mrow>
        <mrow>
          <mi>b</mi>
        </mrow>
        <mo stretchy="false">+</mo>
        <mi>ln</mi>
      </mrow>
      <mrow>
        <mrow>
          <mfrac>
            <mrow>
              <mn>1</mn>
            </mrow>
            <mi>b</mi>
          </mfrac>
        </mrow>
        <mo stretchy="false">=</mo>
        <mrow>
          <mn>0</mn>
        </mrow>
      </mrow>
    </mrow>
    <annotation encoding="StarMath 5.0">ln{b}+ln{{1} over b}={0}</annotation>
  </semantics>
</math>
</file>

<file path=Object 68/content.xml><?xml version="1.0" encoding="utf-8"?>
<math xmlns="http://www.w3.org/1998/Math/MathML">
  <semantics>
    <mrow>
      <mi>ln</mi>
      <mrow>
        <mrow>
          <mfrac>
            <mrow>
              <mn>1</mn>
            </mrow>
            <mi>b</mi>
          </mfrac>
        </mrow>
        <mo stretchy="false">=</mo>
        <mrow>
          <mo stretchy="false">−</mo>
          <mi>ln</mi>
        </mrow>
      </mrow>
      <mrow>
        <mi>b</mi>
      </mrow>
    </mrow>
    <annotation encoding="StarMath 5.0">ln{{1} over b}=-ln{b}</annotation>
  </semantics>
</math>
</file>

<file path=Object 69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7/content.xml><?xml version="1.0" encoding="utf-8"?>
<math xmlns="http://www.w3.org/1998/Math/MathML">
  <semantics>
    <mrow>
      <mi>ln</mi>
    </mrow>
    <annotation encoding="StarMath 5.0">ln</annotation>
  </semantics>
</math>
</file>

<file path=Object 70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71/content.xml><?xml version="1.0" encoding="utf-8"?>
<math xmlns="http://www.w3.org/1998/Math/MathML">
  <semantics>
    <mrow>
      <mi>ln</mi>
      <mrow>
        <mrow>
          <mfrac>
            <mi>a</mi>
            <mi>b</mi>
          </mfrac>
        </mrow>
        <mo stretchy="false">=</mo>
        <mi>ln</mi>
      </mrow>
      <mrow>
        <mfenced open="(" close=")">
          <mrow>
            <mrow>
              <mi>a</mi>
              <mo stretchy="false">×</mo>
              <mrow>
                <mfrac>
                  <mrow>
                    <mn>1</mn>
                  </mrow>
                  <mi>b</mi>
                </mfrac>
              </mrow>
            </mrow>
          </mrow>
        </mfenced>
        <mo stretchy="false">=</mo>
        <mi>ln</mi>
      </mrow>
      <mrow>
        <mrow>
          <mi>a</mi>
        </mrow>
        <mo stretchy="false">+</mo>
        <mi>ln</mi>
      </mrow>
      <mrow>
        <mrow>
          <mfrac>
            <mrow>
              <mn>1</mn>
            </mrow>
            <mi>b</mi>
          </mfrac>
        </mrow>
        <mo stretchy="false">=</mo>
        <mi>ln</mi>
      </mrow>
      <mrow>
        <mrow>
          <mi>a</mi>
        </mrow>
        <mo stretchy="false">−</mo>
        <mi>ln</mi>
      </mrow>
      <mrow>
        <mi>b</mi>
      </mrow>
    </mrow>
    <annotation encoding="StarMath 5.0">ln{a over b}=ln left(a times {{1} over b} right)=ln{a}+ln{{1} over b}=ln{a}-ln{b}</annotation>
  </semantics>
</math>
</file>

<file path=Object 72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73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n</mi>
      </mrow>
      <mrow>
        <mi>ln</mi>
        <mrow>
          <mi>a</mi>
        </mrow>
      </mrow>
    </mrow>
    <annotation encoding="StarMath 5.0">ln(a^n)=n{ln{a}}</annotation>
  </semantics>
</math>
</file>

<file path=Object 74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75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row>
                <mn>0</mn>
              </mrow>
            </msup>
          </mrow>
          <mo stretchy="false">)</mo>
        </mrow>
        <mo stretchy="false">=</mo>
        <mi>ln</mi>
      </mrow>
      <mrow>
        <mrow>
          <mrow>
            <mn>1</mn>
          </mrow>
          <mo stretchy="false">=</mo>
          <mrow>
            <mn>0</mn>
          </mrow>
        </mrow>
      </mrow>
    </mrow>
    <annotation encoding="StarMath 5.0">ln(a^{0})=ln{{1}={0}}</annotation>
  </semantics>
</math>
</file>

<file path=Object 76/content.xml><?xml version="1.0" encoding="utf-8"?>
<math xmlns="http://www.w3.org/1998/Math/MathML">
  <semantics>
    <mrow>
      <mrow>
        <mn>0</mn>
      </mrow>
      <mrow>
        <mrow>
          <mi>ln</mi>
          <mrow>
            <mi>a</mi>
          </mrow>
        </mrow>
        <mo stretchy="false">=</mo>
        <mrow>
          <mn>0</mn>
        </mrow>
      </mrow>
    </mrow>
    <annotation encoding="StarMath 5.0">{0}{ln{a}}={0}</annotation>
  </semantics>
</math>
</file>

<file path=Object 77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k</mi>
            </msup>
          </mrow>
          <mo stretchy="false">)</mo>
        </mrow>
        <mo stretchy="false">=</mo>
        <mi>k</mi>
      </mrow>
      <mrow>
        <mi>ln</mi>
        <mrow>
          <mi>a</mi>
        </mrow>
      </mrow>
    </mrow>
    <annotation encoding="StarMath 5.0">ln(a^k)=k{ln{a}}</annotation>
  </semantics>
</math>
</file>

<file path=Object 78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row>
                <mrow>
                  <mi>k</mi>
                  <mo stretchy="false">+</mo>
                  <mrow>
                    <mn>1</mn>
                  </mrow>
                </mrow>
              </mrow>
            </msup>
          </mrow>
          <mo stretchy="false">)</mo>
        </mrow>
        <mo stretchy="false">=</mo>
        <mi>ln</mi>
      </mrow>
      <mrow>
        <mrow>
          <mo stretchy="false">(</mo>
          <mrow>
            <mrow>
              <msup>
                <mi>a</mi>
                <mi>k</mi>
              </msup>
              <mo stretchy="false">×</mo>
              <mi>a</mi>
            </mrow>
          </mrow>
          <mo stretchy="false">)</mo>
        </mrow>
        <mo stretchy="false">=</mo>
        <mi>ln</mi>
      </mrow>
      <mrow>
        <mrow>
          <mo stretchy="false">(</mo>
          <mrow>
            <msup>
              <mi>a</mi>
              <mi>k</mi>
            </msup>
          </mrow>
          <mo stretchy="false">)</mo>
        </mrow>
        <mo stretchy="false">+</mo>
        <mi>ln</mi>
      </mrow>
      <mrow>
        <mrow>
          <mi>a</mi>
        </mrow>
        <mo stretchy="false">=</mo>
        <mi>k</mi>
      </mrow>
      <mrow>
        <mrow>
          <mi>ln</mi>
          <mrow>
            <mi>a</mi>
          </mrow>
        </mrow>
        <mo stretchy="false">+</mo>
        <mi>ln</mi>
      </mrow>
      <mrow>
        <mrow>
          <mi>a</mi>
        </mrow>
        <mo stretchy="false">=</mo>
        <mrow>
          <mo stretchy="false">(</mo>
          <mrow>
            <mrow>
              <mi>k</mi>
              <mo stretchy="false">+</mo>
              <mrow>
                <mn>1</mn>
              </mrow>
            </mrow>
          </mrow>
          <mo stretchy="false">)</mo>
        </mrow>
      </mrow>
      <mi>ln</mi>
      <mrow>
        <mi>a</mi>
      </mrow>
    </mrow>
    <annotation encoding="StarMath 5.0">ln(a^{k+{1}})=ln(a^k times a)=ln(a^k)+ln{a}=k{ln{a}}+ln{a}=(k+{1})ln{a}</annotation>
  </semantics>
</math>
</file>

<file path=Object 79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n</mi>
      </mrow>
      <mrow>
        <mi>ln</mi>
        <mrow>
          <mi>a</mi>
        </mrow>
      </mrow>
    </mrow>
    <annotation encoding="StarMath 5.0">ln(a^n)=n{ln{a}}</annotation>
  </semantics>
</math>
</file>

<file path=Object 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80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ln</mi>
      </mrow>
      <mrow>
        <mfenced open="(" close=")">
          <mrow>
            <mfrac>
              <mrow>
                <mn>1</mn>
              </mrow>
              <msup>
                <mi>a</mi>
                <mrow>
                  <mrow>
                    <mo stretchy="false">−</mo>
                    <mi>n</mi>
                  </mrow>
                </mrow>
              </msup>
            </mfrac>
          </mrow>
        </mfenced>
        <mo stretchy="false">=</mo>
        <mrow>
          <mo stretchy="false">−</mo>
          <mi>ln</mi>
        </mrow>
      </mrow>
      <mrow>
        <mrow>
          <mo stretchy="false">(</mo>
          <mrow>
            <msup>
              <mi>a</mi>
              <mrow>
                <mrow>
                  <mo stretchy="false">−</mo>
                  <mi>n</mi>
                </mrow>
              </mrow>
            </msup>
          </mrow>
          <mo stretchy="false">)</mo>
        </mrow>
        <mo stretchy="false">=</mo>
        <mrow>
          <mo stretchy="false">−</mo>
          <mrow>
            <mo stretchy="false">(</mo>
            <mrow>
              <mrow>
                <mo stretchy="false">−</mo>
                <mi>n</mi>
              </mrow>
            </mrow>
            <mo stretchy="false">)</mo>
          </mrow>
        </mrow>
      </mrow>
      <mi>ln</mi>
      <mrow>
        <mrow>
          <mi>a</mi>
          <mo stretchy="false">=</mo>
          <mi>n</mi>
        </mrow>
        <mrow>
          <mi>ln</mi>
          <mrow>
            <mi>a</mi>
          </mrow>
        </mrow>
      </mrow>
    </mrow>
    <annotation encoding="StarMath 5.0">ln(a^n)=ln left({1} over a^{-n} right)=-ln(a^{-n})=-(-n)ln{a=n{ln{a}}}</annotation>
  </semantics>
</math>
</file>

<file path=Object 81/content.xml><?xml version="1.0" encoding="utf-8"?>
<math xmlns="http://www.w3.org/1998/Math/MathML">
  <semantics>
    <mrow>
      <mrow>
        <mrow>
          <mo stretchy="false">−</mo>
          <mi>n</mi>
        </mrow>
        <mo stretchy="false">&gt;</mo>
        <mrow>
          <mn>0</mn>
        </mrow>
      </mrow>
    </mrow>
    <annotation encoding="StarMath 5.0">-n&gt;{0}</annotation>
  </semantics>
</math>
</file>

<file path=Object 8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83/content.xml><?xml version="1.0" encoding="utf-8"?>
<math xmlns="http://www.w3.org/1998/Math/MathML">
  <semantics>
    <mrow>
      <mi>ln</mi>
      <mrow>
        <mrow>
          <mo stretchy="false">(</mo>
          <mrow>
            <msup>
              <mi>x</mi>
              <mrow>
                <mn>2</mn>
              </mrow>
            </msup>
          </mrow>
          <mo stretchy="false">)</mo>
        </mrow>
        <mo stretchy="false">=</mo>
        <mrow>
          <mn>2</mn>
        </mrow>
      </mrow>
      <mi>ln</mi>
      <mrow>
        <mi>x</mi>
      </mrow>
    </mrow>
    <annotation encoding="StarMath 5.0">ln(x^{2})={2}ln{x}</annotation>
  </semantics>
</math>
</file>

<file path=Object 84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85/content.xml><?xml version="1.0" encoding="utf-8"?>
<math xmlns="http://www.w3.org/1998/Math/MathML">
  <semantics>
    <mrow>
      <mi>ln</mi>
      <mrow>
        <mrow>
          <msqrt>
            <mrow>
              <mi>a</mi>
            </mrow>
          </msqrt>
        </mrow>
        <mo stretchy="false">=</mo>
        <mrow>
          <mfrac>
            <mrow>
              <mn>1</mn>
            </mrow>
            <mrow>
              <mn>2</mn>
            </mrow>
          </mfrac>
        </mrow>
      </mrow>
      <mi>ln</mi>
      <mrow>
        <mi>a</mi>
      </mrow>
    </mrow>
    <annotation encoding="StarMath 5.0">ln{sqrt{a}}={{1} over {2}}ln{a}</annotation>
  </semantics>
</math>
</file>

<file path=Object 86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87/content.xml><?xml version="1.0" encoding="utf-8"?>
<math xmlns="http://www.w3.org/1998/Math/MathML">
  <semantics>
    <mrow>
      <mrow>
        <msup>
          <mrow>
            <mo stretchy="false">(</mo>
            <mrow>
              <msqrt>
                <mrow>
                  <mi>a</mi>
                </mrow>
              </msqrt>
            </mrow>
            <mo stretchy="false">)</mo>
          </mrow>
          <mn>2</mn>
        </msup>
        <mo stretchy="false">=</mo>
        <mi>a</mi>
      </mrow>
    </mrow>
    <annotation encoding="StarMath 5.0">(sqrt{a})^2=a</annotation>
  </semantics>
</math>
</file>

<file path=Object 88/content.xml><?xml version="1.0" encoding="utf-8"?>
<math xmlns="http://www.w3.org/1998/Math/MathML">
  <semantics>
    <mrow>
      <mi>ln</mi>
      <mrow>
        <msup>
          <mrow>
            <mo stretchy="false">(</mo>
            <mrow>
              <msqrt>
                <mrow>
                  <mi>a</mi>
                </mrow>
              </msqrt>
            </mrow>
            <mo stretchy="false">)</mo>
          </mrow>
          <mn>2</mn>
        </msup>
        <mo stretchy="false">=</mo>
        <mi>ln</mi>
      </mrow>
      <mrow>
        <mi>a</mi>
      </mrow>
    </mrow>
    <annotation encoding="StarMath 5.0">ln(sqrt{a})^2=ln{a}</annotation>
  </semantics>
</math>
</file>

<file path=Object 89/content.xml><?xml version="1.0" encoding="utf-8"?>
<math xmlns="http://www.w3.org/1998/Math/MathML">
  <semantics>
    <mrow>
      <mrow>
        <mn>2</mn>
      </mrow>
      <mrow>
        <mrow>
          <mi>ln</mi>
          <mrow>
            <msqrt>
              <mrow>
                <mi>a</mi>
              </mrow>
            </msqrt>
          </mrow>
        </mrow>
        <mo stretchy="false">=</mo>
        <mi>ln</mi>
      </mrow>
      <mrow>
        <mi>a</mi>
      </mrow>
    </mrow>
    <annotation encoding="StarMath 5.0">{2}{ln{sqrt{a}}}=ln{a}</annotation>
  </semantics>
</math>
</file>

<file path=Object 9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90/content.xml><?xml version="1.0" encoding="utf-8"?>
<math xmlns="http://www.w3.org/1998/Math/MathML">
  <semantics>
    <mrow>
      <mi>ln</mi>
      <mrow>
        <mrow>
          <msqrt>
            <mrow>
              <mi>a</mi>
            </mrow>
          </msqrt>
        </mrow>
        <mo stretchy="false">=</mo>
        <mrow>
          <mfrac>
            <mrow>
              <mn>1</mn>
            </mrow>
            <mrow>
              <mn>2</mn>
            </mrow>
          </mfrac>
        </mrow>
      </mrow>
      <mi>ln</mi>
      <mrow>
        <mi>a</mi>
      </mrow>
    </mrow>
    <annotation encoding="StarMath 5.0">ln{sqrt{a}}={{1} over {2}}ln{a}</annotation>
  </semantics>
</math>
</file>

<file path=Object 91/content.xml><?xml version="1.0" encoding="utf-8"?>
<math xmlns="http://www.w3.org/1998/Math/MathML">
  <semantics>
    <mrow>
      <mi>ln</mi>
      <mrow>
        <mrow>
          <msqrt>
            <mrow>
              <mn>2</mn>
            </mrow>
          </msqrt>
        </mrow>
        <mo stretchy="false">−</mo>
        <mfrac>
          <mrow>
            <mn>1</mn>
          </mrow>
          <mrow>
            <mn>3</mn>
          </mrow>
        </mfrac>
      </mrow>
      <mrow>
        <mrow>
          <mi>ln</mi>
          <mrow>
            <mn>4</mn>
          </mrow>
        </mrow>
        <mo stretchy="false">=</mo>
        <mrow>
          <mfrac>
            <mrow>
              <mn>1</mn>
            </mrow>
            <mrow>
              <mn>2</mn>
            </mrow>
          </mfrac>
        </mrow>
      </mrow>
      <mi>ln</mi>
      <mrow>
        <mrow>
          <mn>2</mn>
        </mrow>
        <mo stretchy="false">−</mo>
        <mrow>
          <mfrac>
            <mrow>
              <mn>1</mn>
            </mrow>
            <mrow>
              <mn>3</mn>
            </mrow>
          </mfrac>
        </mrow>
      </mrow>
      <mi>ln</mi>
      <mrow>
        <mrow>
          <mo stretchy="false">(</mo>
          <mrow>
            <msup>
              <mrow>
                <mn>2</mn>
              </mrow>
              <mrow>
                <mn>2</mn>
              </mrow>
            </msup>
          </mrow>
          <mo stretchy="false">)</mo>
        </mrow>
        <mo stretchy="false">=</mo>
        <mrow>
          <mfrac>
            <mrow>
              <mn>1</mn>
            </mrow>
            <mrow>
              <mn>2</mn>
            </mrow>
          </mfrac>
        </mrow>
      </mrow>
      <mi>ln</mi>
      <mrow>
        <mrow>
          <mn>2</mn>
        </mrow>
        <mo stretchy="false">−</mo>
        <mrow>
          <mfrac>
            <mrow>
              <mn>2</mn>
            </mrow>
            <mrow>
              <mn>3</mn>
            </mrow>
          </mfrac>
        </mrow>
      </mrow>
      <mi>ln</mi>
      <mrow>
        <mrow>
          <mn>2</mn>
        </mrow>
        <mo stretchy="false">=</mo>
        <mrow>
          <mo stretchy="false">−</mo>
          <mrow>
            <mfrac>
              <mrow>
                <mn>1</mn>
              </mrow>
              <mrow>
                <mn>6</mn>
              </mrow>
            </mfrac>
            <mi>ln</mi>
            <mrow>
              <mn>2</mn>
            </mrow>
          </mrow>
        </mrow>
      </mrow>
    </mrow>
    <annotation encoding="StarMath 5.0">ln{sqrt{2}}-{1} over {3}{ln{4}}={{1} over {2}}ln{2}-{{1} over {3}}ln({2}^{2})={{1} over {2}}ln{2}-{{2} over {3}}ln{2}=-{{1} over {6}ln{2}}</annotation>
  </semantics>
</math>
</file>

<file path=Object 92/content.xml><?xml version="1.0" encoding="utf-8"?>
<math xmlns="http://www.w3.org/1998/Math/MathML">
  <semantics>
    <mrow>
      <mi>ln</mi>
    </mrow>
    <annotation encoding="StarMath 5.0">ln</annotation>
  </semantics>
</math>
</file>

<file path=Object 93/content.xml><?xml version="1.0" encoding="utf-8"?>
<math xmlns="http://www.w3.org/1998/Math/MathML">
  <semantics>
    <mrow>
      <mi>ln</mi>
    </mrow>
    <annotation encoding="StarMath 5.0">ln</annotation>
  </semantics>
</math>
</file>

<file path=Object 9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95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96/content.xml><?xml version="1.0" encoding="utf-8"?>
<math xmlns="http://www.w3.org/1998/Math/MathML">
  <semantics>
    <mrow>
      <mi>ln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ln'(x)={1} over x</annotation>
  </semantics>
</math>
</file>

<file path=Object 97/content.xml><?xml version="1.0" encoding="utf-8"?>
<math xmlns="http://www.w3.org/1998/Math/MathML">
  <semantics>
    <mrow>
      <mi>ln</mi>
    </mrow>
    <annotation encoding="StarMath 5.0">ln</annotation>
  </semantics>
</math>
</file>

<file path=Object 9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99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